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ALUMNOS DE ESCUELAS URBANAS, POR PERÍODO DE ESTUD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Mañana y 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Mañana y noche</text:p>
          </table:table-cell>
          <table:table-cell office:value-type="string" table:number-columns-spanned="1" table:number-rows-spanned="2" table:style-name="ce8">
            <text:p>Tarde y noch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0477" table:style-name="ce5">
            <text:p>610.477</text:p>
          </table:table-cell>
          <table:table-cell office:value-type="float" office:value="307907" table:style-name="ce5">
            <text:p>307.907</text:p>
          </table:table-cell>
          <table:table-cell office:value-type="float" office:value="359941" table:style-name="ce5">
            <text:p>359.941</text:p>
          </table:table-cell>
          <table:table-cell office:value-type="float" office:value="232919" table:style-name="ce5">
            <text:p>232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45461" table:style-name="ce5">
            <text:p>345.461</text:p>
          </table:table-cell>
          <table:table-cell office:value-type="float" office:value="170353" table:style-name="ce5">
            <text:p>170.353</text:p>
          </table:table-cell>
          <table:table-cell office:value-type="float" office:value="226395" table:style-name="ce5">
            <text:p>226.395</text:p>
          </table:table-cell>
          <table:table-cell office:value-type="float" office:value="65435" table:style-name="ce5">
            <text:p>6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98491" table:style-name="ce5">
            <text:p>298.491</text:p>
          </table:table-cell>
          <table:table-cell office:value-type="float" office:value="156686" table:style-name="ce5">
            <text:p>156.686</text:p>
          </table:table-cell>
          <table:table-cell office:value-type="float" office:value="139077" table:style-name="ce5">
            <text:p>139.077</text:p>
          </table:table-cell>
          <table:table-cell office:value-type="float" office:value="177798" table:style-name="ce5">
            <text:p>177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9401" table:style-name="ce5">
            <text:p>109.401</text:p>
          </table:table-cell>
          <table:table-cell office:value-type="float" office:value="69272" table:style-name="ce5">
            <text:p>69.272</text:p>
          </table:table-cell>
          <table:table-cell office:value-type="float" office:value="32923" table:style-name="ce5">
            <text:p>32.923</text:p>
          </table:table-cell>
          <table:table-cell office:value-type="float" office:value="10692" table:style-name="ce5">
            <text:p>10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3755" table:style-name="ce5">
            <text:p>193.755</text:p>
          </table:table-cell>
          <table:table-cell office:value-type="float" office:value="201885" table:style-name="ce5">
            <text:p>201.885</text:p>
          </table:table-cell>
          <table:table-cell office:value-type="float" office:value="286710" table:style-name="ce5">
            <text:p>286.710</text:p>
          </table:table-cell>
          <table:table-cell office:value-type="float" office:value="211348" table:style-name="ce5">
            <text:p>211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412" table:style-name="ce5">
            <text:p>78.412</text:p>
          </table:table-cell>
          <table:table-cell office:value-type="float" office:value="72748" table:style-name="ce5">
            <text:p>72.748</text:p>
          </table:table-cell>
          <table:table-cell office:value-type="float" office:value="29417" table:style-name="ce5">
            <text:p>29.417</text:p>
          </table:table-cell>
          <table:table-cell office:value-type="float" office:value="41502" table:style-name="ce5">
            <text:p>41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8643" table:style-name="ce5">
            <text:p>558.643</text:p>
          </table:table-cell>
          <table:table-cell office:value-type="float" office:value="204544" table:style-name="ce5">
            <text:p>204.544</text:p>
          </table:table-cell>
          <table:table-cell office:value-type="float" office:value="211475" table:style-name="ce5">
            <text:p>211.475</text:p>
          </table:table-cell>
          <table:table-cell office:value-type="float" office:value="87617" table:style-name="ce5">
            <text:p>87.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294" table:style-name="ce5">
            <text:p>70.294</text:p>
          </table:table-cell>
          <table:table-cell office:value-type="float" office:value="46042" table:style-name="ce5">
            <text:p>46.042</text:p>
          </table:table-cell>
          <table:table-cell office:value-type="float" office:value="26152" table:style-name="ce5">
            <text:p>26.152</text:p>
          </table:table-cell>
          <table:table-cell office:value-type="float" office:value="8360" table:style-name="ce5">
            <text:p>8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4954" table:style-name="ce5">
            <text:p>394.954</text:p>
          </table:table-cell>
          <table:table-cell office:value-type="float" office:value="213459" table:style-name="ce5">
            <text:p>213.459</text:p>
          </table:table-cell>
          <table:table-cell office:value-type="float" office:value="331234" table:style-name="ce5">
            <text:p>331.234</text:p>
          </table:table-cell>
          <table:table-cell office:value-type="float" office:value="21064" table:style-name="ce5">
            <text:p>21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4405" table:style-name="ce5">
            <text:p>254.405</text:p>
          </table:table-cell>
          <table:table-cell office:value-type="float" office:value="226684" table:style-name="ce5">
            <text:p>226.684</text:p>
          </table:table-cell>
          <table:table-cell office:value-type="float" office:value="146755" table:style-name="ce5">
            <text:p>146.755</text:p>
          </table:table-cell>
          <table:table-cell office:value-type="float" office:value="231921" table:style-name="ce5">
            <text:p>231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37075" table:style-name="ce5">
            <text:p>437.075</text:p>
          </table:table-cell>
          <table:table-cell office:value-type="float" office:value="298441" table:style-name="ce5">
            <text:p>298.441</text:p>
          </table:table-cell>
          <table:table-cell office:value-type="float" office:value="357637" table:style-name="ce5">
            <text:p>357.637</text:p>
          </table:table-cell>
          <table:table-cell office:value-type="float" office:value="232805" table:style-name="ce5">
            <text:p>232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9787" table:style-name="ce5">
            <text:p>499.787</text:p>
          </table:table-cell>
          <table:table-cell office:value-type="float" office:value="104859" table:style-name="ce5">
            <text:p>104.859</text:p>
          </table:table-cell>
          <table:table-cell office:value-type="float" office:value="43695" table:style-name="ce5">
            <text:p>43.695</text:p>
          </table:table-cell>
          <table:table-cell office:value-type="float" office:value="10069" table:style-name="ce5">
            <text:p>10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07275" table:style-name="ce5">
            <text:p>307.275</text:p>
          </table:table-cell>
          <table:table-cell office:value-type="float" office:value="238263" table:style-name="ce5">
            <text:p>238.263</text:p>
          </table:table-cell>
          <table:table-cell office:value-type="float" office:value="332653" table:style-name="ce5">
            <text:p>332.6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58634" table:style-name="ce5">
            <text:p>558.634</text:p>
          </table:table-cell>
          <table:table-cell office:value-type="float" office:value="152819" table:style-name="ce5">
            <text:p>152.819</text:p>
          </table:table-cell>
          <table:table-cell office:value-type="float" office:value="45757" table:style-name="ce5">
            <text:p>45.757</text:p>
          </table:table-cell>
          <table:table-cell office:value-type="float" office:value="21086" table:style-name="ce5">
            <text:p>21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90980" table:style-name="ce5">
            <text:p>190.980</text:p>
          </table:table-cell>
          <table:table-cell office:value-type="float" office:value="171150" table:style-name="ce5">
            <text:p>171.150</text:p>
          </table:table-cell>
          <table:table-cell office:value-type="float" office:value="143421" table:style-name="ce5">
            <text:p>143.421</text:p>
          </table:table-cell>
          <table:table-cell office:value-type="float" office:value="232034" table:style-name="ce5">
            <text:p>232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ALUMNOS DE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Habitación del hogar que no sea el 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asa de otra persona</text:p>
          </table:table-cell>
          <table:covered-table-cell table:number-columns-repeated="3"/>
          <table:table-cell office:value-type="string" table:number-columns-spanned="4" table:number-rows-spanned="1" table:style-name="ce8">
            <text:p>ci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Centro público con acceso gratuito</text:p>
          </table:table-cell>
          <table:covered-table-cell table:number-columns-repeated="3"/>
          <table:table-cell office:value-type="string" table:number-columns-spanned="4" table:number-rows-spanned="1" table:style-name="ce8">
            <text:p>En desplazamiento</text:p>
          </table:table-cell>
          <table:covered-table-cell table:number-columns-repeated="3"/>
          <table:table-cell office:value-type="string" table:number-columns-spanned="4" table:number-rows-spanned="1" table:style-name="ce8">
            <text:p>Otro lugar, como shopping, iglesia o casa de comidas rápidas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4627" table:style-name="ce5">
            <text:p>564.627</text:p>
          </table:table-cell>
          <table:table-cell office:value-type="float" office:value="156008" table:style-name="ce5">
            <text:p>156.008</text:p>
          </table:table-cell>
          <table:table-cell office:value-type="float" office:value="13814" table:style-name="ce5">
            <text:p>13.814</text:p>
          </table:table-cell>
          <table:table-cell office:value-type="string" table:style-name="ce5">
            <text:p>-</text:p>
          </table:table-cell>
          <table:table-cell office:value-type="float" office:value="644150" table:style-name="ce5">
            <text:p>644.150</text:p>
          </table:table-cell>
          <table:table-cell office:value-type="float" office:value="57444" table:style-name="ce5">
            <text:p>57.44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275619" table:style-name="ce5">
            <text:p>275.619</text:p>
          </table:table-cell>
          <table:table-cell office:value-type="float" office:value="498930" table:style-name="ce5">
            <text:p>498.930</text:p>
          </table:table-cell>
          <table:table-cell office:value-type="float" office:value="3711" table:style-name="ce5">
            <text:p>3.711</text:p>
          </table:table-cell>
          <table:table-cell office:value-type="float" office:value="889" table:style-name="ce5">
            <text:p>889</text:p>
          </table:table-cell>
          <table:table-cell office:value-type="float" office:value="620127" table:style-name="ce5">
            <text:p>620.127</text:p>
          </table:table-cell>
          <table:table-cell office:value-type="float" office:value="107204" table:style-name="ce5">
            <text:p>107.204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220688" table:style-name="ce5">
            <text:p>220.688</text:p>
          </table:table-cell>
          <table:table-cell office:value-type="float" office:value="484370" table:style-name="ce5">
            <text:p>484.370</text:p>
          </table:table-cell>
          <table:table-cell office:value-type="float" office:value="13275" table:style-name="ce5">
            <text:p>13.275</text:p>
          </table:table-cell>
          <table:table-cell office:value-type="float" office:value="968" table:style-name="ce5">
            <text:p>968</text:p>
          </table:table-cell>
          <table:table-cell office:value-type="float" office:value="252505" table:style-name="ce5">
            <text:p>252.505</text:p>
          </table:table-cell>
          <table:table-cell office:value-type="float" office:value="478974" table:style-name="ce5">
            <text:p>478.974</text:p>
          </table:table-cell>
          <table:table-cell office:value-type="float" office:value="4631" table:style-name="ce5">
            <text:p>4.631</text:p>
          </table:table-cell>
          <table:table-cell office:value-type="float" office:value="1631" table:style-name="ce5">
            <text:p>1.631</text:p>
          </table:table-cell>
          <table:table-cell office:value-type="float" office:value="384747" table:style-name="ce5">
            <text:p>384.747</text:p>
          </table:table-cell>
          <table:table-cell office:value-type="float" office:value="338582" table:style-name="ce5">
            <text:p>338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346" table:style-name="ce5">
            <text:p>467.346</text:p>
          </table:table-cell>
          <table:table-cell office:value-type="float" office:value="273757" table:style-name="ce5">
            <text:p>273.757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13307" table:style-name="ce5">
            <text:p>313.307</text:p>
          </table:table-cell>
          <table:table-cell office:value-type="float" office:value="85790" table:style-name="ce5">
            <text:p>85.790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352301" table:style-name="ce5">
            <text:p>352.301</text:p>
          </table:table-cell>
          <table:table-cell office:value-type="float" office:value="46724" table:style-name="ce5">
            <text:p>46.72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181456" table:style-name="ce5">
            <text:p>181.456</text:p>
          </table:table-cell>
          <table:table-cell office:value-type="float" office:value="263237" table:style-name="ce5">
            <text:p>263.237</text:p>
          </table:table-cell>
          <table:table-cell office:value-type="float" office:value="3487" table:style-name="ce5">
            <text:p>3.487</text:p>
          </table:table-cell>
          <table:table-cell office:value-type="float" office:value="889" table:style-name="ce5">
            <text:p>889</text:p>
          </table:table-cell>
          <table:table-cell office:value-type="float" office:value="355327" table:style-name="ce5">
            <text:p>355.327</text:p>
          </table:table-cell>
          <table:table-cell office:value-type="float" office:value="48793" table:style-name="ce5">
            <text:p>48.793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78072" table:style-name="ce5">
            <text:p>78.072</text:p>
          </table:table-cell>
          <table:table-cell office:value-type="float" office:value="354213" table:style-name="ce5">
            <text:p>354.213</text:p>
          </table:table-cell>
          <table:table-cell office:value-type="float" office:value="6262" table:style-name="ce5">
            <text:p>6.262</text:p>
          </table:table-cell>
          <table:table-cell office:value-type="float" office:value="247" table:style-name="ce5">
            <text:p>247</text:p>
          </table:table-cell>
          <table:table-cell office:value-type="float" office:value="135790" table:style-name="ce5">
            <text:p>135.790</text:p>
          </table:table-cell>
          <table:table-cell office:value-type="float" office:value="296997" table:style-name="ce5">
            <text:p>296.997</text:p>
          </table:table-cell>
          <table:table-cell office:value-type="float" office:value="4103" table:style-name="ce5">
            <text:p>4.103</text:p>
          </table:table-cell>
          <table:table-cell office:value-type="float" office:value="139" table:style-name="ce5">
            <text:p>139</text:p>
          </table:table-cell>
          <table:table-cell office:value-type="float" office:value="220238" table:style-name="ce5">
            <text:p>220.238</text:p>
          </table:table-cell>
          <table:table-cell office:value-type="float" office:value="188407" table:style-name="ce5">
            <text:p>188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398" table:style-name="ce5">
            <text:p>286.398</text:p>
          </table:table-cell>
          <table:table-cell office:value-type="float" office:value="159955" table:style-name="ce5">
            <text:p>159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13933" table:style-name="ce5">
            <text:p>313.933</text:p>
          </table:table-cell>
          <table:table-cell office:value-type="float" office:value="92977" table:style-name="ce5">
            <text:p>92.977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346776" table:style-name="ce5">
            <text:p>346.776</text:p>
          </table:table-cell>
          <table:table-cell office:value-type="float" office:value="33626" table:style-name="ce5">
            <text:p>33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6" table:style-name="ce5">
            <text:p>132.186</text:p>
          </table:table-cell>
          <table:table-cell office:value-type="float" office:value="274165" table:style-name="ce5">
            <text:p>274.165</text:p>
          </table:table-cell>
          <table:table-cell office:value-type="float" office:value="1272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float" office:value="311770" table:style-name="ce5">
            <text:p>311.770</text:p>
          </table:table-cell>
          <table:table-cell office:value-type="float" office:value="83642" table:style-name="ce5">
            <text:p>83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7811" table:style-name="ce5">
            <text:p>207.811</text:p>
          </table:table-cell>
          <table:table-cell office:value-type="float" office:value="207763" table:style-name="ce5">
            <text:p>207.763</text:p>
          </table:table-cell>
          <table:table-cell office:value-type="float" office:value="11277" table:style-name="ce5">
            <text:p>11.277</text:p>
          </table:table-cell>
          <table:table-cell office:value-type="float" office:value="936" table:style-name="ce5">
            <text:p>936</text:p>
          </table:table-cell>
          <table:table-cell office:value-type="float" office:value="161621" table:style-name="ce5">
            <text:p>161.621</text:p>
          </table:table-cell>
          <table:table-cell office:value-type="float" office:value="227863" table:style-name="ce5">
            <text:p>227.863</text:p>
          </table:table-cell>
          <table:table-cell office:value-type="float" office:value="2148" table:style-name="ce5">
            <text:p>2.148</text:p>
          </table:table-cell>
          <table:table-cell office:value-type="float" office:value="1625" table:style-name="ce5">
            <text:p>1.625</text:p>
          </table:table-cell>
          <table:table-cell office:value-type="float" office:value="225808" table:style-name="ce5">
            <text:p>225.808</text:p>
          </table:table-cell>
          <table:table-cell office:value-type="float" office:value="181511" table:style-name="ce5">
            <text:p>181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416" table:style-name="ce5">
            <text:p>249.416</text:p>
          </table:table-cell>
          <table:table-cell office:value-type="float" office:value="154642" table:style-name="ce5">
            <text:p>154.642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1767" table:style-name="ce5">
            <text:p>71.767</text:p>
          </table:table-cell>
          <table:table-cell office:value-type="float" office:value="20541" table:style-name="ce5">
            <text:p>20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01" table:style-name="ce5">
            <text:p>75.801</text:p>
          </table:table-cell>
          <table:table-cell office:value-type="float" office:value="11217" table:style-name="ce5">
            <text:p>11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89" table:style-name="ce5">
            <text:p>43.189</text:p>
          </table:table-cell>
          <table:table-cell office:value-type="float" office:value="58694" table:style-name="ce5">
            <text:p>58.694</text:p>
          </table:table-cell>
          <table:table-cell office:value-type="float" office:value="397" table:style-name="ce5">
            <text:p>397</text:p>
          </table:table-cell>
          <table:table-cell office:value-type="float" office:value="0" table:style-name="ce5">
            <text:p>0</text:p>
          </table:table-cell>
          <table:table-cell office:value-type="float" office:value="66849" table:style-name="ce5">
            <text:p>66.849</text:p>
          </table:table-cell>
          <table:table-cell office:value-type="float" office:value="25639" table:style-name="ce5">
            <text:p>25.639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30708" table:style-name="ce5">
            <text:p>30.708</text:p>
          </table:table-cell>
          <table:table-cell office:value-type="float" office:value="57422" table:style-name="ce5">
            <text:p>57.422</text:p>
          </table:table-cell>
          <table:table-cell office:value-type="float" office:value="1751" table:style-name="ce5">
            <text:p>1.751</text:p>
          </table:table-cell>
          <table:table-cell office:value-type="float" office:value="247" table:style-name="ce5">
            <text:p>247</text:p>
          </table:table-cell>
          <table:table-cell office:value-type="float" office:value="38658" table:style-name="ce5">
            <text:p>38.658</text:p>
          </table:table-cell>
          <table:table-cell office:value-type="float" office:value="54564" table:style-name="ce5">
            <text:p>54.564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37208" table:style-name="ce5">
            <text:p>37.208</text:p>
          </table:table-cell>
          <table:table-cell office:value-type="float" office:value="57673" table:style-name="ce5">
            <text:p>57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9" table:style-name="ce5">
            <text:p>55.689</text:p>
          </table:table-cell>
          <table:table-cell office:value-type="float" office:value="46459" table:style-name="ce5">
            <text:p>46.4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1558" table:style-name="ce5">
            <text:p>351.558</text:p>
          </table:table-cell>
          <table:table-cell office:value-type="float" office:value="86747" table:style-name="ce5">
            <text:p>86.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350" table:style-name="ce5">
            <text:p>370.350</text:p>
          </table:table-cell>
          <table:table-cell office:value-type="float" office:value="45779" table:style-name="ce5">
            <text:p>45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248" table:style-name="ce5">
            <text:p>108.248</text:p>
          </table:table-cell>
          <table:table-cell office:value-type="float" office:value="332174" table:style-name="ce5">
            <text:p>332.174</text:p>
          </table:table-cell>
          <table:table-cell office:value-type="float" office:value="2042" table:style-name="ce5">
            <text:p>2.042</text:p>
          </table:table-cell>
          <table:table-cell office:value-type="float" office:value="889" table:style-name="ce5">
            <text:p>889</text:p>
          </table:table-cell>
          <table:table-cell office:value-type="float" office:value="354532" table:style-name="ce5">
            <text:p>354.532</text:p>
          </table:table-cell>
          <table:table-cell office:value-type="float" office:value="51813" table:style-name="ce5">
            <text:p>51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12" table:style-name="ce5">
            <text:p>142.212</text:p>
          </table:table-cell>
          <table:table-cell office:value-type="float" office:value="267389" table:style-name="ce5">
            <text:p>267.389</text:p>
          </table:table-cell>
          <table:table-cell office:value-type="float" office:value="7295" table:style-name="ce5">
            <text:p>7.295</text:p>
          </table:table-cell>
          <table:table-cell office:value-type="float" office:value="936" table:style-name="ce5">
            <text:p>936</text:p>
          </table:table-cell>
          <table:table-cell office:value-type="float" office:value="127298" table:style-name="ce5">
            <text:p>127.298</text:p>
          </table:table-cell>
          <table:table-cell office:value-type="float" office:value="287123" table:style-name="ce5">
            <text:p>287.123</text:p>
          </table:table-cell>
          <table:table-cell office:value-type="float" office:value="2499" table:style-name="ce5">
            <text:p>2.499</text:p>
          </table:table-cell>
          <table:table-cell office:value-type="float" office:value="1612" table:style-name="ce5">
            <text:p>1.612</text:p>
          </table:table-cell>
          <table:table-cell office:value-type="float" office:value="240722" table:style-name="ce5">
            <text:p>240.722</text:p>
          </table:table-cell>
          <table:table-cell office:value-type="float" office:value="177144" table:style-name="ce5">
            <text:p>177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0450" table:style-name="ce5">
            <text:p>270.450</text:p>
          </table:table-cell>
          <table:table-cell office:value-type="float" office:value="170063" table:style-name="ce5">
            <text:p>170.0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0195" table:style-name="ce5">
            <text:p>80.195</text:p>
          </table:table-cell>
          <table:table-cell office:value-type="float" office:value="29045" table:style-name="ce5">
            <text:p>29.0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838" table:style-name="ce5">
            <text:p>92.838</text:p>
          </table:table-cell>
          <table:table-cell office:value-type="float" office:value="10031" table:style-name="ce5">
            <text:p>10.0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888" table:style-name="ce5">
            <text:p>70.888</text:p>
          </table:table-cell>
          <table:table-cell office:value-type="float" office:value="68762" table:style-name="ce5">
            <text:p>68.762</text:p>
          </table:table-cell>
          <table:table-cell office:value-type="float" office:value="2806" table:style-name="ce5">
            <text:p>2.806</text:p>
          </table:table-cell>
          <table:table-cell office:value-type="float" office:value="0" table:style-name="ce5">
            <text:p>0</text:p>
          </table:table-cell>
          <table:table-cell office:value-type="float" office:value="89684" table:style-name="ce5">
            <text:p>89.684</text:p>
          </table:table-cell>
          <table:table-cell office:value-type="float" office:value="17574" table:style-name="ce5">
            <text:p>17.5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097" table:style-name="ce5">
            <text:p>33.097</text:p>
          </table:table-cell>
          <table:table-cell office:value-type="float" office:value="76115" table:style-name="ce5">
            <text:p>76.115</text:p>
          </table:table-cell>
          <table:table-cell office:value-type="float" office:value="6462" table:style-name="ce5">
            <text:p>6.462</text:p>
          </table:table-cell>
          <table:table-cell office:value-type="float" office:value="0" table:style-name="ce5">
            <text:p>0</text:p>
          </table:table-cell>
          <table:table-cell office:value-type="float" office:value="51578" table:style-name="ce5">
            <text:p>51.578</text:p>
          </table:table-cell>
          <table:table-cell office:value-type="float" office:value="67361" table:style-name="ce5">
            <text:p>67.361</text:p>
          </table:table-cell>
          <table:table-cell office:value-type="float" office:value="554" table:style-name="ce5">
            <text:p>554</text:p>
          </table:table-cell>
          <table:table-cell office:value-type="float" office:value="248" table:style-name="ce5">
            <text:p>248</text:p>
          </table:table-cell>
          <table:table-cell office:value-type="float" office:value="66693" table:style-name="ce5">
            <text:p>66.693</text:p>
          </table:table-cell>
          <table:table-cell office:value-type="float" office:value="47907" table:style-name="ce5">
            <text:p>47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252" table:style-name="ce5">
            <text:p>72.252</text:p>
          </table:table-cell>
          <table:table-cell office:value-type="float" office:value="44512" table:style-name="ce5">
            <text:p>4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3094" table:style-name="ce5">
            <text:p>423.094</text:p>
          </table:table-cell>
          <table:table-cell office:value-type="float" office:value="122870" table:style-name="ce5">
            <text:p>122.870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508142" table:style-name="ce5">
            <text:p>508.142</text:p>
          </table:table-cell>
          <table:table-cell office:value-type="float" office:value="30486" table:style-name="ce5">
            <text:p>30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3893" table:style-name="ce5">
            <text:p>233.893</text:p>
          </table:table-cell>
          <table:table-cell office:value-type="float" office:value="358359" table:style-name="ce5">
            <text:p>358.359</text:p>
          </table:table-cell>
          <table:table-cell office:value-type="float" office:value="1254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float" office:value="491321" table:style-name="ce5">
            <text:p>491.321</text:p>
          </table:table-cell>
          <table:table-cell office:value-type="float" office:value="88024" table:style-name="ce5">
            <text:p>88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98" table:style-name="ce5">
            <text:p>158.298</text:p>
          </table:table-cell>
          <table:table-cell office:value-type="float" office:value="389567" table:style-name="ce5">
            <text:p>389.567</text:p>
          </table:table-cell>
          <table:table-cell office:value-type="float" office:value="8642" table:style-name="ce5">
            <text:p>8.642</text:p>
          </table:table-cell>
          <table:table-cell office:value-type="float" office:value="0" table:style-name="ce5">
            <text:p>0</text:p>
          </table:table-cell>
          <table:table-cell office:value-type="float" office:value="204192" table:style-name="ce5">
            <text:p>204.192</text:p>
          </table:table-cell>
          <table:table-cell office:value-type="float" office:value="370760" table:style-name="ce5">
            <text:p>370.760</text:p>
          </table:table-cell>
          <table:table-cell office:value-type="float" office:value="3470" table:style-name="ce5">
            <text:p>3.470</text:p>
          </table:table-cell>
          <table:table-cell office:value-type="float" office:value="0" table:style-name="ce5">
            <text:p>0</text:p>
          </table:table-cell>
          <table:table-cell office:value-type="float" office:value="285978" table:style-name="ce5">
            <text:p>285.978</text:p>
          </table:table-cell>
          <table:table-cell office:value-type="float" office:value="276277" table:style-name="ce5">
            <text:p>276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434" table:style-name="ce5">
            <text:p>365.434</text:p>
          </table:table-cell>
          <table:table-cell office:value-type="float" office:value="202657" table:style-name="ce5">
            <text:p>202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7975" table:style-name="ce5">
            <text:p>67.975</text:p>
          </table:table-cell>
          <table:table-cell office:value-type="float" office:value="21239" table:style-name="ce5">
            <text:p>21.23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72091" table:style-name="ce5">
            <text:p>72.091</text:p>
          </table:table-cell>
          <table:table-cell office:value-type="float" office:value="6944" table:style-name="ce5">
            <text:p>6.94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51498" table:style-name="ce5">
            <text:p>51.498</text:p>
          </table:table-cell>
          <table:table-cell office:value-type="float" office:value="44689" table:style-name="ce5">
            <text:p>44.689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70406" table:style-name="ce5">
            <text:p>70.406</text:p>
          </table:table-cell>
          <table:table-cell office:value-type="float" office:value="9684" table:style-name="ce5">
            <text:p>9.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184" table:style-name="ce5">
            <text:p>37.184</text:p>
          </table:table-cell>
          <table:table-cell office:value-type="float" office:value="47589" table:style-name="ce5">
            <text:p>47.589</text:p>
          </table:table-cell>
          <table:table-cell office:value-type="float" office:value="1872" table:style-name="ce5">
            <text:p>1.872</text:p>
          </table:table-cell>
          <table:table-cell office:value-type="float" office:value="0" table:style-name="ce5">
            <text:p>0</text:p>
          </table:table-cell>
          <table:table-cell office:value-type="float" office:value="41288" table:style-name="ce5">
            <text:p>41.288</text:p>
          </table:table-cell>
          <table:table-cell office:value-type="float" office:value="44708" table:style-name="ce5">
            <text:p>44.708</text:p>
          </table:table-cell>
          <table:table-cell office:value-type="float" office:value="1601" table:style-name="ce5">
            <text:p>1.601</text:p>
          </table:table-cell>
          <table:table-cell office:value-type="float" office:value="0" table:style-name="ce5">
            <text:p>0</text:p>
          </table:table-cell>
          <table:table-cell office:value-type="float" office:value="49676" table:style-name="ce5">
            <text:p>49.676</text:p>
          </table:table-cell>
          <table:table-cell office:value-type="float" office:value="36162" table:style-name="ce5">
            <text:p>36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59" table:style-name="ce5">
            <text:p>58.359</text:p>
          </table:table-cell>
          <table:table-cell office:value-type="float" office:value="28496" table:style-name="ce5">
            <text:p>28.496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4659" table:style-name="ce5">
            <text:p>344.659</text:p>
          </table:table-cell>
          <table:table-cell office:value-type="float" office:value="127278" table:style-name="ce5">
            <text:p>127.278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411664" table:style-name="ce5">
            <text:p>411.664</text:p>
          </table:table-cell>
          <table:table-cell office:value-type="float" office:value="50402" table:style-name="ce5">
            <text:p>50.402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137058" table:style-name="ce5">
            <text:p>137.058</text:p>
          </table:table-cell>
          <table:table-cell office:value-type="float" office:value="367075" table:style-name="ce5">
            <text:p>367.075</text:p>
          </table:table-cell>
          <table:table-cell office:value-type="float" office:value="2806" table:style-name="ce5">
            <text:p>2.806</text:p>
          </table:table-cell>
          <table:table-cell office:value-type="float" office:value="889" table:style-name="ce5">
            <text:p>889</text:p>
          </table:table-cell>
          <table:table-cell office:value-type="float" office:value="379482" table:style-name="ce5">
            <text:p>379.482</text:p>
          </table:table-cell>
          <table:table-cell office:value-type="float" office:value="88792" table:style-name="ce5">
            <text:p>88.7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357" table:style-name="ce5">
            <text:p>90.357</text:p>
          </table:table-cell>
          <table:table-cell office:value-type="float" office:value="373588" table:style-name="ce5">
            <text:p>373.588</text:p>
          </table:table-cell>
          <table:table-cell office:value-type="float" office:value="9144" table:style-name="ce5">
            <text:p>9.144</text:p>
          </table:table-cell>
          <table:table-cell office:value-type="float" office:value="968" table:style-name="ce5">
            <text:p>968</text:p>
          </table:table-cell>
          <table:table-cell office:value-type="float" office:value="158463" table:style-name="ce5">
            <text:p>158.463</text:p>
          </table:table-cell>
          <table:table-cell office:value-type="float" office:value="333119" table:style-name="ce5">
            <text:p>333.119</text:p>
          </table:table-cell>
          <table:table-cell office:value-type="float" office:value="4397" table:style-name="ce5">
            <text:p>4.397</text:p>
          </table:table-cell>
          <table:table-cell office:value-type="float" office:value="0" table:style-name="ce5">
            <text:p>0</text:p>
          </table:table-cell>
          <table:table-cell office:value-type="float" office:value="233576" table:style-name="ce5">
            <text:p>233.576</text:p>
          </table:table-cell>
          <table:table-cell office:value-type="float" office:value="242502" table:style-name="ce5">
            <text:p>242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34" table:style-name="ce5">
            <text:p>257.134</text:p>
          </table:table-cell>
          <table:table-cell office:value-type="float" office:value="232288" table:style-name="ce5">
            <text:p>232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27818" table:style-name="ce5">
            <text:p>427.818</text:p>
          </table:table-cell>
          <table:table-cell office:value-type="float" office:value="47400" table:style-name="ce5">
            <text:p>47.4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7259" table:style-name="ce5">
            <text:p>437.259</text:p>
          </table:table-cell>
          <table:table-cell office:value-type="float" office:value="30957" table:style-name="ce5">
            <text:p>30.9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429" table:style-name="ce5">
            <text:p>211.429</text:p>
          </table:table-cell>
          <table:table-cell office:value-type="float" office:value="304607" table:style-name="ce5">
            <text:p>304.607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405787" table:style-name="ce5">
            <text:p>405.787</text:p>
          </table:table-cell>
          <table:table-cell office:value-type="float" office:value="64762" table:style-name="ce5">
            <text:p>64.7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069" table:style-name="ce5">
            <text:p>170.069</text:p>
          </table:table-cell>
          <table:table-cell office:value-type="float" office:value="302020" table:style-name="ce5">
            <text:p>302.020</text:p>
          </table:table-cell>
          <table:table-cell office:value-type="float" office:value="4849" table:style-name="ce5">
            <text:p>4.849</text:p>
          </table:table-cell>
          <table:table-cell office:value-type="float" office:value="0" table:style-name="ce5">
            <text:p>0</text:p>
          </table:table-cell>
          <table:table-cell office:value-type="float" office:value="196632" table:style-name="ce5">
            <text:p>196.632</text:p>
          </table:table-cell>
          <table:table-cell office:value-type="float" office:value="285285" table:style-name="ce5">
            <text:p>285.285</text:p>
          </table:table-cell>
          <table:table-cell office:value-type="float" office:value="867" table:style-name="ce5">
            <text:p>867</text:p>
          </table:table-cell>
          <table:table-cell office:value-type="float" office:value="1631" table:style-name="ce5">
            <text:p>1.631</text:p>
          </table:table-cell>
          <table:table-cell office:value-type="float" office:value="311632" table:style-name="ce5">
            <text:p>311.632</text:p>
          </table:table-cell>
          <table:table-cell office:value-type="float" office:value="162957" table:style-name="ce5">
            <text:p>162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47" table:style-name="ce5">
            <text:p>356.947</text:p>
          </table:table-cell>
          <table:table-cell office:value-type="float" office:value="123827" table:style-name="ce5">
            <text:p>123.827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0019" table:style-name="ce5">
            <text:p>490.019</text:p>
          </table:table-cell>
          <table:table-cell office:value-type="float" office:value="129811" table:style-name="ce5">
            <text:p>129.811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530032" table:style-name="ce5">
            <text:p>530.032</text:p>
          </table:table-cell>
          <table:table-cell office:value-type="float" office:value="57014" table:style-name="ce5">
            <text:p>57.01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227688" table:style-name="ce5">
            <text:p>227.688</text:p>
          </table:table-cell>
          <table:table-cell office:value-type="float" office:value="442274" table:style-name="ce5">
            <text:p>442.274</text:p>
          </table:table-cell>
          <table:table-cell office:value-type="float" office:value="3099" table:style-name="ce5">
            <text:p>3.099</text:p>
          </table:table-cell>
          <table:table-cell office:value-type="float" office:value="889" table:style-name="ce5">
            <text:p>889</text:p>
          </table:table-cell>
          <table:table-cell office:value-type="float" office:value="487581" table:style-name="ce5">
            <text:p>487.581</text:p>
          </table:table-cell>
          <table:table-cell office:value-type="float" office:value="106672" table:style-name="ce5">
            <text:p>106.6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9" table:style-name="ce5">
            <text:p>180.649</text:p>
          </table:table-cell>
          <table:table-cell office:value-type="float" office:value="421684" table:style-name="ce5">
            <text:p>421.684</text:p>
          </table:table-cell>
          <table:table-cell office:value-type="float" office:value="10328" table:style-name="ce5">
            <text:p>10.328</text:p>
          </table:table-cell>
          <table:table-cell office:value-type="float" office:value="968" table:style-name="ce5">
            <text:p>968</text:p>
          </table:table-cell>
          <table:table-cell office:value-type="float" office:value="229463" table:style-name="ce5">
            <text:p>229.463</text:p>
          </table:table-cell>
          <table:table-cell office:value-type="float" office:value="396877" table:style-name="ce5">
            <text:p>396.877</text:p>
          </table:table-cell>
          <table:table-cell office:value-type="float" office:value="4482" table:style-name="ce5">
            <text:p>4.482</text:p>
          </table:table-cell>
          <table:table-cell office:value-type="float" office:value="1631" table:style-name="ce5">
            <text:p>1.631</text:p>
          </table:table-cell>
          <table:table-cell office:value-type="float" office:value="349605" table:style-name="ce5">
            <text:p>349.605</text:p>
          </table:table-cell>
          <table:table-cell office:value-type="float" office:value="265930" table:style-name="ce5">
            <text:p>265.9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772" table:style-name="ce5">
            <text:p>393.772</text:p>
          </table:table-cell>
          <table:table-cell office:value-type="float" office:value="244709" table:style-name="ce5">
            <text:p>244.709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6756" table:style-name="ce5">
            <text:p>406.756</text:p>
          </table:table-cell>
          <table:table-cell office:value-type="float" office:value="102809" table:style-name="ce5">
            <text:p>102.80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503567" table:style-name="ce5">
            <text:p>503.567</text:p>
          </table:table-cell>
          <table:table-cell office:value-type="float" office:value="13196" table:style-name="ce5">
            <text:p>13.1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721" table:style-name="ce5">
            <text:p>213.721</text:p>
          </table:table-cell>
          <table:table-cell office:value-type="float" office:value="308685" table:style-name="ce5">
            <text:p>308.685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501877" table:style-name="ce5">
            <text:p>501.877</text:p>
          </table:table-cell>
          <table:table-cell office:value-type="float" office:value="22590" table:style-name="ce5">
            <text:p>22.590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50417" table:style-name="ce5">
            <text:p>150.417</text:p>
          </table:table-cell>
          <table:table-cell office:value-type="float" office:value="357672" table:style-name="ce5">
            <text:p>357.672</text:p>
          </table:table-cell>
          <table:table-cell office:value-type="float" office:value="8453" table:style-name="ce5">
            <text:p>8.453</text:p>
          </table:table-cell>
          <table:table-cell office:value-type="float" office:value="0" table:style-name="ce5">
            <text:p>0</text:p>
          </table:table-cell>
          <table:table-cell office:value-type="float" office:value="160304" table:style-name="ce5">
            <text:p>160.304</text:p>
          </table:table-cell>
          <table:table-cell office:value-type="float" office:value="354501" table:style-name="ce5">
            <text:p>354.501</text:p>
          </table:table-cell>
          <table:table-cell office:value-type="float" office:value="1166" table:style-name="ce5">
            <text:p>1.166</text:p>
          </table:table-cell>
          <table:table-cell office:value-type="float" office:value="0" table:style-name="ce5">
            <text:p>0</text:p>
          </table:table-cell>
          <table:table-cell office:value-type="float" office:value="256801" table:style-name="ce5">
            <text:p>256.801</text:p>
          </table:table-cell>
          <table:table-cell office:value-type="float" office:value="258987" table:style-name="ce5">
            <text:p>25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850" table:style-name="ce5">
            <text:p>353.850</text:p>
          </table:table-cell>
          <table:table-cell office:value-type="float" office:value="161613" table:style-name="ce5">
            <text:p>161.6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74578" table:style-name="ce5">
            <text:p>274.578</text:p>
          </table:table-cell>
          <table:table-cell office:value-type="float" office:value="120232" table:style-name="ce5">
            <text:p>120.232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349110" table:style-name="ce5">
            <text:p>349.110</text:p>
          </table:table-cell>
          <table:table-cell office:value-type="float" office:value="51787" table:style-name="ce5">
            <text:p>51.787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96314" table:style-name="ce5">
            <text:p>96.314</text:p>
          </table:table-cell>
          <table:table-cell office:value-type="float" office:value="349582" table:style-name="ce5">
            <text:p>349.582</text:p>
          </table:table-cell>
          <table:table-cell office:value-type="float" office:value="3470" table:style-name="ce5">
            <text:p>3.470</text:p>
          </table:table-cell>
          <table:table-cell office:value-type="float" office:value="889" table:style-name="ce5">
            <text:p>889</text:p>
          </table:table-cell>
          <table:table-cell office:value-type="float" office:value="333645" table:style-name="ce5">
            <text:p>333.645</text:p>
          </table:table-cell>
          <table:table-cell office:value-type="float" office:value="72688" table:style-name="ce5">
            <text:p>72.688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83665" table:style-name="ce5">
            <text:p>83.665</text:p>
          </table:table-cell>
          <table:table-cell office:value-type="float" office:value="311639" table:style-name="ce5">
            <text:p>311.639</text:p>
          </table:table-cell>
          <table:table-cell office:value-type="float" office:value="12745" table:style-name="ce5">
            <text:p>12.745</text:p>
          </table:table-cell>
          <table:table-cell office:value-type="float" office:value="936" table:style-name="ce5">
            <text:p>936</text:p>
          </table:table-cell>
          <table:table-cell office:value-type="float" office:value="82660" table:style-name="ce5">
            <text:p>82.660</text:p>
          </table:table-cell>
          <table:table-cell office:value-type="float" office:value="328480" table:style-name="ce5">
            <text:p>328.480</text:p>
          </table:table-cell>
          <table:table-cell office:value-type="float" office:value="4597" table:style-name="ce5">
            <text:p>4.597</text:p>
          </table:table-cell>
          <table:table-cell office:value-type="float" office:value="248" table:style-name="ce5">
            <text:p>248</text:p>
          </table:table-cell>
          <table:table-cell office:value-type="float" office:value="179439" table:style-name="ce5">
            <text:p>179.439</text:p>
          </table:table-cell>
          <table:table-cell office:value-type="float" office:value="230963" table:style-name="ce5">
            <text:p>230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393" table:style-name="ce5">
            <text:p>210.393</text:p>
          </table:table-cell>
          <table:table-cell office:value-type="float" office:value="223109" table:style-name="ce5">
            <text:p>223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70934" table:style-name="ce5">
            <text:p>470.934</text:p>
          </table:table-cell>
          <table:table-cell office:value-type="float" office:value="117154" table:style-name="ce5">
            <text:p>117.154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562374" table:style-name="ce5">
            <text:p>562.374</text:p>
          </table:table-cell>
          <table:table-cell office:value-type="float" office:value="25269" table:style-name="ce5">
            <text:p>25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344" table:style-name="ce5">
            <text:p>230.344</text:p>
          </table:table-cell>
          <table:table-cell office:value-type="float" office:value="356381" table:style-name="ce5">
            <text:p>356.381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float" office:value="544677" table:style-name="ce5">
            <text:p>544.677</text:p>
          </table:table-cell>
          <table:table-cell office:value-type="float" office:value="75210" table:style-name="ce5">
            <text:p>75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354" table:style-name="ce5">
            <text:p>165.354</text:p>
          </table:table-cell>
          <table:table-cell office:value-type="float" office:value="429011" table:style-name="ce5">
            <text:p>429.011</text:p>
          </table:table-cell>
          <table:table-cell office:value-type="float" office:value="3701" table:style-name="ce5">
            <text:p>3.701</text:p>
          </table:table-cell>
          <table:table-cell office:value-type="float" office:value="247" table:style-name="ce5">
            <text:p>247</text:p>
          </table:table-cell>
          <table:table-cell office:value-type="float" office:value="210233" table:style-name="ce5">
            <text:p>210.233</text:p>
          </table:table-cell>
          <table:table-cell office:value-type="float" office:value="377719" table:style-name="ce5">
            <text:p>377.719</text:p>
          </table:table-cell>
          <table:table-cell office:value-type="float" office:value="559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306273" table:style-name="ce5">
            <text:p>306.273</text:p>
          </table:table-cell>
          <table:table-cell office:value-type="float" office:value="280365" table:style-name="ce5">
            <text:p>280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82" table:style-name="ce5">
            <text:p>391.082</text:p>
          </table:table-cell>
          <table:table-cell office:value-type="float" office:value="189566" table:style-name="ce5">
            <text:p>189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08872" table:style-name="ce5">
            <text:p>408.872</text:p>
          </table:table-cell>
          <table:table-cell office:value-type="float" office:value="30081" table:style-name="ce5">
            <text:p>30.0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487" table:style-name="ce5">
            <text:p>416.487</text:p>
          </table:table-cell>
          <table:table-cell office:value-type="float" office:value="21709" table:style-name="ce5">
            <text:p>21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216" table:style-name="ce5">
            <text:p>210.216</text:p>
          </table:table-cell>
          <table:table-cell office:value-type="float" office:value="275843" table:style-name="ce5">
            <text:p>275.843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385610" table:style-name="ce5">
            <text:p>385.610</text:p>
          </table:table-cell>
          <table:table-cell office:value-type="float" office:value="48262" table:style-name="ce5">
            <text:p>48.2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90" table:style-name="ce5">
            <text:p>160.990</text:p>
          </table:table-cell>
          <table:table-cell office:value-type="float" office:value="278967" table:style-name="ce5">
            <text:p>278.967</text:p>
          </table:table-cell>
          <table:table-cell office:value-type="float" office:value="986" table:style-name="ce5">
            <text:p>986</text:p>
          </table:table-cell>
          <table:table-cell office:value-type="float" office:value="0" table:style-name="ce5">
            <text:p>0</text:p>
          </table:table-cell>
          <table:table-cell office:value-type="float" office:value="188451" table:style-name="ce5">
            <text:p>188.451</text:p>
          </table:table-cell>
          <table:table-cell office:value-type="float" office:value="261779" table:style-name="ce5">
            <text:p>261.779</text:p>
          </table:table-cell>
          <table:table-cell office:value-type="float" office:value="0" table:style-name="ce5">
            <text:p>0</text:p>
          </table:table-cell>
          <table:table-cell office:value-type="float" office:value="1612" table:style-name="ce5">
            <text:p>1.612</text:p>
          </table:table-cell>
          <table:table-cell office:value-type="float" office:value="299659" table:style-name="ce5">
            <text:p>299.659</text:p>
          </table:table-cell>
          <table:table-cell office:value-type="float" office:value="141315" table:style-name="ce5">
            <text:p>141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253" table:style-name="ce5">
            <text:p>345.253</text:p>
          </table:table-cell>
          <table:table-cell office:value-type="float" office:value="97333" table:style-name="ce5">
            <text:p>97.333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ALUMNOS DE ESCUELAS URBANAS, POR PRINCIPAL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uarto</text:p>
          </table:table-cell>
          <table:table-cell office:value-type="string" table:number-columns-spanned="1" table:number-rows-spanned="2" table:style-name="ce8">
            <text:p>Habitación del hogar que no sea el cuarto</text:p>
          </table:table-cell>
          <table:table-cell office:value-type="string" table:number-columns-spanned="1" table:number-rows-spanned="2" table:style-name="ce8">
            <text:p>Escuela</text:p>
          </table:table-cell>
          <table:table-cell office:value-type="string" table:number-columns-spanned="1" table:number-rows-spanned="2" table:style-name="ce8">
            <text:p>Casa de otra persona</text:p>
          </table:table-cell>
          <table:table-cell office:value-type="string" table:number-columns-spanned="1" table:number-rows-spanned="2" table:style-name="ce8">
            <text:p>cibercafé</text:p>
          </table:table-cell>
          <table:table-cell office:value-type="string" table:number-columns-spanned="1" table:number-rows-spanned="2" table:style-name="ce8">
            <text:p>En desplazamiento</text:p>
          </table:table-cell>
          <table:table-cell office:value-type="string" table:number-columns-spanned="1" table:number-rows-spanned="2" table:style-name="ce8">
            <text:p>Otro lugar, como shopping, iglesia o casa de comidas rápidas</text:p>
          </table:table-cell>
          <table:table-cell office:value-type="string" table:number-columns-spanned="1" table:number-rows-spanned="2" table:style-name="ce8">
            <text:p>Centro público con acceso gratuit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8665" table:style-name="ce5">
            <text:p>388.665</text:p>
          </table:table-cell>
          <table:table-cell office:value-type="float" office:value="272765" table:style-name="ce5">
            <text:p>272.765</text:p>
          </table:table-cell>
          <table:table-cell office:value-type="float" office:value="22149" table:style-name="ce5">
            <text:p>22.149</text:p>
          </table:table-cell>
          <table:table-cell office:value-type="float" office:value="105198" table:style-name="ce5">
            <text:p>105.198</text:p>
          </table:table-cell>
          <table:table-cell office:value-type="float" office:value="22280" table:style-name="ce5">
            <text:p>22.280</text:p>
          </table:table-cell>
          <table:table-cell office:value-type="float" office:value="25193" table:style-name="ce5">
            <text:p>25.193</text:p>
          </table:table-cell>
          <table:table-cell office:value-type="float" office:value="36275" table:style-name="ce5">
            <text:p>36.275</text:p>
          </table:table-cell>
          <table:table-cell office:value-type="float" office:value="7064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92337" table:style-name="ce5">
            <text:p>192.337</text:p>
          </table:table-cell>
          <table:table-cell office:value-type="float" office:value="169796" table:style-name="ce5">
            <text:p>169.796</text:p>
          </table:table-cell>
          <table:table-cell office:value-type="float" office:value="18323" table:style-name="ce5">
            <text:p>18.323</text:p>
          </table:table-cell>
          <table:table-cell office:value-type="float" office:value="92666" table:style-name="ce5">
            <text:p>92.666</text:p>
          </table:table-cell>
          <table:table-cell office:value-type="float" office:value="2765" table:style-name="ce5">
            <text:p>2.765</text:p>
          </table:table-cell>
          <table:table-cell office:value-type="float" office:value="13710" table:style-name="ce5">
            <text:p>13.710</text:p>
          </table:table-cell>
          <table:table-cell office:value-type="float" office:value="12701" table:style-name="ce5">
            <text:p>12.701</text:p>
          </table:table-cell>
          <table:table-cell office:value-type="float" office:value="5018" table:style-name="ce5">
            <text:p>5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42146" table:style-name="ce5">
            <text:p>242.146</text:p>
          </table:table-cell>
          <table:table-cell office:value-type="float" office:value="134993" table:style-name="ce5">
            <text:p>134.993</text:p>
          </table:table-cell>
          <table:table-cell office:value-type="float" office:value="9638" table:style-name="ce5">
            <text:p>9.638</text:p>
          </table:table-cell>
          <table:table-cell office:value-type="float" office:value="41473" table:style-name="ce5">
            <text:p>41.473</text:p>
          </table:table-cell>
          <table:table-cell office:value-type="float" office:value="22084" table:style-name="ce5">
            <text:p>22.084</text:p>
          </table:table-cell>
          <table:table-cell office:value-type="float" office:value="21372" table:style-name="ce5">
            <text:p>21.372</text:p>
          </table:table-cell>
          <table:table-cell office:value-type="float" office:value="33864" table:style-name="ce5">
            <text:p>33.864</text:p>
          </table:table-cell>
          <table:table-cell office:value-type="float" office:value="5033" table:style-name="ce5">
            <text:p>5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9664" table:style-name="ce5">
            <text:p>39.664</text:p>
          </table:table-cell>
          <table:table-cell office:value-type="float" office:value="47645" table:style-name="ce5">
            <text:p>47.645</text:p>
          </table:table-cell>
          <table:table-cell office:value-type="float" office:value="4162" table:style-name="ce5">
            <text:p>4.162</text:p>
          </table:table-cell>
          <table:table-cell office:value-type="float" office:value="14327" table:style-name="ce5">
            <text:p>14.327</text:p>
          </table:table-cell>
          <table:table-cell office:value-type="float" office:value="2549" table:style-name="ce5">
            <text:p>2.549</text:p>
          </table:table-cell>
          <table:table-cell office:value-type="float" office:value="7874" table:style-name="ce5">
            <text:p>7.874</text:p>
          </table:table-cell>
          <table:table-cell office:value-type="float" office:value="5611" table:style-name="ce5">
            <text:p>5.611</text:p>
          </table:table-cell>
          <table:table-cell office:value-type="float" office:value="2500" table:style-name="ce5">
            <text:p>2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2842" table:style-name="ce5">
            <text:p>232.842</text:p>
          </table:table-cell>
          <table:table-cell office:value-type="float" office:value="151039" table:style-name="ce5">
            <text:p>151.039</text:p>
          </table:table-cell>
          <table:table-cell office:value-type="float" office:value="13924" table:style-name="ce5">
            <text:p>13.924</text:p>
          </table:table-cell>
          <table:table-cell office:value-type="float" office:value="75001" table:style-name="ce5">
            <text:p>75.001</text:p>
          </table:table-cell>
          <table:table-cell office:value-type="float" office:value="9543" table:style-name="ce5">
            <text:p>9.543</text:p>
          </table:table-cell>
          <table:table-cell office:value-type="float" office:value="11457" table:style-name="ce5">
            <text:p>11.457</text:p>
          </table:table-cell>
          <table:table-cell office:value-type="float" office:value="32640" table:style-name="ce5">
            <text:p>32.640</text:p>
          </table:table-cell>
          <table:table-cell office:value-type="float" office:value="4810" table:style-name="ce5">
            <text:p>4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390" table:style-name="ce5">
            <text:p>50.390</text:p>
          </table:table-cell>
          <table:table-cell office:value-type="float" office:value="52412" table:style-name="ce5">
            <text:p>52.412</text:p>
          </table:table-cell>
          <table:table-cell office:value-type="float" office:value="9998" table:style-name="ce5">
            <text:p>9.998</text:p>
          </table:table-cell>
          <table:table-cell office:value-type="float" office:value="14222" table:style-name="ce5">
            <text:p>14.222</text:p>
          </table:table-cell>
          <table:table-cell office:value-type="float" office:value="2517" table:style-name="ce5">
            <text:p>2.517</text:p>
          </table:table-cell>
          <table:table-cell office:value-type="float" office:value="6887" table:style-name="ce5">
            <text:p>6.887</text:p>
          </table:table-cell>
          <table:table-cell office:value-type="float" office:value="3472" table:style-name="ce5">
            <text:p>3.472</text:p>
          </table:table-cell>
          <table:table-cell office:value-type="float" office:value="2126" table:style-name="ce5">
            <text:p>2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2016" table:style-name="ce5">
            <text:p>302.016</text:p>
          </table:table-cell>
          <table:table-cell office:value-type="float" office:value="213507" table:style-name="ce5">
            <text:p>213.507</text:p>
          </table:table-cell>
          <table:table-cell office:value-type="float" office:value="13144" table:style-name="ce5">
            <text:p>13.144</text:p>
          </table:table-cell>
          <table:table-cell office:value-type="float" office:value="70069" table:style-name="ce5">
            <text:p>70.069</text:p>
          </table:table-cell>
          <table:table-cell office:value-type="float" office:value="19785" table:style-name="ce5">
            <text:p>19.785</text:p>
          </table:table-cell>
          <table:table-cell office:value-type="float" office:value="18671" table:style-name="ce5">
            <text:p>18.671</text:p>
          </table:table-cell>
          <table:table-cell office:value-type="float" office:value="12903" table:style-name="ce5">
            <text:p>12.903</text:p>
          </table:table-cell>
          <table:table-cell office:value-type="float" office:value="3489" table:style-name="ce5">
            <text:p>3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8976" table:style-name="ce5">
            <text:p>38.976</text:p>
          </table:table-cell>
          <table:table-cell office:value-type="float" office:value="31396" table:style-name="ce5">
            <text:p>31.396</text:p>
          </table:table-cell>
          <table:table-cell office:value-type="float" office:value="2581" table:style-name="ce5">
            <text:p>2.581</text:p>
          </table:table-cell>
          <table:table-cell office:value-type="float" office:value="11153" table:style-name="ce5">
            <text:p>11.153</text:p>
          </table:table-cell>
          <table:table-cell office:value-type="float" office:value="1015" table:style-name="ce5">
            <text:p>1.015</text:p>
          </table:table-cell>
          <table:table-cell office:value-type="float" office:value="6738" table:style-name="ce5">
            <text:p>6.738</text:p>
          </table:table-cell>
          <table:table-cell office:value-type="float" office:value="6360" table:style-name="ce5">
            <text:p>6.360</text:p>
          </table:table-cell>
          <table:table-cell office:value-type="float" office:value="1955" table:style-name="ce5">
            <text:p>1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9690" table:style-name="ce5">
            <text:p>149.690</text:p>
          </table:table-cell>
          <table:table-cell office:value-type="float" office:value="239378" table:style-name="ce5">
            <text:p>239.378</text:p>
          </table:table-cell>
          <table:table-cell office:value-type="float" office:value="12882" table:style-name="ce5">
            <text:p>12.882</text:p>
          </table:table-cell>
          <table:table-cell office:value-type="float" office:value="93365" table:style-name="ce5">
            <text:p>93.365</text:p>
          </table:table-cell>
          <table:table-cell office:value-type="float" office:value="22013" table:style-name="ce5">
            <text:p>22.013</text:p>
          </table:table-cell>
          <table:table-cell office:value-type="float" office:value="7849" table:style-name="ce5">
            <text:p>7.849</text:p>
          </table:table-cell>
          <table:table-cell office:value-type="float" office:value="33091" table:style-name="ce5">
            <text:p>33.091</text:p>
          </table:table-cell>
          <table:table-cell office:value-type="float" office:value="3822" table:style-name="ce5">
            <text:p>3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9602" table:style-name="ce5">
            <text:p>289.602</text:p>
          </table:table-cell>
          <table:table-cell office:value-type="float" office:value="155552" table:style-name="ce5">
            <text:p>155.552</text:p>
          </table:table-cell>
          <table:table-cell office:value-type="float" office:value="13600" table:style-name="ce5">
            <text:p>13.600</text:p>
          </table:table-cell>
          <table:table-cell office:value-type="float" office:value="30526" table:style-name="ce5">
            <text:p>30.526</text:p>
          </table:table-cell>
          <table:table-cell office:value-type="float" office:value="3200" table:style-name="ce5">
            <text:p>3.200</text:p>
          </table:table-cell>
          <table:table-cell office:value-type="float" office:value="23729" table:style-name="ce5">
            <text:p>23.729</text:p>
          </table:table-cell>
          <table:table-cell office:value-type="float" office:value="13547" table:style-name="ce5">
            <text:p>13.547</text:p>
          </table:table-cell>
          <table:table-cell office:value-type="float" office:value="5984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1296" table:style-name="ce5">
            <text:p>301.296</text:p>
          </table:table-cell>
          <table:table-cell office:value-type="float" office:value="255806" table:style-name="ce5">
            <text:p>255.806</text:p>
          </table:table-cell>
          <table:table-cell office:value-type="float" office:value="18656" table:style-name="ce5">
            <text:p>18.656</text:p>
          </table:table-cell>
          <table:table-cell office:value-type="float" office:value="96027" table:style-name="ce5">
            <text:p>96.027</text:p>
          </table:table-cell>
          <table:table-cell office:value-type="float" office:value="22242" table:style-name="ce5">
            <text:p>22.242</text:p>
          </table:table-cell>
          <table:table-cell office:value-type="float" office:value="24787" table:style-name="ce5">
            <text:p>24.787</text:p>
          </table:table-cell>
          <table:table-cell office:value-type="float" office:value="35691" table:style-name="ce5">
            <text:p>35.691</text:p>
          </table:table-cell>
          <table:table-cell office:value-type="float" office:value="7064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9142" table:style-name="ce5">
            <text:p>299.142</text:p>
          </table:table-cell>
          <table:table-cell office:value-type="float" office:value="165760" table:style-name="ce5">
            <text:p>165.760</text:p>
          </table:table-cell>
          <table:table-cell office:value-type="float" office:value="12248" table:style-name="ce5">
            <text:p>12.248</text:p>
          </table:table-cell>
          <table:table-cell office:value-type="float" office:value="50318" table:style-name="ce5">
            <text:p>50.318</text:p>
          </table:table-cell>
          <table:table-cell office:value-type="float" office:value="1298" table:style-name="ce5">
            <text:p>1.298</text:p>
          </table:table-cell>
          <table:table-cell office:value-type="float" office:value="5372" table:style-name="ce5">
            <text:p>5.372</text:p>
          </table:table-cell>
          <table:table-cell office:value-type="float" office:value="7314" table:style-name="ce5">
            <text:p>7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11992" table:style-name="ce5">
            <text:p>111.992</text:p>
          </table:table-cell>
          <table:table-cell office:value-type="float" office:value="219711" table:style-name="ce5">
            <text:p>219.711</text:p>
          </table:table-cell>
          <table:table-cell office:value-type="float" office:value="6687" table:style-name="ce5">
            <text:p>6.687</text:p>
          </table:table-cell>
          <table:table-cell office:value-type="float" office:value="82126" table:style-name="ce5">
            <text:p>82.126</text:p>
          </table:table-cell>
          <table:table-cell office:value-type="float" office:value="20121" table:style-name="ce5">
            <text:p>20.121</text:p>
          </table:table-cell>
          <table:table-cell office:value-type="float" office:value="17242" table:style-name="ce5">
            <text:p>17.242</text:p>
          </table:table-cell>
          <table:table-cell office:value-type="float" office:value="32798" table:style-name="ce5">
            <text:p>32.798</text:p>
          </table:table-cell>
          <table:table-cell office:value-type="float" office:value="3353" table:style-name="ce5">
            <text:p>3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20389" table:style-name="ce5">
            <text:p>320.389</text:p>
          </table:table-cell>
          <table:table-cell office:value-type="float" office:value="210531" table:style-name="ce5">
            <text:p>210.531</text:p>
          </table:table-cell>
          <table:table-cell office:value-type="float" office:value="12698" table:style-name="ce5">
            <text:p>12.698</text:p>
          </table:table-cell>
          <table:table-cell office:value-type="float" office:value="69588" table:style-name="ce5">
            <text:p>69.588</text:p>
          </table:table-cell>
          <table:table-cell office:value-type="float" office:value="9435" table:style-name="ce5">
            <text:p>9.435</text:p>
          </table:table-cell>
          <table:table-cell office:value-type="float" office:value="9678" table:style-name="ce5">
            <text:p>9.678</text:p>
          </table:table-cell>
          <table:table-cell office:value-type="float" office:value="11237" table:style-name="ce5">
            <text:p>11.237</text:p>
          </table:table-cell>
          <table:table-cell office:value-type="float" office:value="2327" table:style-name="ce5">
            <text:p>2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77636" table:style-name="ce5">
            <text:p>277.636</text:p>
          </table:table-cell>
          <table:table-cell office:value-type="float" office:value="141859" table:style-name="ce5">
            <text:p>141.859</text:p>
          </table:table-cell>
          <table:table-cell office:value-type="float" office:value="16919" table:style-name="ce5">
            <text:p>16.919</text:p>
          </table:table-cell>
          <table:table-cell office:value-type="float" office:value="24152" table:style-name="ce5">
            <text:p>24.152</text:p>
          </table:table-cell>
          <table:table-cell office:value-type="float" office:value="1597" table:style-name="ce5">
            <text:p>1.597</text:p>
          </table:table-cell>
          <table:table-cell office:value-type="float" office:value="16984" table:style-name="ce5">
            <text:p>16.984</text:p>
          </table:table-cell>
          <table:table-cell office:value-type="float" office:value="12294" table:style-name="ce5">
            <text:p>12.294</text:p>
          </table:table-cell>
          <table:table-cell office:value-type="float" office:value="5822" table:style-name="ce5">
            <text:p>5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ALUMNOS DE ESCUELAS URBANAS, POR LUGARES EXCLUSIVOS O SIMULTÁNEOS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No accedieron a Internet desde el hogar</text:p>
          </table:table-cell>
          <table:table-cell office:value-type="string" table:number-columns-spanned="1" table:number-rows-spanned="2" table:style-name="ce8">
            <text:p>Accedieron a Internet solamente en la escuela</text:p>
          </table:table-cell>
          <table:table-cell office:value-type="string" table:number-columns-spanned="1" table:number-rows-spanned="2" table:style-name="ce8">
            <text:p>Accedieron a Internet solamente en la casa de otra persona</text:p>
          </table:table-cell>
          <table:table-cell office:value-type="string" table:number-columns-spanned="1" table:number-rows-spanned="2" table:style-name="ce8">
            <text:p>Accedieron a Internet en casa y en la escuel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025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502" table:style-name="ce5">
            <text:p>15.502</text:p>
          </table:table-cell>
          <table:table-cell office:value-type="float" office:value="658253" table:style-name="ce5">
            <text:p>658.253</text:p>
          </table:table-cell>
          <table:table-cell office:value-type="float" office:value="4509" table:style-name="ce5">
            <text:p>4.50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711" table:style-name="ce5">
            <text:p>1.711</text:p>
          </table:table-cell>
          <table:table-cell office:value-type="string" table:style-name="ce5">
            <text:p>-</text:p>
          </table:table-cell>
          <table:table-cell office:value-type="float" office:value="8362" table:style-name="ce5">
            <text:p>8.362</text:p>
          </table:table-cell>
          <table:table-cell office:value-type="float" office:value="366240" table:style-name="ce5">
            <text:p>366.240</text:p>
          </table:table-cell>
          <table:table-cell office:value-type="float" office:value="1276" table:style-name="ce5">
            <text:p>1.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893" table:style-name="ce5">
            <text:p>10.893</text:p>
          </table:table-cell>
          <table:table-cell office:value-type="string" table:style-name="ce5">
            <text:p>-</text:p>
          </table:table-cell>
          <table:table-cell office:value-type="float" office:value="12516" table:style-name="ce5">
            <text:p>12.516</text:p>
          </table:table-cell>
          <table:table-cell office:value-type="float" office:value="350262" table:style-name="ce5">
            <text:p>350.262</text:p>
          </table:table-cell>
          <table:table-cell office:value-type="float" office:value="4324" table:style-name="ce5">
            <text:p>4.3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05" table:style-name="ce5">
            <text:p>1.705</text:p>
          </table:table-cell>
          <table:table-cell office:value-type="string" table:style-name="ce5">
            <text:p>-</text:p>
          </table:table-cell>
          <table:table-cell office:value-type="float" office:value="6421" table:style-name="ce5">
            <text:p>6.421</text:p>
          </table:table-cell>
          <table:table-cell office:value-type="float" office:value="79159" table:style-name="ce5">
            <text:p>79.159</text:p>
          </table:table-cell>
          <table:table-cell office:value-type="float" office:value="213" table:style-name="ce5">
            <text:p>2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22" table:style-name="ce5">
            <text:p>1.822</text:p>
          </table:table-cell>
          <table:table-cell office:value-type="string" table:style-name="ce5">
            <text:p>-</text:p>
          </table:table-cell>
          <table:table-cell office:value-type="float" office:value="9717" table:style-name="ce5">
            <text:p>9.717</text:p>
          </table:table-cell>
          <table:table-cell office:value-type="float" office:value="388879" table:style-name="ce5">
            <text:p>388.879</text:p>
          </table:table-cell>
          <table:table-cell office:value-type="float" office:value="541" table:style-name="ce5">
            <text:p>5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-</text:p>
          </table:table-cell>
          <table:table-cell office:value-type="float" office:value="3705" table:style-name="ce5">
            <text:p>3.705</text:p>
          </table:table-cell>
          <table:table-cell office:value-type="float" office:value="97141" table:style-name="ce5">
            <text:p>97.141</text:p>
          </table:table-cell>
          <table:table-cell office:value-type="float" office:value="65" table:style-name="ce5">
            <text:p>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695" table:style-name="ce5">
            <text:p>10.695</text:p>
          </table:table-cell>
          <table:table-cell office:value-type="string" table:style-name="ce5">
            <text:p>-</text:p>
          </table:table-cell>
          <table:table-cell office:value-type="float" office:value="8131" table:style-name="ce5">
            <text:p>8.131</text:p>
          </table:table-cell>
          <table:table-cell office:value-type="float" office:value="510906" table:style-name="ce5">
            <text:p>510.906</text:p>
          </table:table-cell>
          <table:table-cell office:value-type="float" office:value="4324" table:style-name="ce5">
            <text:p>4.32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4981" table:style-name="ce5">
            <text:p>4.981</text:p>
          </table:table-cell>
          <table:table-cell office:value-type="float" office:value="73090" table:style-name="ce5">
            <text:p>73.090</text:p>
          </table:table-cell>
          <table:table-cell office:value-type="float" office:value="1136" table:style-name="ce5">
            <text:p>1.13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68" table:style-name="ce5">
            <text:p>2.568</text:p>
          </table:table-cell>
          <table:table-cell office:value-type="string" table:style-name="ce5">
            <text:p>-</text:p>
          </table:table-cell>
          <table:table-cell office:value-type="float" office:value="12690" table:style-name="ce5">
            <text:p>12.690</text:p>
          </table:table-cell>
          <table:table-cell office:value-type="float" office:value="435812" table:style-name="ce5">
            <text:p>435.812</text:p>
          </table:table-cell>
          <table:table-cell office:value-type="float" office:value="1258" table:style-name="ce5">
            <text:p>1.2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723" table:style-name="ce5">
            <text:p>10.723</text:p>
          </table:table-cell>
          <table:table-cell office:value-type="string" table:style-name="ce5">
            <text:p>-</text:p>
          </table:table-cell>
          <table:table-cell office:value-type="float" office:value="9126" table:style-name="ce5">
            <text:p>9.126</text:p>
          </table:table-cell>
          <table:table-cell office:value-type="float" office:value="445561" table:style-name="ce5">
            <text:p>445.561</text:p>
          </table:table-cell>
          <table:table-cell office:value-type="float" office:value="4329" table:style-name="ce5">
            <text:p>4.3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025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387" table:style-name="ce5">
            <text:p>15.387</text:p>
          </table:table-cell>
          <table:table-cell office:value-type="float" office:value="548969" table:style-name="ce5">
            <text:p>548.969</text:p>
          </table:table-cell>
          <table:table-cell office:value-type="float" office:value="4509" table:style-name="ce5">
            <text:p>4.50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82" table:style-name="ce5">
            <text:p>2.082</text:p>
          </table:table-cell>
          <table:table-cell office:value-type="float" office:value="505278" table:style-name="ce5">
            <text:p>505.27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1001" table:style-name="ce5">
            <text:p>11.001</text:p>
          </table:table-cell>
          <table:table-cell office:value-type="string" table:style-name="ce5">
            <text:p>-</text:p>
          </table:table-cell>
          <table:table-cell office:value-type="float" office:value="13192" table:style-name="ce5">
            <text:p>13.192</text:p>
          </table:table-cell>
          <table:table-cell office:value-type="float" office:value="378086" table:style-name="ce5">
            <text:p>378.086</text:p>
          </table:table-cell>
          <table:table-cell office:value-type="float" office:value="4471" table:style-name="ce5">
            <text:p>4.471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54" table:style-name="ce5">
            <text:p>654</text:p>
          </table:table-cell>
          <table:table-cell office:value-type="string" table:style-name="ce5">
            <text:p>-</text:p>
          </table:table-cell>
          <table:table-cell office:value-type="float" office:value="7672" table:style-name="ce5">
            <text:p>7.672</text:p>
          </table:table-cell>
          <table:table-cell office:value-type="float" office:value="566963" table:style-name="ce5">
            <text:p>566.963</text:p>
          </table:table-cell>
          <table:table-cell office:value-type="float" office:value="65" table:style-name="ce5">
            <text:p>6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78" table:style-name="ce5">
            <text:p>378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421593" table:style-name="ce5">
            <text:p>421.593</text:p>
          </table:table-cell>
          <table:table-cell office:value-type="float" office:value="577" table:style-name="ce5">
            <text:p>57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ALUMNOS DE ESCUELAS URBANAS, POR DISPOSITIVOS UTILIZADOS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8">
            <text:p>Videojuego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ó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3949" table:style-name="ce5">
            <text:p>393.949</text:p>
          </table:table-cell>
          <table:table-cell office:value-type="float" office:value="358346" table:style-name="ce5">
            <text:p>358.346</text:p>
          </table:table-cell>
          <table:table-cell office:value-type="float" office:value="719" table:style-name="ce5">
            <text:p>719</text:p>
          </table:table-cell>
          <table:table-cell office:value-type="float" office:value="1024" table:style-name="ce5">
            <text:p>1.024</text:p>
          </table:table-cell>
          <table:table-cell office:value-type="float" office:value="373330" table:style-name="ce5">
            <text:p>373.330</text:p>
          </table:table-cell>
          <table:table-cell office:value-type="float" office:value="362206" table:style-name="ce5">
            <text:p>362.206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631705" table:style-name="ce5">
            <text:p>631.705</text:p>
          </table:table-cell>
          <table:table-cell office:value-type="float" office:value="61848" table:style-name="ce5">
            <text:p>61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995" table:style-name="ce5">
            <text:p>413.995</text:p>
          </table:table-cell>
          <table:table-cell office:value-type="float" office:value="368780" table:style-name="ce5">
            <text:p>368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701" table:style-name="ce5">
            <text:p>486.701</text:p>
          </table:table-cell>
          <table:table-cell office:value-type="float" office:value="290085" table:style-name="ce5">
            <text:p>290.085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244114" table:style-name="ce5">
            <text:p>244.114</text:p>
          </table:table-cell>
          <table:table-cell office:value-type="float" office:value="461747" table:style-name="ce5">
            <text:p>461.7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62794" table:style-name="ce5">
            <text:p>262.794</text:p>
          </table:table-cell>
          <table:table-cell office:value-type="float" office:value="190052" table:style-name="ce5">
            <text:p>190.052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232439" table:style-name="ce5">
            <text:p>232.439</text:p>
          </table:table-cell>
          <table:table-cell office:value-type="float" office:value="205008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277" table:style-name="ce5">
            <text:p>366.277</text:p>
          </table:table-cell>
          <table:table-cell office:value-type="float" office:value="9643" table:style-name="ce5">
            <text:p>9.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769" table:style-name="ce5">
            <text:p>200.769</text:p>
          </table:table-cell>
          <table:table-cell office:value-type="float" office:value="248943" table:style-name="ce5">
            <text:p>248.9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4948" table:style-name="ce5">
            <text:p>324.948</text:p>
          </table:table-cell>
          <table:table-cell office:value-type="float" office:value="137476" table:style-name="ce5">
            <text:p>137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763" table:style-name="ce5">
            <text:p>182.763</text:p>
          </table:table-cell>
          <table:table-cell office:value-type="float" office:value="225914" table:style-name="ce5">
            <text:p>225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66622" table:style-name="ce5">
            <text:p>166.622</text:p>
          </table:table-cell>
          <table:table-cell office:value-type="float" office:value="218106" table:style-name="ce5">
            <text:p>218.106</text:p>
          </table:table-cell>
          <table:table-cell office:value-type="float" office:value="719" table:style-name="ce5">
            <text:p>719</text:p>
          </table:table-cell>
          <table:table-cell office:value-type="float" office:value="520" table:style-name="ce5">
            <text:p>520</text:p>
          </table:table-cell>
          <table:table-cell office:value-type="float" office:value="170514" table:style-name="ce5">
            <text:p>170.514</text:p>
          </table:table-cell>
          <table:table-cell office:value-type="float" office:value="220300" table:style-name="ce5">
            <text:p>220.300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318083" table:style-name="ce5">
            <text:p>318.083</text:p>
          </table:table-cell>
          <table:table-cell office:value-type="float" office:value="61190" table:style-name="ce5">
            <text:p>61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107" table:style-name="ce5">
            <text:p>252.107</text:p>
          </table:table-cell>
          <table:table-cell office:value-type="float" office:value="168367" table:style-name="ce5">
            <text:p>168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7" table:style-name="ce5">
            <text:p>198.197</text:p>
          </table:table-cell>
          <table:table-cell office:value-type="float" office:value="203570" table:style-name="ce5">
            <text:p>203.570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93195" table:style-name="ce5">
            <text:p>93.195</text:p>
          </table:table-cell>
          <table:table-cell office:value-type="float" office:value="286124" table:style-name="ce5">
            <text:p>286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6670" table:style-name="ce5">
            <text:p>36.670</text:p>
          </table:table-cell>
          <table:table-cell office:value-type="float" office:value="51664" table:style-name="ce5">
            <text:p>51.664</text:p>
          </table:table-cell>
          <table:table-cell office:value-type="float" office:value="0" table:style-name="ce5">
            <text:p>0</text:p>
          </table:table-cell>
          <table:table-cell office:value-type="float" office:value="520" table:style-name="ce5">
            <text:p>520</text:p>
          </table:table-cell>
          <table:table-cell office:value-type="float" office:value="35466" table:style-name="ce5">
            <text:p>35.466</text:p>
          </table:table-cell>
          <table:table-cell office:value-type="float" office:value="56853" table:style-name="ce5">
            <text:p>56.8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53" table:style-name="ce5">
            <text:p>78.553</text:p>
          </table:table-cell>
          <table:table-cell office:value-type="float" office:value="5737" table:style-name="ce5">
            <text:p>5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8" table:style-name="ce5">
            <text:p>20.118</text:p>
          </table:table-cell>
          <table:table-cell office:value-type="float" office:value="69280" table:style-name="ce5">
            <text:p>69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25" table:style-name="ce5">
            <text:p>38.025</text:p>
          </table:table-cell>
          <table:table-cell office:value-type="float" office:value="51086" table:style-name="ce5">
            <text:p>51.086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2859" table:style-name="ce5">
            <text:p>22.859</text:p>
          </table:table-cell>
          <table:table-cell office:value-type="float" office:value="66955" table:style-name="ce5">
            <text:p>66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3808" table:style-name="ce5">
            <text:p>173.808</text:p>
          </table:table-cell>
          <table:table-cell office:value-type="float" office:value="241041" table:style-name="ce5">
            <text:p>241.041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206595" table:style-name="ce5">
            <text:p>206.595</text:p>
          </table:table-cell>
          <table:table-cell office:value-type="float" office:value="207147" table:style-name="ce5">
            <text:p>207.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65" table:style-name="ce5">
            <text:p>343.965</text:p>
          </table:table-cell>
          <table:table-cell office:value-type="float" office:value="54198" table:style-name="ce5">
            <text:p>54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137" table:style-name="ce5">
            <text:p>143.137</text:p>
          </table:table-cell>
          <table:table-cell office:value-type="float" office:value="287790" table:style-name="ce5">
            <text:p>287.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570" table:style-name="ce5">
            <text:p>206.570</text:p>
          </table:table-cell>
          <table:table-cell office:value-type="float" office:value="205008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048" table:style-name="ce5">
            <text:p>110.048</text:p>
          </table:table-cell>
          <table:table-cell office:value-type="float" office:value="290592" table:style-name="ce5">
            <text:p>290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5998" table:style-name="ce5">
            <text:p>55.998</text:p>
          </table:table-cell>
          <table:table-cell office:value-type="float" office:value="55989" table:style-name="ce5">
            <text:p>55.989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54033" table:style-name="ce5">
            <text:p>54.033</text:p>
          </table:table-cell>
          <table:table-cell office:value-type="float" office:value="58538" table:style-name="ce5">
            <text:p>58.538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95622" table:style-name="ce5">
            <text:p>95.622</text:p>
          </table:table-cell>
          <table:table-cell office:value-type="float" office:value="7318" table:style-name="ce5">
            <text:p>7.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750" table:style-name="ce5">
            <text:p>39.750</text:p>
          </table:table-cell>
          <table:table-cell office:value-type="float" office:value="67199" table:style-name="ce5">
            <text:p>6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73" table:style-name="ce5">
            <text:p>67.273</text:p>
          </table:table-cell>
          <table:table-cell office:value-type="float" office:value="44823" table:style-name="ce5">
            <text:p>44.82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38663" table:style-name="ce5">
            <text:p>38.663</text:p>
          </table:table-cell>
          <table:table-cell office:value-type="float" office:value="69682" table:style-name="ce5">
            <text:p>69.6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4430" table:style-name="ce5">
            <text:p>344.430</text:p>
          </table:table-cell>
          <table:table-cell office:value-type="float" office:value="250621" table:style-name="ce5">
            <text:p>250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0471" table:style-name="ce5">
            <text:p>300.471</text:p>
          </table:table-cell>
          <table:table-cell office:value-type="float" office:value="282927" table:style-name="ce5">
            <text:p>282.927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509922" table:style-name="ce5">
            <text:p>509.922</text:p>
          </table:table-cell>
          <table:table-cell office:value-type="float" office:value="27965" table:style-name="ce5">
            <text:p>27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67" table:style-name="ce5">
            <text:p>384.167</text:p>
          </table:table-cell>
          <table:table-cell office:value-type="float" office:value="203751" table:style-name="ce5">
            <text:p>203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749" table:style-name="ce5">
            <text:p>430.749</text:p>
          </table:table-cell>
          <table:table-cell office:value-type="float" office:value="191224" table:style-name="ce5">
            <text:p>191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533" table:style-name="ce5">
            <text:p>211.533</text:p>
          </table:table-cell>
          <table:table-cell office:value-type="float" office:value="341018" table:style-name="ce5">
            <text:p>341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284" table:style-name="ce5">
            <text:p>43.284</text:p>
          </table:table-cell>
          <table:table-cell office:value-type="float" office:value="41187" table:style-name="ce5">
            <text:p>41.1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266" table:style-name="ce5">
            <text:p>47.266</text:p>
          </table:table-cell>
          <table:table-cell office:value-type="float" office:value="39711" table:style-name="ce5">
            <text:p>39.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2" table:style-name="ce5">
            <text:p>73.512</text:p>
          </table:table-cell>
          <table:table-cell office:value-type="float" office:value="4390" table:style-name="ce5">
            <text:p>4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28" table:style-name="ce5">
            <text:p>36.528</text:p>
          </table:table-cell>
          <table:table-cell office:value-type="float" office:value="48433" table:style-name="ce5">
            <text:p>48.4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867" table:style-name="ce5">
            <text:p>51.867</text:p>
          </table:table-cell>
          <table:table-cell office:value-type="float" office:value="30585" table:style-name="ce5">
            <text:p>30.585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26780" table:style-name="ce5">
            <text:p>26.780</text:p>
          </table:table-cell>
          <table:table-cell office:value-type="float" office:value="55988" table:style-name="ce5">
            <text:p>55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3622" table:style-name="ce5">
            <text:p>153.622</text:p>
          </table:table-cell>
          <table:table-cell office:value-type="float" office:value="317245" table:style-name="ce5">
            <text:p>317.245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182515" table:style-name="ce5">
            <text:p>182.515</text:p>
          </table:table-cell>
          <table:table-cell office:value-type="float" office:value="308827" table:style-name="ce5">
            <text:p>308.827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413314" table:style-name="ce5">
            <text:p>413.314</text:p>
          </table:table-cell>
          <table:table-cell office:value-type="float" office:value="47070" table:style-name="ce5">
            <text:p>47.0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778" table:style-name="ce5">
            <text:p>153.778</text:p>
          </table:table-cell>
          <table:table-cell office:value-type="float" office:value="328007" table:style-name="ce5">
            <text:p>328.0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39" table:style-name="ce5">
            <text:p>232.539</text:p>
          </table:table-cell>
          <table:table-cell office:value-type="float" office:value="233259" table:style-name="ce5">
            <text:p>233.259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50209" table:style-name="ce5">
            <text:p>150.209</text:p>
          </table:table-cell>
          <table:table-cell office:value-type="float" office:value="324257" table:style-name="ce5">
            <text:p>324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5186" table:style-name="ce5">
            <text:p>235.186</text:p>
          </table:table-cell>
          <table:table-cell office:value-type="float" office:value="238009" table:style-name="ce5">
            <text:p>238.009</text:p>
          </table:table-cell>
          <table:table-cell office:value-type="float" office:value="719" table:style-name="ce5">
            <text:p>719</text:p>
          </table:table-cell>
          <table:table-cell office:value-type="float" office:value="520" table:style-name="ce5">
            <text:p>520</text:p>
          </table:table-cell>
          <table:table-cell office:value-type="float" office:value="222439" table:style-name="ce5">
            <text:p>222.439</text:p>
          </table:table-cell>
          <table:table-cell office:value-type="float" office:value="255428" table:style-name="ce5">
            <text:p>255.428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420135" table:style-name="ce5">
            <text:p>420.135</text:p>
          </table:table-cell>
          <table:table-cell office:value-type="float" office:value="41782" table:style-name="ce5">
            <text:p>41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28" table:style-name="ce5">
            <text:p>197.228</text:p>
          </table:table-cell>
          <table:table-cell office:value-type="float" office:value="271382" table:style-name="ce5">
            <text:p>271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663" table:style-name="ce5">
            <text:p>234.663</text:p>
          </table:table-cell>
          <table:table-cell office:value-type="float" office:value="237801" table:style-name="ce5">
            <text:p>237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651" table:style-name="ce5">
            <text:p>136.651</text:p>
          </table:table-cell>
          <table:table-cell office:value-type="float" office:value="330839" table:style-name="ce5">
            <text:p>330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55975" table:style-name="ce5">
            <text:p>255.975</text:p>
          </table:table-cell>
          <table:table-cell office:value-type="float" office:value="353657" table:style-name="ce5">
            <text:p>353.657</text:p>
          </table:table-cell>
          <table:table-cell office:value-type="float" office:value="719" table:style-name="ce5">
            <text:p>719</text:p>
          </table:table-cell>
          <table:table-cell office:value-type="float" office:value="1024" table:style-name="ce5">
            <text:p>1.024</text:p>
          </table:table-cell>
          <table:table-cell office:value-type="float" office:value="266665" table:style-name="ce5">
            <text:p>266.665</text:p>
          </table:table-cell>
          <table:table-cell office:value-type="float" office:value="351614" table:style-name="ce5">
            <text:p>351.614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514080" table:style-name="ce5">
            <text:p>514.080</text:p>
          </table:table-cell>
          <table:table-cell office:value-type="float" office:value="61425" table:style-name="ce5">
            <text:p>61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277" table:style-name="ce5">
            <text:p>227.277</text:p>
          </table:table-cell>
          <table:table-cell office:value-type="float" office:value="378159" table:style-name="ce5">
            <text:p>378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205" table:style-name="ce5">
            <text:p>294.205</text:p>
          </table:table-cell>
          <table:table-cell office:value-type="float" office:value="297193" table:style-name="ce5">
            <text:p>297.19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83731" table:style-name="ce5">
            <text:p>183.731</text:p>
          </table:table-cell>
          <table:table-cell office:value-type="float" office:value="411502" table:style-name="ce5">
            <text:p>411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1014" table:style-name="ce5">
            <text:p>351.014</text:p>
          </table:table-cell>
          <table:table-cell office:value-type="float" office:value="163892" table:style-name="ce5">
            <text:p>163.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2703" table:style-name="ce5">
            <text:p>302.703</text:p>
          </table:table-cell>
          <table:table-cell office:value-type="float" office:value="207880" table:style-name="ce5">
            <text:p>207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4868" table:style-name="ce5">
            <text:p>504.868</text:p>
          </table:table-cell>
          <table:table-cell office:value-type="float" office:value="8553" table:style-name="ce5">
            <text:p>8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39" table:style-name="ce5">
            <text:p>391.839</text:p>
          </table:table-cell>
          <table:table-cell office:value-type="float" office:value="135502" table:style-name="ce5">
            <text:p>135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85" table:style-name="ce5">
            <text:p>448.485</text:p>
          </table:table-cell>
          <table:table-cell office:value-type="float" office:value="67489" table:style-name="ce5">
            <text:p>67.489</text:p>
          </table:table-cell>
          <table:table-cell office:value-type="float" office:value="829" table:style-name="ce5">
            <text:p>829</text:p>
          </table:table-cell>
          <table:table-cell office:value-type="string" table:style-name="ce5">
            <text:p>-</text:p>
          </table:table-cell>
          <table:table-cell office:value-type="float" office:value="206623" table:style-name="ce5">
            <text:p>206.623</text:p>
          </table:table-cell>
          <table:table-cell office:value-type="float" office:value="303514" table:style-name="ce5">
            <text:p>303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44574" table:style-name="ce5">
            <text:p>144.574</text:p>
          </table:table-cell>
          <table:table-cell office:value-type="float" office:value="265171" table:style-name="ce5">
            <text:p>265.171</text:p>
          </table:table-cell>
          <table:table-cell office:value-type="float" office:value="0" table:style-name="ce5">
            <text:p>0</text:p>
          </table:table-cell>
          <table:table-cell office:value-type="float" office:value="491" table:style-name="ce5">
            <text:p>491</text:p>
          </table:table-cell>
          <table:table-cell office:value-type="float" office:value="182557" table:style-name="ce5">
            <text:p>182.557</text:p>
          </table:table-cell>
          <table:table-cell office:value-type="float" office:value="238538" table:style-name="ce5">
            <text:p>238.538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358577" table:style-name="ce5">
            <text:p>358.577</text:p>
          </table:table-cell>
          <table:table-cell office:value-type="float" office:value="41979" table:style-name="ce5">
            <text:p>41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512" table:style-name="ce5">
            <text:p>132.512</text:p>
          </table:table-cell>
          <table:table-cell office:value-type="float" office:value="295564" table:style-name="ce5">
            <text:p>295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384" table:style-name="ce5">
            <text:p>232.384</text:p>
          </table:table-cell>
          <table:table-cell office:value-type="float" office:value="175708" table:style-name="ce5">
            <text:p>175.708</text:p>
          </table:table-cell>
          <table:table-cell office:value-type="float" office:value="1808" table:style-name="ce5">
            <text:p>1.808</text:p>
          </table:table-cell>
          <table:table-cell office:value-type="string" table:style-name="ce5">
            <text:p>-</text:p>
          </table:table-cell>
          <table:table-cell office:value-type="float" office:value="159376" table:style-name="ce5">
            <text:p>159.376</text:p>
          </table:table-cell>
          <table:table-cell office:value-type="float" office:value="250769" table:style-name="ce5">
            <text:p>250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55816" table:style-name="ce5">
            <text:p>355.816</text:p>
          </table:table-cell>
          <table:table-cell office:value-type="float" office:value="269858" table:style-name="ce5">
            <text:p>269.858</text:p>
          </table:table-cell>
          <table:table-cell office:value-type="float" office:value="0" table:style-name="ce5">
            <text:p>0</text:p>
          </table:table-cell>
          <table:table-cell office:value-type="float" office:value="898" table:style-name="ce5">
            <text:p>898</text:p>
          </table:table-cell>
          <table:table-cell office:value-type="float" office:value="310078" table:style-name="ce5">
            <text:p>310.078</text:p>
          </table:table-cell>
          <table:table-cell office:value-type="float" office:value="310354" table:style-name="ce5">
            <text:p>310.354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563640" table:style-name="ce5">
            <text:p>563.640</text:p>
          </table:table-cell>
          <table:table-cell office:value-type="float" office:value="24264" table:style-name="ce5">
            <text:p>24.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812" table:style-name="ce5">
            <text:p>399.812</text:p>
          </table:table-cell>
          <table:table-cell office:value-type="float" office:value="230365" table:style-name="ce5">
            <text:p>230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3624" table:style-name="ce5">
            <text:p>453.624</text:p>
          </table:table-cell>
          <table:table-cell office:value-type="float" office:value="202063" table:style-name="ce5">
            <text:p>202.063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07800" table:style-name="ce5">
            <text:p>207.800</text:p>
          </table:table-cell>
          <table:table-cell office:value-type="float" office:value="380364" table:style-name="ce5">
            <text:p>380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27253" table:style-name="ce5">
            <text:p>227.253</text:p>
          </table:table-cell>
          <table:table-cell office:value-type="float" office:value="218534" table:style-name="ce5">
            <text:p>218.53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10952" table:style-name="ce5">
            <text:p>210.952</text:p>
          </table:table-cell>
          <table:table-cell office:value-type="float" office:value="233218" table:style-name="ce5">
            <text:p>233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776" table:style-name="ce5">
            <text:p>393.776</text:p>
          </table:table-cell>
          <table:table-cell office:value-type="float" office:value="40910" table:style-name="ce5">
            <text:p>40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79" table:style-name="ce5">
            <text:p>185.179</text:p>
          </table:table-cell>
          <table:table-cell office:value-type="float" office:value="255080" table:style-name="ce5">
            <text:p>255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025" table:style-name="ce5">
            <text:p>217.025</text:p>
          </table:table-cell>
          <table:table-cell office:value-type="float" office:value="224418" table:style-name="ce5">
            <text:p>224.4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124" table:style-name="ce5">
            <text:p>124.124</text:p>
          </table:table-cell>
          <table:table-cell office:value-type="float" office:value="313721" table:style-name="ce5">
            <text:p>313.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ALUMNOS DE ESCUELAS URBANAS, POR PRINCIPAL DISPOSITIVO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Videojuego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able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857" table:style-name="ce5">
            <text:p>70.857</text:p>
          </table:table-cell>
          <table:table-cell office:value-type="float" office:value="53062" table:style-name="ce5">
            <text:p>53.062</text:p>
          </table:table-cell>
          <table:table-cell office:value-type="float" office:value="518043" table:style-name="ce5">
            <text:p>518.043</text:p>
          </table:table-cell>
          <table:table-cell office:value-type="float" office:value="39784" table:style-name="ce5">
            <text:p>39.784</text:p>
          </table:table-cell>
          <table:table-cell office:value-type="float" office:value="108393" table:style-name="ce5">
            <text:p>108.393</text:p>
          </table:table-cell>
          <table:table-cell office:value-type="float" office:value="29889" table:style-name="ce5">
            <text:p>29.88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4991" table:style-name="ce5">
            <text:p>54.991</text:p>
          </table:table-cell>
          <table:table-cell office:value-type="float" office:value="15721" table:style-name="ce5">
            <text:p>15.721</text:p>
          </table:table-cell>
          <table:table-cell office:value-type="float" office:value="287738" table:style-name="ce5">
            <text:p>287.738</text:p>
          </table:table-cell>
          <table:table-cell office:value-type="float" office:value="9356" table:style-name="ce5">
            <text:p>9.356</text:p>
          </table:table-cell>
          <table:table-cell office:value-type="float" office:value="64377" table:style-name="ce5">
            <text:p>64.377</text:p>
          </table:table-cell>
          <table:table-cell office:value-type="float" office:value="23447" table:style-name="ce5">
            <text:p>23.4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6003" table:style-name="ce5">
            <text:p>46.003</text:p>
          </table:table-cell>
          <table:table-cell office:value-type="float" office:value="49738" table:style-name="ce5">
            <text:p>49.738</text:p>
          </table:table-cell>
          <table:table-cell office:value-type="float" office:value="282412" table:style-name="ce5">
            <text:p>282.412</text:p>
          </table:table-cell>
          <table:table-cell office:value-type="float" office:value="38818" table:style-name="ce5">
            <text:p>38.818</text:p>
          </table:table-cell>
          <table:table-cell office:value-type="float" office:value="57697" table:style-name="ce5">
            <text:p>57.697</text:p>
          </table:table-cell>
          <table:table-cell office:value-type="float" office:value="16343" table:style-name="ce5">
            <text:p>16.34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124" table:style-name="ce5">
            <text:p>5.124</text:p>
          </table:table-cell>
          <table:table-cell office:value-type="float" office:value="5220" table:style-name="ce5">
            <text:p>5.220</text:p>
          </table:table-cell>
          <table:table-cell office:value-type="float" office:value="77411" table:style-name="ce5">
            <text:p>77.411</text:p>
          </table:table-cell>
          <table:table-cell office:value-type="float" office:value="2652" table:style-name="ce5">
            <text:p>2.652</text:p>
          </table:table-cell>
          <table:table-cell office:value-type="float" office:value="7624" table:style-name="ce5">
            <text:p>7.624</text:p>
          </table:table-cell>
          <table:table-cell office:value-type="float" office:value="4855" table:style-name="ce5">
            <text:p>4.85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2617" table:style-name="ce5">
            <text:p>42.617</text:p>
          </table:table-cell>
          <table:table-cell office:value-type="float" office:value="39682" table:style-name="ce5">
            <text:p>39.682</text:p>
          </table:table-cell>
          <table:table-cell office:value-type="float" office:value="327846" table:style-name="ce5">
            <text:p>327.846</text:p>
          </table:table-cell>
          <table:table-cell office:value-type="float" office:value="13315" table:style-name="ce5">
            <text:p>13.315</text:p>
          </table:table-cell>
          <table:table-cell office:value-type="float" office:value="37667" table:style-name="ce5">
            <text:p>37.667</text:p>
          </table:table-cell>
          <table:table-cell office:value-type="float" office:value="10337" table:style-name="ce5">
            <text:p>10.33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591" table:style-name="ce5">
            <text:p>7.591</text:p>
          </table:table-cell>
          <table:table-cell office:value-type="float" office:value="11113" table:style-name="ce5">
            <text:p>11.113</text:p>
          </table:table-cell>
          <table:table-cell office:value-type="float" office:value="76763" table:style-name="ce5">
            <text:p>76.763</text:p>
          </table:table-cell>
          <table:table-cell office:value-type="float" office:value="8511" table:style-name="ce5">
            <text:p>8.511</text:p>
          </table:table-cell>
          <table:table-cell office:value-type="float" office:value="18341" table:style-name="ce5">
            <text:p>18.341</text:p>
          </table:table-cell>
          <table:table-cell office:value-type="float" office:value="11764" table:style-name="ce5">
            <text:p>11.76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620" table:style-name="ce5">
            <text:p>55.620</text:p>
          </table:table-cell>
          <table:table-cell office:value-type="float" office:value="32465" table:style-name="ce5">
            <text:p>32.465</text:p>
          </table:table-cell>
          <table:table-cell office:value-type="float" office:value="380892" table:style-name="ce5">
            <text:p>380.892</text:p>
          </table:table-cell>
          <table:table-cell office:value-type="float" office:value="35637" table:style-name="ce5">
            <text:p>35.637</text:p>
          </table:table-cell>
          <table:table-cell office:value-type="float" office:value="99380" table:style-name="ce5">
            <text:p>99.380</text:p>
          </table:table-cell>
          <table:table-cell office:value-type="float" office:value="24345" table:style-name="ce5">
            <text:p>24.3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199" table:style-name="ce5">
            <text:p>5.199</text:p>
          </table:table-cell>
          <table:table-cell office:value-type="float" office:value="6019" table:style-name="ce5">
            <text:p>6.019</text:p>
          </table:table-cell>
          <table:table-cell office:value-type="float" office:value="62626" table:style-name="ce5">
            <text:p>62.626</text:p>
          </table:table-cell>
          <table:table-cell office:value-type="float" office:value="7485" table:style-name="ce5">
            <text:p>7.485</text:p>
          </table:table-cell>
          <table:table-cell office:value-type="float" office:value="7707" table:style-name="ce5">
            <text:p>7.707</text:p>
          </table:table-cell>
          <table:table-cell office:value-type="float" office:value="5645" table:style-name="ce5">
            <text:p>5.64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750" table:style-name="ce5">
            <text:p>18.750</text:p>
          </table:table-cell>
          <table:table-cell office:value-type="float" office:value="46770" table:style-name="ce5">
            <text:p>46.770</text:p>
          </table:table-cell>
          <table:table-cell office:value-type="float" office:value="349682" table:style-name="ce5">
            <text:p>349.682</text:p>
          </table:table-cell>
          <table:table-cell office:value-type="float" office:value="31040" table:style-name="ce5">
            <text:p>31.040</text:p>
          </table:table-cell>
          <table:table-cell office:value-type="float" office:value="51166" table:style-name="ce5">
            <text:p>51.166</text:p>
          </table:table-cell>
          <table:table-cell office:value-type="float" office:value="25176" table:style-name="ce5">
            <text:p>25.17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8078" table:style-name="ce5">
            <text:p>48.078</text:p>
          </table:table-cell>
          <table:table-cell office:value-type="float" office:value="20046" table:style-name="ce5">
            <text:p>20.046</text:p>
          </table:table-cell>
          <table:table-cell office:value-type="float" office:value="401901" table:style-name="ce5">
            <text:p>401.901</text:p>
          </table:table-cell>
          <table:table-cell office:value-type="float" office:value="24159" table:style-name="ce5">
            <text:p>24.159</text:p>
          </table:table-cell>
          <table:table-cell office:value-type="float" office:value="13091" table:style-name="ce5">
            <text:p>13.091</text:p>
          </table:table-cell>
          <table:table-cell office:value-type="float" office:value="9713" table:style-name="ce5">
            <text:p>9.7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324" table:style-name="ce5">
            <text:p>51.324</text:p>
          </table:table-cell>
          <table:table-cell office:value-type="float" office:value="50168" table:style-name="ce5">
            <text:p>50.168</text:p>
          </table:table-cell>
          <table:table-cell office:value-type="float" office:value="467508" table:style-name="ce5">
            <text:p>467.508</text:p>
          </table:table-cell>
          <table:table-cell office:value-type="float" office:value="38185" table:style-name="ce5">
            <text:p>38.185</text:p>
          </table:table-cell>
          <table:table-cell office:value-type="float" office:value="52390" table:style-name="ce5">
            <text:p>52.390</text:p>
          </table:table-cell>
          <table:table-cell office:value-type="float" office:value="26757" table:style-name="ce5">
            <text:p>26.75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226" table:style-name="ce5">
            <text:p>50.226</text:p>
          </table:table-cell>
          <table:table-cell office:value-type="float" office:value="19877" table:style-name="ce5">
            <text:p>19.877</text:p>
          </table:table-cell>
          <table:table-cell office:value-type="float" office:value="356579" table:style-name="ce5">
            <text:p>356.579</text:p>
          </table:table-cell>
          <table:table-cell office:value-type="float" office:value="12503" table:style-name="ce5">
            <text:p>12.503</text:p>
          </table:table-cell>
          <table:table-cell office:value-type="float" office:value="99168" table:style-name="ce5">
            <text:p>99.168</text:p>
          </table:table-cell>
          <table:table-cell office:value-type="float" office:value="14249" table:style-name="ce5">
            <text:p>14.249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9973" table:style-name="ce5">
            <text:p>29.973</text:p>
          </table:table-cell>
          <table:table-cell office:value-type="float" office:value="45113" table:style-name="ce5">
            <text:p>45.113</text:p>
          </table:table-cell>
          <table:table-cell office:value-type="float" office:value="295350" table:style-name="ce5">
            <text:p>295.350</text:p>
          </table:table-cell>
          <table:table-cell office:value-type="float" office:value="25175" table:style-name="ce5">
            <text:p>25.175</text:p>
          </table:table-cell>
          <table:table-cell office:value-type="float" office:value="47105" table:style-name="ce5">
            <text:p>47.105</text:p>
          </table:table-cell>
          <table:table-cell office:value-type="float" office:value="29392" table:style-name="ce5">
            <text:p>29.392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9815" table:style-name="ce5">
            <text:p>49.815</text:p>
          </table:table-cell>
          <table:table-cell office:value-type="float" office:value="25272" table:style-name="ce5">
            <text:p>25.272</text:p>
          </table:table-cell>
          <table:table-cell office:value-type="float" office:value="424426" table:style-name="ce5">
            <text:p>424.426</text:p>
          </table:table-cell>
          <table:table-cell office:value-type="float" office:value="29308" table:style-name="ce5">
            <text:p>29.308</text:p>
          </table:table-cell>
          <table:table-cell office:value-type="float" office:value="98890" table:style-name="ce5">
            <text:p>98.890</text:p>
          </table:table-cell>
          <table:table-cell office:value-type="float" office:value="5868" table:style-name="ce5">
            <text:p>5.868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2270" table:style-name="ce5">
            <text:p>42.270</text:p>
          </table:table-cell>
          <table:table-cell office:value-type="float" office:value="17553" table:style-name="ce5">
            <text:p>17.553</text:p>
          </table:table-cell>
          <table:table-cell office:value-type="float" office:value="382744" table:style-name="ce5">
            <text:p>382.744</text:p>
          </table:table-cell>
          <table:table-cell office:value-type="float" office:value="15654" table:style-name="ce5">
            <text:p>15.654</text:p>
          </table:table-cell>
          <table:table-cell office:value-type="float" office:value="8593" table:style-name="ce5">
            <text:p>8.593</text:p>
          </table:table-cell>
          <table:table-cell office:value-type="float" office:value="3143" table:style-name="ce5">
            <text:p>3.14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ALUMNOS DE ESCUELAS URBANAS, POR DISPOSITIVOS UTILIZADOS DE FORMA EXCLUSIVA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ccedieron a Internet solamente a través del celular</text:p>
          </table:table-cell>
          <table:table-cell office:value-type="string" table:number-columns-spanned="1" table:number-rows-spanned="2" table:style-name="ce8">
            <text:p>Accedieron a Internet solamente a través de una computadora de escritorio</text:p>
          </table:table-cell>
          <table:table-cell office:value-type="string" table:number-columns-spanned="1" table:number-rows-spanned="2" table:style-name="ce8">
            <text:p>No accedió a Internet solamente por el celular o por una computadora de escritorio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0397" table:style-name="ce5">
            <text:p>150.397</text:p>
          </table:table-cell>
          <table:table-cell office:value-type="float" office:value="2958" table:style-name="ce5">
            <text:p>2.958</text:p>
          </table:table-cell>
          <table:table-cell office:value-type="float" office:value="598206" table:style-name="ce5">
            <text:p>598.20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1116" table:style-name="ce5">
            <text:p>91.116</text:p>
          </table:table-cell>
          <table:table-cell office:value-type="float" office:value="2411" table:style-name="ce5">
            <text:p>2.411</text:p>
          </table:table-cell>
          <table:table-cell office:value-type="float" office:value="347970" table:style-name="ce5">
            <text:p>347.97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7672" table:style-name="ce5">
            <text:p>97.672</text:p>
          </table:table-cell>
          <table:table-cell office:value-type="float" office:value="1743" table:style-name="ce5">
            <text:p>1.743</text:p>
          </table:table-cell>
          <table:table-cell office:value-type="float" office:value="295497" table:style-name="ce5">
            <text:p>295.497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274" table:style-name="ce5">
            <text:p>34.274</text:p>
          </table:table-cell>
          <table:table-cell office:value-type="float" office:value="0" table:style-name="ce5">
            <text:p>0</text:p>
          </table:table-cell>
          <table:table-cell office:value-type="float" office:value="58101" table:style-name="ce5">
            <text:p>58.10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7058" table:style-name="ce5">
            <text:p>107.058</text:p>
          </table:table-cell>
          <table:table-cell office:value-type="float" office:value="0" table:style-name="ce5">
            <text:p>0</text:p>
          </table:table-cell>
          <table:table-cell office:value-type="float" office:value="323724" table:style-name="ce5">
            <text:p>323.72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654" table:style-name="ce5">
            <text:p>24.654</text:p>
          </table:table-cell>
          <table:table-cell office:value-type="float" office:value="1519" table:style-name="ce5">
            <text:p>1.519</text:p>
          </table:table-cell>
          <table:table-cell office:value-type="float" office:value="83942" table:style-name="ce5">
            <text:p>83.94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5540" table:style-name="ce5">
            <text:p>95.540</text:p>
          </table:table-cell>
          <table:table-cell office:value-type="float" office:value="2037" table:style-name="ce5">
            <text:p>2.037</text:p>
          </table:table-cell>
          <table:table-cell office:value-type="float" office:value="488139" table:style-name="ce5">
            <text:p>488.13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734" table:style-name="ce5">
            <text:p>15.734</text:p>
          </table:table-cell>
          <table:table-cell office:value-type="float" office:value="1514" table:style-name="ce5">
            <text:p>1.514</text:p>
          </table:table-cell>
          <table:table-cell office:value-type="float" office:value="65959" table:style-name="ce5">
            <text:p>65.9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7186" table:style-name="ce5">
            <text:p>127.186</text:p>
          </table:table-cell>
          <table:table-cell office:value-type="float" office:value="2199" table:style-name="ce5">
            <text:p>2.199</text:p>
          </table:table-cell>
          <table:table-cell office:value-type="float" office:value="360709" table:style-name="ce5">
            <text:p>360.70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902" table:style-name="ce5">
            <text:p>99.902</text:p>
          </table:table-cell>
          <table:table-cell office:value-type="float" office:value="1579" table:style-name="ce5">
            <text:p>1.579</text:p>
          </table:table-cell>
          <table:table-cell office:value-type="float" office:value="368445" table:style-name="ce5">
            <text:p>368.44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50409" table:style-name="ce5">
            <text:p>150.409</text:p>
          </table:table-cell>
          <table:table-cell office:value-type="float" office:value="2700" table:style-name="ce5">
            <text:p>2.700</text:p>
          </table:table-cell>
          <table:table-cell office:value-type="float" office:value="454492" table:style-name="ce5">
            <text:p>454.4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273" table:style-name="ce5">
            <text:p>16.273</text:p>
          </table:table-cell>
          <table:table-cell office:value-type="float" office:value="1240" table:style-name="ce5">
            <text:p>1.240</text:p>
          </table:table-cell>
          <table:table-cell office:value-type="float" office:value="503124" table:style-name="ce5">
            <text:p>503.124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92205" table:style-name="ce5">
            <text:p>92.205</text:p>
          </table:table-cell>
          <table:table-cell office:value-type="float" office:value="2538" table:style-name="ce5">
            <text:p>2.538</text:p>
          </table:table-cell>
          <table:table-cell office:value-type="float" office:value="336867" table:style-name="ce5">
            <text:p>336.86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01873" table:style-name="ce5">
            <text:p>101.873</text:p>
          </table:table-cell>
          <table:table-cell office:value-type="float" office:value="845" table:style-name="ce5">
            <text:p>845</text:p>
          </table:table-cell>
          <table:table-cell office:value-type="float" office:value="530051" table:style-name="ce5">
            <text:p>530.05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2316" table:style-name="ce5">
            <text:p>92.316</text:p>
          </table:table-cell>
          <table:table-cell office:value-type="float" office:value="1298" table:style-name="ce5">
            <text:p>1.298</text:p>
          </table:table-cell>
          <table:table-cell office:value-type="float" office:value="348265" table:style-name="ce5">
            <text:p>348.2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ALUMN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9286" table:style-name="ce5">
            <text:p>739.286</text:p>
          </table:table-cell>
          <table:table-cell office:value-type="float" office:value="46204" table:style-name="ce5">
            <text:p>46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00767" table:style-name="ce5">
            <text:p>400.767</text:p>
          </table:table-cell>
          <table:table-cell office:value-type="float" office:value="21197" table:style-name="ce5">
            <text:p>21.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89297" table:style-name="ce5">
            <text:p>389.297</text:p>
          </table:table-cell>
          <table:table-cell office:value-type="float" office:value="39606" table:style-name="ce5">
            <text:p>39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8561" table:style-name="ce5">
            <text:p>118.561</text:p>
          </table:table-cell>
          <table:table-cell office:value-type="float" office:value="18855" table:style-name="ce5">
            <text:p>18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81822" table:style-name="ce5">
            <text:p>481.822</text:p>
          </table:table-cell>
          <table:table-cell office:value-type="float" office:value="35148" table:style-name="ce5">
            <text:p>35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5269" table:style-name="ce5">
            <text:p>105.269</text:p>
          </table:table-cell>
          <table:table-cell office:value-type="float" office:value="7691" table:style-name="ce5">
            <text:p>7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1166" table:style-name="ce5">
            <text:p>531.166</text:p>
          </table:table-cell>
          <table:table-cell office:value-type="float" office:value="21638" table:style-name="ce5">
            <text:p>2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4353" table:style-name="ce5">
            <text:p>84.353</text:p>
          </table:table-cell>
          <table:table-cell office:value-type="float" office:value="4069" table:style-name="ce5">
            <text:p>4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7678" table:style-name="ce5">
            <text:p>547.678</text:p>
          </table:table-cell>
          <table:table-cell office:value-type="float" office:value="43895" table:style-name="ce5">
            <text:p>43.8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91579" table:style-name="ce5">
            <text:p>491.579</text:p>
          </table:table-cell>
          <table:table-cell office:value-type="float" office:value="15050" table:style-name="ce5">
            <text:p>15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51861" table:style-name="ce5">
            <text:p>651.861</text:p>
          </table:table-cell>
          <table:table-cell office:value-type="float" office:value="46034" table:style-name="ce5">
            <text:p>46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5365" table:style-name="ce5">
            <text:p>515.365</text:p>
          </table:table-cell>
          <table:table-cell office:value-type="float" office:value="4297" table:style-name="ce5">
            <text:p>4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14411" table:style-name="ce5">
            <text:p>514.411</text:p>
          </table:table-cell>
          <table:table-cell office:value-type="float" office:value="45926" table:style-name="ce5">
            <text:p>45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86026" table:style-name="ce5">
            <text:p>586.026</text:p>
          </table:table-cell>
          <table:table-cell office:value-type="float" office:value="5192" table:style-name="ce5">
            <text:p>5.1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49710" table:style-name="ce5">
            <text:p>449.710</text:p>
          </table:table-cell>
          <table:table-cell office:value-type="float" office:value="5357" table:style-name="ce5">
            <text:p>5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ALUMN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ce menos de tres meses¹</text:p>
          </table:table-cell>
          <table:table-cell office:value-type="string" table:number-columns-spanned="1" table:number-rows-spanned="2" table:style-name="ce8">
            <text:p>Hace más de tres meses</text:p>
          </table:table-cell>
          <table:table-cell office:value-type="string" table:number-columns-spanned="1" table:number-rows-spanned="2" table:style-name="ce8">
            <text:p>No utiliza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8876" table:style-name="ce5">
            <text:p>658.876</text:p>
          </table:table-cell>
          <table:table-cell office:value-type="float" office:value="173810" table:style-name="ce5">
            <text:p>173.810</text:p>
          </table:table-cell>
          <table:table-cell office:value-type="float" office:value="46204" table:style-name="ce5">
            <text:p>46.20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66301" table:style-name="ce5">
            <text:p>366.301</text:p>
          </table:table-cell>
          <table:table-cell office:value-type="float" office:value="84541" table:style-name="ce5">
            <text:p>84.541</text:p>
          </table:table-cell>
          <table:table-cell office:value-type="float" office:value="21197" table:style-name="ce5">
            <text:p>21.19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50178" table:style-name="ce5">
            <text:p>350.178</text:p>
          </table:table-cell>
          <table:table-cell office:value-type="float" office:value="110740" table:style-name="ce5">
            <text:p>110.740</text:p>
          </table:table-cell>
          <table:table-cell office:value-type="float" office:value="39606" table:style-name="ce5">
            <text:p>39.60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9642" table:style-name="ce5">
            <text:p>79.642</text:p>
          </table:table-cell>
          <table:table-cell office:value-type="float" office:value="56471" table:style-name="ce5">
            <text:p>56.471</text:p>
          </table:table-cell>
          <table:table-cell office:value-type="float" office:value="18855" table:style-name="ce5">
            <text:p>18.85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8917" table:style-name="ce5">
            <text:p>388.917</text:p>
          </table:table-cell>
          <table:table-cell office:value-type="float" office:value="135054" table:style-name="ce5">
            <text:p>135.054</text:p>
          </table:table-cell>
          <table:table-cell office:value-type="float" office:value="35148" table:style-name="ce5">
            <text:p>35.1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7273" table:style-name="ce5">
            <text:p>97.273</text:p>
          </table:table-cell>
          <table:table-cell office:value-type="float" office:value="23659" table:style-name="ce5">
            <text:p>23.659</text:p>
          </table:table-cell>
          <table:table-cell office:value-type="float" office:value="7691" table:style-name="ce5">
            <text:p>7.69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1432" table:style-name="ce5">
            <text:p>511.432</text:p>
          </table:table-cell>
          <table:table-cell office:value-type="float" office:value="86168" table:style-name="ce5">
            <text:p>86.168</text:p>
          </table:table-cell>
          <table:table-cell office:value-type="float" office:value="21638" table:style-name="ce5">
            <text:p>21.63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4120" table:style-name="ce5">
            <text:p>74.120</text:p>
          </table:table-cell>
          <table:table-cell office:value-type="float" office:value="28222" table:style-name="ce5">
            <text:p>28.222</text:p>
          </table:table-cell>
          <table:table-cell office:value-type="float" office:value="4069" table:style-name="ce5">
            <text:p>4.06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7073" table:style-name="ce5">
            <text:p>437.073</text:p>
          </table:table-cell>
          <table:table-cell office:value-type="float" office:value="155505" table:style-name="ce5">
            <text:p>155.505</text:p>
          </table:table-cell>
          <table:table-cell office:value-type="float" office:value="43895" table:style-name="ce5">
            <text:p>43.8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47110" table:style-name="ce5">
            <text:p>447.110</text:p>
          </table:table-cell>
          <table:table-cell office:value-type="float" office:value="83125" table:style-name="ce5">
            <text:p>83.125</text:p>
          </table:table-cell>
          <table:table-cell office:value-type="float" office:value="15050" table:style-name="ce5">
            <text:p>15.05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50098" table:style-name="ce5">
            <text:p>550.098</text:p>
          </table:table-cell>
          <table:table-cell office:value-type="float" office:value="170210" table:style-name="ce5">
            <text:p>170.210</text:p>
          </table:table-cell>
          <table:table-cell office:value-type="float" office:value="46034" table:style-name="ce5">
            <text:p>46.03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5341" table:style-name="ce5">
            <text:p>505.341</text:p>
          </table:table-cell>
          <table:table-cell office:value-type="float" office:value="52086" table:style-name="ce5">
            <text:p>52.086</text:p>
          </table:table-cell>
          <table:table-cell office:value-type="float" office:value="4297" table:style-name="ce5">
            <text:p>4.297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80967" table:style-name="ce5">
            <text:p>380.967</text:p>
          </table:table-cell>
          <table:table-cell office:value-type="float" office:value="168325" table:style-name="ce5">
            <text:p>168.325</text:p>
          </table:table-cell>
          <table:table-cell office:value-type="float" office:value="45926" table:style-name="ce5">
            <text:p>45.92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67567" table:style-name="ce5">
            <text:p>567.567</text:p>
          </table:table-cell>
          <table:table-cell office:value-type="float" office:value="59847" table:style-name="ce5">
            <text:p>59.847</text:p>
          </table:table-cell>
          <table:table-cell office:value-type="float" office:value="5192" table:style-name="ce5">
            <text:p>5.19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21905" table:style-name="ce5">
            <text:p>421.905</text:p>
          </table:table-cell>
          <table:table-cell office:value-type="float" office:value="41232" table:style-name="ce5">
            <text:p>41.232</text:p>
          </table:table-cell>
          <table:table-cell office:value-type="float" office:value="5357" table:style-name="ce5">
            <text:p>5.3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Se considerará 'usuario' a aquel que hubiere utilizado Internet en período inferior a los tres meses previos al momento de la entrevista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ALUMNOS DE ESCUELAS URBANAS, POR FRECUENCIA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Más de una vez al día</text:p>
          </table:table-cell>
          <table:table-cell office:value-type="string" table:number-columns-spanned="1" table:number-rows-spanned="2" table:style-name="ce8">
            <text:p>Al menos una vez por día</text:p>
          </table:table-cell>
          <table:table-cell office:value-type="string" table:number-columns-spanned="1" table:number-rows-spanned="2" table:style-name="ce8">
            <text:p>Al menos una vez a la semana</text:p>
          </table:table-cell>
          <table:table-cell office:value-type="string" table:number-columns-spanned="1" table:number-rows-spanned="2" table:style-name="ce8">
            <text:p>Al menos una vez al mes</text:p>
          </table:table-cell>
          <table:table-cell office:value-type="string" table:number-columns-spanned="1" table:number-rows-spanned="2" table:style-name="ce8">
            <text:p>Menos de una vez al m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8310" table:style-name="ce5">
            <text:p>588.310</text:p>
          </table:table-cell>
          <table:table-cell office:value-type="float" office:value="131771" table:style-name="ce5">
            <text:p>131.771</text:p>
          </table:table-cell>
          <table:table-cell office:value-type="float" office:value="70593" table:style-name="ce5">
            <text:p>70.593</text:p>
          </table:table-cell>
          <table:table-cell office:value-type="float" office:value="26454" table:style-name="ce5">
            <text:p>26.454</text:p>
          </table:table-cell>
          <table:table-cell office:value-type="float" office:value="22599" table:style-name="ce5">
            <text:p>22.599</text:p>
          </table:table-cell>
          <table:table-cell office:value-type="float" office:value="194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07179" table:style-name="ce5">
            <text:p>307.179</text:p>
          </table:table-cell>
          <table:table-cell office:value-type="float" office:value="80744" table:style-name="ce5">
            <text:p>80.744</text:p>
          </table:table-cell>
          <table:table-cell office:value-type="float" office:value="61161" table:style-name="ce5">
            <text:p>61.161</text:p>
          </table:table-cell>
          <table:table-cell office:value-type="float" office:value="17609" table:style-name="ce5">
            <text:p>17.609</text:p>
          </table:table-cell>
          <table:table-cell office:value-type="float" office:value="19923" table:style-name="ce5">
            <text:p>19.9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28225" table:style-name="ce5">
            <text:p>328.225</text:p>
          </table:table-cell>
          <table:table-cell office:value-type="float" office:value="87467" table:style-name="ce5">
            <text:p>87.467</text:p>
          </table:table-cell>
          <table:table-cell office:value-type="float" office:value="32345" table:style-name="ce5">
            <text:p>32.345</text:p>
          </table:table-cell>
          <table:table-cell office:value-type="float" office:value="19610" table:style-name="ce5">
            <text:p>19.610</text:p>
          </table:table-cell>
          <table:table-cell office:value-type="float" office:value="11180" table:style-name="ce5">
            <text:p>11.180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9965" table:style-name="ce5">
            <text:p>59.965</text:p>
          </table:table-cell>
          <table:table-cell office:value-type="float" office:value="35529" table:style-name="ce5">
            <text:p>35.529</text:p>
          </table:table-cell>
          <table:table-cell office:value-type="float" office:value="9291" table:style-name="ce5">
            <text:p>9.291</text:p>
          </table:table-cell>
          <table:table-cell office:value-type="float" office:value="3998" table:style-name="ce5">
            <text:p>3.998</text:p>
          </table:table-cell>
          <table:table-cell office:value-type="float" office:value="4855" table:style-name="ce5">
            <text:p>4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4410" table:style-name="ce5">
            <text:p>364.410</text:p>
          </table:table-cell>
          <table:table-cell office:value-type="float" office:value="48576" table:style-name="ce5">
            <text:p>48.576</text:p>
          </table:table-cell>
          <table:table-cell office:value-type="float" office:value="36573" table:style-name="ce5">
            <text:p>36.573</text:p>
          </table:table-cell>
          <table:table-cell office:value-type="float" office:value="16570" table:style-name="ce5">
            <text:p>16.570</text:p>
          </table:table-cell>
          <table:table-cell office:value-type="float" office:value="9531" table:style-name="ce5">
            <text:p>9.53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3071" table:style-name="ce5">
            <text:p>73.071</text:p>
          </table:table-cell>
          <table:table-cell office:value-type="float" office:value="36555" table:style-name="ce5">
            <text:p>36.555</text:p>
          </table:table-cell>
          <table:table-cell office:value-type="float" office:value="11365" table:style-name="ce5">
            <text:p>11.365</text:p>
          </table:table-cell>
          <table:table-cell office:value-type="float" office:value="5410" table:style-name="ce5">
            <text:p>5.410</text:p>
          </table:table-cell>
          <table:table-cell office:value-type="float" office:value="5789" table:style-name="ce5">
            <text:p>5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7744" table:style-name="ce5">
            <text:p>447.744</text:p>
          </table:table-cell>
          <table:table-cell office:value-type="float" office:value="109795" table:style-name="ce5">
            <text:p>109.795</text:p>
          </table:table-cell>
          <table:table-cell office:value-type="float" office:value="58254" table:style-name="ce5">
            <text:p>58.254</text:p>
          </table:table-cell>
          <table:table-cell office:value-type="float" office:value="19346" table:style-name="ce5">
            <text:p>19.346</text:p>
          </table:table-cell>
          <table:table-cell office:value-type="float" office:value="18900" table:style-name="ce5">
            <text:p>18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2478" table:style-name="ce5">
            <text:p>62.478</text:p>
          </table:table-cell>
          <table:table-cell office:value-type="float" office:value="18719" table:style-name="ce5">
            <text:p>18.719</text:p>
          </table:table-cell>
          <table:table-cell office:value-type="float" office:value="6054" table:style-name="ce5">
            <text:p>6.054</text:p>
          </table:table-cell>
          <table:table-cell office:value-type="float" office:value="2391" table:style-name="ce5">
            <text:p>2.391</text:p>
          </table:table-cell>
          <table:table-cell office:value-type="float" office:value="2366" table:style-name="ce5">
            <text:p>2.36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2743" table:style-name="ce5">
            <text:p>322.743</text:p>
          </table:table-cell>
          <table:table-cell office:value-type="float" office:value="113630" table:style-name="ce5">
            <text:p>113.630</text:p>
          </table:table-cell>
          <table:table-cell office:value-type="float" office:value="64329" table:style-name="ce5">
            <text:p>64.329</text:p>
          </table:table-cell>
          <table:table-cell office:value-type="float" office:value="23771" table:style-name="ce5">
            <text:p>23.771</text:p>
          </table:table-cell>
          <table:table-cell office:value-type="float" office:value="19211" table:style-name="ce5">
            <text:p>19.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20248" table:style-name="ce5">
            <text:p>420.248</text:p>
          </table:table-cell>
          <table:table-cell office:value-type="float" office:value="57013" table:style-name="ce5">
            <text:p>57.013</text:p>
          </table:table-cell>
          <table:table-cell office:value-type="float" office:value="33292" table:style-name="ce5">
            <text:p>33.292</text:p>
          </table:table-cell>
          <table:table-cell office:value-type="float" office:value="7986" table:style-name="ce5">
            <text:p>7.986</text:p>
          </table:table-cell>
          <table:table-cell office:value-type="float" office:value="8810" table:style-name="ce5">
            <text:p>8.81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6981" table:style-name="ce5">
            <text:p>476.981</text:p>
          </table:table-cell>
          <table:table-cell office:value-type="float" office:value="122656" table:style-name="ce5">
            <text:p>122.656</text:p>
          </table:table-cell>
          <table:table-cell office:value-type="float" office:value="70335" table:style-name="ce5">
            <text:p>70.335</text:p>
          </table:table-cell>
          <table:table-cell office:value-type="float" office:value="24935" table:style-name="ce5">
            <text:p>24.935</text:p>
          </table:table-cell>
          <table:table-cell office:value-type="float" office:value="20864" table:style-name="ce5">
            <text:p>20.8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48604" table:style-name="ce5">
            <text:p>448.604</text:p>
          </table:table-cell>
          <table:table-cell office:value-type="float" office:value="67597" table:style-name="ce5">
            <text:p>67.597</text:p>
          </table:table-cell>
          <table:table-cell office:value-type="float" office:value="8077" table:style-name="ce5">
            <text:p>8.077</text:p>
          </table:table-cell>
          <table:table-cell office:value-type="float" office:value="9062" table:style-name="ce5">
            <text:p>9.062</text:p>
          </table:table-cell>
          <table:table-cell office:value-type="float" office:value="8952" table:style-name="ce5">
            <text:p>8.952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51565" table:style-name="ce5">
            <text:p>251.565</text:p>
          </table:table-cell>
          <table:table-cell office:value-type="float" office:value="116817" table:style-name="ce5">
            <text:p>116.817</text:p>
          </table:table-cell>
          <table:table-cell office:value-type="float" office:value="68064" table:style-name="ce5">
            <text:p>68.064</text:p>
          </table:table-cell>
          <table:table-cell office:value-type="float" office:value="23619" table:style-name="ce5">
            <text:p>23.619</text:p>
          </table:table-cell>
          <table:table-cell office:value-type="float" office:value="21509" table:style-name="ce5">
            <text:p>21.509</text:p>
          </table:table-cell>
          <table:table-cell office:value-type="float" office:value="194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96883" table:style-name="ce5">
            <text:p>496.883</text:p>
          </table:table-cell>
          <table:table-cell office:value-type="float" office:value="78844" table:style-name="ce5">
            <text:p>78.844</text:p>
          </table:table-cell>
          <table:table-cell office:value-type="float" office:value="13877" table:style-name="ce5">
            <text:p>13.877</text:p>
          </table:table-cell>
          <table:table-cell office:value-type="float" office:value="11989" table:style-name="ce5">
            <text:p>11.989</text:p>
          </table:table-cell>
          <table:table-cell office:value-type="float" office:value="4572" table:style-name="ce5">
            <text:p>4.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05855" table:style-name="ce5">
            <text:p>405.855</text:p>
          </table:table-cell>
          <table:table-cell office:value-type="float" office:value="33995" table:style-name="ce5">
            <text:p>33.995</text:p>
          </table:table-cell>
          <table:table-cell office:value-type="float" office:value="21679" table:style-name="ce5">
            <text:p>21.679</text:p>
          </table:table-cell>
          <table:table-cell office:value-type="float" office:value="3204" table:style-name="ce5">
            <text:p>3.204</text:p>
          </table:table-cell>
          <table:table-cell office:value-type="float" office:value="6197" table:style-name="ce5">
            <text:p>6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ALUMNOS DE ESCUELAS URBANAS, POR TIPO DE COMPUTADORA PRESENTE EN SU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office:value-type="string" table:number-columns-spanned="1" table:number-rows-spanned="2" table:style-name="ce8">
            <text:p>Ninguno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2984" table:style-name="ce5">
            <text:p>382.984</text:p>
          </table:table-cell>
          <table:table-cell office:value-type="float" office:value="469249" table:style-name="ce5">
            <text:p>469.249</text:p>
          </table:table-cell>
          <table:table-cell office:value-type="float" office:value="3473" table:style-name="ce5">
            <text:p>3.473</text:p>
          </table:table-cell>
          <table:table-cell office:value-type="string" table:style-name="ce5">
            <text:p>-</text:p>
          </table:table-cell>
          <table:table-cell office:value-type="float" office:value="475790" table:style-name="ce5">
            <text:p>475.790</text:p>
          </table:table-cell>
          <table:table-cell office:value-type="float" office:value="486389" table:style-name="ce5">
            <text:p>486.389</text:p>
          </table:table-cell>
          <table:table-cell office:value-type="float" office:value="3728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45140" table:style-name="ce5">
            <text:p>245.140</text:p>
          </table:table-cell>
          <table:table-cell office:value-type="float" office:value="554891" table:style-name="ce5">
            <text:p>554.891</text:p>
          </table:table-cell>
          <table:table-cell office:value-type="float" office:value="4572" table:style-name="ce5">
            <text:p>4.572</text:p>
          </table:table-cell>
          <table:table-cell office:value-type="float" office:value="248" table:style-name="ce5">
            <text:p>248</text:p>
          </table:table-cell>
          <table:table-cell office:value-type="float" office:value="271683" table:style-name="ce5">
            <text:p>271.68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26076" table:style-name="ce5">
            <text:p>226.076</text:p>
          </table:table-cell>
          <table:table-cell office:value-type="float" office:value="259382" table:style-name="ce5">
            <text:p>259.382</text:p>
          </table:table-cell>
          <table:table-cell office:value-type="float" office:value="2627" table:style-name="ce5">
            <text:p>2.627</text:p>
          </table:table-cell>
          <table:table-cell office:value-type="string" table:style-name="ce5">
            <text:p>-</text:p>
          </table:table-cell>
          <table:table-cell office:value-type="float" office:value="265094" table:style-name="ce5">
            <text:p>265.094</text:p>
          </table:table-cell>
          <table:table-cell office:value-type="float" office:value="246173" table:style-name="ce5">
            <text:p>246.173</text:p>
          </table:table-cell>
          <table:table-cell office:value-type="float" office:value="2239" table:style-name="ce5">
            <text:p>2.239</text:p>
          </table:table-cell>
          <table:table-cell office:value-type="string" table:style-name="ce5">
            <text:p>-</text:p>
          </table:table-cell>
          <table:table-cell office:value-type="float" office:value="135280" table:style-name="ce5">
            <text:p>135.280</text:p>
          </table:table-cell>
          <table:table-cell office:value-type="float" office:value="316747" table:style-name="ce5">
            <text:p>316.747</text:p>
          </table:table-cell>
          <table:table-cell office:value-type="float" office:value="3958" table:style-name="ce5">
            <text:p>3.958</text:p>
          </table:table-cell>
          <table:table-cell office:value-type="float" office:value="0" table:style-name="ce5">
            <text:p>0</text:p>
          </table:table-cell>
          <table:table-cell office:value-type="float" office:value="156135" table:style-name="ce5">
            <text:p>156.1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7579" table:style-name="ce5">
            <text:p>197.579</text:p>
          </table:table-cell>
          <table:table-cell office:value-type="float" office:value="249289" table:style-name="ce5">
            <text:p>249.289</text:p>
          </table:table-cell>
          <table:table-cell office:value-type="float" office:value="2282" table:style-name="ce5">
            <text:p>2.282</text:p>
          </table:table-cell>
          <table:table-cell office:value-type="string" table:style-name="ce5">
            <text:p>-</text:p>
          </table:table-cell>
          <table:table-cell office:value-type="float" office:value="255967" table:style-name="ce5">
            <text:p>255.967</text:p>
          </table:table-cell>
          <table:table-cell office:value-type="float" office:value="276116" table:style-name="ce5">
            <text:p>276.116</text:p>
          </table:table-cell>
          <table:table-cell office:value-type="float" office:value="2980" table:style-name="ce5">
            <text:p>2.980</text:p>
          </table:table-cell>
          <table:table-cell office:value-type="string" table:style-name="ce5">
            <text:p>-</text:p>
          </table:table-cell>
          <table:table-cell office:value-type="float" office:value="141429" table:style-name="ce5">
            <text:p>141.429</text:p>
          </table:table-cell>
          <table:table-cell office:value-type="float" office:value="302900" table:style-name="ce5">
            <text:p>302.900</text:p>
          </table:table-cell>
          <table:table-cell office:value-type="float" office:value="2290" table:style-name="ce5">
            <text:p>2.290</text:p>
          </table:table-cell>
          <table:table-cell office:value-type="float" office:value="248" table:style-name="ce5">
            <text:p>248</text:p>
          </table:table-cell>
          <table:table-cell office:value-type="float" office:value="151030" table:style-name="ce5">
            <text:p>151.03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852" table:style-name="ce5">
            <text:p>34.852</text:p>
          </table:table-cell>
          <table:table-cell office:value-type="float" office:value="106412" table:style-name="ce5">
            <text:p>106.4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33" table:style-name="ce5">
            <text:p>38.633</text:p>
          </table:table-cell>
          <table:table-cell office:value-type="float" office:value="105667" table:style-name="ce5">
            <text:p>105.667</text:p>
          </table:table-cell>
          <table:table-cell office:value-type="float" office:value="811" table:style-name="ce5">
            <text:p>811</text:p>
          </table:table-cell>
          <table:table-cell office:value-type="string" table:style-name="ce5">
            <text:p>-</text:p>
          </table:table-cell>
          <table:table-cell office:value-type="float" office:value="27578" table:style-name="ce5">
            <text:p>27.578</text:p>
          </table:table-cell>
          <table:table-cell office:value-type="float" office:value="117341" table:style-name="ce5">
            <text:p>117.341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88455" table:style-name="ce5">
            <text:p>88.45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5095" table:style-name="ce5">
            <text:p>225.095</text:p>
          </table:table-cell>
          <table:table-cell office:value-type="float" office:value="313972" table:style-name="ce5">
            <text:p>313.972</text:p>
          </table:table-cell>
          <table:table-cell office:value-type="float" office:value="2249" table:style-name="ce5">
            <text:p>2.249</text:p>
          </table:table-cell>
          <table:table-cell office:value-type="string" table:style-name="ce5">
            <text:p>-</text:p>
          </table:table-cell>
          <table:table-cell office:value-type="float" office:value="179670" table:style-name="ce5">
            <text:p>179.670</text:p>
          </table:table-cell>
          <table:table-cell office:value-type="float" office:value="392179" table:style-name="ce5">
            <text:p>392.179</text:p>
          </table:table-cell>
          <table:table-cell office:value-type="float" office:value="2532" table:style-name="ce5">
            <text:p>2.532</text:p>
          </table:table-cell>
          <table:table-cell office:value-type="string" table:style-name="ce5">
            <text:p>-</text:p>
          </table:table-cell>
          <table:table-cell office:value-type="float" office:value="159769" table:style-name="ce5">
            <text:p>159.769</text:p>
          </table:table-cell>
          <table:table-cell office:value-type="float" office:value="360847" table:style-name="ce5">
            <text:p>360.847</text:p>
          </table:table-cell>
          <table:table-cell office:value-type="float" office:value="2249" table:style-name="ce5">
            <text:p>2.249</text:p>
          </table:table-cell>
          <table:table-cell office:value-type="float" office:value="0" table:style-name="ce5">
            <text:p>0</text:p>
          </table:table-cell>
          <table:table-cell office:value-type="float" office:value="181650" table:style-name="ce5">
            <text:p>181.65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903" table:style-name="ce5">
            <text:p>50.903</text:p>
          </table:table-cell>
          <table:table-cell office:value-type="float" office:value="71757" table:style-name="ce5">
            <text:p>71.757</text:p>
          </table:table-cell>
          <table:table-cell office:value-type="float" office:value="1612" table:style-name="ce5">
            <text:p>1.612</text:p>
          </table:table-cell>
          <table:table-cell office:value-type="string" table:style-name="ce5">
            <text:p>-</text:p>
          </table:table-cell>
          <table:table-cell office:value-type="float" office:value="66521" table:style-name="ce5">
            <text:p>66.521</text:p>
          </table:table-cell>
          <table:table-cell office:value-type="float" office:value="56412" table:style-name="ce5">
            <text:p>56.412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41193" table:style-name="ce5">
            <text:p>41.193</text:p>
          </table:table-cell>
          <table:table-cell office:value-type="float" office:value="75101" table:style-name="ce5">
            <text:p>75.101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34158" table:style-name="ce5">
            <text:p>34.15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0096" table:style-name="ce5">
            <text:p>300.096</text:p>
          </table:table-cell>
          <table:table-cell office:value-type="float" office:value="320758" table:style-name="ce5">
            <text:p>320.7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052" table:style-name="ce5">
            <text:p>431.052</text:p>
          </table:table-cell>
          <table:table-cell office:value-type="float" office:value="256790" table:style-name="ce5">
            <text:p>256.7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271" table:style-name="ce5">
            <text:p>176.271</text:p>
          </table:table-cell>
          <table:table-cell office:value-type="float" office:value="393153" table:style-name="ce5">
            <text:p>393.1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044" table:style-name="ce5">
            <text:p>176.04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323" table:style-name="ce5">
            <text:p>46.323</text:p>
          </table:table-cell>
          <table:table-cell office:value-type="float" office:value="47523" table:style-name="ce5">
            <text:p>47.523</text:p>
          </table:table-cell>
          <table:table-cell office:value-type="float" office:value="2098" table:style-name="ce5">
            <text:p>2.098</text:p>
          </table:table-cell>
          <table:table-cell office:value-type="string" table:style-name="ce5">
            <text:p>-</text:p>
          </table:table-cell>
          <table:table-cell office:value-type="float" office:value="48697" table:style-name="ce5">
            <text:p>48.697</text:p>
          </table:table-cell>
          <table:table-cell office:value-type="float" office:value="49805" table:style-name="ce5">
            <text:p>49.805</text:p>
          </table:table-cell>
          <table:table-cell office:value-type="float" office:value="2087" table:style-name="ce5">
            <text:p>2.087</text:p>
          </table:table-cell>
          <table:table-cell office:value-type="string" table:style-name="ce5">
            <text:p>-</text:p>
          </table:table-cell>
          <table:table-cell office:value-type="float" office:value="32227" table:style-name="ce5">
            <text:p>32.227</text:p>
          </table:table-cell>
          <table:table-cell office:value-type="float" office:value="60955" table:style-name="ce5">
            <text:p>60.955</text:p>
          </table:table-cell>
          <table:table-cell office:value-type="float" office:value="3970" table:style-name="ce5">
            <text:p>3.970</text:p>
          </table:table-cell>
          <table:table-cell office:value-type="float" office:value="0" table:style-name="ce5">
            <text:p>0</text:p>
          </table:table-cell>
          <table:table-cell office:value-type="float" office:value="28859" table:style-name="ce5">
            <text:p>28.85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1021" table:style-name="ce5">
            <text:p>161.021</text:p>
          </table:table-cell>
          <table:table-cell office:value-type="float" office:value="438875" table:style-name="ce5">
            <text:p>438.875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float" office:value="157160" table:style-name="ce5">
            <text:p>157.160</text:p>
          </table:table-cell>
          <table:table-cell office:value-type="float" office:value="461585" table:style-name="ce5">
            <text:p>461.585</text:p>
          </table:table-cell>
          <table:table-cell office:value-type="float" office:value="2842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82996" table:style-name="ce5">
            <text:p>182.996</text:p>
          </table:table-cell>
          <table:table-cell office:value-type="float" office:value="416167" table:style-name="ce5">
            <text:p>416.167</text:p>
          </table:table-cell>
          <table:table-cell office:value-type="float" office:value="2364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float" office:value="263887" table:style-name="ce5">
            <text:p>263.88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9588" table:style-name="ce5">
            <text:p>249.588</text:p>
          </table:table-cell>
          <table:table-cell office:value-type="float" office:value="289778" table:style-name="ce5">
            <text:p>289.778</text:p>
          </table:table-cell>
          <table:table-cell office:value-type="float" office:value="2560" table:style-name="ce5">
            <text:p>2.560</text:p>
          </table:table-cell>
          <table:table-cell office:value-type="string" table:style-name="ce5">
            <text:p>-</text:p>
          </table:table-cell>
          <table:table-cell office:value-type="float" office:value="242952" table:style-name="ce5">
            <text:p>242.952</text:p>
          </table:table-cell>
          <table:table-cell office:value-type="float" office:value="283712" table:style-name="ce5">
            <text:p>283.712</text:p>
          </table:table-cell>
          <table:table-cell office:value-type="float" office:value="1951" table:style-name="ce5">
            <text:p>1.951</text:p>
          </table:table-cell>
          <table:table-cell office:value-type="string" table:style-name="ce5">
            <text:p>-</text:p>
          </table:table-cell>
          <table:table-cell office:value-type="float" office:value="147676" table:style-name="ce5">
            <text:p>147.676</text:p>
          </table:table-cell>
          <table:table-cell office:value-type="float" office:value="373193" table:style-name="ce5">
            <text:p>373.193</text:p>
          </table:table-cell>
          <table:table-cell office:value-type="float" office:value="3902" table:style-name="ce5">
            <text:p>3.902</text:p>
          </table:table-cell>
          <table:table-cell office:value-type="float" office:value="248" table:style-name="ce5">
            <text:p>248</text:p>
          </table:table-cell>
          <table:table-cell office:value-type="float" office:value="149258" table:style-name="ce5">
            <text:p>149.25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6461" table:style-name="ce5">
            <text:p>276.461</text:p>
          </table:table-cell>
          <table:table-cell office:value-type="float" office:value="468629" table:style-name="ce5">
            <text:p>468.629</text:p>
          </table:table-cell>
          <table:table-cell office:value-type="float" office:value="3463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263525" table:style-name="ce5">
            <text:p>263.525</text:p>
          </table:table-cell>
          <table:table-cell office:value-type="float" office:value="492242" table:style-name="ce5">
            <text:p>492.242</text:p>
          </table:table-cell>
          <table:table-cell office:value-type="float" office:value="3447" table:style-name="ce5">
            <text:p>3.447</text:p>
          </table:table-cell>
          <table:table-cell office:value-type="string" table:style-name="ce5">
            <text:p>-</text:p>
          </table:table-cell>
          <table:table-cell office:value-type="float" office:value="216010" table:style-name="ce5">
            <text:p>216.010</text:p>
          </table:table-cell>
          <table:table-cell office:value-type="float" office:value="496843" table:style-name="ce5">
            <text:p>496.843</text:p>
          </table:table-cell>
          <table:table-cell office:value-type="float" office:value="4563" table:style-name="ce5">
            <text:p>4.563</text:p>
          </table:table-cell>
          <table:table-cell office:value-type="float" office:value="248" table:style-name="ce5">
            <text:p>248</text:p>
          </table:table-cell>
          <table:table-cell office:value-type="float" office:value="274066" table:style-name="ce5">
            <text:p>274.06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05117" table:style-name="ce5">
            <text:p>305.117</text:p>
          </table:table-cell>
          <table:table-cell office:value-type="float" office:value="217299" table:style-name="ce5">
            <text:p>217.29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office:value-type="float" office:value="447501" table:style-name="ce5">
            <text:p>447.501</text:p>
          </table:table-cell>
          <table:table-cell office:value-type="float" office:value="113888" table:style-name="ce5">
            <text:p>113.888</text:p>
          </table:table-cell>
          <table:table-cell office:value-type="float" office:value="1418" table:style-name="ce5">
            <text:p>1.418</text:p>
          </table:table-cell>
          <table:table-cell office:value-type="string" table:style-name="ce5">
            <text:p>-</text:p>
          </table:table-cell>
          <table:table-cell office:value-type="float" office:value="171353" table:style-name="ce5">
            <text:p>171.353</text:p>
          </table:table-cell>
          <table:table-cell office:value-type="float" office:value="353981" table:style-name="ce5">
            <text:p>353.981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42183" table:style-name="ce5">
            <text:p>42.183</text:p>
          </table:table-cell>
          <table:table-cell table:number-columns-repeated="1636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66555" table:style-name="ce5">
            <text:p>166.555</text:p>
          </table:table-cell>
          <table:table-cell office:value-type="float" office:value="403380" table:style-name="ce5">
            <text:p>403.380</text:p>
          </table:table-cell>
          <table:table-cell office:value-type="float" office:value="3052" table:style-name="ce5">
            <text:p>3.052</text:p>
          </table:table-cell>
          <table:table-cell office:value-type="string" table:style-name="ce5">
            <text:p>-</text:p>
          </table:table-cell>
          <table:table-cell office:value-type="float" office:value="141755" table:style-name="ce5">
            <text:p>141.755</text:p>
          </table:table-cell>
          <table:table-cell office:value-type="float" office:value="442560" table:style-name="ce5">
            <text:p>442.560</text:p>
          </table:table-cell>
          <table:table-cell office:value-type="float" office:value="3728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04872" table:style-name="ce5">
            <text:p>204.872</text:p>
          </table:table-cell>
          <table:table-cell office:value-type="float" office:value="358390" table:style-name="ce5">
            <text:p>358.390</text:p>
          </table:table-cell>
          <table:table-cell office:value-type="float" office:value="4563" table:style-name="ce5">
            <text:p>4.563</text:p>
          </table:table-cell>
          <table:table-cell office:value-type="float" office:value="248" table:style-name="ce5">
            <text:p>248</text:p>
          </table:table-cell>
          <table:table-cell office:value-type="float" office:value="222815" table:style-name="ce5">
            <text:p>222.815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07625" table:style-name="ce5">
            <text:p>307.625</text:p>
          </table:table-cell>
          <table:table-cell office:value-type="float" office:value="336507" table:style-name="ce5">
            <text:p>336.507</text:p>
          </table:table-cell>
          <table:table-cell office:value-type="float" office:value="1657" table:style-name="ce5">
            <text:p>1.657</text:p>
          </table:table-cell>
          <table:table-cell office:value-type="string" table:style-name="ce5">
            <text:p>-</text:p>
          </table:table-cell>
          <table:table-cell office:value-type="float" office:value="450463" table:style-name="ce5">
            <text:p>450.463</text:p>
          </table:table-cell>
          <table:table-cell office:value-type="float" office:value="252919" table:style-name="ce5">
            <text:p>252.9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844" table:style-name="ce5">
            <text:p>167.844</text:p>
          </table:table-cell>
          <table:table-cell office:value-type="float" office:value="435694" table:style-name="ce5">
            <text:p>435.694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189132" table:style-name="ce5">
            <text:p>189.132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40548" table:style-name="ce5">
            <text:p>240.548</text:p>
          </table:table-cell>
          <table:table-cell office:value-type="float" office:value="239974" table:style-name="ce5">
            <text:p>239.9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817" table:style-name="ce5">
            <text:p>231.817</text:p>
          </table:table-cell>
          <table:table-cell office:value-type="float" office:value="248220" table:style-name="ce5">
            <text:p>248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607" table:style-name="ce5">
            <text:p>120.607</text:p>
          </table:table-cell>
          <table:table-cell office:value-type="float" office:value="349142" table:style-name="ce5">
            <text:p>349.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690" table:style-name="ce5">
            <text:p>119.69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ALUMNOS DE ESCUELAS URBANAS QUE LLEVAN CONSIGO LA TABLETA O EL NOTEBOOK 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notebook ni table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322" table:style-name="ce5">
            <text:p>47.322</text:p>
          </table:table-cell>
          <table:table-cell office:value-type="float" office:value="532550" table:style-name="ce5">
            <text:p>532.550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340885" table:style-name="ce5">
            <text:p>340.8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9515" table:style-name="ce5">
            <text:p>29.515</text:p>
          </table:table-cell>
          <table:table-cell office:value-type="float" office:value="286415" table:style-name="ce5">
            <text:p>286.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905" table:style-name="ce5">
            <text:p>176.9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7065" table:style-name="ce5">
            <text:p>27.065</text:p>
          </table:table-cell>
          <table:table-cell office:value-type="float" office:value="290796" table:style-name="ce5">
            <text:p>290.796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200285" table:style-name="ce5">
            <text:p>200.2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936" table:style-name="ce5">
            <text:p>14.936</text:p>
          </table:table-cell>
          <table:table-cell office:value-type="float" office:value="41512" table:style-name="ce5">
            <text:p>41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050" table:style-name="ce5">
            <text:p>102.05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122" table:style-name="ce5">
            <text:p>15.122</text:p>
          </table:table-cell>
          <table:table-cell office:value-type="float" office:value="293607" table:style-name="ce5">
            <text:p>293.6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1996" table:style-name="ce5">
            <text:p>251.99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471" table:style-name="ce5">
            <text:p>11.471</text:p>
          </table:table-cell>
          <table:table-cell office:value-type="float" office:value="72557" table:style-name="ce5">
            <text:p>72.5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029" table:style-name="ce5">
            <text:p>42.0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890" table:style-name="ce5">
            <text:p>39.890</text:p>
          </table:table-cell>
          <table:table-cell office:value-type="float" office:value="433393" table:style-name="ce5">
            <text:p>433.393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197284" table:style-name="ce5">
            <text:p>197.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52" table:style-name="ce5">
            <text:p>8.052</text:p>
          </table:table-cell>
          <table:table-cell office:value-type="float" office:value="50867" table:style-name="ce5">
            <text:p>50.8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85" table:style-name="ce5">
            <text:p>39.9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065" table:style-name="ce5">
            <text:p>20.065</text:p>
          </table:table-cell>
          <table:table-cell office:value-type="float" office:value="274270" table:style-name="ce5">
            <text:p>274.2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276" table:style-name="ce5">
            <text:p>328.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445" table:style-name="ce5">
            <text:p>27.445</text:p>
          </table:table-cell>
          <table:table-cell office:value-type="float" office:value="316527" table:style-name="ce5">
            <text:p>316.527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201921" table:style-name="ce5">
            <text:p>201.92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356" table:style-name="ce5">
            <text:p>33.356</text:p>
          </table:table-cell>
          <table:table-cell office:value-type="float" office:value="379009" table:style-name="ce5">
            <text:p>379.009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346648" table:style-name="ce5">
            <text:p>346.6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764" table:style-name="ce5">
            <text:p>34.764</text:p>
          </table:table-cell>
          <table:table-cell office:value-type="float" office:value="451320" table:style-name="ce5">
            <text:p>451.320</text:p>
          </table:table-cell>
          <table:table-cell office:value-type="float" office:value="1231" table:style-name="ce5">
            <text:p>1.231</text:p>
          </table:table-cell>
          <table:table-cell office:value-type="string" table:style-name="ce5">
            <text:p>-</text:p>
          </table:table-cell>
          <table:table-cell office:value-type="float" office:value="77885" table:style-name="ce5">
            <text:p>77.885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6860" table:style-name="ce5">
            <text:p>36.860</text:p>
          </table:table-cell>
          <table:table-cell office:value-type="float" office:value="268201" table:style-name="ce5">
            <text:p>268.201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293668" table:style-name="ce5">
            <text:p>293.668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7907" table:style-name="ce5">
            <text:p>17.907</text:p>
          </table:table-cell>
          <table:table-cell office:value-type="float" office:value="461561" table:style-name="ce5">
            <text:p>461.5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54" table:style-name="ce5">
            <text:p>214.654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6350" table:style-name="ce5">
            <text:p>26.350</text:p>
          </table:table-cell>
          <table:table-cell office:value-type="float" office:value="297685" table:style-name="ce5">
            <text:p>297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4420" table:style-name="ce5">
            <text:p>174.4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ALUMNOS DE ESCUELAS URBANAS, POR ACTIVIDADES REALIZADAS EN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Buscó temas en Internet por curiosidad o por propia voluntad</text:p>
          </table:table-cell>
          <table:covered-table-cell table:number-columns-repeated="3"/>
          <table:table-cell office:value-type="string" table:number-columns-spanned="4" table:number-rows-spanned="1" table:style-name="ce8">
            <text:p>Miró videos, programas, películas o serie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partió en Internet un texto, imagen o vídeo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o vio noticia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Envió mensajes a través de aplic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ó en Internet un texto, imagen o video que realizó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mapa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Internet para aprender a hacer algo que no sabía, o algo que le resultava dificil de hacer</text:p>
          </table:table-cell>
          <table:covered-table-cell table:number-columns-repeated="3"/>
          <table:table-cell office:value-type="string" table:number-columns-spanned="4" table:number-rows-spanned="1" table:style-name="ce8">
            <text:p>Usó Internet para enseñar a otras personas a hacer algo (jugar un juego, utilizar aplicaciones, reparar algo)</text:p>
          </table:table-cell>
          <table:covered-table-cell table:number-columns-repeated="3"/>
          <table:table-cell office:value-type="string" table:number-columns-spanned="4" table:number-rows-spanned="1" table:style-name="ce8">
            <text:p>Creó un juego, aplicación o programa de comput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un libro, un resumen o un e-book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ó búsquedas en Internet para realizar trabajos escolares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9146" table:style-name="ce5">
            <text:p>609.146</text:p>
          </table:table-cell>
          <table:table-cell office:value-type="float" office:value="127603" table:style-name="ce5">
            <text:p>127.603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647970" table:style-name="ce5">
            <text:p>647.970</text:p>
          </table:table-cell>
          <table:table-cell office:value-type="float" office:value="66682" table:style-name="ce5">
            <text:p>66.68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509345" table:style-name="ce5">
            <text:p>509.345</text:p>
          </table:table-cell>
          <table:table-cell office:value-type="float" office:value="274515" table:style-name="ce5">
            <text:p>274.515</text:p>
          </table:table-cell>
          <table:table-cell office:value-type="float" office:value="3656" table:style-name="ce5">
            <text:p>3.656</text:p>
          </table:table-cell>
          <table:table-cell office:value-type="string" table:style-name="ce5">
            <text:p>-</text:p>
          </table:table-cell>
          <table:table-cell office:value-type="float" office:value="623323" table:style-name="ce5">
            <text:p>623.323</text:p>
          </table:table-cell>
          <table:table-cell office:value-type="float" office:value="165542" table:style-name="ce5">
            <text:p>165.542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608715" table:style-name="ce5">
            <text:p>608.715</text:p>
          </table:table-cell>
          <table:table-cell office:value-type="float" office:value="113299" table:style-name="ce5">
            <text:p>113.299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354425" table:style-name="ce5">
            <text:p>354.425</text:p>
          </table:table-cell>
          <table:table-cell office:value-type="float" office:value="381962" table:style-name="ce5">
            <text:p>381.962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437520" table:style-name="ce5">
            <text:p>437.520</text:p>
          </table:table-cell>
          <table:table-cell office:value-type="float" office:value="355290" table:style-name="ce5">
            <text:p>355.290</text:p>
          </table:table-cell>
          <table:table-cell office:value-type="float" office:value="1196" table:style-name="ce5">
            <text:p>1.196</text:p>
          </table:table-cell>
          <table:table-cell office:value-type="float" office:value="511" table:style-name="ce5">
            <text:p>511</text:p>
          </table:table-cell>
          <table:table-cell office:value-type="float" office:value="622978" table:style-name="ce5">
            <text:p>622.978</text:p>
          </table:table-cell>
          <table:table-cell office:value-type="float" office:value="157184" table:style-name="ce5">
            <text:p>157.184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633845" table:style-name="ce5">
            <text:p>633.845</text:p>
          </table:table-cell>
          <table:table-cell office:value-type="float" office:value="101324" table:style-name="ce5">
            <text:p>101.324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531307" table:style-name="ce5">
            <text:p>531.307</text:p>
          </table:table-cell>
          <table:table-cell office:value-type="float" office:value="167711" table:style-name="ce5">
            <text:p>167.711</text:p>
          </table:table-cell>
          <table:table-cell office:value-type="float" office:value="1051" table:style-name="ce5">
            <text:p>1.051</text:p>
          </table:table-cell>
          <table:table-cell office:value-type="float" office:value="1702" table:style-name="ce5">
            <text:p>1.702</text:p>
          </table:table-cell>
          <table:table-cell office:value-type="float" office:value="157440" table:style-name="ce5">
            <text:p>157.440</text:p>
          </table:table-cell>
          <table:table-cell office:value-type="float" office:value="562554" table:style-name="ce5">
            <text:p>562.554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419420" table:style-name="ce5">
            <text:p>419.420</text:p>
          </table:table-cell>
          <table:table-cell office:value-type="float" office:value="305005" table:style-name="ce5">
            <text:p>305.005</text:p>
          </table:table-cell>
          <table:table-cell office:value-type="float" office:value="4910" table:style-name="ce5">
            <text:p>4.910</text:p>
          </table:table-cell>
          <table:table-cell office:value-type="float" office:value="982" table:style-name="ce5">
            <text:p>982</text:p>
          </table:table-cell>
          <table:table-cell office:value-type="float" office:value="652690" table:style-name="ce5">
            <text:p>652.690</text:p>
          </table:table-cell>
          <table:table-cell office:value-type="float" office:value="81085" table:style-name="ce5">
            <text:p>81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48191" table:style-name="ce5">
            <text:p>348.191</text:p>
          </table:table-cell>
          <table:table-cell office:value-type="float" office:value="69766" table:style-name="ce5">
            <text:p>69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360" table:style-name="ce5">
            <text:p>361.360</text:p>
          </table:table-cell>
          <table:table-cell office:value-type="float" office:value="39616" table:style-name="ce5">
            <text:p>39.616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275159" table:style-name="ce5">
            <text:p>275.159</text:p>
          </table:table-cell>
          <table:table-cell office:value-type="float" office:value="185771" table:style-name="ce5">
            <text:p>185.771</text:p>
          </table:table-cell>
          <table:table-cell office:value-type="float" office:value="3656" table:style-name="ce5">
            <text:p>3.656</text:p>
          </table:table-cell>
          <table:table-cell office:value-type="string" table:style-name="ce5">
            <text:p>-</text:p>
          </table:table-cell>
          <table:table-cell office:value-type="float" office:value="349124" table:style-name="ce5">
            <text:p>349.124</text:p>
          </table:table-cell>
          <table:table-cell office:value-type="float" office:value="113683" table:style-name="ce5">
            <text:p>113.683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322685" table:style-name="ce5">
            <text:p>322.685</text:p>
          </table:table-cell>
          <table:table-cell office:value-type="float" office:value="71491" table:style-name="ce5">
            <text:p>71.4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531" table:style-name="ce5">
            <text:p>184.531</text:p>
          </table:table-cell>
          <table:table-cell office:value-type="float" office:value="235851" table:style-name="ce5">
            <text:p>235.851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183724" table:style-name="ce5">
            <text:p>183.724</text:p>
          </table:table-cell>
          <table:table-cell office:value-type="float" office:value="258932" table:style-name="ce5">
            <text:p>258.932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44353" table:style-name="ce5">
            <text:p>344.353</text:p>
          </table:table-cell>
          <table:table-cell office:value-type="float" office:value="85370" table:style-name="ce5">
            <text:p>85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962" table:style-name="ce5">
            <text:p>361.962</text:p>
          </table:table-cell>
          <table:table-cell office:value-type="float" office:value="52433" table:style-name="ce5">
            <text:p>52.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035" table:style-name="ce5">
            <text:p>263.035</text:p>
          </table:table-cell>
          <table:table-cell office:value-type="float" office:value="132299" table:style-name="ce5">
            <text:p>132.299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84405" table:style-name="ce5">
            <text:p>84.405</text:p>
          </table:table-cell>
          <table:table-cell office:value-type="float" office:value="344181" table:style-name="ce5">
            <text:p>344.1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765" table:style-name="ce5">
            <text:p>245.765</text:p>
          </table:table-cell>
          <table:table-cell office:value-type="float" office:value="168721" table:style-name="ce5">
            <text:p>168.721</text:p>
          </table:table-cell>
          <table:table-cell office:value-type="float" office:value="2660" table:style-name="ce5">
            <text:p>2.660</text:p>
          </table:table-cell>
          <table:table-cell office:value-type="float" office:value="347" table:style-name="ce5">
            <text:p>347</text:p>
          </table:table-cell>
          <table:table-cell office:value-type="float" office:value="362583" table:style-name="ce5">
            <text:p>362.583</text:p>
          </table:table-cell>
          <table:table-cell office:value-type="float" office:value="48206" table:style-name="ce5">
            <text:p>48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12498" table:style-name="ce5">
            <text:p>312.498</text:p>
          </table:table-cell>
          <table:table-cell office:value-type="float" office:value="92697" table:style-name="ce5">
            <text:p>92.697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344383" table:style-name="ce5">
            <text:p>344.383</text:p>
          </table:table-cell>
          <table:table-cell office:value-type="float" office:value="40113" table:style-name="ce5">
            <text:p>40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065" table:style-name="ce5">
            <text:p>299.065</text:p>
          </table:table-cell>
          <table:table-cell office:value-type="float" office:value="127864" table:style-name="ce5">
            <text:p>127.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735" table:style-name="ce5">
            <text:p>334.735</text:p>
          </table:table-cell>
          <table:table-cell office:value-type="float" office:value="85930" table:style-name="ce5">
            <text:p>85.930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337293" table:style-name="ce5">
            <text:p>337.293</text:p>
          </table:table-cell>
          <table:table-cell office:value-type="float" office:value="68709" table:style-name="ce5">
            <text:p>68.709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01249" table:style-name="ce5">
            <text:p>201.249</text:p>
          </table:table-cell>
          <table:table-cell office:value-type="float" office:value="211488" table:style-name="ce5">
            <text:p>21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380" table:style-name="ce5">
            <text:p>293.380</text:p>
          </table:table-cell>
          <table:table-cell office:value-type="float" office:value="164538" table:style-name="ce5">
            <text:p>164.538</text:p>
          </table:table-cell>
          <table:table-cell office:value-type="float" office:value="1164" table:style-name="ce5">
            <text:p>1.164</text:p>
          </table:table-cell>
          <table:table-cell office:value-type="float" office:value="511" table:style-name="ce5">
            <text:p>511</text:p>
          </table:table-cell>
          <table:table-cell office:value-type="float" office:value="330513" table:style-name="ce5">
            <text:p>330.513</text:p>
          </table:table-cell>
          <table:table-cell office:value-type="float" office:value="105851" table:style-name="ce5">
            <text:p>105.851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31970" table:style-name="ce5">
            <text:p>331.970</text:p>
          </table:table-cell>
          <table:table-cell office:value-type="float" office:value="72443" table:style-name="ce5">
            <text:p>72.443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310099" table:style-name="ce5">
            <text:p>310.099</text:p>
          </table:table-cell>
          <table:table-cell office:value-type="float" office:value="89798" table:style-name="ce5">
            <text:p>89.798</text:p>
          </table:table-cell>
          <table:table-cell office:value-type="float" office:value="484" table:style-name="ce5">
            <text:p>484</text:p>
          </table:table-cell>
          <table:table-cell office:value-type="float" office:value="1702" table:style-name="ce5">
            <text:p>1.702</text:p>
          </table:table-cell>
          <table:table-cell office:value-type="float" office:value="107806" table:style-name="ce5">
            <text:p>107.806</text:p>
          </table:table-cell>
          <table:table-cell office:value-type="float" office:value="265469" table:style-name="ce5">
            <text:p>265.469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202512" table:style-name="ce5">
            <text:p>202.512</text:p>
          </table:table-cell>
          <table:table-cell office:value-type="float" office:value="195626" table:style-name="ce5">
            <text:p>195.626</text:p>
          </table:table-cell>
          <table:table-cell office:value-type="float" office:value="4127" table:style-name="ce5">
            <text:p>4.127</text:p>
          </table:table-cell>
          <table:table-cell office:value-type="float" office:value="919" table:style-name="ce5">
            <text:p>919</text:p>
          </table:table-cell>
          <table:table-cell office:value-type="float" office:value="344690" table:style-name="ce5">
            <text:p>344.690</text:p>
          </table:table-cell>
          <table:table-cell office:value-type="float" office:value="54060" table:style-name="ce5">
            <text:p>54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526" table:style-name="ce5">
            <text:p>63.526</text:p>
          </table:table-cell>
          <table:table-cell office:value-type="float" office:value="33967" table:style-name="ce5">
            <text:p>33.9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21" table:style-name="ce5">
            <text:p>75.721</text:p>
          </table:table-cell>
          <table:table-cell office:value-type="float" office:value="10955" table:style-name="ce5">
            <text:p>10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131" table:style-name="ce5">
            <text:p>63.131</text:p>
          </table:table-cell>
          <table:table-cell office:value-type="float" office:value="35618" table:style-name="ce5">
            <text:p>35.618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office:value-type="float" office:value="66278" table:style-name="ce5">
            <text:p>66.278</text:p>
          </table:table-cell>
          <table:table-cell office:value-type="float" office:value="24932" table:style-name="ce5">
            <text:p>24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31" table:style-name="ce5">
            <text:p>68.731</text:p>
          </table:table-cell>
          <table:table-cell office:value-type="float" office:value="34737" table:style-name="ce5">
            <text:p>34.7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63" table:style-name="ce5">
            <text:p>39.063</text:p>
          </table:table-cell>
          <table:table-cell office:value-type="float" office:value="58460" table:style-name="ce5">
            <text:p>58.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41" table:style-name="ce5">
            <text:p>45.841</text:p>
          </table:table-cell>
          <table:table-cell office:value-type="float" office:value="46931" table:style-name="ce5">
            <text:p>46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151" table:style-name="ce5">
            <text:p>68.151</text:p>
          </table:table-cell>
          <table:table-cell office:value-type="float" office:value="30272" table:style-name="ce5">
            <text:p>30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751" table:style-name="ce5">
            <text:p>67.751</text:p>
          </table:table-cell>
          <table:table-cell office:value-type="float" office:value="25474" table:style-name="ce5">
            <text:p>25.474</text:p>
          </table:table-cell>
          <table:table-cell office:value-type="float" office:value="2630" table:style-name="ce5">
            <text:p>2.630</text:p>
          </table:table-cell>
          <table:table-cell office:value-type="float" office:value="0" table:style-name="ce5">
            <text:p>0</text:p>
          </table:table-cell>
          <table:table-cell office:value-type="float" office:value="59400" table:style-name="ce5">
            <text:p>59.400</text:p>
          </table:table-cell>
          <table:table-cell office:value-type="float" office:value="29921" table:style-name="ce5">
            <text:p>29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74226" table:style-name="ce5">
            <text:p>74.2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06" table:style-name="ce5">
            <text:p>50.706</text:p>
          </table:table-cell>
          <table:table-cell office:value-type="float" office:value="47630" table:style-name="ce5">
            <text:p>47.630</text:p>
          </table:table-cell>
          <table:table-cell office:value-type="float" office:value="86" table:style-name="ce5">
            <text:p>86</text:p>
          </table:table-cell>
          <table:table-cell office:value-type="float" office:value="848" table:style-name="ce5">
            <text:p>848</text:p>
          </table:table-cell>
          <table:table-cell office:value-type="float" office:value="71184" table:style-name="ce5">
            <text:p>71.184</text:p>
          </table:table-cell>
          <table:table-cell office:value-type="float" office:value="30133" table:style-name="ce5">
            <text:p>3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37010" table:style-name="ce5">
            <text:p>337.010</text:p>
          </table:table-cell>
          <table:table-cell office:value-type="float" office:value="77971" table:style-name="ce5">
            <text:p>77.97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383281" table:style-name="ce5">
            <text:p>383.281</text:p>
          </table:table-cell>
          <table:table-cell office:value-type="float" office:value="33602" table:style-name="ce5">
            <text:p>33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2072" table:style-name="ce5">
            <text:p>302.072</text:p>
          </table:table-cell>
          <table:table-cell office:value-type="float" office:value="188338" table:style-name="ce5">
            <text:p>188.338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363821" table:style-name="ce5">
            <text:p>363.821</text:p>
          </table:table-cell>
          <table:table-cell office:value-type="float" office:value="88225" table:style-name="ce5">
            <text:p>88.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3619" table:style-name="ce5">
            <text:p>383.619</text:p>
          </table:table-cell>
          <table:table-cell office:value-type="float" office:value="49443" table:style-name="ce5">
            <text:p>49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09" table:style-name="ce5">
            <text:p>172.109</text:p>
          </table:table-cell>
          <table:table-cell office:value-type="float" office:value="242514" table:style-name="ce5">
            <text:p>242.514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284061" table:style-name="ce5">
            <text:p>284.061</text:p>
          </table:table-cell>
          <table:table-cell office:value-type="float" office:value="217061" table:style-name="ce5">
            <text:p>217.061</text:p>
          </table:table-cell>
          <table:table-cell office:value-type="float" office:value="1196" table:style-name="ce5">
            <text:p>1.196</text:p>
          </table:table-cell>
          <table:table-cell office:value-type="float" office:value="0" table:style-name="ce5">
            <text:p>0</text:p>
          </table:table-cell>
          <table:table-cell office:value-type="float" office:value="367263" table:style-name="ce5">
            <text:p>367.263</text:p>
          </table:table-cell>
          <table:table-cell office:value-type="float" office:value="87671" table:style-name="ce5">
            <text:p>87.671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68820" table:style-name="ce5">
            <text:p>368.820</text:p>
          </table:table-cell>
          <table:table-cell office:value-type="float" office:value="50467" table:style-name="ce5">
            <text:p>50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543" table:style-name="ce5">
            <text:p>330.543</text:p>
          </table:table-cell>
          <table:table-cell office:value-type="float" office:value="84257" table:style-name="ce5">
            <text:p>84.257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131891" table:style-name="ce5">
            <text:p>131.891</text:p>
          </table:table-cell>
          <table:table-cell office:value-type="float" office:value="286134" table:style-name="ce5">
            <text:p>286.134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213449" table:style-name="ce5">
            <text:p>213.449</text:p>
          </table:table-cell>
          <table:table-cell office:value-type="float" office:value="214407" table:style-name="ce5">
            <text:p>214.407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386342" table:style-name="ce5">
            <text:p>386.342</text:p>
          </table:table-cell>
          <table:table-cell office:value-type="float" office:value="24432" table:style-name="ce5">
            <text:p>24.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3854" table:style-name="ce5">
            <text:p>83.854</text:p>
          </table:table-cell>
          <table:table-cell office:value-type="float" office:value="27628" table:style-name="ce5">
            <text:p>27.628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93976" table:style-name="ce5">
            <text:p>93.976</text:p>
          </table:table-cell>
          <table:table-cell office:value-type="float" office:value="9643" table:style-name="ce5">
            <text:p>9.64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70206" table:style-name="ce5">
            <text:p>70.206</text:p>
          </table:table-cell>
          <table:table-cell office:value-type="float" office:value="54960" table:style-name="ce5">
            <text:p>54.960</text:p>
          </table:table-cell>
          <table:table-cell office:value-type="float" office:value="719" table:style-name="ce5">
            <text:p>719</text:p>
          </table:table-cell>
          <table:table-cell office:value-type="string" table:style-name="ce5">
            <text:p>-</text:p>
          </table:table-cell>
          <table:table-cell office:value-type="float" office:value="76245" table:style-name="ce5">
            <text:p>76.245</text:p>
          </table:table-cell>
          <table:table-cell office:value-type="float" office:value="36301" table:style-name="ce5">
            <text:p>36.301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85015" table:style-name="ce5">
            <text:p>85.015</text:p>
          </table:table-cell>
          <table:table-cell office:value-type="float" office:value="25201" table:style-name="ce5">
            <text:p>25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573" table:style-name="ce5">
            <text:p>56.573</text:p>
          </table:table-cell>
          <table:table-cell office:value-type="float" office:value="64668" table:style-name="ce5">
            <text:p>64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46" table:style-name="ce5">
            <text:p>63.446</text:p>
          </table:table-cell>
          <table:table-cell office:value-type="float" office:value="57963" table:style-name="ce5">
            <text:p>57.963</text:p>
          </table:table-cell>
          <table:table-cell office:value-type="float" office:value="0" table:style-name="ce5">
            <text:p>0</text:p>
          </table:table-cell>
          <table:table-cell office:value-type="float" office:value="511" table:style-name="ce5">
            <text:p>511</text:p>
          </table:table-cell>
          <table:table-cell office:value-type="float" office:value="79370" table:style-name="ce5">
            <text:p>79.370</text:p>
          </table:table-cell>
          <table:table-cell office:value-type="float" office:value="45104" table:style-name="ce5">
            <text:p>45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720" table:style-name="ce5">
            <text:p>87.720</text:p>
          </table:table-cell>
          <table:table-cell office:value-type="float" office:value="21594" table:style-name="ce5">
            <text:p>21.594</text:p>
          </table:table-cell>
          <table:table-cell office:value-type="float" office:value="29" table:style-name="ce5">
            <text:p>29</text:p>
          </table:table-cell>
          <table:table-cell office:value-type="float" office:value="248" table:style-name="ce5">
            <text:p>248</text:p>
          </table:table-cell>
          <table:table-cell office:value-type="float" office:value="74024" table:style-name="ce5">
            <text:p>74.024</text:p>
          </table:table-cell>
          <table:table-cell office:value-type="float" office:value="32893" table:style-name="ce5">
            <text:p>32.893</text:p>
          </table:table-cell>
          <table:table-cell office:value-type="float" office:value="932" table:style-name="ce5">
            <text:p>932</text:p>
          </table:table-cell>
          <table:table-cell office:value-type="float" office:value="248" table:style-name="ce5">
            <text:p>248</text:p>
          </table:table-cell>
          <table:table-cell office:value-type="float" office:value="13348" table:style-name="ce5">
            <text:p>13.348</text:p>
          </table:table-cell>
          <table:table-cell office:value-type="float" office:value="92276" table:style-name="ce5">
            <text:p>92.2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388" table:style-name="ce5">
            <text:p>63.388</text:p>
          </table:table-cell>
          <table:table-cell office:value-type="float" office:value="47756" table:style-name="ce5">
            <text:p>47.756</text:p>
          </table:table-cell>
          <table:table-cell office:value-type="float" office:value="0" table:style-name="ce5">
            <text:p>0</text:p>
          </table:table-cell>
          <table:table-cell office:value-type="float" office:value="496" table:style-name="ce5">
            <text:p>496</text:p>
          </table:table-cell>
          <table:table-cell office:value-type="float" office:value="94236" table:style-name="ce5">
            <text:p>94.236</text:p>
          </table:table-cell>
          <table:table-cell office:value-type="float" office:value="20014" table:style-name="ce5">
            <text:p>20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91413" table:style-name="ce5">
            <text:p>491.413</text:p>
          </table:table-cell>
          <table:table-cell office:value-type="float" office:value="90070" table:style-name="ce5">
            <text:p>90.070</text:p>
          </table:table-cell>
          <table:table-cell office:value-type="float" office:value="1154" table:style-name="ce5">
            <text:p>1.154</text:p>
          </table:table-cell>
          <table:table-cell office:value-type="string" table:style-name="ce5">
            <text:p>-</text:p>
          </table:table-cell>
          <table:table-cell office:value-type="float" office:value="503133" table:style-name="ce5">
            <text:p>503.133</text:p>
          </table:table-cell>
          <table:table-cell office:value-type="float" office:value="55052" table:style-name="ce5">
            <text:p>55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5354" table:style-name="ce5">
            <text:p>395.354</text:p>
          </table:table-cell>
          <table:table-cell office:value-type="float" office:value="186138" table:style-name="ce5">
            <text:p>186.1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536" table:style-name="ce5">
            <text:p>491.536</text:p>
          </table:table-cell>
          <table:table-cell office:value-type="float" office:value="131985" table:style-name="ce5">
            <text:p>131.9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335" table:style-name="ce5">
            <text:p>454.335</text:p>
          </table:table-cell>
          <table:table-cell office:value-type="float" office:value="91113" table:style-name="ce5">
            <text:p>91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942" table:style-name="ce5">
            <text:p>298.942</text:p>
          </table:table-cell>
          <table:table-cell office:value-type="float" office:value="278939" table:style-name="ce5">
            <text:p>278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623" table:style-name="ce5">
            <text:p>318.623</text:p>
          </table:table-cell>
          <table:table-cell office:value-type="float" office:value="269556" table:style-name="ce5">
            <text:p>269.5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556" table:style-name="ce5">
            <text:p>487.556</text:p>
          </table:table-cell>
          <table:table-cell office:value-type="float" office:value="116708" table:style-name="ce5">
            <text:p>116.7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8594" table:style-name="ce5">
            <text:p>498.594</text:p>
          </table:table-cell>
          <table:table-cell office:value-type="float" office:value="80465" table:style-name="ce5">
            <text:p>80.465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float" office:value="400440" table:style-name="ce5">
            <text:p>400.440</text:p>
          </table:table-cell>
          <table:table-cell office:value-type="float" office:value="135599" table:style-name="ce5">
            <text:p>135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468" table:style-name="ce5">
            <text:p>83.468</text:p>
          </table:table-cell>
          <table:table-cell office:value-type="float" office:value="464328" table:style-name="ce5">
            <text:p>464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467" table:style-name="ce5">
            <text:p>347.467</text:p>
          </table:table-cell>
          <table:table-cell office:value-type="float" office:value="203894" table:style-name="ce5">
            <text:p>203.894</text:p>
          </table:table-cell>
          <table:table-cell office:value-type="float" office:value="4127" table:style-name="ce5">
            <text:p>4.127</text:p>
          </table:table-cell>
          <table:table-cell office:value-type="float" office:value="0" table:style-name="ce5">
            <text:p>0</text:p>
          </table:table-cell>
          <table:table-cell office:value-type="float" office:value="507441" table:style-name="ce5">
            <text:p>507.441</text:p>
          </table:table-cell>
          <table:table-cell office:value-type="float" office:value="67491" table:style-name="ce5">
            <text:p>67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208" table:style-name="ce5">
            <text:p>70.208</text:p>
          </table:table-cell>
          <table:table-cell office:value-type="float" office:value="13166" table:style-name="ce5">
            <text:p>13.166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72471" table:style-name="ce5">
            <text:p>72.471</text:p>
          </table:table-cell>
          <table:table-cell office:value-type="float" office:value="8578" table:style-name="ce5">
            <text:p>8.5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453" table:style-name="ce5">
            <text:p>54.453</text:p>
          </table:table-cell>
          <table:table-cell office:value-type="float" office:value="30830" table:style-name="ce5">
            <text:p>30.830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65968" table:style-name="ce5">
            <text:p>65.968</text:p>
          </table:table-cell>
          <table:table-cell office:value-type="float" office:value="16162" table:style-name="ce5">
            <text:p>16.162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70699" table:style-name="ce5">
            <text:p>70.699</text:p>
          </table:table-cell>
          <table:table-cell office:value-type="float" office:value="15770" table:style-name="ce5">
            <text:p>15.770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43620" table:style-name="ce5">
            <text:p>43.620</text:p>
          </table:table-cell>
          <table:table-cell office:value-type="float" office:value="40933" table:style-name="ce5">
            <text:p>40.933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55551" table:style-name="ce5">
            <text:p>55.551</text:p>
          </table:table-cell>
          <table:table-cell office:value-type="float" office:value="29882" table:style-name="ce5">
            <text:p>29.8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568" table:style-name="ce5">
            <text:p>67.568</text:p>
          </table:table-cell>
          <table:table-cell office:value-type="float" office:value="21191" table:style-name="ce5">
            <text:p>21.1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647" table:style-name="ce5">
            <text:p>69.647</text:p>
          </table:table-cell>
          <table:table-cell office:value-type="float" office:value="11393" table:style-name="ce5">
            <text:p>11.393</text:p>
          </table:table-cell>
          <table:table-cell office:value-type="float" office:value="610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60569" table:style-name="ce5">
            <text:p>60.569</text:p>
          </table:table-cell>
          <table:table-cell office:value-type="float" office:value="25758" table:style-name="ce5">
            <text:p>25.75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9539" table:style-name="ce5">
            <text:p>9.539</text:p>
          </table:table-cell>
          <table:table-cell office:value-type="float" office:value="70493" table:style-name="ce5">
            <text:p>70.4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054" table:style-name="ce5">
            <text:p>55.054</text:p>
          </table:table-cell>
          <table:table-cell office:value-type="float" office:value="30592" table:style-name="ce5">
            <text:p>30.592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72799" table:style-name="ce5">
            <text:p>72.799</text:p>
          </table:table-cell>
          <table:table-cell office:value-type="float" office:value="10694" table:style-name="ce5">
            <text:p>10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34887" table:style-name="ce5">
            <text:p>334.887</text:p>
          </table:table-cell>
          <table:table-cell office:value-type="float" office:value="119653" table:style-name="ce5">
            <text:p>119.653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407844" table:style-name="ce5">
            <text:p>407.844</text:p>
          </table:table-cell>
          <table:table-cell office:value-type="float" office:value="60542" table:style-name="ce5">
            <text:p>60.54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220684" table:style-name="ce5">
            <text:p>220.684</text:p>
          </table:table-cell>
          <table:table-cell office:value-type="float" office:value="259193" table:style-name="ce5">
            <text:p>259.1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5183" table:style-name="ce5">
            <text:p>325.183</text:p>
          </table:table-cell>
          <table:table-cell office:value-type="float" office:value="156145" table:style-name="ce5">
            <text:p>156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0098" table:style-name="ce5">
            <text:p>380.098</text:p>
          </table:table-cell>
          <table:table-cell office:value-type="float" office:value="95882" table:style-name="ce5">
            <text:p>95.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143" table:style-name="ce5">
            <text:p>142.143</text:p>
          </table:table-cell>
          <table:table-cell office:value-type="float" office:value="324557" table:style-name="ce5">
            <text:p>324.5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20" table:style-name="ce5">
            <text:p>196.720</text:p>
          </table:table-cell>
          <table:table-cell office:value-type="float" office:value="316404" table:style-name="ce5">
            <text:p>316.404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39408" table:style-name="ce5">
            <text:p>339.408</text:p>
          </table:table-cell>
          <table:table-cell office:value-type="float" office:value="134916" table:style-name="ce5">
            <text:p>134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624" table:style-name="ce5">
            <text:p>372.624</text:p>
          </table:table-cell>
          <table:table-cell office:value-type="float" office:value="90101" table:style-name="ce5">
            <text:p>90.101</text:p>
          </table:table-cell>
          <table:table-cell office:value-type="float" office:value="5302" table:style-name="ce5">
            <text:p>5.302</text:p>
          </table:table-cell>
          <table:table-cell office:value-type="float" office:value="0" table:style-name="ce5">
            <text:p>0</text:p>
          </table:table-cell>
          <table:table-cell office:value-type="float" office:value="302449" table:style-name="ce5">
            <text:p>302.449</text:p>
          </table:table-cell>
          <table:table-cell office:value-type="float" office:value="145930" table:style-name="ce5">
            <text:p>145.930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127301" table:style-name="ce5">
            <text:p>127.301</text:p>
          </table:table-cell>
          <table:table-cell office:value-type="float" office:value="363071" table:style-name="ce5">
            <text:p>363.0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818" table:style-name="ce5">
            <text:p>225.818</text:p>
          </table:table-cell>
          <table:table-cell office:value-type="float" office:value="255043" table:style-name="ce5">
            <text:p>255.043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415902" table:style-name="ce5">
            <text:p>415.902</text:p>
          </table:table-cell>
          <table:table-cell office:value-type="float" office:value="76767" table:style-name="ce5">
            <text:p>76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17634" table:style-name="ce5">
            <text:p>417.634</text:p>
          </table:table-cell>
          <table:table-cell office:value-type="float" office:value="55410" table:style-name="ce5">
            <text:p>55.41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438516" table:style-name="ce5">
            <text:p>438.516</text:p>
          </table:table-cell>
          <table:table-cell office:value-type="float" office:value="34335" table:style-name="ce5">
            <text:p>34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915" table:style-name="ce5">
            <text:p>390.915</text:p>
          </table:table-cell>
          <table:table-cell office:value-type="float" office:value="100807" table:style-name="ce5">
            <text:p>100.807</text:p>
          </table:table-cell>
          <table:table-cell office:value-type="float" office:value="1372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24997" table:style-name="ce5">
            <text:p>424.997</text:p>
          </table:table-cell>
          <table:table-cell office:value-type="float" office:value="68176" table:style-name="ce5">
            <text:p>68.176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439998" table:style-name="ce5">
            <text:p>439.998</text:p>
          </table:table-cell>
          <table:table-cell office:value-type="float" office:value="39920" table:style-name="ce5">
            <text:p>39.920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56974" table:style-name="ce5">
            <text:p>256.974</text:p>
          </table:table-cell>
          <table:table-cell office:value-type="float" office:value="216293" table:style-name="ce5">
            <text:p>216.293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357361" table:style-name="ce5">
            <text:p>357.361</text:p>
          </table:table-cell>
          <table:table-cell office:value-type="float" office:value="135601" table:style-name="ce5">
            <text:p>135.601</text:p>
          </table:table-cell>
          <table:table-cell office:value-type="float" office:value="0" table:style-name="ce5">
            <text:p>0</text:p>
          </table:table-cell>
          <table:table-cell office:value-type="float" office:value="511" table:style-name="ce5">
            <text:p>511</text:p>
          </table:table-cell>
          <table:table-cell office:value-type="float" office:value="434949" table:style-name="ce5">
            <text:p>434.949</text:p>
          </table:table-cell>
          <table:table-cell office:value-type="float" office:value="57931" table:style-name="ce5">
            <text:p>57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599" table:style-name="ce5">
            <text:p>430.599</text:p>
          </table:table-cell>
          <table:table-cell office:value-type="float" office:value="56374" table:style-name="ce5">
            <text:p>56.374</text:p>
          </table:table-cell>
          <table:table-cell office:value-type="float" office:value="29" table:style-name="ce5">
            <text:p>29</text:p>
          </table:table-cell>
          <table:table-cell office:value-type="float" office:value="248" table:style-name="ce5">
            <text:p>248</text:p>
          </table:table-cell>
          <table:table-cell office:value-type="float" office:value="377589" table:style-name="ce5">
            <text:p>377.589</text:p>
          </table:table-cell>
          <table:table-cell office:value-type="float" office:value="100069" table:style-name="ce5">
            <text:p>100.069</text:p>
          </table:table-cell>
          <table:table-cell office:value-type="float" office:value="484" table:style-name="ce5">
            <text:p>484</text:p>
          </table:table-cell>
          <table:table-cell office:value-type="float" office:value="1702" table:style-name="ce5">
            <text:p>1.702</text:p>
          </table:table-cell>
          <table:table-cell office:value-type="float" office:value="98218" table:style-name="ce5">
            <text:p>98.218</text:p>
          </table:table-cell>
          <table:table-cell office:value-type="float" office:value="371513" table:style-name="ce5">
            <text:p>371.5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282" table:style-name="ce5">
            <text:p>276.282</text:p>
          </table:table-cell>
          <table:table-cell office:value-type="float" office:value="190607" table:style-name="ce5">
            <text:p>190.607</text:p>
          </table:table-cell>
          <table:table-cell office:value-type="float" office:value="4127" table:style-name="ce5">
            <text:p>4.127</text:p>
          </table:table-cell>
          <table:table-cell office:value-type="float" office:value="982" table:style-name="ce5">
            <text:p>982</text:p>
          </table:table-cell>
          <table:table-cell office:value-type="float" office:value="441856" table:style-name="ce5">
            <text:p>441.856</text:p>
          </table:table-cell>
          <table:table-cell office:value-type="float" office:value="25653" table:style-name="ce5">
            <text:p>25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1826" table:style-name="ce5">
            <text:p>471.826</text:p>
          </table:table-cell>
          <table:table-cell office:value-type="float" office:value="126906" table:style-name="ce5">
            <text:p>126.906</text:p>
          </table:table-cell>
          <table:table-cell office:value-type="float" office:value="1353" table:style-name="ce5">
            <text:p>1.353</text:p>
          </table:table-cell>
          <table:table-cell office:value-type="string" table:style-name="ce5">
            <text:p>-</text:p>
          </table:table-cell>
          <table:table-cell office:value-type="float" office:value="529911" table:style-name="ce5">
            <text:p>529.911</text:p>
          </table:table-cell>
          <table:table-cell office:value-type="float" office:value="66707" table:style-name="ce5">
            <text:p>66.707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405843" table:style-name="ce5">
            <text:p>405.843</text:p>
          </table:table-cell>
          <table:table-cell office:value-type="float" office:value="264203" table:style-name="ce5">
            <text:p>264.203</text:p>
          </table:table-cell>
          <table:table-cell office:value-type="float" office:value="1372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80345" table:style-name="ce5">
            <text:p>480.345</text:p>
          </table:table-cell>
          <table:table-cell office:value-type="float" office:value="163529" table:style-name="ce5">
            <text:p>163.529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514862" table:style-name="ce5">
            <text:p>514.862</text:p>
          </table:table-cell>
          <table:table-cell office:value-type="float" office:value="101905" table:style-name="ce5">
            <text:p>101.905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62333" table:style-name="ce5">
            <text:p>262.333</text:p>
          </table:table-cell>
          <table:table-cell office:value-type="float" office:value="358586" table:style-name="ce5">
            <text:p>358.586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375061" table:style-name="ce5">
            <text:p>375.061</text:p>
          </table:table-cell>
          <table:table-cell office:value-type="float" office:value="322670" table:style-name="ce5">
            <text:p>322.670</text:p>
          </table:table-cell>
          <table:table-cell office:value-type="float" office:value="276" table:style-name="ce5">
            <text:p>276</text:p>
          </table:table-cell>
          <table:table-cell office:value-type="float" office:value="511" table:style-name="ce5">
            <text:p>511</text:p>
          </table:table-cell>
          <table:table-cell office:value-type="float" office:value="491171" table:style-name="ce5">
            <text:p>491.171</text:p>
          </table:table-cell>
          <table:table-cell office:value-type="float" office:value="143264" table:style-name="ce5">
            <text:p>143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111" table:style-name="ce5">
            <text:p>505.111</text:p>
          </table:table-cell>
          <table:table-cell office:value-type="float" office:value="101753" table:style-name="ce5">
            <text:p>101.753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433128" table:style-name="ce5">
            <text:p>433.128</text:p>
          </table:table-cell>
          <table:table-cell office:value-type="float" office:value="157525" table:style-name="ce5">
            <text:p>157.525</text:p>
          </table:table-cell>
          <table:table-cell office:value-type="float" office:value="1051" table:style-name="ce5">
            <text:p>1.051</text:p>
          </table:table-cell>
          <table:table-cell office:value-type="float" office:value="1702" table:style-name="ce5">
            <text:p>1.702</text:p>
          </table:table-cell>
          <table:table-cell office:value-type="float" office:value="154095" table:style-name="ce5">
            <text:p>154.095</text:p>
          </table:table-cell>
          <table:table-cell office:value-type="float" office:value="452457" table:style-name="ce5">
            <text:p>452.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5869" table:style-name="ce5">
            <text:p>315.869</text:p>
          </table:table-cell>
          <table:table-cell office:value-type="float" office:value="290708" table:style-name="ce5">
            <text:p>290.708</text:p>
          </table:table-cell>
          <table:table-cell office:value-type="float" office:value="4909" table:style-name="ce5">
            <text:p>4.909</text:p>
          </table:table-cell>
          <table:table-cell office:value-type="float" office:value="982" table:style-name="ce5">
            <text:p>982</text:p>
          </table:table-cell>
          <table:table-cell office:value-type="float" office:value="537394" table:style-name="ce5">
            <text:p>537.394</text:p>
          </table:table-cell>
          <table:table-cell office:value-type="float" office:value="79832" table:style-name="ce5">
            <text:p>79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0097" table:style-name="ce5">
            <text:p>500.097</text:p>
          </table:table-cell>
          <table:table-cell office:value-type="float" office:value="27424" table:style-name="ce5">
            <text:p>27.424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office:value-type="float" office:value="504738" table:style-name="ce5">
            <text:p>504.738</text:p>
          </table:table-cell>
          <table:table-cell office:value-type="float" office:value="6960" table:style-name="ce5">
            <text:p>6.9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7065" table:style-name="ce5">
            <text:p>397.065</text:p>
          </table:table-cell>
          <table:table-cell office:value-type="float" office:value="124739" table:style-name="ce5">
            <text:p>124.739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495173" table:style-name="ce5">
            <text:p>495.173</text:p>
          </table:table-cell>
          <table:table-cell office:value-type="float" office:value="53615" table:style-name="ce5">
            <text:p>53.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3604" table:style-name="ce5">
            <text:p>453.604</text:p>
          </table:table-cell>
          <table:table-cell office:value-type="float" office:value="60165" table:style-name="ce5">
            <text:p>60.1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993" table:style-name="ce5">
            <text:p>299.993</text:p>
          </table:table-cell>
          <table:table-cell office:value-type="float" office:value="213317" table:style-name="ce5">
            <text:p>213.317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306132" table:style-name="ce5">
            <text:p>306.132</text:p>
          </table:table-cell>
          <table:table-cell office:value-type="float" office:value="207353" table:style-name="ce5">
            <text:p>207.353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92630" table:style-name="ce5">
            <text:p>492.630</text:p>
          </table:table-cell>
          <table:table-cell office:value-type="float" office:value="75266" table:style-name="ce5">
            <text:p>75.266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501866" table:style-name="ce5">
            <text:p>501.866</text:p>
          </table:table-cell>
          <table:table-cell office:value-type="float" office:value="21475" table:style-name="ce5">
            <text:p>21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78" table:style-name="ce5">
            <text:p>402.778</text:p>
          </table:table-cell>
          <table:table-cell office:value-type="float" office:value="107454" table:style-name="ce5">
            <text:p>107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835" table:style-name="ce5">
            <text:p>50.835</text:p>
          </table:table-cell>
          <table:table-cell office:value-type="float" office:value="457343" table:style-name="ce5">
            <text:p>457.343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352531" table:style-name="ce5">
            <text:p>352.531</text:p>
          </table:table-cell>
          <table:table-cell office:value-type="float" office:value="158860" table:style-name="ce5">
            <text:p>158.86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502475" table:style-name="ce5">
            <text:p>502.475</text:p>
          </table:table-cell>
          <table:table-cell office:value-type="float" office:value="20310" table:style-name="ce5">
            <text:p>20.3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91472" table:style-name="ce5">
            <text:p>291.472</text:p>
          </table:table-cell>
          <table:table-cell office:value-type="float" office:value="108379" table:style-name="ce5">
            <text:p>108.379</text:p>
          </table:table-cell>
          <table:table-cell office:value-type="float" office:value="1783" table:style-name="ce5">
            <text:p>1.783</text:p>
          </table:table-cell>
          <table:table-cell office:value-type="string" table:style-name="ce5">
            <text:p>-</text:p>
          </table:table-cell>
          <table:table-cell office:value-type="float" office:value="373810" table:style-name="ce5">
            <text:p>373.810</text:p>
          </table:table-cell>
          <table:table-cell office:value-type="float" office:value="31801" table:style-name="ce5">
            <text:p>31.801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79914" table:style-name="ce5">
            <text:p>179.914</text:p>
          </table:table-cell>
          <table:table-cell office:value-type="float" office:value="243430" table:style-name="ce5">
            <text:p>243.430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266275" table:style-name="ce5">
            <text:p>266.275</text:p>
          </table:table-cell>
          <table:table-cell office:value-type="float" office:value="158912" table:style-name="ce5">
            <text:p>158.9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394" table:style-name="ce5">
            <text:p>323.394</text:p>
          </table:table-cell>
          <table:table-cell office:value-type="float" office:value="97915" table:style-name="ce5">
            <text:p>97.915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135691" table:style-name="ce5">
            <text:p>135.691</text:p>
          </table:table-cell>
          <table:table-cell office:value-type="float" office:value="272668" table:style-name="ce5">
            <text:p>272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05" table:style-name="ce5">
            <text:p>184.605</text:p>
          </table:table-cell>
          <table:table-cell office:value-type="float" office:value="283099" table:style-name="ce5">
            <text:p>283.099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66390" table:style-name="ce5">
            <text:p>266.390</text:p>
          </table:table-cell>
          <table:table-cell office:value-type="float" office:value="149265" table:style-name="ce5">
            <text:p>149.265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25297" table:style-name="ce5">
            <text:p>325.297</text:p>
          </table:table-cell>
          <table:table-cell office:value-type="float" office:value="84005" table:style-name="ce5">
            <text:p>84.005</text:p>
          </table:table-cell>
          <table:table-cell office:value-type="float" office:value="4581" table:style-name="ce5">
            <text:p>4.581</text:p>
          </table:table-cell>
          <table:table-cell office:value-type="float" office:value="248" table:style-name="ce5">
            <text:p>248</text:p>
          </table:table-cell>
          <table:table-cell office:value-type="float" office:value="256860" table:style-name="ce5">
            <text:p>256.860</text:p>
          </table:table-cell>
          <table:table-cell office:value-type="float" office:value="137131" table:style-name="ce5">
            <text:p>137.131</text:p>
          </table:table-cell>
          <table:table-cell office:value-type="float" office:value="1051" table:style-name="ce5">
            <text:p>1.051</text:p>
          </table:table-cell>
          <table:table-cell office:value-type="float" office:value="248" table:style-name="ce5">
            <text:p>248</text:p>
          </table:table-cell>
          <table:table-cell office:value-type="float" office:value="124242" table:style-name="ce5">
            <text:p>124.242</text:p>
          </table:table-cell>
          <table:table-cell office:value-type="float" office:value="310987" table:style-name="ce5">
            <text:p>310.9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286" table:style-name="ce5">
            <text:p>188.286</text:p>
          </table:table-cell>
          <table:table-cell office:value-type="float" office:value="238200" table:style-name="ce5">
            <text:p>238.200</text:p>
          </table:table-cell>
          <table:table-cell office:value-type="float" office:value="2659" table:style-name="ce5">
            <text:p>2.659</text:p>
          </table:table-cell>
          <table:table-cell office:value-type="float" office:value="919" table:style-name="ce5">
            <text:p>919</text:p>
          </table:table-cell>
          <table:table-cell office:value-type="float" office:value="350333" table:style-name="ce5">
            <text:p>350.333</text:p>
          </table:table-cell>
          <table:table-cell office:value-type="float" office:value="78815" table:style-name="ce5">
            <text:p>78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36239" table:style-name="ce5">
            <text:p>536.239</text:p>
          </table:table-cell>
          <table:table-cell office:value-type="float" office:value="79365" table:style-name="ce5">
            <text:p>79.365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548408" table:style-name="ce5">
            <text:p>548.408</text:p>
          </table:table-cell>
          <table:table-cell office:value-type="float" office:value="55491" table:style-name="ce5">
            <text:p>55.4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6119" table:style-name="ce5">
            <text:p>426.119</text:p>
          </table:table-cell>
          <table:table-cell office:value-type="float" office:value="173230" table:style-name="ce5">
            <text:p>173.230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534636" table:style-name="ce5">
            <text:p>534.636</text:p>
          </table:table-cell>
          <table:table-cell office:value-type="float" office:value="83591" table:style-name="ce5">
            <text:p>83.591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512214" table:style-name="ce5">
            <text:p>512.214</text:p>
          </table:table-cell>
          <table:table-cell office:value-type="float" office:value="67111" table:style-name="ce5">
            <text:p>67.1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673" table:style-name="ce5">
            <text:p>311.673</text:p>
          </table:table-cell>
          <table:table-cell office:value-type="float" office:value="295016" table:style-name="ce5">
            <text:p>295.0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19" table:style-name="ce5">
            <text:p>322.519</text:p>
          </table:table-cell>
          <table:table-cell office:value-type="float" office:value="266484" table:style-name="ce5">
            <text:p>266.484</text:p>
          </table:table-cell>
          <table:table-cell office:value-type="float" office:value="276" table:style-name="ce5">
            <text:p>276</text:p>
          </table:table-cell>
          <table:table-cell office:value-type="float" office:value="511" table:style-name="ce5">
            <text:p>511</text:p>
          </table:table-cell>
          <table:table-cell office:value-type="float" office:value="545376" table:style-name="ce5">
            <text:p>545.376</text:p>
          </table:table-cell>
          <table:table-cell office:value-type="float" office:value="59853" table:style-name="ce5">
            <text:p>59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5014" table:style-name="ce5">
            <text:p>545.014</text:p>
          </table:table-cell>
          <table:table-cell office:value-type="float" office:value="65845" table:style-name="ce5">
            <text:p>65.845</text:p>
          </table:table-cell>
          <table:table-cell office:value-type="float" office:value="2670" table:style-name="ce5">
            <text:p>2.670</text:p>
          </table:table-cell>
          <table:table-cell office:value-type="float" office:value="0" table:style-name="ce5">
            <text:p>0</text:p>
          </table:table-cell>
          <table:table-cell office:value-type="float" office:value="443264" table:style-name="ce5">
            <text:p>443.264</text:p>
          </table:table-cell>
          <table:table-cell office:value-type="float" office:value="134373" table:style-name="ce5">
            <text:p>134.373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67885" table:style-name="ce5">
            <text:p>67.885</text:p>
          </table:table-cell>
          <table:table-cell office:value-type="float" office:value="510410" table:style-name="ce5">
            <text:p>510.410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378528" table:style-name="ce5">
            <text:p>378.528</text:p>
          </table:table-cell>
          <table:table-cell office:value-type="float" office:value="207837" table:style-name="ce5">
            <text:p>207.837</text:p>
          </table:table-cell>
          <table:table-cell office:value-type="float" office:value="36" table:style-name="ce5">
            <text:p>36</text:p>
          </table:table-cell>
          <table:table-cell office:value-type="float" office:value="347" table:style-name="ce5">
            <text:p>347</text:p>
          </table:table-cell>
          <table:table-cell office:value-type="float" office:value="564767" table:style-name="ce5">
            <text:p>564.767</text:p>
          </table:table-cell>
          <table:table-cell office:value-type="float" office:value="21610" table:style-name="ce5">
            <text:p>21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99025" table:style-name="ce5">
            <text:p>399.025</text:p>
          </table:table-cell>
          <table:table-cell office:value-type="float" office:value="35254" table:style-name="ce5">
            <text:p>35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681" table:style-name="ce5">
            <text:p>414.681</text:p>
          </table:table-cell>
          <table:table-cell office:value-type="float" office:value="28644" table:style-name="ce5">
            <text:p>28.6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8164" table:style-name="ce5">
            <text:p>378.164</text:p>
          </table:table-cell>
          <table:table-cell office:value-type="float" office:value="67183" table:style-name="ce5">
            <text:p>67.183</text:p>
          </table:table-cell>
          <table:table-cell office:value-type="float" office:value="1158" table:style-name="ce5">
            <text:p>1.158</text:p>
          </table:table-cell>
          <table:table-cell office:value-type="string" table:style-name="ce5">
            <text:p>-</text:p>
          </table:table-cell>
          <table:table-cell office:value-type="float" office:value="409484" table:style-name="ce5">
            <text:p>409.484</text:p>
          </table:table-cell>
          <table:table-cell office:value-type="float" office:value="36180" table:style-name="ce5">
            <text:p>36.180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418717" table:style-name="ce5">
            <text:p>418.717</text:p>
          </table:table-cell>
          <table:table-cell office:value-type="float" office:value="14098" table:style-name="ce5">
            <text:p>14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915" table:style-name="ce5">
            <text:p>244.915</text:p>
          </table:table-cell>
          <table:table-cell office:value-type="float" office:value="196596" table:style-name="ce5">
            <text:p>196.596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348825" table:style-name="ce5">
            <text:p>348.825</text:p>
          </table:table-cell>
          <table:table-cell office:value-type="float" office:value="99512" table:style-name="ce5">
            <text:p>99.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6158" table:style-name="ce5">
            <text:p>416.158</text:p>
          </table:table-cell>
          <table:table-cell office:value-type="float" office:value="37681" table:style-name="ce5">
            <text:p>37.6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689" table:style-name="ce5">
            <text:p>412.689</text:p>
          </table:table-cell>
          <table:table-cell office:value-type="float" office:value="27822" table:style-name="ce5">
            <text:p>27.8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495" table:style-name="ce5">
            <text:p>361.495</text:p>
          </table:table-cell>
          <table:table-cell office:value-type="float" office:value="83520" table:style-name="ce5">
            <text:p>83.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784" table:style-name="ce5">
            <text:p>91.784</text:p>
          </table:table-cell>
          <table:table-cell office:value-type="float" office:value="347176" table:style-name="ce5">
            <text:p>347.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592" table:style-name="ce5">
            <text:p>263.592</text:p>
          </table:table-cell>
          <table:table-cell office:value-type="float" office:value="171028" table:style-name="ce5">
            <text:p>171.028</text:p>
          </table:table-cell>
          <table:table-cell office:value-type="float" office:value="4127" table:style-name="ce5">
            <text:p>4.127</text:p>
          </table:table-cell>
          <table:table-cell office:value-type="float" office:value="0" table:style-name="ce5">
            <text:p>0</text:p>
          </table:table-cell>
          <table:table-cell office:value-type="float" office:value="419197" table:style-name="ce5">
            <text:p>419.197</text:p>
          </table:table-cell>
          <table:table-cell office:value-type="float" office:value="14917" table:style-name="ce5">
            <text:p>14.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ALUMNOS DE ESCUELAS URBANAS, POR PERCEPCIÓN SOBRE LOS EFECTOS DEL USO DE INTERNET EN LAS ACTIVIDADES DE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s actividades realizadas en Internet hacen que los alumnos sientan más ganas de aprender cosas nuev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ayudan a aprender cosas que permiten que los alumnos vayan mejor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pensar en qué quieren trabajar en el futuro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resolver dificultades o problemas que enfrentan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hacer cosas que antes les resultaban dificultos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hacen que el interés por la clase aumente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3296" table:style-name="ce5">
            <text:p>603.296</text:p>
          </table:table-cell>
          <table:table-cell office:value-type="float" office:value="94304" table:style-name="ce5">
            <text:p>94.304</text:p>
          </table:table-cell>
          <table:table-cell office:value-type="float" office:value="5011" table:style-name="ce5">
            <text:p>5.01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640129" table:style-name="ce5">
            <text:p>640.129</text:p>
          </table:table-cell>
          <table:table-cell office:value-type="float" office:value="89694" table:style-name="ce5">
            <text:p>89.694</text:p>
          </table:table-cell>
          <table:table-cell office:value-type="float" office:value="4610" table:style-name="ce5">
            <text:p>4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9471" table:style-name="ce5">
            <text:p>589.471</text:p>
          </table:table-cell>
          <table:table-cell office:value-type="float" office:value="104189" table:style-name="ce5">
            <text:p>104.189</text:p>
          </table:table-cell>
          <table:table-cell office:value-type="float" office:value="14386" table:style-name="ce5">
            <text:p>14.386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515021" table:style-name="ce5">
            <text:p>515.021</text:p>
          </table:table-cell>
          <table:table-cell office:value-type="float" office:value="208656" table:style-name="ce5">
            <text:p>208.656</text:p>
          </table:table-cell>
          <table:table-cell office:value-type="float" office:value="3662" table:style-name="ce5">
            <text:p>3.662</text:p>
          </table:table-cell>
          <table:table-cell office:value-type="float" office:value="1366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643842" table:style-name="ce5">
            <text:p>643.842</text:p>
          </table:table-cell>
          <table:table-cell office:value-type="float" office:value="64859" table:style-name="ce5">
            <text:p>64.859</text:p>
          </table:table-cell>
          <table:table-cell office:value-type="float" office:value="3441" table:style-name="ce5">
            <text:p>3.4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1609" table:style-name="ce5">
            <text:p>551.609</text:p>
          </table:table-cell>
          <table:table-cell office:value-type="float" office:value="149595" table:style-name="ce5">
            <text:p>149.595</text:p>
          </table:table-cell>
          <table:table-cell office:value-type="float" office:value="6179" table:style-name="ce5">
            <text:p>6.179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24873" table:style-name="ce5">
            <text:p>324.873</text:p>
          </table:table-cell>
          <table:table-cell office:value-type="float" office:value="68808" table:style-name="ce5">
            <text:p>68.808</text:p>
          </table:table-cell>
          <table:table-cell office:value-type="float" office:value="61" table:style-name="ce5">
            <text:p>6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55789" table:style-name="ce5">
            <text:p>355.789</text:p>
          </table:table-cell>
          <table:table-cell office:value-type="float" office:value="60033" table:style-name="ce5">
            <text:p>60.033</text:p>
          </table:table-cell>
          <table:table-cell office:value-type="float" office:value="1059" table:style-name="ce5">
            <text:p>1.0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799" table:style-name="ce5">
            <text:p>314.799</text:p>
          </table:table-cell>
          <table:table-cell office:value-type="float" office:value="76043" table:style-name="ce5">
            <text:p>76.043</text:p>
          </table:table-cell>
          <table:table-cell office:value-type="float" office:value="13843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1842" table:style-name="ce5">
            <text:p>251.842</text:p>
          </table:table-cell>
          <table:table-cell office:value-type="float" office:value="163138" table:style-name="ce5">
            <text:p>163.138</text:p>
          </table:table-cell>
          <table:table-cell office:value-type="float" office:value="2032" table:style-name="ce5">
            <text:p>2.032</text:p>
          </table:table-cell>
          <table:table-cell office:value-type="float" office:value="1366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361269" table:style-name="ce5">
            <text:p>361.269</text:p>
          </table:table-cell>
          <table:table-cell office:value-type="float" office:value="48627" table:style-name="ce5">
            <text:p>48.627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8490" table:style-name="ce5">
            <text:p>288.490</text:p>
          </table:table-cell>
          <table:table-cell office:value-type="float" office:value="114952" table:style-name="ce5">
            <text:p>114.952</text:p>
          </table:table-cell>
          <table:table-cell office:value-type="float" office:value="835" table:style-name="ce5">
            <text:p>835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6915" table:style-name="ce5">
            <text:p>336.915</text:p>
          </table:table-cell>
          <table:table-cell office:value-type="float" office:value="56862" table:style-name="ce5">
            <text:p>56.862</text:p>
          </table:table-cell>
          <table:table-cell office:value-type="float" office:value="5011" table:style-name="ce5">
            <text:p>5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805" table:style-name="ce5">
            <text:p>339.805</text:p>
          </table:table-cell>
          <table:table-cell office:value-type="float" office:value="50951" table:style-name="ce5">
            <text:p>50.951</text:p>
          </table:table-cell>
          <table:table-cell office:value-type="float" office:value="4486" table:style-name="ce5">
            <text:p>4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8648" table:style-name="ce5">
            <text:p>318.648</text:p>
          </table:table-cell>
          <table:table-cell office:value-type="float" office:value="66872" table:style-name="ce5">
            <text:p>66.872</text:p>
          </table:table-cell>
          <table:table-cell office:value-type="float" office:value="3914" table:style-name="ce5">
            <text:p>3.914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2544" table:style-name="ce5">
            <text:p>302.544</text:p>
          </table:table-cell>
          <table:table-cell office:value-type="float" office:value="105492" table:style-name="ce5">
            <text:p>105.492</text:p>
          </table:table-cell>
          <table:table-cell office:value-type="float" office:value="3046" table:style-name="ce5">
            <text:p>3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667" table:style-name="ce5">
            <text:p>344.667</text:p>
          </table:table-cell>
          <table:table-cell office:value-type="float" office:value="43290" table:style-name="ce5">
            <text:p>43.290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208" table:style-name="ce5">
            <text:p>308.208</text:p>
          </table:table-cell>
          <table:table-cell office:value-type="float" office:value="89797" table:style-name="ce5">
            <text:p>89.797</text:p>
          </table:table-cell>
          <table:table-cell office:value-type="float" office:value="6123" table:style-name="ce5">
            <text:p>6.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3514" table:style-name="ce5">
            <text:p>73.514</text:p>
          </table:table-cell>
          <table:table-cell office:value-type="float" office:value="12367" table:style-name="ce5">
            <text:p>12.367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274" table:style-name="ce5">
            <text:p>76.274</text:p>
          </table:table-cell>
          <table:table-cell office:value-type="float" office:value="10432" table:style-name="ce5">
            <text:p>10.432</text:p>
          </table:table-cell>
          <table:table-cell office:value-type="float" office:value="457" table:style-name="ce5">
            <text:p>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939" table:style-name="ce5">
            <text:p>72.939</text:p>
          </table:table-cell>
          <table:table-cell office:value-type="float" office:value="14889" table:style-name="ce5">
            <text:p>14.889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576" table:style-name="ce5">
            <text:p>63.576</text:p>
          </table:table-cell>
          <table:table-cell office:value-type="float" office:value="26508" table:style-name="ce5">
            <text:p>26.508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211" table:style-name="ce5">
            <text:p>77.211</text:p>
          </table:table-cell>
          <table:table-cell office:value-type="float" office:value="8924" table:style-name="ce5">
            <text:p>8.9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774" table:style-name="ce5">
            <text:p>68.774</text:p>
          </table:table-cell>
          <table:table-cell office:value-type="float" office:value="19013" table:style-name="ce5">
            <text:p>19.013</text:p>
          </table:table-cell>
          <table:table-cell office:value-type="float" office:value="754" table:style-name="ce5">
            <text:p>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2137" table:style-name="ce5">
            <text:p>372.137</text:p>
          </table:table-cell>
          <table:table-cell office:value-type="float" office:value="38961" table:style-name="ce5">
            <text:p>38.961</text:p>
          </table:table-cell>
          <table:table-cell office:value-type="float" office:value="1178" table:style-name="ce5">
            <text:p>1.178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83208" table:style-name="ce5">
            <text:p>383.208</text:p>
          </table:table-cell>
          <table:table-cell office:value-type="float" office:value="42291" table:style-name="ce5">
            <text:p>42.29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9739" table:style-name="ce5">
            <text:p>349.739</text:p>
          </table:table-cell>
          <table:table-cell office:value-type="float" office:value="65102" table:style-name="ce5">
            <text:p>65.102</text:p>
          </table:table-cell>
          <table:table-cell office:value-type="float" office:value="3907" table:style-name="ce5">
            <text:p>3.907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8360" table:style-name="ce5">
            <text:p>308.360</text:p>
          </table:table-cell>
          <table:table-cell office:value-type="float" office:value="125028" table:style-name="ce5">
            <text:p>125.028</text:p>
          </table:table-cell>
          <table:table-cell office:value-type="float" office:value="3015" table:style-name="ce5">
            <text:p>3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642" table:style-name="ce5">
            <text:p>373.642</text:p>
          </table:table-cell>
          <table:table-cell office:value-type="float" office:value="38746" table:style-name="ce5">
            <text:p>38.746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027" table:style-name="ce5">
            <text:p>352.027</text:p>
          </table:table-cell>
          <table:table-cell office:value-type="float" office:value="57492" table:style-name="ce5">
            <text:p>57.492</text:p>
          </table:table-cell>
          <table:table-cell office:value-type="float" office:value="3394" table:style-name="ce5">
            <text:p>3.394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2495" table:style-name="ce5">
            <text:p>92.495</text:p>
          </table:table-cell>
          <table:table-cell office:value-type="float" office:value="14303" table:style-name="ce5">
            <text:p>14.303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04" table:style-name="ce5">
            <text:p>90.504</text:p>
          </table:table-cell>
          <table:table-cell office:value-type="float" office:value="17717" table:style-name="ce5">
            <text:p>17.717</text:p>
          </table:table-cell>
          <table:table-cell office:value-type="float" office:value="1921" table:style-name="ce5">
            <text:p>1.9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916" table:style-name="ce5">
            <text:p>82.916</text:p>
          </table:table-cell>
          <table:table-cell office:value-type="float" office:value="25967" table:style-name="ce5">
            <text:p>25.9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912" table:style-name="ce5">
            <text:p>75.912</text:p>
          </table:table-cell>
          <table:table-cell office:value-type="float" office:value="37575" table:style-name="ce5">
            <text:p>37.575</text:p>
          </table:table-cell>
          <table:table-cell office:value-type="float" office:value="1616" table:style-name="ce5">
            <text:p>1.616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91959" table:style-name="ce5">
            <text:p>91.959</text:p>
          </table:table-cell>
          <table:table-cell office:value-type="float" office:value="13902" table:style-name="ce5">
            <text:p>13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770" table:style-name="ce5">
            <text:p>80.770</text:p>
          </table:table-cell>
          <table:table-cell office:value-type="float" office:value="29228" table:style-name="ce5">
            <text:p>29.228</text:p>
          </table:table-cell>
          <table:table-cell office:value-type="float" office:value="1385" table:style-name="ce5">
            <text:p>1.385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4693" table:style-name="ce5">
            <text:p>454.693</text:p>
          </table:table-cell>
          <table:table-cell office:value-type="float" office:value="82876" table:style-name="ce5">
            <text:p>82.876</text:p>
          </table:table-cell>
          <table:table-cell office:value-type="float" office:value="4647" table:style-name="ce5">
            <text:p>4.6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69" table:style-name="ce5">
            <text:p>494.069</text:p>
          </table:table-cell>
          <table:table-cell office:value-type="float" office:value="75565" table:style-name="ce5">
            <text:p>75.565</text:p>
          </table:table-cell>
          <table:table-cell office:value-type="float" office:value="4116" table:style-name="ce5">
            <text:p>4.1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393" table:style-name="ce5">
            <text:p>456.393</text:p>
          </table:table-cell>
          <table:table-cell office:value-type="float" office:value="74074" table:style-name="ce5">
            <text:p>74.074</text:p>
          </table:table-cell>
          <table:table-cell office:value-type="float" office:value="13843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13" table:style-name="ce5">
            <text:p>395.313</text:p>
          </table:table-cell>
          <table:table-cell office:value-type="float" office:value="159086" table:style-name="ce5">
            <text:p>159.0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526" table:style-name="ce5">
            <text:p>505.526</text:p>
          </table:table-cell>
          <table:table-cell office:value-type="float" office:value="48219" table:style-name="ce5">
            <text:p>48.219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027" table:style-name="ce5">
            <text:p>407.027</text:p>
          </table:table-cell>
          <table:table-cell office:value-type="float" office:value="132084" table:style-name="ce5">
            <text:p>132.084</text:p>
          </table:table-cell>
          <table:table-cell office:value-type="float" office:value="4906" table:style-name="ce5">
            <text:p>4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092" table:style-name="ce5">
            <text:p>69.092</text:p>
          </table:table-cell>
          <table:table-cell office:value-type="float" office:value="12227" table:style-name="ce5">
            <text:p>12.227</text:p>
          </table:table-cell>
          <table:table-cell office:value-type="float" office:value="1426" table:style-name="ce5">
            <text:p>1.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11" table:style-name="ce5">
            <text:p>69.311</text:p>
          </table:table-cell>
          <table:table-cell office:value-type="float" office:value="11124" table:style-name="ce5">
            <text:p>11.124</text:p>
          </table:table-cell>
          <table:table-cell office:value-type="float" office:value="609" table:style-name="ce5">
            <text:p>6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326" table:style-name="ce5">
            <text:p>68.326</text:p>
          </table:table-cell>
          <table:table-cell office:value-type="float" office:value="15300" table:style-name="ce5">
            <text:p>15.300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63911" table:style-name="ce5">
            <text:p>63.911</text:p>
          </table:table-cell>
          <table:table-cell office:value-type="float" office:value="21958" table:style-name="ce5">
            <text:p>21.958</text:p>
          </table:table-cell>
          <table:table-cell office:value-type="float" office:value="1116" table:style-name="ce5">
            <text:p>1.116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70358" table:style-name="ce5">
            <text:p>70.358</text:p>
          </table:table-cell>
          <table:table-cell office:value-type="float" office:value="10362" table:style-name="ce5">
            <text:p>10.3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520" table:style-name="ce5">
            <text:p>58.520</text:p>
          </table:table-cell>
          <table:table-cell office:value-type="float" office:value="20283" table:style-name="ce5">
            <text:p>20.283</text:p>
          </table:table-cell>
          <table:table-cell office:value-type="float" office:value="333" table:style-name="ce5">
            <text:p>333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5544" table:style-name="ce5">
            <text:p>375.544</text:p>
          </table:table-cell>
          <table:table-cell office:value-type="float" office:value="81407" table:style-name="ce5">
            <text:p>81.407</text:p>
          </table:table-cell>
          <table:table-cell office:value-type="float" office:value="4117" table:style-name="ce5">
            <text:p>4.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515" table:style-name="ce5">
            <text:p>379.515</text:p>
          </table:table-cell>
          <table:table-cell office:value-type="float" office:value="85430" table:style-name="ce5">
            <text:p>85.430</text:p>
          </table:table-cell>
          <table:table-cell office:value-type="float" office:value="4442" table:style-name="ce5">
            <text:p>4.4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7538" table:style-name="ce5">
            <text:p>377.538</text:p>
          </table:table-cell>
          <table:table-cell office:value-type="float" office:value="80287" table:style-name="ce5">
            <text:p>80.287</text:p>
          </table:table-cell>
          <table:table-cell office:value-type="float" office:value="13926" table:style-name="ce5">
            <text:p>13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8338" table:style-name="ce5">
            <text:p>278.338</text:p>
          </table:table-cell>
          <table:table-cell office:value-type="float" office:value="191094" table:style-name="ce5">
            <text:p>191.094</text:p>
          </table:table-cell>
          <table:table-cell office:value-type="float" office:value="3443" table:style-name="ce5">
            <text:p>3.4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99023" table:style-name="ce5">
            <text:p>399.023</text:p>
          </table:table-cell>
          <table:table-cell office:value-type="float" office:value="59272" table:style-name="ce5">
            <text:p>59.272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938" table:style-name="ce5">
            <text:p>360.938</text:p>
          </table:table-cell>
          <table:table-cell office:value-type="float" office:value="110716" table:style-name="ce5">
            <text:p>110.716</text:p>
          </table:table-cell>
          <table:table-cell office:value-type="float" office:value="4916" table:style-name="ce5">
            <text:p>4.916</text:p>
          </table:table-cell>
          <table:table-cell office:value-type="float" office:value="886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28725" table:style-name="ce5">
            <text:p>428.725</text:p>
          </table:table-cell>
          <table:table-cell office:value-type="float" office:value="44684" table:style-name="ce5">
            <text:p>44.684</text:p>
          </table:table-cell>
          <table:table-cell office:value-type="float" office:value="2636" table:style-name="ce5">
            <text:p>2.636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34782" table:style-name="ce5">
            <text:p>434.782</text:p>
          </table:table-cell>
          <table:table-cell office:value-type="float" office:value="37619" table:style-name="ce5">
            <text:p>37.619</text:p>
          </table:table-cell>
          <table:table-cell office:value-type="float" office:value="1027" table:style-name="ce5">
            <text:p>1.0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769" table:style-name="ce5">
            <text:p>411.769</text:p>
          </table:table-cell>
          <table:table-cell office:value-type="float" office:value="55554" table:style-name="ce5">
            <text:p>55.554</text:p>
          </table:table-cell>
          <table:table-cell office:value-type="float" office:value="938" table:style-name="ce5">
            <text:p>938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77812" table:style-name="ce5">
            <text:p>377.812</text:p>
          </table:table-cell>
          <table:table-cell office:value-type="float" office:value="90884" table:style-name="ce5">
            <text:p>90.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371" table:style-name="ce5">
            <text:p>439.371</text:p>
          </table:table-cell>
          <table:table-cell office:value-type="float" office:value="29543" table:style-name="ce5">
            <text:p>29.543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3018" table:style-name="ce5">
            <text:p>383.018</text:p>
          </table:table-cell>
          <table:table-cell office:value-type="float" office:value="85683" table:style-name="ce5">
            <text:p>85.683</text:p>
          </table:table-cell>
          <table:table-cell office:value-type="float" office:value="1582" table:style-name="ce5">
            <text:p>1.582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02670" table:style-name="ce5">
            <text:p>502.670</text:p>
          </table:table-cell>
          <table:table-cell office:value-type="float" office:value="88913" table:style-name="ce5">
            <text:p>88.913</text:p>
          </table:table-cell>
          <table:table-cell office:value-type="float" office:value="4861" table:style-name="ce5">
            <text:p>4.86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511164" table:style-name="ce5">
            <text:p>511.164</text:p>
          </table:table-cell>
          <table:table-cell office:value-type="float" office:value="90114" table:style-name="ce5">
            <text:p>90.114</text:p>
          </table:table-cell>
          <table:table-cell office:value-type="float" office:value="4560" table:style-name="ce5">
            <text:p>4.5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607" table:style-name="ce5">
            <text:p>491.607</text:p>
          </table:table-cell>
          <table:table-cell office:value-type="float" office:value="93373" table:style-name="ce5">
            <text:p>93.373</text:p>
          </table:table-cell>
          <table:table-cell office:value-type="float" office:value="13957" table:style-name="ce5">
            <text:p>13.957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415882" table:style-name="ce5">
            <text:p>415.882</text:p>
          </table:table-cell>
          <table:table-cell office:value-type="float" office:value="198719" table:style-name="ce5">
            <text:p>198.719</text:p>
          </table:table-cell>
          <table:table-cell office:value-type="float" office:value="3443" table:style-name="ce5">
            <text:p>3.4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523985" table:style-name="ce5">
            <text:p>523.985</text:p>
          </table:table-cell>
          <table:table-cell office:value-type="float" office:value="64545" table:style-name="ce5">
            <text:p>64.545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389" table:style-name="ce5">
            <text:p>465.389</text:p>
          </table:table-cell>
          <table:table-cell office:value-type="float" office:value="130773" table:style-name="ce5">
            <text:p>130.773</text:p>
          </table:table-cell>
          <table:table-cell office:value-type="float" office:value="5164" table:style-name="ce5">
            <text:p>5.164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7647" table:style-name="ce5">
            <text:p>457.647</text:p>
          </table:table-cell>
          <table:table-cell office:value-type="float" office:value="50625" table:style-name="ce5">
            <text:p>50.625</text:p>
          </table:table-cell>
          <table:table-cell office:value-type="float" office:value="1218" table:style-name="ce5">
            <text:p>1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2403" table:style-name="ce5">
            <text:p>502.403</text:p>
          </table:table-cell>
          <table:table-cell office:value-type="float" office:value="20939" table:style-name="ce5">
            <text:p>20.939</text:p>
          </table:table-cell>
          <table:table-cell office:value-type="float" office:value="689" table:style-name="ce5">
            <text:p>6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379" table:style-name="ce5">
            <text:p>453.379</text:p>
          </table:table-cell>
          <table:table-cell office:value-type="float" office:value="58188" table:style-name="ce5">
            <text:p>58.188</text:p>
          </table:table-cell>
          <table:table-cell office:value-type="float" office:value="3484" table:style-name="ce5">
            <text:p>3.484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04847" table:style-name="ce5">
            <text:p>404.847</text:p>
          </table:table-cell>
          <table:table-cell office:value-type="float" office:value="105697" table:style-name="ce5">
            <text:p>105.697</text:p>
          </table:table-cell>
          <table:table-cell office:value-type="float" office:value="1245" table:style-name="ce5">
            <text:p>1.245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502872" table:style-name="ce5">
            <text:p>502.872</text:p>
          </table:table-cell>
          <table:table-cell office:value-type="float" office:value="17135" table:style-name="ce5">
            <text:p>17.135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467" table:style-name="ce5">
            <text:p>408.467</text:p>
          </table:table-cell>
          <table:table-cell office:value-type="float" office:value="101067" table:style-name="ce5">
            <text:p>101.067</text:p>
          </table:table-cell>
          <table:table-cell office:value-type="float" office:value="3394" table:style-name="ce5">
            <text:p>3.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35829" table:style-name="ce5">
            <text:p>335.829</text:p>
          </table:table-cell>
          <table:table-cell office:value-type="float" office:value="64022" table:style-name="ce5">
            <text:p>64.022</text:p>
          </table:table-cell>
          <table:table-cell office:value-type="float" office:value="4282" table:style-name="ce5">
            <text:p>4.2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413" table:style-name="ce5">
            <text:p>340.413</text:p>
          </table:table-cell>
          <table:table-cell office:value-type="float" office:value="67666" table:style-name="ce5">
            <text:p>67.666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457" table:style-name="ce5">
            <text:p>316.457</text:p>
          </table:table-cell>
          <table:table-cell office:value-type="float" office:value="84104" table:style-name="ce5">
            <text:p>84.104</text:p>
          </table:table-cell>
          <table:table-cell office:value-type="float" office:value="14355" table:style-name="ce5">
            <text:p>14.355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51845" table:style-name="ce5">
            <text:p>251.845</text:p>
          </table:table-cell>
          <table:table-cell office:value-type="float" office:value="159636" table:style-name="ce5">
            <text:p>159.636</text:p>
          </table:table-cell>
          <table:table-cell office:value-type="float" office:value="2086" table:style-name="ce5">
            <text:p>2.086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38206" table:style-name="ce5">
            <text:p>338.206</text:p>
          </table:table-cell>
          <table:table-cell office:value-type="float" office:value="57936" table:style-name="ce5">
            <text:p>57.936</text:p>
          </table:table-cell>
          <table:table-cell office:value-type="float" office:value="3306" table:style-name="ce5">
            <text:p>3.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551" table:style-name="ce5">
            <text:p>325.551</text:p>
          </table:table-cell>
          <table:table-cell office:value-type="float" office:value="88654" table:style-name="ce5">
            <text:p>88.654</text:p>
          </table:table-cell>
          <table:table-cell office:value-type="float" office:value="5344" table:style-name="ce5">
            <text:p>5.3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03857" table:style-name="ce5">
            <text:p>503.857</text:p>
          </table:table-cell>
          <table:table-cell office:value-type="float" office:value="77597" table:style-name="ce5">
            <text:p>77.597</text:p>
          </table:table-cell>
          <table:table-cell office:value-type="float" office:value="2654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4560" table:style-name="ce5">
            <text:p>544.560</text:p>
          </table:table-cell>
          <table:table-cell office:value-type="float" office:value="66166" table:style-name="ce5">
            <text:p>66.166</text:p>
          </table:table-cell>
          <table:table-cell office:value-type="float" office:value="1019" table:style-name="ce5">
            <text:p>1.0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716" table:style-name="ce5">
            <text:p>509.716</text:p>
          </table:table-cell>
          <table:table-cell office:value-type="float" office:value="66151" table:style-name="ce5">
            <text:p>66.151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4926" table:style-name="ce5">
            <text:p>434.926</text:p>
          </table:table-cell>
          <table:table-cell office:value-type="float" office:value="156977" table:style-name="ce5">
            <text:p>156.977</text:p>
          </table:table-cell>
          <table:table-cell office:value-type="float" office:value="2828" table:style-name="ce5">
            <text:p>2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06" table:style-name="ce5">
            <text:p>560.906</text:p>
          </table:table-cell>
          <table:table-cell office:value-type="float" office:value="30695" table:style-name="ce5">
            <text:p>30.695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488" table:style-name="ce5">
            <text:p>453.488</text:p>
          </table:table-cell>
          <table:table-cell office:value-type="float" office:value="128711" table:style-name="ce5">
            <text:p>128.711</text:p>
          </table:table-cell>
          <table:table-cell office:value-type="float" office:value="2897" table:style-name="ce5">
            <text:p>2.897</text:p>
          </table:table-cell>
          <table:table-cell office:value-type="float" office:value="886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09846" table:style-name="ce5">
            <text:p>409.846</text:p>
          </table:table-cell>
          <table:table-cell office:value-type="float" office:value="28883" table:style-name="ce5">
            <text:p>28.883</text:p>
          </table:table-cell>
          <table:table-cell office:value-type="float" office:value="0" table:style-name="ce5">
            <text:p>0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13482" table:style-name="ce5">
            <text:p>413.482</text:p>
          </table:table-cell>
          <table:table-cell office:value-type="float" office:value="27533" table:style-name="ce5">
            <text:p>27.533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4925" table:style-name="ce5">
            <text:p>394.925</text:p>
          </table:table-cell>
          <table:table-cell office:value-type="float" office:value="36743" table:style-name="ce5">
            <text:p>36.743</text:p>
          </table:table-cell>
          <table:table-cell office:value-type="float" office:value="906" table:style-name="ce5">
            <text:p>906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62643" table:style-name="ce5">
            <text:p>362.643</text:p>
          </table:table-cell>
          <table:table-cell office:value-type="float" office:value="74463" table:style-name="ce5">
            <text:p>74.463</text:p>
          </table:table-cell>
          <table:table-cell office:value-type="float" office:value="1029" table:style-name="ce5">
            <text:p>1.029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416592" table:style-name="ce5">
            <text:p>416.592</text:p>
          </table:table-cell>
          <table:table-cell office:value-type="float" office:value="21170" table:style-name="ce5">
            <text:p>21.1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919" table:style-name="ce5">
            <text:p>363.919</text:p>
          </table:table-cell>
          <table:table-cell office:value-type="float" office:value="70614" table:style-name="ce5">
            <text:p>70.614</text:p>
          </table:table-cell>
          <table:table-cell office:value-type="float" office:value="1112" table:style-name="ce5">
            <text:p>1.112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ALUMNOS DE ESCUELAS URBANAS, POR PRETENSIÓN DE TRABAJAR CON TECNOLOGÍA,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1357" table:style-name="ce5">
            <text:p>481.357</text:p>
          </table:table-cell>
          <table:table-cell office:value-type="float" office:value="349168" table:style-name="ce5">
            <text:p>349.168</text:p>
          </table:table-cell>
          <table:table-cell office:value-type="float" office:value="2006" table:style-name="ce5">
            <text:p>2.006</text:p>
          </table:table-cell>
          <table:table-cell office:value-type="float" office:value="1639" table:style-name="ce5">
            <text:p>1.6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16453" table:style-name="ce5">
            <text:p>216.453</text:p>
          </table:table-cell>
          <table:table-cell office:value-type="float" office:value="267678" table:style-name="ce5">
            <text:p>267.678</text:p>
          </table:table-cell>
          <table:table-cell office:value-type="float" office:value="1995" table:style-name="ce5">
            <text:p>1.995</text:p>
          </table:table-cell>
          <table:table-cell office:value-type="float" office:value="735" table:style-name="ce5">
            <text:p>7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06708" table:style-name="ce5">
            <text:p>306.708</text:p>
          </table:table-cell>
          <table:table-cell office:value-type="float" office:value="142734" table:style-name="ce5">
            <text:p>142.734</text:p>
          </table:table-cell>
          <table:table-cell office:value-type="float" office:value="204" table:style-name="ce5">
            <text:p>204</text:p>
          </table:table-cell>
          <table:table-cell office:value-type="float" office:value="1465" table:style-name="ce5">
            <text:p>1.4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0295" table:style-name="ce5">
            <text:p>70.295</text:p>
          </table:table-cell>
          <table:table-cell office:value-type="float" office:value="68960" table:style-name="ce5">
            <text:p>68.960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3468" table:style-name="ce5">
            <text:p>293.468</text:p>
          </table:table-cell>
          <table:table-cell office:value-type="float" office:value="258608" table:style-name="ce5">
            <text:p>258.608</text:p>
          </table:table-cell>
          <table:table-cell office:value-type="float" office:value="1467" table:style-name="ce5">
            <text:p>1.467</text:p>
          </table:table-cell>
          <table:table-cell office:value-type="float" office:value="1376" table:style-name="ce5">
            <text:p>1.3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0799" table:style-name="ce5">
            <text:p>60.799</text:p>
          </table:table-cell>
          <table:table-cell office:value-type="float" office:value="55684" table:style-name="ce5">
            <text:p>55.684</text:p>
          </table:table-cell>
          <table:table-cell office:value-type="float" office:value="41" table:style-name="ce5">
            <text:p>41</text:p>
          </table:table-cell>
          <table:table-cell office:value-type="float" office:value="891" table:style-name="ce5">
            <text:p>89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65312" table:style-name="ce5">
            <text:p>365.312</text:p>
          </table:table-cell>
          <table:table-cell office:value-type="float" office:value="214124" table:style-name="ce5">
            <text:p>214.124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9080" table:style-name="ce5">
            <text:p>59.080</text:p>
          </table:table-cell>
          <table:table-cell office:value-type="float" office:value="36535" table:style-name="ce5">
            <text:p>36.535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4842" table:style-name="ce5">
            <text:p>274.842</text:p>
          </table:table-cell>
          <table:table-cell office:value-type="float" office:value="328886" table:style-name="ce5">
            <text:p>328.886</text:p>
          </table:table-cell>
          <table:table-cell office:value-type="float" office:value="634" table:style-name="ce5">
            <text:p>634</text:p>
          </table:table-cell>
          <table:table-cell office:value-type="float" office:value="1155" table:style-name="ce5">
            <text:p>1.1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42760" table:style-name="ce5">
            <text:p>342.760</text:p>
          </table:table-cell>
          <table:table-cell office:value-type="float" office:value="179166" table:style-name="ce5">
            <text:p>179.166</text:p>
          </table:table-cell>
          <table:table-cell office:value-type="float" office:value="1883" table:style-name="ce5">
            <text:p>1.8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4947" table:style-name="ce5">
            <text:p>394.947</text:p>
          </table:table-cell>
          <table:table-cell office:value-type="float" office:value="342874" table:style-name="ce5">
            <text:p>342.874</text:p>
          </table:table-cell>
          <table:table-cell office:value-type="float" office:value="1987" table:style-name="ce5">
            <text:p>1.987</text:p>
          </table:table-cell>
          <table:table-cell office:value-type="float" office:value="1155" table:style-name="ce5">
            <text:p>1.1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2290" table:style-name="ce5">
            <text:p>352.290</text:p>
          </table:table-cell>
          <table:table-cell office:value-type="float" office:value="172803" table:style-name="ce5">
            <text:p>172.803</text:p>
          </table:table-cell>
          <table:table-cell office:value-type="float" office:value="275" table:style-name="ce5">
            <text:p>275</text:p>
          </table:table-cell>
          <table:table-cell office:value-type="float" office:value="1164" table:style-name="ce5">
            <text:p>1.164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72590" table:style-name="ce5">
            <text:p>272.590</text:p>
          </table:table-cell>
          <table:table-cell office:value-type="float" office:value="311246" table:style-name="ce5">
            <text:p>311.246</text:p>
          </table:table-cell>
          <table:table-cell office:value-type="float" office:value="666" table:style-name="ce5">
            <text:p>666</text:p>
          </table:table-cell>
          <table:table-cell office:value-type="float" office:value="1639" table:style-name="ce5">
            <text:p>1.63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85732" table:style-name="ce5">
            <text:p>385.732</text:p>
          </table:table-cell>
          <table:table-cell office:value-type="float" office:value="217596" table:style-name="ce5">
            <text:p>217.596</text:p>
          </table:table-cell>
          <table:table-cell office:value-type="float" office:value="946" table:style-name="ce5">
            <text:p>94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09046" table:style-name="ce5">
            <text:p>309.046</text:p>
          </table:table-cell>
          <table:table-cell office:value-type="float" office:value="165447" table:style-name="ce5">
            <text:p>165.447</text:p>
          </table:table-cell>
          <table:table-cell office:value-type="float" office:value="1639" table:style-name="ce5">
            <text:p>1.6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ALUMNOS DE ESCUELAS URBANAS, POR FORMA DE APRENDIZAJE DEL USO DE LA COMPUTADORA Y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n cursos en línea</text:p>
          </table:table-cell>
          <table:covered-table-cell table:number-columns-repeated="3"/>
          <table:table-cell office:value-type="string" table:number-columns-spanned="4" table:number-rows-spanned="1" table:style-name="ce8">
            <text:p>Solo/a</text:p>
          </table:table-cell>
          <table:covered-table-cell table:number-columns-repeated="3"/>
          <table:table-cell office:value-type="string" table:number-columns-spanned="4" table:number-rows-spanned="1" table:style-name="ce8">
            <text:p>Con el/la maestro/a o educador/a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os alumnos o amigos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as personas</text:p>
          </table:table-cell>
          <table:covered-table-cell table:number-columns-repeated="3"/>
          <table:table-cell office:value-type="string" table:number-columns-spanned="4" table:number-rows-spanned="1" table:style-name="ce8">
            <text:p>Con videos o tutoriales disponibles en Internet</text:p>
          </table:table-cell>
          <table:covered-table-cell table:number-columns-repeated="3"/>
          <table:table-cell office:value-type="string" table:number-columns-spanned="1" table:number-rows-spanned="1" table:style-name="ce8">
            <text:p>No busca actualizarse en el uso de computadoras o Internet</text:p>
          </table:table-cell>
          <table:table-cell office:value-type="string" table:number-columns-spanned="4" table:number-rows-spanned="1" table:style-name="ce8">
            <text:p>Con los padres y responsable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7940" table:style-name="ce5">
            <text:p>207.940</text:p>
          </table:table-cell>
          <table:table-cell office:value-type="float" office:value="485185" table:style-name="ce5">
            <text:p>485.185</text:p>
          </table:table-cell>
          <table:table-cell office:value-type="float" office:value="1182" table:style-name="ce5">
            <text:p>1.182</text:p>
          </table:table-cell>
          <table:table-cell office:value-type="float" office:value="907" table:style-name="ce5">
            <text:p>907</text:p>
          </table:table-cell>
          <table:table-cell office:value-type="float" office:value="611723" table:style-name="ce5">
            <text:p>611.723</text:p>
          </table:table-cell>
          <table:table-cell office:value-type="float" office:value="193111" table:style-name="ce5">
            <text:p>193.111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72619" table:style-name="ce5">
            <text:p>272.619</text:p>
          </table:table-cell>
          <table:table-cell office:value-type="float" office:value="460237" table:style-name="ce5">
            <text:p>460.237</text:p>
          </table:table-cell>
          <table:table-cell office:value-type="float" office:value="1519" table:style-name="ce5">
            <text:p>1.519</text:p>
          </table:table-cell>
          <table:table-cell office:value-type="float" office:value="2241" table:style-name="ce5">
            <text:p>2.241</text:p>
          </table:table-cell>
          <table:table-cell office:value-type="float" office:value="534317" table:style-name="ce5">
            <text:p>534.317</text:p>
          </table:table-cell>
          <table:table-cell office:value-type="float" office:value="281761" table:style-name="ce5">
            <text:p>281.761</text:p>
          </table:table-cell>
          <table:table-cell office:value-type="float" office:value="2827" table:style-name="ce5">
            <text:p>2.827</text:p>
          </table:table-cell>
          <table:table-cell office:value-type="float" office:value="174" table:style-name="ce5">
            <text:p>174</text:p>
          </table:table-cell>
          <table:table-cell office:value-type="float" office:value="466792" table:style-name="ce5">
            <text:p>466.792</text:p>
          </table:table-cell>
          <table:table-cell office:value-type="float" office:value="278017" table:style-name="ce5">
            <text:p>278.017</text:p>
          </table:table-cell>
          <table:table-cell office:value-type="float" office:value="156" table:style-name="ce5">
            <text:p>156</text:p>
          </table:table-cell>
          <table:table-cell office:value-type="float" office:value="186" table:style-name="ce5">
            <text:p>186</text:p>
          </table:table-cell>
          <table:table-cell office:value-type="float" office:value="604167" table:style-name="ce5">
            <text:p>604.167</text:p>
          </table:table-cell>
          <table:table-cell office:value-type="float" office:value="155282" table:style-name="ce5">
            <text:p>155.282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float" office:value="28423" table:style-name="ce5">
            <text:p>28.423</text:p>
          </table:table-cell>
          <table:table-cell office:value-type="float" office:value="457426" table:style-name="ce5">
            <text:p>457.426</text:p>
          </table:table-cell>
          <table:table-cell office:value-type="float" office:value="306901" table:style-name="ce5">
            <text:p>30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45380" table:style-name="ce5">
            <text:p>145.380</text:p>
          </table:table-cell>
          <table:table-cell office:value-type="float" office:value="265095" table:style-name="ce5">
            <text:p>265.095</text:p>
          </table:table-cell>
          <table:table-cell office:value-type="float" office:value="56" table:style-name="ce5">
            <text:p>56</text:p>
          </table:table-cell>
          <table:table-cell office:value-type="float" office:value="907" table:style-name="ce5">
            <text:p>907</text:p>
          </table:table-cell>
          <table:table-cell office:value-type="float" office:value="329893" table:style-name="ce5">
            <text:p>329.893</text:p>
          </table:table-cell>
          <table:table-cell office:value-type="float" office:value="131443" table:style-name="ce5">
            <text:p>13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916" table:style-name="ce5">
            <text:p>155.916</text:p>
          </table:table-cell>
          <table:table-cell office:value-type="float" office:value="246285" table:style-name="ce5">
            <text:p>246.285</text:p>
          </table:table-cell>
          <table:table-cell office:value-type="float" office:value="1489" table:style-name="ce5">
            <text:p>1.489</text:p>
          </table:table-cell>
          <table:table-cell office:value-type="float" office:value="0" table:style-name="ce5">
            <text:p>0</text:p>
          </table:table-cell>
          <table:table-cell office:value-type="float" office:value="326458" table:style-name="ce5">
            <text:p>326.458</text:p>
          </table:table-cell>
          <table:table-cell office:value-type="float" office:value="127280" table:style-name="ce5">
            <text:p>127.280</text:p>
          </table:table-cell>
          <table:table-cell office:value-type="float" office:value="73" table:style-name="ce5">
            <text:p>73</text:p>
          </table:table-cell>
          <table:table-cell office:value-type="float" office:value="174" table:style-name="ce5">
            <text:p>174</text:p>
          </table:table-cell>
          <table:table-cell office:value-type="float" office:value="282946" table:style-name="ce5">
            <text:p>282.946</text:p>
          </table:table-cell>
          <table:table-cell office:value-type="float" office:value="147853" table:style-name="ce5">
            <text:p>147.853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38903" table:style-name="ce5">
            <text:p>338.903</text:p>
          </table:table-cell>
          <table:table-cell office:value-type="float" office:value="96140" table:style-name="ce5">
            <text:p>96.140</text:p>
          </table:table-cell>
          <table:table-cell office:value-type="float" office:value="237" table:style-name="ce5">
            <text:p>237</text:p>
          </table:table-cell>
          <table:table-cell office:value-type="string" table:style-name="ce5">
            <text:p>-</text:p>
          </table:table-cell>
          <table:table-cell office:value-type="float" office:value="6356" table:style-name="ce5">
            <text:p>6.356</text:p>
          </table:table-cell>
          <table:table-cell office:value-type="float" office:value="330239" table:style-name="ce5">
            <text:p>330.239</text:p>
          </table:table-cell>
          <table:table-cell office:value-type="float" office:value="140951" table:style-name="ce5">
            <text:p>140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4363" table:style-name="ce5">
            <text:p>84.363</text:p>
          </table:table-cell>
          <table:table-cell office:value-type="float" office:value="290683" table:style-name="ce5">
            <text:p>290.683</text:p>
          </table:table-cell>
          <table:table-cell office:value-type="float" office:value="1181" table:style-name="ce5">
            <text:p>1.181</text:p>
          </table:table-cell>
          <table:table-cell office:value-type="float" office:value="0" table:style-name="ce5">
            <text:p>0</text:p>
          </table:table-cell>
          <table:table-cell office:value-type="float" office:value="333364" table:style-name="ce5">
            <text:p>333.364</text:p>
          </table:table-cell>
          <table:table-cell office:value-type="float" office:value="87430" table:style-name="ce5">
            <text:p>87.430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143569" table:style-name="ce5">
            <text:p>143.569</text:p>
          </table:table-cell>
          <table:table-cell office:value-type="float" office:value="285992" table:style-name="ce5">
            <text:p>285.992</text:p>
          </table:table-cell>
          <table:table-cell office:value-type="float" office:value="299" table:style-name="ce5">
            <text:p>299</text:p>
          </table:table-cell>
          <table:table-cell office:value-type="float" office:value="2241" table:style-name="ce5">
            <text:p>2.241</text:p>
          </table:table-cell>
          <table:table-cell office:value-type="float" office:value="244944" table:style-name="ce5">
            <text:p>244.944</text:p>
          </table:table-cell>
          <table:table-cell office:value-type="float" office:value="184676" table:style-name="ce5">
            <text:p>184.676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214071" table:style-name="ce5">
            <text:p>214.071</text:p>
          </table:table-cell>
          <table:table-cell office:value-type="float" office:value="187042" table:style-name="ce5">
            <text:p>187.042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17240" table:style-name="ce5">
            <text:p>317.240</text:p>
          </table:table-cell>
          <table:table-cell office:value-type="float" office:value="91095" table:style-name="ce5">
            <text:p>91.095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27714" table:style-name="ce5">
            <text:p>27.714</text:p>
          </table:table-cell>
          <table:table-cell office:value-type="float" office:value="180453" table:style-name="ce5">
            <text:p>180.453</text:p>
          </table:table-cell>
          <table:table-cell office:value-type="float" office:value="216026" table:style-name="ce5">
            <text:p>216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175" table:style-name="ce5">
            <text:p>32.175</text:p>
          </table:table-cell>
          <table:table-cell office:value-type="float" office:value="58142" table:style-name="ce5">
            <text:p>58.142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office:value-type="float" office:value="62115" table:style-name="ce5">
            <text:p>62.115</text:p>
          </table:table-cell>
          <table:table-cell office:value-type="float" office:value="29586" table:style-name="ce5">
            <text:p>29.586</text:p>
          </table:table-cell>
          <table:table-cell office:value-type="float" office:value="0" table:style-name="ce5">
            <text:p>0</text:p>
          </table:table-cell>
          <table:table-cell office:value-type="float" office:value="582" table:style-name="ce5">
            <text:p>582</text:p>
          </table:table-cell>
          <table:table-cell office:value-type="float" office:value="49554" table:style-name="ce5">
            <text:p>49.554</text:p>
          </table:table-cell>
          <table:table-cell office:value-type="float" office:value="44184" table:style-name="ce5">
            <text:p>44.184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57874" table:style-name="ce5">
            <text:p>57.874</text:p>
          </table:table-cell>
          <table:table-cell office:value-type="float" office:value="35183" table:style-name="ce5">
            <text:p>35.183</text:p>
          </table:table-cell>
          <table:table-cell office:value-type="float" office:value="73" table:style-name="ce5">
            <text:p>73</text:p>
          </table:table-cell>
          <table:table-cell office:value-type="float" office:value="174" table:style-name="ce5">
            <text:p>174</text:p>
          </table:table-cell>
          <table:table-cell office:value-type="float" office:value="57566" table:style-name="ce5">
            <text:p>57.566</text:p>
          </table:table-cell>
          <table:table-cell office:value-type="float" office:value="33827" table:style-name="ce5">
            <text:p>33.8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519" table:style-name="ce5">
            <text:p>69.519</text:p>
          </table:table-cell>
          <table:table-cell office:value-type="float" office:value="21393" table:style-name="ce5">
            <text:p>21.393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5536" table:style-name="ce5">
            <text:p>5.536</text:p>
          </table:table-cell>
          <table:table-cell office:value-type="float" office:value="51407" table:style-name="ce5">
            <text:p>51.407</text:p>
          </table:table-cell>
          <table:table-cell office:value-type="float" office:value="47847" table:style-name="ce5">
            <text:p>47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4459" table:style-name="ce5">
            <text:p>124.459</text:p>
          </table:table-cell>
          <table:table-cell office:value-type="float" office:value="283805" table:style-name="ce5">
            <text:p>283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425" table:style-name="ce5">
            <text:p>336.425</text:p>
          </table:table-cell>
          <table:table-cell office:value-type="float" office:value="151536" table:style-name="ce5">
            <text:p>151.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441" table:style-name="ce5">
            <text:p>114.441</text:p>
          </table:table-cell>
          <table:table-cell office:value-type="float" office:value="315245" table:style-name="ce5">
            <text:p>315.245</text:p>
          </table:table-cell>
          <table:table-cell office:value-type="float" office:value="1431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float" office:value="200241" table:style-name="ce5">
            <text:p>200.241</text:p>
          </table:table-cell>
          <table:table-cell office:value-type="float" office:value="225932" table:style-name="ce5">
            <text:p>225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20" table:style-name="ce5">
            <text:p>269.120</text:p>
          </table:table-cell>
          <table:table-cell office:value-type="float" office:value="167213" table:style-name="ce5">
            <text:p>167.213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30469" table:style-name="ce5">
            <text:p>330.469</text:p>
          </table:table-cell>
          <table:table-cell office:value-type="float" office:value="93739" table:style-name="ce5">
            <text:p>93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20" table:style-name="ce5">
            <text:p>5.520</text:p>
          </table:table-cell>
          <table:table-cell office:value-type="float" office:value="177132" table:style-name="ce5">
            <text:p>177.132</text:p>
          </table:table-cell>
          <table:table-cell office:value-type="float" office:value="231757" table:style-name="ce5">
            <text:p>231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562" table:style-name="ce5">
            <text:p>36.562</text:p>
          </table:table-cell>
          <table:table-cell office:value-type="float" office:value="72565" table:style-name="ce5">
            <text:p>72.565</text:p>
          </table:table-cell>
          <table:table-cell office:value-type="float" office:value="0" table:style-name="ce5">
            <text:p>0</text:p>
          </table:table-cell>
          <table:table-cell office:value-type="float" office:value="907" table:style-name="ce5">
            <text:p>907</text:p>
          </table:table-cell>
          <table:table-cell office:value-type="float" office:value="80307" table:style-name="ce5">
            <text:p>80.307</text:p>
          </table:table-cell>
          <table:table-cell office:value-type="float" office:value="32116" table:style-name="ce5">
            <text:p>32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385" table:style-name="ce5">
            <text:p>64.385</text:p>
          </table:table-cell>
          <table:table-cell office:value-type="float" office:value="47771" table:style-name="ce5">
            <text:p>47.771</text:p>
          </table:table-cell>
          <table:table-cell office:value-type="float" office:value="142" table:style-name="ce5">
            <text:p>142</text:p>
          </table:table-cell>
          <table:table-cell office:value-type="float" office:value="2240" table:style-name="ce5">
            <text:p>2.240</text:p>
          </table:table-cell>
          <table:table-cell office:value-type="float" office:value="81052" table:style-name="ce5">
            <text:p>81.052</text:p>
          </table:table-cell>
          <table:table-cell office:value-type="float" office:value="27903" table:style-name="ce5">
            <text:p>27.9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373" table:style-name="ce5">
            <text:p>79.373</text:p>
          </table:table-cell>
          <table:table-cell office:value-type="float" office:value="31407" table:style-name="ce5">
            <text:p>31.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157" table:style-name="ce5">
            <text:p>82.157</text:p>
          </table:table-cell>
          <table:table-cell office:value-type="float" office:value="29472" table:style-name="ce5">
            <text:p>29.47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3384" table:style-name="ce5">
            <text:p>3.384</text:p>
          </table:table-cell>
          <table:table-cell office:value-type="float" office:value="76307" table:style-name="ce5">
            <text:p>76.307</text:p>
          </table:table-cell>
          <table:table-cell office:value-type="float" office:value="52121" table:style-name="ce5">
            <text:p>52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56948" table:style-name="ce5">
            <text:p>156.948</text:p>
          </table:table-cell>
          <table:table-cell office:value-type="float" office:value="377683" table:style-name="ce5">
            <text:p>377.6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22" table:style-name="ce5">
            <text:p>496.622</text:p>
          </table:table-cell>
          <table:table-cell office:value-type="float" office:value="110060" table:style-name="ce5">
            <text:p>110.060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230988" table:style-name="ce5">
            <text:p>230.988</text:p>
          </table:table-cell>
          <table:table-cell office:value-type="float" office:value="325502" table:style-name="ce5">
            <text:p>325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1879" table:style-name="ce5">
            <text:p>481.879</text:p>
          </table:table-cell>
          <table:table-cell office:value-type="float" office:value="160336" table:style-name="ce5">
            <text:p>160.336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65134" table:style-name="ce5">
            <text:p>365.134</text:p>
          </table:table-cell>
          <table:table-cell office:value-type="float" office:value="215241" table:style-name="ce5">
            <text:p>215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9492" table:style-name="ce5">
            <text:p>489.492</text:p>
          </table:table-cell>
          <table:table-cell office:value-type="float" office:value="117234" table:style-name="ce5">
            <text:p>117.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089" table:style-name="ce5">
            <text:p>27.089</text:p>
          </table:table-cell>
          <table:table-cell office:value-type="float" office:value="409580" table:style-name="ce5">
            <text:p>409.580</text:p>
          </table:table-cell>
          <table:table-cell office:value-type="float" office:value="182950" table:style-name="ce5">
            <text:p>182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282" table:style-name="ce5">
            <text:p>27.282</text:p>
          </table:table-cell>
          <table:table-cell office:value-type="float" office:value="59735" table:style-name="ce5">
            <text:p>59.735</text:p>
          </table:table-cell>
          <table:table-cell office:value-type="float" office:value="1117" table:style-name="ce5">
            <text:p>1.117</text:p>
          </table:table-cell>
          <table:table-cell office:value-type="float" office:value="0" table:style-name="ce5">
            <text:p>0</text:p>
          </table:table-cell>
          <table:table-cell office:value-type="float" office:value="63892" table:style-name="ce5">
            <text:p>63.892</text:p>
          </table:table-cell>
          <table:table-cell office:value-type="float" office:value="17569" table:style-name="ce5">
            <text:p>1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07" table:style-name="ce5">
            <text:p>35.607</text:p>
          </table:table-cell>
          <table:table-cell office:value-type="float" office:value="47459" table:style-name="ce5">
            <text:p>47.459</text:p>
          </table:table-cell>
          <table:table-cell office:value-type="float" office:value="387" table:style-name="ce5">
            <text:p>387</text:p>
          </table:table-cell>
          <table:table-cell office:value-type="float" office:value="57" table:style-name="ce5">
            <text:p>57</text:p>
          </table:table-cell>
          <table:table-cell office:value-type="float" office:value="57202" table:style-name="ce5">
            <text:p>57.202</text:p>
          </table:table-cell>
          <table:table-cell office:value-type="float" office:value="24898" table:style-name="ce5">
            <text:p>24.89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0325" table:style-name="ce5">
            <text:p>50.325</text:p>
          </table:table-cell>
          <table:table-cell office:value-type="float" office:value="29556" table:style-name="ce5">
            <text:p>29.556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67987" table:style-name="ce5">
            <text:p>67.987</text:p>
          </table:table-cell>
          <table:table-cell office:value-type="float" office:value="15977" table:style-name="ce5">
            <text:p>15.9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24" table:style-name="ce5">
            <text:p>1.224</text:p>
          </table:table-cell>
          <table:table-cell office:value-type="float" office:value="40520" table:style-name="ce5">
            <text:p>40.520</text:p>
          </table:table-cell>
          <table:table-cell office:value-type="float" office:value="44723" table:style-name="ce5">
            <text:p>44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2684" table:style-name="ce5">
            <text:p>92.684</text:p>
          </table:table-cell>
          <table:table-cell office:value-type="float" office:value="356890" table:style-name="ce5">
            <text:p>356.890</text:p>
          </table:table-cell>
          <table:table-cell office:value-type="float" office:value="1170" table:style-name="ce5">
            <text:p>1.170</text:p>
          </table:table-cell>
          <table:table-cell office:value-type="float" office:value="907" table:style-name="ce5">
            <text:p>907</text:p>
          </table:table-cell>
          <table:table-cell office:value-type="float" office:value="317756" table:style-name="ce5">
            <text:p>317.756</text:p>
          </table:table-cell>
          <table:table-cell office:value-type="float" office:value="188730" table:style-name="ce5">
            <text:p>188.730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196279" table:style-name="ce5">
            <text:p>196.279</text:p>
          </table:table-cell>
          <table:table-cell office:value-type="float" office:value="280364" table:style-name="ce5">
            <text:p>280.3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5861" table:style-name="ce5">
            <text:p>255.861</text:p>
          </table:table-cell>
          <table:table-cell office:value-type="float" office:value="216064" table:style-name="ce5">
            <text:p>216.064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18178" table:style-name="ce5">
            <text:p>318.178</text:p>
          </table:table-cell>
          <table:table-cell office:value-type="float" office:value="203078" table:style-name="ce5">
            <text:p>203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676" table:style-name="ce5">
            <text:p>313.676</text:p>
          </table:table-cell>
          <table:table-cell office:value-type="float" office:value="149207" table:style-name="ce5">
            <text:p>149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41" table:style-name="ce5">
            <text:p>25.941</text:p>
          </table:table-cell>
          <table:table-cell office:value-type="float" office:value="277470" table:style-name="ce5">
            <text:p>277.470</text:p>
          </table:table-cell>
          <table:table-cell office:value-type="float" office:value="203932" table:style-name="ce5">
            <text:p>20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8427" table:style-name="ce5">
            <text:p>158.427</text:p>
          </table:table-cell>
          <table:table-cell office:value-type="float" office:value="309976" table:style-name="ce5">
            <text:p>309.976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426110" table:style-name="ce5">
            <text:p>426.110</text:p>
          </table:table-cell>
          <table:table-cell office:value-type="float" office:value="55605" table:style-name="ce5">
            <text:p>55.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09" table:style-name="ce5">
            <text:p>158.409</text:p>
          </table:table-cell>
          <table:table-cell office:value-type="float" office:value="344815" table:style-name="ce5">
            <text:p>344.815</text:p>
          </table:table-cell>
          <table:table-cell office:value-type="float" office:value="1512" table:style-name="ce5">
            <text:p>1.512</text:p>
          </table:table-cell>
          <table:table-cell office:value-type="float" office:value="57" table:style-name="ce5">
            <text:p>57</text:p>
          </table:table-cell>
          <table:table-cell office:value-type="float" office:value="292773" table:style-name="ce5">
            <text:p>292.773</text:p>
          </table:table-cell>
          <table:table-cell office:value-type="float" office:value="210186" table:style-name="ce5">
            <text:p>210.186</text:p>
          </table:table-cell>
          <table:table-cell office:value-type="float" office:value="484" table:style-name="ce5">
            <text:p>484</text:p>
          </table:table-cell>
          <table:table-cell office:value-type="float" office:value="174" table:style-name="ce5">
            <text:p>174</text:p>
          </table:table-cell>
          <table:table-cell office:value-type="float" office:value="277531" table:style-name="ce5">
            <text:p>277.531</text:p>
          </table:table-cell>
          <table:table-cell office:value-type="float" office:value="196946" table:style-name="ce5">
            <text:p>196.9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464" table:style-name="ce5">
            <text:p>402.464</text:p>
          </table:table-cell>
          <table:table-cell office:value-type="float" office:value="74879" table:style-name="ce5">
            <text:p>74.879</text:p>
          </table:table-cell>
          <table:table-cell office:value-type="float" office:value="335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11604" table:style-name="ce5">
            <text:p>11.604</text:p>
          </table:table-cell>
          <table:table-cell office:value-type="float" office:value="198317" table:style-name="ce5">
            <text:p>198.317</text:p>
          </table:table-cell>
          <table:table-cell office:value-type="float" office:value="27758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8611" table:style-name="ce5">
            <text:p>168.611</text:p>
          </table:table-cell>
          <table:table-cell office:value-type="float" office:value="417091" table:style-name="ce5">
            <text:p>417.091</text:p>
          </table:table-cell>
          <table:table-cell office:value-type="float" office:value="1182" table:style-name="ce5">
            <text:p>1.182</text:p>
          </table:table-cell>
          <table:table-cell office:value-type="float" office:value="907" table:style-name="ce5">
            <text:p>907</text:p>
          </table:table-cell>
          <table:table-cell office:value-type="float" office:value="475641" table:style-name="ce5">
            <text:p>475.641</text:p>
          </table:table-cell>
          <table:table-cell office:value-type="float" office:value="190108" table:style-name="ce5">
            <text:p>190.108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21877" table:style-name="ce5">
            <text:p>221.877</text:p>
          </table:table-cell>
          <table:table-cell office:value-type="float" office:value="406551" table:style-name="ce5">
            <text:p>406.551</text:p>
          </table:table-cell>
          <table:table-cell office:value-type="float" office:value="1512" table:style-name="ce5">
            <text:p>1.512</text:p>
          </table:table-cell>
          <table:table-cell office:value-type="float" office:value="57" table:style-name="ce5">
            <text:p>57</text:p>
          </table:table-cell>
          <table:table-cell office:value-type="float" office:value="333697" table:style-name="ce5">
            <text:p>333.697</text:p>
          </table:table-cell>
          <table:table-cell office:value-type="float" office:value="282760" table:style-name="ce5">
            <text:p>282.760</text:p>
          </table:table-cell>
          <table:table-cell office:value-type="float" office:value="2826" table:style-name="ce5">
            <text:p>2.826</text:p>
          </table:table-cell>
          <table:table-cell office:value-type="float" office:value="174" table:style-name="ce5">
            <text:p>174</text:p>
          </table:table-cell>
          <table:table-cell office:value-type="float" office:value="377135" table:style-name="ce5">
            <text:p>377.135</text:p>
          </table:table-cell>
          <table:table-cell office:value-type="float" office:value="262578" table:style-name="ce5">
            <text:p>262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925" table:style-name="ce5">
            <text:p>454.925</text:p>
          </table:table-cell>
          <table:table-cell office:value-type="float" office:value="155552" table:style-name="ce5">
            <text:p>155.552</text:p>
          </table:table-cell>
          <table:table-cell office:value-type="float" office:value="335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28400" table:style-name="ce5">
            <text:p>28.400</text:p>
          </table:table-cell>
          <table:table-cell office:value-type="float" office:value="310251" table:style-name="ce5">
            <text:p>310.251</text:p>
          </table:table-cell>
          <table:table-cell office:value-type="float" office:value="311295" table:style-name="ce5">
            <text:p>311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2561" table:style-name="ce5">
            <text:p>152.561</text:p>
          </table:table-cell>
          <table:table-cell office:value-type="float" office:value="358240" table:style-name="ce5">
            <text:p>358.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79" table:style-name="ce5">
            <text:p>496.679</text:p>
          </table:table-cell>
          <table:table-cell office:value-type="float" office:value="50609" table:style-name="ce5">
            <text:p>50.6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437" table:style-name="ce5">
            <text:p>215.437</text:p>
          </table:table-cell>
          <table:table-cell office:value-type="float" office:value="299593" table:style-name="ce5">
            <text:p>299.593</text:p>
          </table:table-cell>
          <table:table-cell office:value-type="float" office:value="142" table:style-name="ce5">
            <text:p>142</text:p>
          </table:table-cell>
          <table:table-cell office:value-type="float" office:value="2240" table:style-name="ce5">
            <text:p>2.240</text:p>
          </table:table-cell>
          <table:table-cell office:value-type="float" office:value="496488" table:style-name="ce5">
            <text:p>496.488</text:p>
          </table:table-cell>
          <table:table-cell office:value-type="float" office:value="45474" table:style-name="ce5">
            <text:p>45.474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58993" table:style-name="ce5">
            <text:p>358.993</text:p>
          </table:table-cell>
          <table:table-cell office:value-type="float" office:value="151251" table:style-name="ce5">
            <text:p>151.251</text:p>
          </table:table-cell>
          <table:table-cell office:value-type="float" office:value="156" table:style-name="ce5">
            <text:p>156</text:p>
          </table:table-cell>
          <table:table-cell office:value-type="float" office:value="186" table:style-name="ce5">
            <text:p>186</text:p>
          </table:table-cell>
          <table:table-cell office:value-type="float" office:value="497506" table:style-name="ce5">
            <text:p>497.506</text:p>
          </table:table-cell>
          <table:table-cell office:value-type="float" office:value="40891" table:style-name="ce5">
            <text:p>40.89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205" table:style-name="ce5">
            <text:p>1.205</text:p>
          </table:table-cell>
          <table:table-cell office:value-type="float" office:value="400932" table:style-name="ce5">
            <text:p>400.932</text:p>
          </table:table-cell>
          <table:table-cell office:value-type="float" office:value="114603" table:style-name="ce5">
            <text:p>114.6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6606" table:style-name="ce5">
            <text:p>76.606</text:p>
          </table:table-cell>
          <table:table-cell office:value-type="float" office:value="323068" table:style-name="ce5">
            <text:p>323.068</text:p>
          </table:table-cell>
          <table:table-cell office:value-type="float" office:value="1170" table:style-name="ce5">
            <text:p>1.170</text:p>
          </table:table-cell>
          <table:table-cell office:value-type="float" office:value="907" table:style-name="ce5">
            <text:p>907</text:p>
          </table:table-cell>
          <table:table-cell office:value-type="float" office:value="234254" table:style-name="ce5">
            <text:p>234.254</text:p>
          </table:table-cell>
          <table:table-cell office:value-type="float" office:value="192346" table:style-name="ce5">
            <text:p>192.3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429" table:style-name="ce5">
            <text:p>205.429</text:p>
          </table:table-cell>
          <table:table-cell office:value-type="float" office:value="206399" table:style-name="ce5">
            <text:p>206.399</text:p>
          </table:table-cell>
          <table:table-cell office:value-type="float" office:value="142" table:style-name="ce5">
            <text:p>142</text:p>
          </table:table-cell>
          <table:table-cell office:value-type="float" office:value="57" table:style-name="ce5">
            <text:p>57</text:p>
          </table:table-cell>
          <table:table-cell office:value-type="float" office:value="230120" table:style-name="ce5">
            <text:p>230.120</text:p>
          </table:table-cell>
          <table:table-cell office:value-type="float" office:value="187008" table:style-name="ce5">
            <text:p>187.008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324982" table:style-name="ce5">
            <text:p>324.982</text:p>
          </table:table-cell>
          <table:table-cell office:value-type="float" office:value="105913" table:style-name="ce5">
            <text:p>105.913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261207" table:style-name="ce5">
            <text:p>261.207</text:p>
          </table:table-cell>
          <table:table-cell office:value-type="float" office:value="142505" table:style-name="ce5">
            <text:p>142.50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5442" table:style-name="ce5">
            <text:p>15.442</text:p>
          </table:table-cell>
          <table:table-cell office:value-type="float" office:value="280462" table:style-name="ce5">
            <text:p>280.462</text:p>
          </table:table-cell>
          <table:table-cell office:value-type="float" office:value="127970" table:style-name="ce5">
            <text:p>127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6071" table:style-name="ce5">
            <text:p>166.071</text:p>
          </table:table-cell>
          <table:table-cell office:value-type="float" office:value="411564" table:style-name="ce5">
            <text:p>411.564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547132" table:style-name="ce5">
            <text:p>547.132</text:p>
          </table:table-cell>
          <table:table-cell office:value-type="float" office:value="56386" table:style-name="ce5">
            <text:p>56.386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22762" table:style-name="ce5">
            <text:p>222.762</text:p>
          </table:table-cell>
          <table:table-cell office:value-type="float" office:value="359740" table:style-name="ce5">
            <text:p>359.740</text:p>
          </table:table-cell>
          <table:table-cell office:value-type="float" office:value="1512" table:style-name="ce5">
            <text:p>1.512</text:p>
          </table:table-cell>
          <table:table-cell office:value-type="float" office:value="2240" table:style-name="ce5">
            <text:p>2.240</text:p>
          </table:table-cell>
          <table:table-cell office:value-type="float" office:value="517921" table:style-name="ce5">
            <text:p>517.921</text:p>
          </table:table-cell>
          <table:table-cell office:value-type="float" office:value="148077" table:style-name="ce5">
            <text:p>148.077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71602" table:style-name="ce5">
            <text:p>371.602</text:p>
          </table:table-cell>
          <table:table-cell office:value-type="float" office:value="232780" table:style-name="ce5">
            <text:p>232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4893" table:style-name="ce5">
            <text:p>534.893</text:p>
          </table:table-cell>
          <table:table-cell office:value-type="float" office:value="86234" table:style-name="ce5">
            <text:p>86.234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23655" table:style-name="ce5">
            <text:p>23.655</text:p>
          </table:table-cell>
          <table:table-cell office:value-type="float" office:value="411980" table:style-name="ce5">
            <text:p>411.980</text:p>
          </table:table-cell>
          <table:table-cell office:value-type="float" office:value="202460" table:style-name="ce5">
            <text:p>202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51729" table:style-name="ce5">
            <text:p>151.729</text:p>
          </table:table-cell>
          <table:table-cell office:value-type="float" office:value="280590" table:style-name="ce5">
            <text:p>280.590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08483" table:style-name="ce5">
            <text:p>408.483</text:p>
          </table:table-cell>
          <table:table-cell office:value-type="float" office:value="38159" table:style-name="ce5">
            <text:p>38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70" table:style-name="ce5">
            <text:p>136.870</text:p>
          </table:table-cell>
          <table:table-cell office:value-type="float" office:value="334580" table:style-name="ce5">
            <text:p>334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042" table:style-name="ce5">
            <text:p>270.042</text:p>
          </table:table-cell>
          <table:table-cell office:value-type="float" office:value="200776" table:style-name="ce5">
            <text:p>200.776</text:p>
          </table:table-cell>
          <table:table-cell office:value-type="float" office:value="0" table:style-name="ce5">
            <text:p>0</text:p>
          </table:table-cell>
          <table:table-cell office:value-type="float" office:value="174" table:style-name="ce5">
            <text:p>174</text:p>
          </table:table-cell>
          <table:table-cell office:value-type="float" office:value="254486" table:style-name="ce5">
            <text:p>254.486</text:p>
          </table:table-cell>
          <table:table-cell office:value-type="float" office:value="188816" table:style-name="ce5">
            <text:p>188.816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84320" table:style-name="ce5">
            <text:p>384.320</text:p>
          </table:table-cell>
          <table:table-cell office:value-type="float" office:value="55828" table:style-name="ce5">
            <text:p>55.828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3510" table:style-name="ce5">
            <text:p>3.510</text:p>
          </table:table-cell>
          <table:table-cell office:value-type="float" office:value="165095" table:style-name="ce5">
            <text:p>165.095</text:p>
          </table:table-cell>
          <table:table-cell office:value-type="float" office:value="272550" table:style-name="ce5">
            <text:p>272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ALUMNOS DE ESCUELAS URBANAS, POR TIPO DE ORIENTACIONES RECIBIDAS DE SUS PROFESORES PARA EL US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Ayudó a usar Internet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Pidió comparar datos de Internet en diferentes sitios web</text:p>
          </table:table-cell>
          <table:covered-table-cell table:number-columns-repeated="3"/>
          <table:table-cell office:value-type="string" table:number-columns-spanned="4" table:number-rows-spanned="1" table:style-name="ce8">
            <text:p>Dijo cuáles sitios web deberían utilizarse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ó cómo usar Internet de una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Habló sobre qué hacer si algo la/lo incomoda en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4595" table:style-name="ce5">
            <text:p>464.595</text:p>
          </table:table-cell>
          <table:table-cell office:value-type="float" office:value="375408" table:style-name="ce5">
            <text:p>375.408</text:p>
          </table:table-cell>
          <table:table-cell office:value-type="float" office:value="2590" table:style-name="ce5">
            <text:p>2.590</text:p>
          </table:table-cell>
          <table:table-cell office:value-type="float" office:value="484" table:style-name="ce5">
            <text:p>484</text:p>
          </table:table-cell>
          <table:table-cell office:value-type="float" office:value="442062" table:style-name="ce5">
            <text:p>442.062</text:p>
          </table:table-cell>
          <table:table-cell office:value-type="float" office:value="406132" table:style-name="ce5">
            <text:p>406.132</text:p>
          </table:table-cell>
          <table:table-cell office:value-type="float" office:value="9959" table:style-name="ce5">
            <text:p>9.959</text:p>
          </table:table-cell>
          <table:table-cell office:value-type="float" office:value="4263" table:style-name="ce5">
            <text:p>4.263</text:p>
          </table:table-cell>
          <table:table-cell office:value-type="float" office:value="420548" table:style-name="ce5">
            <text:p>420.548</text:p>
          </table:table-cell>
          <table:table-cell office:value-type="float" office:value="401779" table:style-name="ce5">
            <text:p>401.779</text:p>
          </table:table-cell>
          <table:table-cell office:value-type="float" office:value="6416" table:style-name="ce5">
            <text:p>6.416</text:p>
          </table:table-cell>
          <table:table-cell office:value-type="float" office:value="3728" table:style-name="ce5">
            <text:p>3.728</text:p>
          </table:table-cell>
          <table:table-cell office:value-type="float" office:value="393372" table:style-name="ce5">
            <text:p>393.372</text:p>
          </table:table-cell>
          <table:table-cell office:value-type="float" office:value="487898" table:style-name="ce5">
            <text:p>487.898</text:p>
          </table:table-cell>
          <table:table-cell office:value-type="float" office:value="5698" table:style-name="ce5">
            <text:p>5.698</text:p>
          </table:table-cell>
          <table:table-cell office:value-type="float" office:value="7567" table:style-name="ce5">
            <text:p>7.567</text:p>
          </table:table-cell>
          <table:table-cell office:value-type="float" office:value="356578" table:style-name="ce5">
            <text:p>356.578</text:p>
          </table:table-cell>
          <table:table-cell office:value-type="float" office:value="474156" table:style-name="ce5">
            <text:p>474.156</text:p>
          </table:table-cell>
          <table:table-cell office:value-type="float" office:value="8063" table:style-name="ce5">
            <text:p>8.063</text:p>
          </table:table-cell>
          <table:table-cell office:value-type="float" office:value="1538" table:style-name="ce5">
            <text:p>1.53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70192" table:style-name="ce5">
            <text:p>270.192</text:p>
          </table:table-cell>
          <table:table-cell office:value-type="float" office:value="191167" table:style-name="ce5">
            <text:p>191.167</text:p>
          </table:table-cell>
          <table:table-cell office:value-type="float" office:value="1720" table:style-name="ce5">
            <text:p>1.720</text:p>
          </table:table-cell>
          <table:table-cell office:value-type="float" office:value="484" table:style-name="ce5">
            <text:p>484</text:p>
          </table:table-cell>
          <table:table-cell office:value-type="float" office:value="259758" table:style-name="ce5">
            <text:p>259.758</text:p>
          </table:table-cell>
          <table:table-cell office:value-type="float" office:value="215045" table:style-name="ce5">
            <text:p>215.045</text:p>
          </table:table-cell>
          <table:table-cell office:value-type="float" office:value="7570" table:style-name="ce5">
            <text:p>7.570</text:p>
          </table:table-cell>
          <table:table-cell office:value-type="float" office:value="3773" table:style-name="ce5">
            <text:p>3.773</text:p>
          </table:table-cell>
          <table:table-cell office:value-type="float" office:value="259118" table:style-name="ce5">
            <text:p>259.118</text:p>
          </table:table-cell>
          <table:table-cell office:value-type="float" office:value="206767" table:style-name="ce5">
            <text:p>206.767</text:p>
          </table:table-cell>
          <table:table-cell office:value-type="float" office:value="3782" table:style-name="ce5">
            <text:p>3.782</text:p>
          </table:table-cell>
          <table:table-cell office:value-type="float" office:value="3722" table:style-name="ce5">
            <text:p>3.722</text:p>
          </table:table-cell>
          <table:table-cell office:value-type="float" office:value="217945" table:style-name="ce5">
            <text:p>217.945</text:p>
          </table:table-cell>
          <table:table-cell office:value-type="float" office:value="234459" table:style-name="ce5">
            <text:p>234.459</text:p>
          </table:table-cell>
          <table:table-cell office:value-type="float" office:value="5611" table:style-name="ce5">
            <text:p>5.611</text:p>
          </table:table-cell>
          <table:table-cell office:value-type="float" office:value="7302" table:style-name="ce5">
            <text:p>7.302</text:p>
          </table:table-cell>
          <table:table-cell office:value-type="float" office:value="197727" table:style-name="ce5">
            <text:p>197.727</text:p>
          </table:table-cell>
          <table:table-cell office:value-type="float" office:value="263066" table:style-name="ce5">
            <text:p>263.066</text:p>
          </table:table-cell>
          <table:table-cell office:value-type="float" office:value="6785" table:style-name="ce5">
            <text:p>6.785</text:p>
          </table:table-cell>
          <table:table-cell office:value-type="float" office:value="1006" table:style-name="ce5">
            <text:p>1.00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4831" table:style-name="ce5">
            <text:p>234.831</text:p>
          </table:table-cell>
          <table:table-cell office:value-type="float" office:value="219058" table:style-name="ce5">
            <text:p>219.058</text:p>
          </table:table-cell>
          <table:table-cell office:value-type="float" office:value="1939" table:style-name="ce5">
            <text:p>1.939</text:p>
          </table:table-cell>
          <table:table-cell office:value-type="float" office:value="0" table:style-name="ce5">
            <text:p>0</text:p>
          </table:table-cell>
          <table:table-cell office:value-type="float" office:value="229384" table:style-name="ce5">
            <text:p>229.384</text:p>
          </table:table-cell>
          <table:table-cell office:value-type="float" office:value="227831" table:style-name="ce5">
            <text:p>227.831</text:p>
          </table:table-cell>
          <table:table-cell office:value-type="float" office:value="6231" table:style-name="ce5">
            <text:p>6.231</text:p>
          </table:table-cell>
          <table:table-cell office:value-type="float" office:value="1984" table:style-name="ce5">
            <text:p>1.984</text:p>
          </table:table-cell>
          <table:table-cell office:value-type="float" office:value="233846" table:style-name="ce5">
            <text:p>233.846</text:p>
          </table:table-cell>
          <table:table-cell office:value-type="float" office:value="226241" table:style-name="ce5">
            <text:p>226.241</text:p>
          </table:table-cell>
          <table:table-cell office:value-type="float" office:value="5149" table:style-name="ce5">
            <text:p>5.149</text:p>
          </table:table-cell>
          <table:table-cell office:value-type="float" office:value="203" table:style-name="ce5">
            <text:p>203</text:p>
          </table:table-cell>
          <table:table-cell office:value-type="float" office:value="226074" table:style-name="ce5">
            <text:p>226.074</text:p>
          </table:table-cell>
          <table:table-cell office:value-type="float" office:value="303482" table:style-name="ce5">
            <text:p>303.482</text:p>
          </table:table-cell>
          <table:table-cell office:value-type="float" office:value="1059" table:style-name="ce5">
            <text:p>1.059</text:p>
          </table:table-cell>
          <table:table-cell office:value-type="float" office:value="1985" table:style-name="ce5">
            <text:p>1.985</text:p>
          </table:table-cell>
          <table:table-cell office:value-type="float" office:value="187114" table:style-name="ce5">
            <text:p>187.114</text:p>
          </table:table-cell>
          <table:table-cell office:value-type="float" office:value="262815" table:style-name="ce5">
            <text:p>262.815</text:p>
          </table:table-cell>
          <table:table-cell office:value-type="float" office:value="4372" table:style-name="ce5">
            <text:p>4.372</text:p>
          </table:table-cell>
          <table:table-cell office:value-type="float" office:value="1164" table:style-name="ce5">
            <text:p>1.16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162" table:style-name="ce5">
            <text:p>57.162</text:p>
          </table:table-cell>
          <table:table-cell office:value-type="float" office:value="87091" table:style-name="ce5">
            <text:p>87.091</text:p>
          </table:table-cell>
          <table:table-cell office:value-type="float" office:value="1568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float" office:value="52039" table:style-name="ce5">
            <text:p>52.039</text:p>
          </table:table-cell>
          <table:table-cell office:value-type="float" office:value="97987" table:style-name="ce5">
            <text:p>97.987</text:p>
          </table:table-cell>
          <table:table-cell office:value-type="float" office:value="3714" table:style-name="ce5">
            <text:p>3.714</text:p>
          </table:table-cell>
          <table:table-cell office:value-type="float" office:value="854" table:style-name="ce5">
            <text:p>854</text:p>
          </table:table-cell>
          <table:table-cell office:value-type="float" office:value="74839" table:style-name="ce5">
            <text:p>74.839</text:p>
          </table:table-cell>
          <table:table-cell office:value-type="float" office:value="71889" table:style-name="ce5">
            <text:p>71.889</text:p>
          </table:table-cell>
          <table:table-cell office:value-type="float" office:value="3716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float" office:value="49716" table:style-name="ce5">
            <text:p>49.716</text:p>
          </table:table-cell>
          <table:table-cell office:value-type="float" office:value="99938" table:style-name="ce5">
            <text:p>99.938</text:p>
          </table:table-cell>
          <table:table-cell office:value-type="float" office:value="1521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float" office:value="37113" table:style-name="ce5">
            <text:p>37.113</text:p>
          </table:table-cell>
          <table:table-cell office:value-type="float" office:value="113364" table:style-name="ce5">
            <text:p>113.364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26518" table:style-name="ce5">
            <text:p>326.518</text:p>
          </table:table-cell>
          <table:table-cell office:value-type="float" office:value="203348" table:style-name="ce5">
            <text:p>203.348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239128" table:style-name="ce5">
            <text:p>239.128</text:p>
          </table:table-cell>
          <table:table-cell office:value-type="float" office:value="286938" table:style-name="ce5">
            <text:p>286.938</text:p>
          </table:table-cell>
          <table:table-cell office:value-type="float" office:value="5959" table:style-name="ce5">
            <text:p>5.959</text:p>
          </table:table-cell>
          <table:table-cell office:value-type="float" office:value="1980" table:style-name="ce5">
            <text:p>1.980</text:p>
          </table:table-cell>
          <table:table-cell office:value-type="float" office:value="257965" table:style-name="ce5">
            <text:p>257.965</text:p>
          </table:table-cell>
          <table:table-cell office:value-type="float" office:value="263051" table:style-name="ce5">
            <text:p>263.051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office:value-type="float" office:value="313908" table:style-name="ce5">
            <text:p>313.908</text:p>
          </table:table-cell>
          <table:table-cell office:value-type="float" office:value="256143" table:style-name="ce5">
            <text:p>256.143</text:p>
          </table:table-cell>
          <table:table-cell office:value-type="float" office:value="5107" table:style-name="ce5">
            <text:p>5.107</text:p>
          </table:table-cell>
          <table:table-cell office:value-type="float" office:value="1985" table:style-name="ce5">
            <text:p>1.985</text:p>
          </table:table-cell>
          <table:table-cell office:value-type="float" office:value="258618" table:style-name="ce5">
            <text:p>258.618</text:p>
          </table:table-cell>
          <table:table-cell office:value-type="float" office:value="276527" table:style-name="ce5">
            <text:p>276.527</text:p>
          </table:table-cell>
          <table:table-cell office:value-type="float" office:value="5240" table:style-name="ce5">
            <text:p>5.240</text:p>
          </table:table-cell>
          <table:table-cell office:value-type="float" office:value="1460" table:style-name="ce5">
            <text:p>1.46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6447" table:style-name="ce5">
            <text:p>66.447</text:p>
          </table:table-cell>
          <table:table-cell office:value-type="float" office:value="62917" table:style-name="ce5">
            <text:p>62.917</text:p>
          </table:table-cell>
          <table:table-cell office:value-type="float" office:value="1567" table:style-name="ce5">
            <text:p>1.567</text:p>
          </table:table-cell>
          <table:table-cell office:value-type="float" office:value="0" table:style-name="ce5">
            <text:p>0</text:p>
          </table:table-cell>
          <table:table-cell office:value-type="float" office:value="67713" table:style-name="ce5">
            <text:p>67.713</text:p>
          </table:table-cell>
          <table:table-cell office:value-type="float" office:value="69833" table:style-name="ce5">
            <text:p>69.833</text:p>
          </table:table-cell>
          <table:table-cell office:value-type="float" office:value="3504" table:style-name="ce5">
            <text:p>3.504</text:p>
          </table:table-cell>
          <table:table-cell office:value-type="float" office:value="0" table:style-name="ce5">
            <text:p>0</text:p>
          </table:table-cell>
          <table:table-cell office:value-type="float" office:value="70163" table:style-name="ce5">
            <text:p>70.163</text:p>
          </table:table-cell>
          <table:table-cell office:value-type="float" office:value="64107" table:style-name="ce5">
            <text:p>64.107</text:p>
          </table:table-cell>
          <table:table-cell office:value-type="float" office:value="1764" table:style-name="ce5">
            <text:p>1.764</text:p>
          </table:table-cell>
          <table:table-cell office:value-type="float" office:value="203" table:style-name="ce5">
            <text:p>203</text:p>
          </table:table-cell>
          <table:table-cell office:value-type="float" office:value="69538" table:style-name="ce5">
            <text:p>69.538</text:p>
          </table:table-cell>
          <table:table-cell office:value-type="float" office:value="59594" table:style-name="ce5">
            <text:p>59.594</text:p>
          </table:table-cell>
          <table:table-cell office:value-type="float" office:value="1944" table:style-name="ce5">
            <text:p>1.944</text:p>
          </table:table-cell>
          <table:table-cell office:value-type="float" office:value="0" table:style-name="ce5">
            <text:p>0</text:p>
          </table:table-cell>
          <table:table-cell office:value-type="float" office:value="57732" table:style-name="ce5">
            <text:p>57.732</text:p>
          </table:table-cell>
          <table:table-cell office:value-type="float" office:value="72869" table:style-name="ce5">
            <text:p>72.869</text:p>
          </table:table-cell>
          <table:table-cell office:value-type="float" office:value="310" table:style-name="ce5">
            <text:p>31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2553" table:style-name="ce5">
            <text:p>312.553</text:p>
          </table:table-cell>
          <table:table-cell office:value-type="float" office:value="294464" table:style-name="ce5">
            <text:p>294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240" table:style-name="ce5">
            <text:p>356.240</text:p>
          </table:table-cell>
          <table:table-cell office:value-type="float" office:value="258501" table:style-name="ce5">
            <text:p>258.501</text:p>
          </table:table-cell>
          <table:table-cell office:value-type="float" office:value="5657" table:style-name="ce5">
            <text:p>5.657</text:p>
          </table:table-cell>
          <table:table-cell office:value-type="float" office:value="3643" table:style-name="ce5">
            <text:p>3.643</text:p>
          </table:table-cell>
          <table:table-cell office:value-type="float" office:value="308205" table:style-name="ce5">
            <text:p>308.205</text:p>
          </table:table-cell>
          <table:table-cell office:value-type="float" office:value="286296" table:style-name="ce5">
            <text:p>286.296</text:p>
          </table:table-cell>
          <table:table-cell office:value-type="float" office:value="4173" table:style-name="ce5">
            <text:p>4.173</text:p>
          </table:table-cell>
          <table:table-cell office:value-type="float" office:value="3643" table:style-name="ce5">
            <text:p>3.643</text:p>
          </table:table-cell>
          <table:table-cell office:value-type="float" office:value="215316" table:style-name="ce5">
            <text:p>215.316</text:p>
          </table:table-cell>
          <table:table-cell office:value-type="float" office:value="396157" table:style-name="ce5">
            <text:p>396.157</text:p>
          </table:table-cell>
          <table:table-cell office:value-type="float" office:value="0" table:style-name="ce5">
            <text:p>0</text:p>
          </table:table-cell>
          <table:table-cell office:value-type="float" office:value="7286" table:style-name="ce5">
            <text:p>7.286</text:p>
          </table:table-cell>
          <table:table-cell office:value-type="float" office:value="231898" table:style-name="ce5">
            <text:p>231.898</text:p>
          </table:table-cell>
          <table:table-cell office:value-type="float" office:value="357279" table:style-name="ce5">
            <text:p>357.279</text:p>
          </table:table-cell>
          <table:table-cell office:value-type="float" office:value="5915" table:style-name="ce5">
            <text:p>5.91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2146" table:style-name="ce5">
            <text:p>62.146</text:p>
          </table:table-cell>
          <table:table-cell office:value-type="float" office:value="36447" table:style-name="ce5">
            <text:p>36.447</text:p>
          </table:table-cell>
          <table:table-cell office:value-type="float" office:value="237" table:style-name="ce5">
            <text:p>237</text:p>
          </table:table-cell>
          <table:table-cell office:value-type="float" office:value="484" table:style-name="ce5">
            <text:p>484</text:p>
          </table:table-cell>
          <table:table-cell office:value-type="float" office:value="63535" table:style-name="ce5">
            <text:p>63.535</text:p>
          </table:table-cell>
          <table:table-cell office:value-type="float" office:value="36189" table:style-name="ce5">
            <text:p>36.189</text:p>
          </table:table-cell>
          <table:table-cell office:value-type="float" office:value="2370" table:style-name="ce5">
            <text:p>2.370</text:p>
          </table:table-cell>
          <table:table-cell office:value-type="float" office:value="503" table:style-name="ce5">
            <text:p>503</text:p>
          </table:table-cell>
          <table:table-cell office:value-type="float" office:value="69290" table:style-name="ce5">
            <text:p>69.290</text:p>
          </table:table-cell>
          <table:table-cell office:value-type="float" office:value="31432" table:style-name="ce5">
            <text:p>31.432</text:p>
          </table:table-cell>
          <table:table-cell office:value-type="float" office:value="1833" table:style-name="ce5">
            <text:p>1.833</text:p>
          </table:table-cell>
          <table:table-cell office:value-type="float" office:value="763" table:style-name="ce5">
            <text:p>763</text:p>
          </table:table-cell>
          <table:table-cell office:value-type="float" office:value="50347" table:style-name="ce5">
            <text:p>50.347</text:p>
          </table:table-cell>
          <table:table-cell office:value-type="float" office:value="44222" table:style-name="ce5">
            <text:p>44.222</text:p>
          </table:table-cell>
          <table:table-cell office:value-type="float" office:value="535" table:style-name="ce5">
            <text:p>535</text:p>
          </table:table-cell>
          <table:table-cell office:value-type="float" office:value="484" table:style-name="ce5">
            <text:p>484</text:p>
          </table:table-cell>
          <table:table-cell office:value-type="float" office:value="42161" table:style-name="ce5">
            <text:p>42.161</text:p>
          </table:table-cell>
          <table:table-cell office:value-type="float" office:value="50465" table:style-name="ce5">
            <text:p>50.465</text:p>
          </table:table-cell>
          <table:table-cell office:value-type="float" office:value="1419" table:style-name="ce5">
            <text:p>1.419</text:p>
          </table:table-cell>
          <table:table-cell office:value-type="float" office:value="484" table:style-name="ce5">
            <text:p>48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4490" table:style-name="ce5">
            <text:p>314.490</text:p>
          </table:table-cell>
          <table:table-cell office:value-type="float" office:value="322943" table:style-name="ce5">
            <text:p>322.943</text:p>
          </table:table-cell>
          <table:table-cell office:value-type="float" office:value="1868" table:style-name="ce5">
            <text:p>1.868</text:p>
          </table:table-cell>
          <table:table-cell office:value-type="float" office:value="0" table:style-name="ce5">
            <text:p>0</text:p>
          </table:table-cell>
          <table:table-cell office:value-type="float" office:value="262556" table:style-name="ce5">
            <text:p>262.556</text:p>
          </table:table-cell>
          <table:table-cell office:value-type="float" office:value="344105" table:style-name="ce5">
            <text:p>344.105</text:p>
          </table:table-cell>
          <table:table-cell office:value-type="float" office:value="8294" table:style-name="ce5">
            <text:p>8.294</text:p>
          </table:table-cell>
          <table:table-cell office:value-type="float" office:value="4146" table:style-name="ce5">
            <text:p>4.146</text:p>
          </table:table-cell>
          <table:table-cell office:value-type="float" office:value="322619" table:style-name="ce5">
            <text:p>322.619</text:p>
          </table:table-cell>
          <table:table-cell office:value-type="float" office:value="290876" table:style-name="ce5">
            <text:p>290.876</text:p>
          </table:table-cell>
          <table:table-cell office:value-type="float" office:value="3530" table:style-name="ce5">
            <text:p>3.530</text:p>
          </table:table-cell>
          <table:table-cell office:value-type="float" office:value="3696" table:style-name="ce5">
            <text:p>3.696</text:p>
          </table:table-cell>
          <table:table-cell office:value-type="float" office:value="365764" table:style-name="ce5">
            <text:p>365.764</text:p>
          </table:table-cell>
          <table:table-cell office:value-type="float" office:value="258493" table:style-name="ce5">
            <text:p>258.493</text:p>
          </table:table-cell>
          <table:table-cell office:value-type="float" office:value="4545" table:style-name="ce5">
            <text:p>4.545</text:p>
          </table:table-cell>
          <table:table-cell office:value-type="float" office:value="7550" table:style-name="ce5">
            <text:p>7.550</text:p>
          </table:table-cell>
          <table:table-cell office:value-type="float" office:value="279534" table:style-name="ce5">
            <text:p>279.534</text:p>
          </table:table-cell>
          <table:table-cell office:value-type="float" office:value="358108" table:style-name="ce5">
            <text:p>358.108</text:p>
          </table:table-cell>
          <table:table-cell office:value-type="float" office:value="6699" table:style-name="ce5">
            <text:p>6.699</text:p>
          </table:table-cell>
          <table:table-cell office:value-type="float" office:value="882" table:style-name="ce5">
            <text:p>88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3379" table:style-name="ce5">
            <text:p>303.379</text:p>
          </table:table-cell>
          <table:table-cell office:value-type="float" office:value="220938" table:style-name="ce5">
            <text:p>220.938</text:p>
          </table:table-cell>
          <table:table-cell office:value-type="float" office:value="946" table:style-name="ce5">
            <text:p>946</text:p>
          </table:table-cell>
          <table:table-cell office:value-type="float" office:value="484" table:style-name="ce5">
            <text:p>484</text:p>
          </table:table-cell>
          <table:table-cell office:value-type="float" office:value="271822" table:style-name="ce5">
            <text:p>271.822</text:p>
          </table:table-cell>
          <table:table-cell office:value-type="float" office:value="264976" table:style-name="ce5">
            <text:p>264.976</text:p>
          </table:table-cell>
          <table:table-cell office:value-type="float" office:value="4378" table:style-name="ce5">
            <text:p>4.378</text:p>
          </table:table-cell>
          <table:table-cell office:value-type="float" office:value="991" table:style-name="ce5">
            <text:p>991</text:p>
          </table:table-cell>
          <table:table-cell office:value-type="float" office:value="297342" table:style-name="ce5">
            <text:p>297.342</text:p>
          </table:table-cell>
          <table:table-cell office:value-type="float" office:value="242318" table:style-name="ce5">
            <text:p>242.318</text:p>
          </table:table-cell>
          <table:table-cell office:value-type="float" office:value="3305" table:style-name="ce5">
            <text:p>3.305</text:p>
          </table:table-cell>
          <table:table-cell office:value-type="float" office:value="484" table:style-name="ce5">
            <text:p>484</text:p>
          </table:table-cell>
          <table:table-cell office:value-type="float" office:value="226164" table:style-name="ce5">
            <text:p>226.164</text:p>
          </table:table-cell>
          <table:table-cell office:value-type="float" office:value="307218" table:style-name="ce5">
            <text:p>307.218</text:p>
          </table:table-cell>
          <table:table-cell office:value-type="float" office:value="1666" table:style-name="ce5">
            <text:p>1.666</text:p>
          </table:table-cell>
          <table:table-cell office:value-type="float" office:value="506" table:style-name="ce5">
            <text:p>506</text:p>
          </table:table-cell>
          <table:table-cell office:value-type="float" office:value="211724" table:style-name="ce5">
            <text:p>211.724</text:p>
          </table:table-cell>
          <table:table-cell office:value-type="float" office:value="305148" table:style-name="ce5">
            <text:p>305.148</text:p>
          </table:table-cell>
          <table:table-cell office:value-type="float" office:value="4413" table:style-name="ce5">
            <text:p>4.413</text:p>
          </table:table-cell>
          <table:table-cell office:value-type="float" office:value="484" table:style-name="ce5">
            <text:p>48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5418" table:style-name="ce5">
            <text:p>395.418</text:p>
          </table:table-cell>
          <table:table-cell office:value-type="float" office:value="357096" table:style-name="ce5">
            <text:p>357.096</text:p>
          </table:table-cell>
          <table:table-cell office:value-type="float" office:value="2094" table:style-name="ce5">
            <text:p>2.094</text:p>
          </table:table-cell>
          <table:table-cell office:value-type="float" office:value="484" table:style-name="ce5">
            <text:p>484</text:p>
          </table:table-cell>
          <table:table-cell office:value-type="float" office:value="338921" table:style-name="ce5">
            <text:p>338.921</text:p>
          </table:table-cell>
          <table:table-cell office:value-type="float" office:value="397964" table:style-name="ce5">
            <text:p>397.964</text:p>
          </table:table-cell>
          <table:table-cell office:value-type="float" office:value="9362" table:style-name="ce5">
            <text:p>9.362</text:p>
          </table:table-cell>
          <table:table-cell office:value-type="float" office:value="4263" table:style-name="ce5">
            <text:p>4.263</text:p>
          </table:table-cell>
          <table:table-cell office:value-type="float" office:value="390924" table:style-name="ce5">
            <text:p>390.924</text:p>
          </table:table-cell>
          <table:table-cell office:value-type="float" office:value="349310" table:style-name="ce5">
            <text:p>349.310</text:p>
          </table:table-cell>
          <table:table-cell office:value-type="float" office:value="4787" table:style-name="ce5">
            <text:p>4.787</text:p>
          </table:table-cell>
          <table:table-cell office:value-type="float" office:value="3728" table:style-name="ce5">
            <text:p>3.728</text:p>
          </table:table-cell>
          <table:table-cell office:value-type="float" office:value="395402" table:style-name="ce5">
            <text:p>395.402</text:p>
          </table:table-cell>
          <table:table-cell office:value-type="float" office:value="361914" table:style-name="ce5">
            <text:p>361.914</text:p>
          </table:table-cell>
          <table:table-cell office:value-type="float" office:value="4841" table:style-name="ce5">
            <text:p>4.841</text:p>
          </table:table-cell>
          <table:table-cell office:value-type="float" office:value="7567" table:style-name="ce5">
            <text:p>7.567</text:p>
          </table:table-cell>
          <table:table-cell office:value-type="float" office:value="321529" table:style-name="ce5">
            <text:p>321.529</text:p>
          </table:table-cell>
          <table:table-cell office:value-type="float" office:value="423287" table:style-name="ce5">
            <text:p>423.287</text:p>
          </table:table-cell>
          <table:table-cell office:value-type="float" office:value="8022" table:style-name="ce5">
            <text:p>8.022</text:p>
          </table:table-cell>
          <table:table-cell office:value-type="float" office:value="1006" table:style-name="ce5">
            <text:p>1.00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0276" table:style-name="ce5">
            <text:p>320.276</text:p>
          </table:table-cell>
          <table:table-cell office:value-type="float" office:value="206195" table:style-name="ce5">
            <text:p>206.195</text:p>
          </table:table-cell>
          <table:table-cell office:value-type="float" office:value="1528" table:style-name="ce5">
            <text:p>1.528</text:p>
          </table:table-cell>
          <table:table-cell office:value-type="float" office:value="0" table:style-name="ce5">
            <text:p>0</text:p>
          </table:table-cell>
          <table:table-cell office:value-type="float" office:value="354230" table:style-name="ce5">
            <text:p>354.230</text:p>
          </table:table-cell>
          <table:table-cell office:value-type="float" office:value="179637" table:style-name="ce5">
            <text:p>179.637</text:p>
          </table:table-cell>
          <table:table-cell office:value-type="float" office:value="3751" table:style-name="ce5">
            <text:p>3.751</text:p>
          </table:table-cell>
          <table:table-cell office:value-type="float" office:value="0" table:style-name="ce5">
            <text:p>0</text:p>
          </table:table-cell>
          <table:table-cell office:value-type="float" office:value="269808" table:style-name="ce5">
            <text:p>269.808</text:p>
          </table:table-cell>
          <table:table-cell office:value-type="float" office:value="256718" table:style-name="ce5">
            <text:p>256.718</text:p>
          </table:table-cell>
          <table:table-cell office:value-type="float" office:value="4311" table:style-name="ce5">
            <text:p>4.311</text:p>
          </table:table-cell>
          <table:table-cell office:value-type="float" office:value="0" table:style-name="ce5">
            <text:p>0</text:p>
          </table:table-cell>
          <table:table-cell office:value-type="float" office:value="156084" table:style-name="ce5">
            <text:p>156.084</text:p>
          </table:table-cell>
          <table:table-cell office:value-type="float" office:value="395708" table:style-name="ce5">
            <text:p>395.708</text:p>
          </table:table-cell>
          <table:table-cell office:value-type="float" office:value="3028" table:style-name="ce5">
            <text:p>3.028</text:p>
          </table:table-cell>
          <table:table-cell office:value-type="float" office:value="0" table:style-name="ce5">
            <text:p>0</text:p>
          </table:table-cell>
          <table:table-cell office:value-type="float" office:value="217980" table:style-name="ce5">
            <text:p>217.980</text:p>
          </table:table-cell>
          <table:table-cell office:value-type="float" office:value="311330" table:style-name="ce5">
            <text:p>311.330</text:p>
          </table:table-cell>
          <table:table-cell office:value-type="float" office:value="817" table:style-name="ce5">
            <text:p>817</text:p>
          </table:table-cell>
          <table:table-cell office:value-type="float" office:value="1164" table:style-name="ce5">
            <text:p>1.164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21785" table:style-name="ce5">
            <text:p>321.785</text:p>
          </table:table-cell>
          <table:table-cell office:value-type="float" office:value="284292" table:style-name="ce5">
            <text:p>284.292</text:p>
          </table:table-cell>
          <table:table-cell office:value-type="float" office:value="2411" table:style-name="ce5">
            <text:p>2.411</text:p>
          </table:table-cell>
          <table:table-cell office:value-type="float" office:value="484" table:style-name="ce5">
            <text:p>484</text:p>
          </table:table-cell>
          <table:table-cell office:value-type="float" office:value="244113" table:style-name="ce5">
            <text:p>244.113</text:p>
          </table:table-cell>
          <table:table-cell office:value-type="float" office:value="335531" table:style-name="ce5">
            <text:p>335.531</text:p>
          </table:table-cell>
          <table:table-cell office:value-type="float" office:value="9283" table:style-name="ce5">
            <text:p>9.283</text:p>
          </table:table-cell>
          <table:table-cell office:value-type="float" office:value="3678" table:style-name="ce5">
            <text:p>3.678</text:p>
          </table:table-cell>
          <table:table-cell office:value-type="float" office:value="273528" table:style-name="ce5">
            <text:p>273.528</text:p>
          </table:table-cell>
          <table:table-cell office:value-type="float" office:value="297376" table:style-name="ce5">
            <text:p>297.376</text:p>
          </table:table-cell>
          <table:table-cell office:value-type="float" office:value="5942" table:style-name="ce5">
            <text:p>5.942</text:p>
          </table:table-cell>
          <table:table-cell office:value-type="float" office:value="3728" table:style-name="ce5">
            <text:p>3.728</text:p>
          </table:table-cell>
          <table:table-cell office:value-type="float" office:value="364048" table:style-name="ce5">
            <text:p>364.048</text:p>
          </table:table-cell>
          <table:table-cell office:value-type="float" office:value="236012" table:style-name="ce5">
            <text:p>236.012</text:p>
          </table:table-cell>
          <table:table-cell office:value-type="float" office:value="5637" table:style-name="ce5">
            <text:p>5.637</text:p>
          </table:table-cell>
          <table:table-cell office:value-type="float" office:value="7302" table:style-name="ce5">
            <text:p>7.302</text:p>
          </table:table-cell>
          <table:table-cell office:value-type="float" office:value="283145" table:style-name="ce5">
            <text:p>283.145</text:p>
          </table:table-cell>
          <table:table-cell office:value-type="float" office:value="315103" table:style-name="ce5">
            <text:p>315.103</text:p>
          </table:table-cell>
          <table:table-cell office:value-type="float" office:value="6737" table:style-name="ce5">
            <text:p>6.737</text:p>
          </table:table-cell>
          <table:table-cell office:value-type="float" office:value="1260" table:style-name="ce5">
            <text:p>1.26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31655" table:style-name="ce5">
            <text:p>331.655</text:p>
          </table:table-cell>
          <table:table-cell office:value-type="float" office:value="289835" table:style-name="ce5">
            <text:p>289.835</text:p>
          </table:table-cell>
          <table:table-cell office:value-type="float" office:value="925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382484" table:style-name="ce5">
            <text:p>382.484</text:p>
          </table:table-cell>
          <table:table-cell office:value-type="float" office:value="238932" table:style-name="ce5">
            <text:p>238.932</text:p>
          </table:table-cell>
          <table:table-cell office:value-type="float" office:value="670" table:style-name="ce5">
            <text:p>670</text:p>
          </table:table-cell>
          <table:table-cell office:value-type="float" office:value="1980" table:style-name="ce5">
            <text:p>1.980</text:p>
          </table:table-cell>
          <table:table-cell office:value-type="float" office:value="344476" table:style-name="ce5">
            <text:p>344.476</text:p>
          </table:table-cell>
          <table:table-cell office:value-type="float" office:value="274364" table:style-name="ce5">
            <text:p>274.364</text:p>
          </table:table-cell>
          <table:table-cell office:value-type="float" office:value="2211" table:style-name="ce5">
            <text:p>2.211</text:p>
          </table:table-cell>
          <table:table-cell office:value-type="float" office:value="0" table:style-name="ce5">
            <text:p>0</text:p>
          </table:table-cell>
          <table:table-cell office:value-type="float" office:value="214954" table:style-name="ce5">
            <text:p>214.954</text:p>
          </table:table-cell>
          <table:table-cell office:value-type="float" office:value="416118" table:style-name="ce5">
            <text:p>416.118</text:p>
          </table:table-cell>
          <table:table-cell office:value-type="float" office:value="756" table:style-name="ce5">
            <text:p>756</text:p>
          </table:table-cell>
          <table:table-cell office:value-type="float" office:value="1985" table:style-name="ce5">
            <text:p>1.985</text:p>
          </table:table-cell>
          <table:table-cell office:value-type="float" office:value="234334" table:style-name="ce5">
            <text:p>234.334</text:p>
          </table:table-cell>
          <table:table-cell office:value-type="float" office:value="377802" table:style-name="ce5">
            <text:p>377.802</text:p>
          </table:table-cell>
          <table:table-cell office:value-type="float" office:value="1578" table:style-name="ce5">
            <text:p>1.578</text:p>
          </table:table-cell>
          <table:table-cell office:value-type="float" office:value="882" table:style-name="ce5">
            <text:p>882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83869" table:style-name="ce5">
            <text:p>283.869</text:p>
          </table:table-cell>
          <table:table-cell office:value-type="float" office:value="185975" table:style-name="ce5">
            <text:p>185.975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245743" table:style-name="ce5">
            <text:p>245.743</text:p>
          </table:table-cell>
          <table:table-cell office:value-type="float" office:value="239195" table:style-name="ce5">
            <text:p>239.195</text:p>
          </table:table-cell>
          <table:table-cell office:value-type="float" office:value="3606" table:style-name="ce5">
            <text:p>3.606</text:p>
          </table:table-cell>
          <table:table-cell office:value-type="float" office:value="854" table:style-name="ce5">
            <text:p>854</text:p>
          </table:table-cell>
          <table:table-cell office:value-type="float" office:value="267152" table:style-name="ce5">
            <text:p>267.152</text:p>
          </table:table-cell>
          <table:table-cell office:value-type="float" office:value="214951" table:style-name="ce5">
            <text:p>214.951</text:p>
          </table:table-cell>
          <table:table-cell office:value-type="float" office:value="1263" table:style-name="ce5">
            <text:p>1.263</text:p>
          </table:table-cell>
          <table:table-cell office:value-type="float" office:value="0" table:style-name="ce5">
            <text:p>0</text:p>
          </table:table-cell>
          <table:table-cell office:value-type="float" office:value="185940" table:style-name="ce5">
            <text:p>185.940</text:p>
          </table:table-cell>
          <table:table-cell office:value-type="float" office:value="293370" table:style-name="ce5">
            <text:p>293.370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189735" table:style-name="ce5">
            <text:p>189.735</text:p>
          </table:table-cell>
          <table:table-cell office:value-type="float" office:value="276901" table:style-name="ce5">
            <text:p>276.901</text:p>
          </table:table-cell>
          <table:table-cell office:value-type="float" office:value="4141" table:style-name="ce5">
            <text:p>4.141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ALUMNOS DE ESCUELAS URBANAS, POR APRENDIZAJE SOBRE COMPUTADORAS E INTERNET ENTRE SUS P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Los amigos participan en actividades con la computadora o en Internet (editar música, producir vídeos o crear juegos)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ayudan a los alumnos a realizar búsquedas en Internet sobre cosas que ellos quieren saber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enseñan modos de utilizar Internet con seguridad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indican qué hacer si algo les molest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 enseñaron al alumno alguna cosa sobre Internet que él desconocía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9980" table:style-name="ce5">
            <text:p>409.980</text:p>
          </table:table-cell>
          <table:table-cell office:value-type="float" office:value="305118" table:style-name="ce5">
            <text:p>305.118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578488" table:style-name="ce5">
            <text:p>578.488</text:p>
          </table:table-cell>
          <table:table-cell office:value-type="float" office:value="135037" table:style-name="ce5">
            <text:p>135.037</text:p>
          </table:table-cell>
          <table:table-cell office:value-type="float" office:value="1063" table:style-name="ce5">
            <text:p>1.063</text:p>
          </table:table-cell>
          <table:table-cell office:value-type="float" office:value="383" table:style-name="ce5">
            <text:p>383</text:p>
          </table:table-cell>
          <table:table-cell office:value-type="float" office:value="426131" table:style-name="ce5">
            <text:p>426.131</text:p>
          </table:table-cell>
          <table:table-cell office:value-type="float" office:value="291070" table:style-name="ce5">
            <text:p>291.070</text:p>
          </table:table-cell>
          <table:table-cell office:value-type="float" office:value="2573" table:style-name="ce5">
            <text:p>2.573</text:p>
          </table:table-cell>
          <table:table-cell office:value-type="string" table:style-name="ce5">
            <text:p>-</text:p>
          </table:table-cell>
          <table:table-cell office:value-type="float" office:value="538438" table:style-name="ce5">
            <text:p>538.438</text:p>
          </table:table-cell>
          <table:table-cell office:value-type="float" office:value="264106" table:style-name="ce5">
            <text:p>264.106</text:p>
          </table:table-cell>
          <table:table-cell office:value-type="float" office:value="5549" table:style-name="ce5">
            <text:p>5.549</text:p>
          </table:table-cell>
          <table:table-cell office:value-type="float" office:value="1090" table:style-name="ce5">
            <text:p>1.090</text:p>
          </table:table-cell>
          <table:table-cell office:value-type="float" office:value="556318" table:style-name="ce5">
            <text:p>556.318</text:p>
          </table:table-cell>
          <table:table-cell office:value-type="float" office:value="148115" table:style-name="ce5">
            <text:p>148.115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13409" table:style-name="ce5">
            <text:p>213.409</text:p>
          </table:table-cell>
          <table:table-cell office:value-type="float" office:value="197907" table:style-name="ce5">
            <text:p>197.907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350059" table:style-name="ce5">
            <text:p>350.059</text:p>
          </table:table-cell>
          <table:table-cell office:value-type="float" office:value="82406" table:style-name="ce5">
            <text:p>82.406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294788" table:style-name="ce5">
            <text:p>294.788</text:p>
          </table:table-cell>
          <table:table-cell office:value-type="float" office:value="128787" table:style-name="ce5">
            <text:p>128.787</text:p>
          </table:table-cell>
          <table:table-cell office:value-type="float" office:value="1734" table:style-name="ce5">
            <text:p>1.734</text:p>
          </table:table-cell>
          <table:table-cell office:value-type="string" table:style-name="ce5">
            <text:p>-</text:p>
          </table:table-cell>
          <table:table-cell office:value-type="float" office:value="329191" table:style-name="ce5">
            <text:p>329.191</text:p>
          </table:table-cell>
          <table:table-cell office:value-type="float" office:value="123968" table:style-name="ce5">
            <text:p>123.968</text:p>
          </table:table-cell>
          <table:table-cell office:value-type="float" office:value="5072" table:style-name="ce5">
            <text:p>5.072</text:p>
          </table:table-cell>
          <table:table-cell office:value-type="float" office:value="955" table:style-name="ce5">
            <text:p>955</text:p>
          </table:table-cell>
          <table:table-cell office:value-type="float" office:value="340817" table:style-name="ce5">
            <text:p>340.817</text:p>
          </table:table-cell>
          <table:table-cell office:value-type="float" office:value="89328" table:style-name="ce5">
            <text:p>89.328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41623" table:style-name="ce5">
            <text:p>241.623</text:p>
          </table:table-cell>
          <table:table-cell office:value-type="float" office:value="172440" table:style-name="ce5">
            <text:p>172.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233" table:style-name="ce5">
            <text:p>288.233</text:p>
          </table:table-cell>
          <table:table-cell office:value-type="float" office:value="99294" table:style-name="ce5">
            <text:p>99.294</text:p>
          </table:table-cell>
          <table:table-cell office:value-type="float" office:value="511" table:style-name="ce5">
            <text:p>511</text:p>
          </table:table-cell>
          <table:table-cell office:value-type="float" office:value="383" table:style-name="ce5">
            <text:p>383</text:p>
          </table:table-cell>
          <table:table-cell office:value-type="float" office:value="196217" table:style-name="ce5">
            <text:p>196.217</text:p>
          </table:table-cell>
          <table:table-cell office:value-type="float" office:value="218983" table:style-name="ce5">
            <text:p>218.983</text:p>
          </table:table-cell>
          <table:table-cell office:value-type="float" office:value="1925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246985" table:style-name="ce5">
            <text:p>246.985</text:p>
          </table:table-cell>
          <table:table-cell office:value-type="float" office:value="188332" table:style-name="ce5">
            <text:p>188.332</text:p>
          </table:table-cell>
          <table:table-cell office:value-type="float" office:value="2250" table:style-name="ce5">
            <text:p>2.250</text:p>
          </table:table-cell>
          <table:table-cell office:value-type="float" office:value="525" table:style-name="ce5">
            <text:p>525</text:p>
          </table:table-cell>
          <table:table-cell office:value-type="float" office:value="280160" table:style-name="ce5">
            <text:p>280.160</text:p>
          </table:table-cell>
          <table:table-cell office:value-type="float" office:value="96366" table:style-name="ce5">
            <text:p>96.3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917" table:style-name="ce5">
            <text:p>54.917</text:p>
          </table:table-cell>
          <table:table-cell office:value-type="float" office:value="33562" table:style-name="ce5">
            <text:p>33.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176" table:style-name="ce5">
            <text:p>60.176</text:p>
          </table:table-cell>
          <table:table-cell office:value-type="float" office:value="29997" table:style-name="ce5">
            <text:p>29.997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48478" table:style-name="ce5">
            <text:p>48.478</text:p>
          </table:table-cell>
          <table:table-cell office:value-type="float" office:value="44546" table:style-name="ce5">
            <text:p>44.546</text:p>
          </table:table-cell>
          <table:table-cell office:value-type="float" office:value="956" table:style-name="ce5">
            <text:p>956</text:p>
          </table:table-cell>
          <table:table-cell office:value-type="string" table:style-name="ce5">
            <text:p>-</text:p>
          </table:table-cell>
          <table:table-cell office:value-type="float" office:value="45417" table:style-name="ce5">
            <text:p>45.417</text:p>
          </table:table-cell>
          <table:table-cell office:value-type="float" office:value="49583" table:style-name="ce5">
            <text:p>49.583</text:p>
          </table:table-cell>
          <table:table-cell office:value-type="float" office:value="746" table:style-name="ce5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67701" table:style-name="ce5">
            <text:p>67.701</text:p>
          </table:table-cell>
          <table:table-cell office:value-type="float" office:value="20817" table:style-name="ce5">
            <text:p>20.817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6584" table:style-name="ce5">
            <text:p>176.584</text:p>
          </table:table-cell>
          <table:table-cell office:value-type="float" office:value="230999" table:style-name="ce5">
            <text:p>230.999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31277" table:style-name="ce5">
            <text:p>331.277</text:p>
          </table:table-cell>
          <table:table-cell office:value-type="float" office:value="86484" table:style-name="ce5">
            <text:p>86.484</text:p>
          </table:table-cell>
          <table:table-cell office:value-type="float" office:value="0" table:style-name="ce5">
            <text:p>0</text:p>
          </table:table-cell>
          <table:table-cell office:value-type="float" office:value="383" table:style-name="ce5">
            <text:p>383</text:p>
          </table:table-cell>
          <table:table-cell office:value-type="float" office:value="240707" table:style-name="ce5">
            <text:p>240.707</text:p>
          </table:table-cell>
          <table:table-cell office:value-type="float" office:value="184896" table:style-name="ce5">
            <text:p>184.896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342" table:style-name="ce5">
            <text:p>226.342</text:p>
          </table:table-cell>
          <table:table-cell office:value-type="float" office:value="186950" table:style-name="ce5">
            <text:p>186.950</text:p>
          </table:table-cell>
          <table:table-cell office:value-type="float" office:value="3389" table:style-name="ce5">
            <text:p>3.389</text:p>
          </table:table-cell>
          <table:table-cell office:value-type="float" office:value="1086" table:style-name="ce5">
            <text:p>1.086</text:p>
          </table:table-cell>
          <table:table-cell office:value-type="float" office:value="299568" table:style-name="ce5">
            <text:p>299.568</text:p>
          </table:table-cell>
          <table:table-cell office:value-type="float" office:value="102841" table:style-name="ce5">
            <text:p>102.8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8108" table:style-name="ce5">
            <text:p>68.108</text:p>
          </table:table-cell>
          <table:table-cell office:value-type="float" office:value="50747" table:style-name="ce5">
            <text:p>50.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566" table:style-name="ce5">
            <text:p>74.566</text:p>
          </table:table-cell>
          <table:table-cell office:value-type="float" office:value="37291" table:style-name="ce5">
            <text:p>37.291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64300" table:style-name="ce5">
            <text:p>64.300</text:p>
          </table:table-cell>
          <table:table-cell office:value-type="float" office:value="44897" table:style-name="ce5">
            <text:p>44.897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float" office:value="64085" table:style-name="ce5">
            <text:p>64.085</text:p>
          </table:table-cell>
          <table:table-cell office:value-type="float" office:value="49850" table:style-name="ce5">
            <text:p>49.850</text:p>
          </table:table-cell>
          <table:table-cell office:value-type="float" office:value="1486" table:style-name="ce5">
            <text:p>1.486</text:p>
          </table:table-cell>
          <table:table-cell office:value-type="float" office:value="88" table:style-name="ce5">
            <text:p>88</text:p>
          </table:table-cell>
          <table:table-cell office:value-type="float" office:value="79563" table:style-name="ce5">
            <text:p>79.563</text:p>
          </table:table-cell>
          <table:table-cell office:value-type="float" office:value="28041" table:style-name="ce5">
            <text:p>28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6260" table:style-name="ce5">
            <text:p>356.260</text:p>
          </table:table-cell>
          <table:table-cell office:value-type="float" office:value="186382" table:style-name="ce5">
            <text:p>186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0762" table:style-name="ce5">
            <text:p>460.762</text:p>
          </table:table-cell>
          <table:table-cell office:value-type="float" office:value="88975" table:style-name="ce5">
            <text:p>88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8348" table:style-name="ce5">
            <text:p>338.348</text:p>
          </table:table-cell>
          <table:table-cell office:value-type="float" office:value="213144" table:style-name="ce5">
            <text:p>213.144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-</text:p>
          </table:table-cell>
          <table:table-cell office:value-type="float" office:value="480329" table:style-name="ce5">
            <text:p>480.329</text:p>
          </table:table-cell>
          <table:table-cell office:value-type="float" office:value="168543" table:style-name="ce5">
            <text:p>168.543</text:p>
          </table:table-cell>
          <table:table-cell office:value-type="float" office:value="4055" table:style-name="ce5">
            <text:p>4.055</text:p>
          </table:table-cell>
          <table:table-cell office:value-type="float" office:value="0" table:style-name="ce5">
            <text:p>0</text:p>
          </table:table-cell>
          <table:table-cell office:value-type="float" office:value="452853" table:style-name="ce5">
            <text:p>452.853</text:p>
          </table:table-cell>
          <table:table-cell office:value-type="float" office:value="98993" table:style-name="ce5">
            <text:p>98.9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224" table:style-name="ce5">
            <text:p>48.224</text:p>
          </table:table-cell>
          <table:table-cell office:value-type="float" office:value="36004" table:style-name="ce5">
            <text:p>36.004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58479" table:style-name="ce5">
            <text:p>58.479</text:p>
          </table:table-cell>
          <table:table-cell office:value-type="float" office:value="23415" table:style-name="ce5">
            <text:p>23.415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1804" table:style-name="ce5">
            <text:p>51.804</text:p>
          </table:table-cell>
          <table:table-cell office:value-type="float" office:value="33235" table:style-name="ce5">
            <text:p>33.235</text:p>
          </table:table-cell>
          <table:table-cell office:value-type="float" office:value="2109" table:style-name="ce5">
            <text:p>2.109</text:p>
          </table:table-cell>
          <table:table-cell office:value-type="string" table:style-name="ce5">
            <text:p>-</text:p>
          </table:table-cell>
          <table:table-cell office:value-type="float" office:value="42406" table:style-name="ce5">
            <text:p>42.406</text:p>
          </table:table-cell>
          <table:table-cell office:value-type="float" office:value="38097" table:style-name="ce5">
            <text:p>38.097</text:p>
          </table:table-cell>
          <table:table-cell office:value-type="float" office:value="31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1312" table:style-name="ce5">
            <text:p>61.312</text:p>
          </table:table-cell>
          <table:table-cell office:value-type="float" office:value="18509" table:style-name="ce5">
            <text:p>18.509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5079" table:style-name="ce5">
            <text:p>265.079</text:p>
          </table:table-cell>
          <table:table-cell office:value-type="float" office:value="203010" table:style-name="ce5">
            <text:p>203.010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376489" table:style-name="ce5">
            <text:p>376.489</text:p>
          </table:table-cell>
          <table:table-cell office:value-type="float" office:value="96124" table:style-name="ce5">
            <text:p>96.124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322607" table:style-name="ce5">
            <text:p>322.607</text:p>
          </table:table-cell>
          <table:table-cell office:value-type="float" office:value="158490" table:style-name="ce5">
            <text:p>158.490</text:p>
          </table:table-cell>
          <table:table-cell office:value-type="float" office:value="1116" table:style-name="ce5">
            <text:p>1.116</text:p>
          </table:table-cell>
          <table:table-cell office:value-type="string" table:style-name="ce5">
            <text:p>-</text:p>
          </table:table-cell>
          <table:table-cell office:value-type="float" office:value="273380" table:style-name="ce5">
            <text:p>273.380</text:p>
          </table:table-cell>
          <table:table-cell office:value-type="float" office:value="198049" table:style-name="ce5">
            <text:p>198.049</text:p>
          </table:table-cell>
          <table:table-cell office:value-type="float" office:value="1428" table:style-name="ce5">
            <text:p>1.428</text:p>
          </table:table-cell>
          <table:table-cell office:value-type="float" office:value="886" table:style-name="ce5">
            <text:p>886</text:p>
          </table:table-cell>
          <table:table-cell office:value-type="float" office:value="329914" table:style-name="ce5">
            <text:p>329.914</text:p>
          </table:table-cell>
          <table:table-cell office:value-type="float" office:value="123962" table:style-name="ce5">
            <text:p>123.9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8979" table:style-name="ce5">
            <text:p>238.979</text:p>
          </table:table-cell>
          <table:table-cell office:value-type="float" office:value="240085" table:style-name="ce5">
            <text:p>240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781" table:style-name="ce5">
            <text:p>363.781</text:p>
          </table:table-cell>
          <table:table-cell office:value-type="float" office:value="104490" table:style-name="ce5">
            <text:p>104.490</text:p>
          </table:table-cell>
          <table:table-cell office:value-type="float" office:value="511" table:style-name="ce5">
            <text:p>511</text:p>
          </table:table-cell>
          <table:table-cell office:value-type="float" office:value="335" table:style-name="ce5">
            <text:p>335</text:p>
          </table:table-cell>
          <table:table-cell office:value-type="float" office:value="254248" table:style-name="ce5">
            <text:p>254.248</text:p>
          </table:table-cell>
          <table:table-cell office:value-type="float" office:value="220638" table:style-name="ce5">
            <text:p>220.638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float" office:value="265779" table:style-name="ce5">
            <text:p>265.779</text:p>
          </table:table-cell>
          <table:table-cell office:value-type="float" office:value="214313" table:style-name="ce5">
            <text:p>214.313</text:p>
          </table:table-cell>
          <table:table-cell office:value-type="float" office:value="3739" table:style-name="ce5">
            <text:p>3.739</text:p>
          </table:table-cell>
          <table:table-cell office:value-type="float" office:value="515" table:style-name="ce5">
            <text:p>515</text:p>
          </table:table-cell>
          <table:table-cell office:value-type="float" office:value="358737" table:style-name="ce5">
            <text:p>358.737</text:p>
          </table:table-cell>
          <table:table-cell office:value-type="float" office:value="109494" table:style-name="ce5">
            <text:p>109.494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2058" table:style-name="ce5">
            <text:p>312.058</text:p>
          </table:table-cell>
          <table:table-cell office:value-type="float" office:value="288027" table:style-name="ce5">
            <text:p>288.027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467017" table:style-name="ce5">
            <text:p>467.017</text:p>
          </table:table-cell>
          <table:table-cell office:value-type="float" office:value="129378" table:style-name="ce5">
            <text:p>129.378</text:p>
          </table:table-cell>
          <table:table-cell office:value-type="float" office:value="1063" table:style-name="ce5">
            <text:p>1.063</text:p>
          </table:table-cell>
          <table:table-cell office:value-type="float" office:value="335" table:style-name="ce5">
            <text:p>335</text:p>
          </table:table-cell>
          <table:table-cell office:value-type="float" office:value="365574" table:style-name="ce5">
            <text:p>365.574</text:p>
          </table:table-cell>
          <table:table-cell office:value-type="float" office:value="249524" table:style-name="ce5">
            <text:p>249.524</text:p>
          </table:table-cell>
          <table:table-cell office:value-type="float" office:value="1584" table:style-name="ce5">
            <text:p>1.584</text:p>
          </table:table-cell>
          <table:table-cell office:value-type="string" table:style-name="ce5">
            <text:p>-</text:p>
          </table:table-cell>
          <table:table-cell office:value-type="float" office:value="335940" table:style-name="ce5">
            <text:p>335.940</text:p>
          </table:table-cell>
          <table:table-cell office:value-type="float" office:value="268780" table:style-name="ce5">
            <text:p>268.780</text:p>
          </table:table-cell>
          <table:table-cell office:value-type="float" office:value="4002" table:style-name="ce5">
            <text:p>4.002</text:p>
          </table:table-cell>
          <table:table-cell office:value-type="float" office:value="1025" table:style-name="ce5">
            <text:p>1.025</text:p>
          </table:table-cell>
          <table:table-cell office:value-type="float" office:value="431033" table:style-name="ce5">
            <text:p>431.033</text:p>
          </table:table-cell>
          <table:table-cell office:value-type="float" office:value="150079" table:style-name="ce5">
            <text:p>150.079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1083" table:style-name="ce5">
            <text:p>351.083</text:p>
          </table:table-cell>
          <table:table-cell office:value-type="float" office:value="160552" table:style-name="ce5">
            <text:p>160.552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450342" table:style-name="ce5">
            <text:p>450.342</text:p>
          </table:table-cell>
          <table:table-cell office:value-type="float" office:value="71734" table:style-name="ce5">
            <text:p>71.734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10071" table:style-name="ce5">
            <text:p>310.071</text:p>
          </table:table-cell>
          <table:table-cell office:value-type="float" office:value="199905" table:style-name="ce5">
            <text:p>199.905</text:p>
          </table:table-cell>
          <table:table-cell office:value-type="float" office:value="2041" table:style-name="ce5">
            <text:p>2.041</text:p>
          </table:table-cell>
          <table:table-cell office:value-type="string" table:style-name="ce5">
            <text:p>-</text:p>
          </table:table-cell>
          <table:table-cell office:value-type="float" office:value="491740" table:style-name="ce5">
            <text:p>491.740</text:p>
          </table:table-cell>
          <table:table-cell office:value-type="float" office:value="73107" table:style-name="ce5">
            <text:p>73.107</text:p>
          </table:table-cell>
          <table:table-cell office:value-type="float" office:value="3843" table:style-name="ce5">
            <text:p>3.843</text:p>
          </table:table-cell>
          <table:table-cell office:value-type="float" office:value="402" table:style-name="ce5">
            <text:p>402</text:p>
          </table:table-cell>
          <table:table-cell office:value-type="float" office:value="452991" table:style-name="ce5">
            <text:p>452.991</text:p>
          </table:table-cell>
          <table:table-cell office:value-type="float" office:value="59509" table:style-name="ce5">
            <text:p>59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44072" table:style-name="ce5">
            <text:p>244.072</text:p>
          </table:table-cell>
          <table:table-cell office:value-type="float" office:value="171931" table:style-name="ce5">
            <text:p>171.931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319883" table:style-name="ce5">
            <text:p>319.883</text:p>
          </table:table-cell>
          <table:table-cell office:value-type="float" office:value="102208" table:style-name="ce5">
            <text:p>102.208</text:p>
          </table:table-cell>
          <table:table-cell office:value-type="float" office:value="1051" table:style-name="ce5">
            <text:p>1.051</text:p>
          </table:table-cell>
          <table:table-cell office:value-type="float" office:value="186" table:style-name="ce5">
            <text:p>186</text:p>
          </table:table-cell>
          <table:table-cell office:value-type="float" office:value="265828" table:style-name="ce5">
            <text:p>265.828</text:p>
          </table:table-cell>
          <table:table-cell office:value-type="float" office:value="145212" table:style-name="ce5">
            <text:p>145.212</text:p>
          </table:table-cell>
          <table:table-cell office:value-type="float" office:value="1159" table:style-name="ce5">
            <text:p>1.159</text:p>
          </table:table-cell>
          <table:table-cell office:value-type="string" table:style-name="ce5">
            <text:p>-</text:p>
          </table:table-cell>
          <table:table-cell office:value-type="float" office:value="229260" table:style-name="ce5">
            <text:p>229.260</text:p>
          </table:table-cell>
          <table:table-cell office:value-type="float" office:value="193850" table:style-name="ce5">
            <text:p>193.850</text:p>
          </table:table-cell>
          <table:table-cell office:value-type="float" office:value="4105" table:style-name="ce5">
            <text:p>4.105</text:p>
          </table:table-cell>
          <table:table-cell office:value-type="float" office:value="186" table:style-name="ce5">
            <text:p>186</text:p>
          </table:table-cell>
          <table:table-cell office:value-type="float" office:value="292905" table:style-name="ce5">
            <text:p>292.905</text:p>
          </table:table-cell>
          <table:table-cell office:value-type="float" office:value="102821" table:style-name="ce5">
            <text:p>102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79765" table:style-name="ce5">
            <text:p>379.765</text:p>
          </table:table-cell>
          <table:table-cell office:value-type="float" office:value="200385" table:style-name="ce5">
            <text:p>200.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572" table:style-name="ce5">
            <text:p>503.572</text:p>
          </table:table-cell>
          <table:table-cell office:value-type="float" office:value="74860" table:style-name="ce5">
            <text:p>74.860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373183" table:style-name="ce5">
            <text:p>373.183</text:p>
          </table:table-cell>
          <table:table-cell office:value-type="float" office:value="220650" table:style-name="ce5">
            <text:p>220.650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514040" table:style-name="ce5">
            <text:p>514.040</text:p>
          </table:table-cell>
          <table:table-cell office:value-type="float" office:value="135806" table:style-name="ce5">
            <text:p>135.806</text:p>
          </table:table-cell>
          <table:table-cell office:value-type="float" office:value="379" table:style-name="ce5">
            <text:p>379</text:p>
          </table:table-cell>
          <table:table-cell office:value-type="float" office:value="955" table:style-name="ce5">
            <text:p>955</text:p>
          </table:table-cell>
          <table:table-cell office:value-type="float" office:value="490794" table:style-name="ce5">
            <text:p>490.794</text:p>
          </table:table-cell>
          <table:table-cell office:value-type="float" office:value="103571" table:style-name="ce5">
            <text:p>103.571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18828" table:style-name="ce5">
            <text:p>218.828</text:p>
          </table:table-cell>
          <table:table-cell office:value-type="float" office:value="230635" table:style-name="ce5">
            <text:p>230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99" table:style-name="ce5">
            <text:p>343.999</text:p>
          </table:table-cell>
          <table:table-cell office:value-type="float" office:value="95941" table:style-name="ce5">
            <text:p>95.941</text:p>
          </table:table-cell>
          <table:table-cell office:value-type="float" office:value="0" table:style-name="ce5">
            <text:p>0</text:p>
          </table:table-cell>
          <table:table-cell office:value-type="float" office:value="335" table:style-name="ce5">
            <text:p>335</text:p>
          </table:table-cell>
          <table:table-cell office:value-type="float" office:value="232937" table:style-name="ce5">
            <text:p>232.937</text:p>
          </table:table-cell>
          <table:table-cell office:value-type="float" office:value="210324" table:style-name="ce5">
            <text:p>210.324</text:p>
          </table:table-cell>
          <table:table-cell office:value-type="float" office:value="616" table:style-name="ce5">
            <text:p>616</text:p>
          </table:table-cell>
          <table:table-cell office:value-type="string" table:style-name="ce5">
            <text:p>-</text:p>
          </table:table-cell>
          <table:table-cell office:value-type="float" office:value="248257" table:style-name="ce5">
            <text:p>248.257</text:p>
          </table:table-cell>
          <table:table-cell office:value-type="float" office:value="197692" table:style-name="ce5">
            <text:p>197.692</text:p>
          </table:table-cell>
          <table:table-cell office:value-type="float" office:value="3714" table:style-name="ce5">
            <text:p>3.714</text:p>
          </table:table-cell>
          <table:table-cell office:value-type="float" office:value="515" table:style-name="ce5">
            <text:p>515</text:p>
          </table:table-cell>
          <table:table-cell office:value-type="float" office:value="337786" table:style-name="ce5">
            <text:p>337.786</text:p>
          </table:table-cell>
          <table:table-cell office:value-type="float" office:value="99977" table:style-name="ce5">
            <text:p>99.977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ALUMNOS DE ESCUELAS URBANAS, POR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Realizar trabajos sobre un tema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tareas o deberes indicados por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par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hacer presentaciones para los compañeros de clase</text:p>
          </table:table-cell>
          <table:covered-table-cell table:number-columns-repeated="3"/>
          <table:table-cell office:value-type="string" table:number-columns-spanned="4" table:number-rows-spanned="1" table:style-name="ce8">
            <text:p>Jugar jueg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Hablar con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rabajos grupales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areas escolares a distancia</text:p>
          </table:table-cell>
          <table:covered-table-cell table:number-columns-repeated="3"/>
          <table:table-cell office:value-type="string" table:number-columns-spanned="4" table:number-rows-spanned="1" table:style-name="ce8">
            <text:p>Participar en curs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estudiar para una evalu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sobre lo que los docentes explican en sus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Difundir en Internet el trabajo propio de la escuela, o un trabajo realizado en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evaluaciones o simul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aprender un idioma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2841" table:style-name="ce5">
            <text:p>632.841</text:p>
          </table:table-cell>
          <table:table-cell office:value-type="float" office:value="153397" table:style-name="ce5">
            <text:p>153.397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507084" table:style-name="ce5">
            <text:p>507.084</text:p>
          </table:table-cell>
          <table:table-cell office:value-type="float" office:value="227352" table:style-name="ce5">
            <text:p>227.352</text:p>
          </table:table-cell>
          <table:table-cell office:value-type="float" office:value="1498" table:style-name="ce5">
            <text:p>1.498</text:p>
          </table:table-cell>
          <table:table-cell office:value-type="float" office:value="236" table:style-name="ce5">
            <text:p>236</text:p>
          </table:table-cell>
          <table:table-cell office:value-type="float" office:value="556267" table:style-name="ce5">
            <text:p>556.267</text:p>
          </table:table-cell>
          <table:table-cell office:value-type="float" office:value="161768" table:style-name="ce5">
            <text:p>161.768</text:p>
          </table:table-cell>
          <table:table-cell office:value-type="float" office:value="428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282178" table:style-name="ce5">
            <text:p>282.178</text:p>
          </table:table-cell>
          <table:table-cell office:value-type="float" office:value="444902" table:style-name="ce5">
            <text:p>444.902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392717" table:style-name="ce5">
            <text:p>392.717</text:p>
          </table:table-cell>
          <table:table-cell office:value-type="float" office:value="320604" table:style-name="ce5">
            <text:p>320.604</text:p>
          </table:table-cell>
          <table:table-cell office:value-type="float" office:value="5946" table:style-name="ce5">
            <text:p>5.946</text:p>
          </table:table-cell>
          <table:table-cell office:value-type="float" office:value="186" table:style-name="ce5">
            <text:p>186</text:p>
          </table:table-cell>
          <table:table-cell office:value-type="float" office:value="255702" table:style-name="ce5">
            <text:p>255.702</text:p>
          </table:table-cell>
          <table:table-cell office:value-type="float" office:value="493943" table:style-name="ce5">
            <text:p>493.943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598070" table:style-name="ce5">
            <text:p>598.070</text:p>
          </table:table-cell>
          <table:table-cell office:value-type="float" office:value="187111" table:style-name="ce5">
            <text:p>187.111</text:p>
          </table:table-cell>
          <table:table-cell office:value-type="float" office:value="2244" table:style-name="ce5">
            <text:p>2.244</text:p>
          </table:table-cell>
          <table:table-cell office:value-type="float" office:value="480" table:style-name="ce5">
            <text:p>480</text:p>
          </table:table-cell>
          <table:table-cell office:value-type="float" office:value="510442" table:style-name="ce5">
            <text:p>510.442</text:p>
          </table:table-cell>
          <table:table-cell office:value-type="float" office:value="238362" table:style-name="ce5">
            <text:p>238.362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178446" table:style-name="ce5">
            <text:p>178.446</text:p>
          </table:table-cell>
          <table:table-cell office:value-type="float" office:value="521076" table:style-name="ce5">
            <text:p>52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845" table:style-name="ce5">
            <text:p>563.845</text:p>
          </table:table-cell>
          <table:table-cell office:value-type="float" office:value="192131" table:style-name="ce5">
            <text:p>19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569" table:style-name="ce5">
            <text:p>516.569</text:p>
          </table:table-cell>
          <table:table-cell office:value-type="float" office:value="203468" table:style-name="ce5">
            <text:p>203.468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209868" table:style-name="ce5">
            <text:p>209.868</text:p>
          </table:table-cell>
          <table:table-cell office:value-type="float" office:value="497283" table:style-name="ce5">
            <text:p>497.283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407280" table:style-name="ce5">
            <text:p>407.280</text:p>
          </table:table-cell>
          <table:table-cell office:value-type="float" office:value="502043" table:style-name="ce5">
            <text:p>502.043</text:p>
          </table:table-cell>
          <table:table-cell office:value-type="float" office:value="2774" table:style-name="ce5">
            <text:p>2.774</text:p>
          </table:table-cell>
          <table:table-cell office:value-type="string" table:style-name="ce5">
            <text:p>-</text:p>
          </table:table-cell>
          <table:table-cell office:value-type="float" office:value="449745" table:style-name="ce5">
            <text:p>449.745</text:p>
          </table:table-cell>
          <table:table-cell office:value-type="float" office:value="269895" table:style-name="ce5">
            <text:p>269.895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44788" table:style-name="ce5">
            <text:p>344.788</text:p>
          </table:table-cell>
          <table:table-cell office:value-type="float" office:value="94016" table:style-name="ce5">
            <text:p>94.016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328640" table:style-name="ce5">
            <text:p>328.640</text:p>
          </table:table-cell>
          <table:table-cell office:value-type="float" office:value="132126" table:style-name="ce5">
            <text:p>132.126</text:p>
          </table:table-cell>
          <table:table-cell office:value-type="float" office:value="336" table:style-name="ce5">
            <text:p>336</text:p>
          </table:table-cell>
          <table:table-cell office:value-type="float" office:value="146" table:style-name="ce5">
            <text:p>146</text:p>
          </table:table-cell>
          <table:table-cell office:value-type="float" office:value="349378" table:style-name="ce5">
            <text:p>349.378</text:p>
          </table:table-cell>
          <table:table-cell office:value-type="float" office:value="60772" table:style-name="ce5">
            <text:p>60.772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68636" table:style-name="ce5">
            <text:p>168.636</text:p>
          </table:table-cell>
          <table:table-cell office:value-type="float" office:value="316564" table:style-name="ce5">
            <text:p>316.564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211837" table:style-name="ce5">
            <text:p>211.837</text:p>
          </table:table-cell>
          <table:table-cell office:value-type="float" office:value="216794" table:style-name="ce5">
            <text:p>216.794</text:p>
          </table:table-cell>
          <table:table-cell office:value-type="float" office:value="4656" table:style-name="ce5">
            <text:p>4.656</text:p>
          </table:table-cell>
          <table:table-cell office:value-type="float" office:value="0" table:style-name="ce5">
            <text:p>0</text:p>
          </table:table-cell>
          <table:table-cell office:value-type="float" office:value="153651" table:style-name="ce5">
            <text:p>153.651</text:p>
          </table:table-cell>
          <table:table-cell office:value-type="float" office:value="290261" table:style-name="ce5">
            <text:p>290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964" table:style-name="ce5">
            <text:p>334.964</text:p>
          </table:table-cell>
          <table:table-cell office:value-type="float" office:value="113173" table:style-name="ce5">
            <text:p>113.173</text:p>
          </table:table-cell>
          <table:table-cell office:value-type="float" office:value="2244" table:style-name="ce5">
            <text:p>2.244</text:p>
          </table:table-cell>
          <table:table-cell office:value-type="float" office:value="131" table:style-name="ce5">
            <text:p>131</text:p>
          </table:table-cell>
          <table:table-cell office:value-type="float" office:value="278978" table:style-name="ce5">
            <text:p>278.978</text:p>
          </table:table-cell>
          <table:table-cell office:value-type="float" office:value="149164" table:style-name="ce5">
            <text:p>149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34" table:style-name="ce5">
            <text:p>90.434</text:p>
          </table:table-cell>
          <table:table-cell office:value-type="float" office:value="307996" table:style-name="ce5">
            <text:p>30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908" table:style-name="ce5">
            <text:p>329.908</text:p>
          </table:table-cell>
          <table:table-cell office:value-type="float" office:value="112710" table:style-name="ce5">
            <text:p>112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1629" table:style-name="ce5">
            <text:p>271.629</text:p>
          </table:table-cell>
          <table:table-cell office:value-type="float" office:value="127827" table:style-name="ce5">
            <text:p>127.827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19730" table:style-name="ce5">
            <text:p>119.730</text:p>
          </table:table-cell>
          <table:table-cell office:value-type="float" office:value="299913" table:style-name="ce5">
            <text:p>299.9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960" table:style-name="ce5">
            <text:p>256.960</text:p>
          </table:table-cell>
          <table:table-cell office:value-type="float" office:value="257650" table:style-name="ce5">
            <text:p>257.650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290898" table:style-name="ce5">
            <text:p>290.898</text:p>
          </table:table-cell>
          <table:table-cell office:value-type="float" office:value="124113" table:style-name="ce5">
            <text:p>124.113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8376" table:style-name="ce5">
            <text:p>338.376</text:p>
          </table:table-cell>
          <table:table-cell office:value-type="float" office:value="88135" table:style-name="ce5">
            <text:p>88.135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651" table:style-name="ce5">
            <text:p>226.651</text:p>
          </table:table-cell>
          <table:table-cell office:value-type="float" office:value="169296" table:style-name="ce5">
            <text:p>169.296</text:p>
          </table:table-cell>
          <table:table-cell office:value-type="float" office:value="1459" table:style-name="ce5">
            <text:p>1.459</text:p>
          </table:table-cell>
          <table:table-cell office:value-type="float" office:value="186" table:style-name="ce5">
            <text:p>186</text:p>
          </table:table-cell>
          <table:table-cell office:value-type="float" office:value="245517" table:style-name="ce5">
            <text:p>245.517</text:p>
          </table:table-cell>
          <table:table-cell office:value-type="float" office:value="151040" table:style-name="ce5">
            <text:p>151.040</text:p>
          </table:table-cell>
          <table:table-cell office:value-type="float" office:value="4229" table:style-name="ce5">
            <text:p>4.229</text:p>
          </table:table-cell>
          <table:table-cell office:value-type="string" table:style-name="ce5">
            <text:p>-</text:p>
          </table:table-cell>
          <table:table-cell office:value-type="float" office:value="179014" table:style-name="ce5">
            <text:p>179.014</text:p>
          </table:table-cell>
          <table:table-cell office:value-type="float" office:value="232932" table:style-name="ce5">
            <text:p>232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4096" table:style-name="ce5">
            <text:p>224.096</text:p>
          </table:table-cell>
          <table:table-cell office:value-type="float" office:value="164665" table:style-name="ce5">
            <text:p>164.665</text:p>
          </table:table-cell>
          <table:table-cell office:value-type="float" office:value="3722" table:style-name="ce5">
            <text:p>3.722</text:p>
          </table:table-cell>
          <table:table-cell office:value-type="float" office:value="186" table:style-name="ce5">
            <text:p>186</text:p>
          </table:table-cell>
          <table:table-cell office:value-type="float" office:value="168937" table:style-name="ce5">
            <text:p>168.937</text:p>
          </table:table-cell>
          <table:table-cell office:value-type="float" office:value="232448" table:style-name="ce5">
            <text:p>232.448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04394" table:style-name="ce5">
            <text:p>304.394</text:p>
          </table:table-cell>
          <table:table-cell office:value-type="float" office:value="105337" table:style-name="ce5">
            <text:p>105.337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277365" table:style-name="ce5">
            <text:p>277.365</text:p>
          </table:table-cell>
          <table:table-cell office:value-type="float" office:value="129912" table:style-name="ce5">
            <text:p>129.912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110598" table:style-name="ce5">
            <text:p>110.598</text:p>
          </table:table-cell>
          <table:table-cell office:value-type="float" office:value="267531" table:style-name="ce5">
            <text:p>267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710" table:style-name="ce5">
            <text:p>287.710</text:p>
          </table:table-cell>
          <table:table-cell office:value-type="float" office:value="126445" table:style-name="ce5">
            <text:p>126.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288" table:style-name="ce5">
            <text:p>278.288</text:p>
          </table:table-cell>
          <table:table-cell office:value-type="float" office:value="145328" table:style-name="ce5">
            <text:p>145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755" table:style-name="ce5">
            <text:p>136.755</text:p>
          </table:table-cell>
          <table:table-cell office:value-type="float" office:value="246735" table:style-name="ce5">
            <text:p>246.735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159256" table:style-name="ce5">
            <text:p>159.256</text:p>
          </table:table-cell>
          <table:table-cell office:value-type="float" office:value="307181" table:style-name="ce5">
            <text:p>307.181</text:p>
          </table:table-cell>
          <table:table-cell office:value-type="float" office:value="2772" table:style-name="ce5">
            <text:p>2.772</text:p>
          </table:table-cell>
          <table:table-cell office:value-type="string" table:style-name="ce5">
            <text:p>-</text:p>
          </table:table-cell>
          <table:table-cell office:value-type="float" office:value="198595" table:style-name="ce5">
            <text:p>198.595</text:p>
          </table:table-cell>
          <table:table-cell office:value-type="float" office:value="191574" table:style-name="ce5">
            <text:p>191.5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613" table:style-name="ce5">
            <text:p>63.613</text:p>
          </table:table-cell>
          <table:table-cell office:value-type="float" office:value="34302" table:style-name="ce5">
            <text:p>34.302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8110" table:style-name="ce5">
            <text:p>58.110</text:p>
          </table:table-cell>
          <table:table-cell office:value-type="float" office:value="35483" table:style-name="ce5">
            <text:p>35.483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float" office:value="67127" table:style-name="ce5">
            <text:p>67.127</text:p>
          </table:table-cell>
          <table:table-cell office:value-type="float" office:value="24782" table:style-name="ce5">
            <text:p>24.782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43417" table:style-name="ce5">
            <text:p>43.417</text:p>
          </table:table-cell>
          <table:table-cell office:value-type="float" office:value="47683" table:style-name="ce5">
            <text:p>47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703" table:style-name="ce5">
            <text:p>55.703</text:p>
          </table:table-cell>
          <table:table-cell office:value-type="float" office:value="39029" table:style-name="ce5">
            <text:p>39.029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6394" table:style-name="ce5">
            <text:p>26.394</text:p>
          </table:table-cell>
          <table:table-cell office:value-type="float" office:value="60255" table:style-name="ce5">
            <text:p>60.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308" table:style-name="ce5">
            <text:p>61.308</text:p>
          </table:table-cell>
          <table:table-cell office:value-type="float" office:value="35230" table:style-name="ce5">
            <text:p>35.230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49594" table:style-name="ce5">
            <text:p>49.594</text:p>
          </table:table-cell>
          <table:table-cell office:value-type="float" office:value="40410" table:style-name="ce5">
            <text:p>40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25" table:style-name="ce5">
            <text:p>20.125</text:p>
          </table:table-cell>
          <table:table-cell office:value-type="float" office:value="66954" table:style-name="ce5">
            <text:p>66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802" table:style-name="ce5">
            <text:p>65.802</text:p>
          </table:table-cell>
          <table:table-cell office:value-type="float" office:value="32989" table:style-name="ce5">
            <text:p>32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213" table:style-name="ce5">
            <text:p>59.213</text:p>
          </table:table-cell>
          <table:table-cell office:value-type="float" office:value="33438" table:style-name="ce5">
            <text:p>33.438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28843" table:style-name="ce5">
            <text:p>28.843</text:p>
          </table:table-cell>
          <table:table-cell office:value-type="float" office:value="58457" table:style-name="ce5">
            <text:p>58.4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87" table:style-name="ce5">
            <text:p>22.387</text:p>
          </table:table-cell>
          <table:table-cell office:value-type="float" office:value="66885" table:style-name="ce5">
            <text:p>66.8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34" table:style-name="ce5">
            <text:p>42.934</text:p>
          </table:table-cell>
          <table:table-cell office:value-type="float" office:value="48365" table:style-name="ce5">
            <text:p>48.365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5816" table:style-name="ce5">
            <text:p>365.816</text:p>
          </table:table-cell>
          <table:table-cell office:value-type="float" office:value="70619" table:style-name="ce5">
            <text:p>70.619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75014" table:style-name="ce5">
            <text:p>275.014</text:p>
          </table:table-cell>
          <table:table-cell office:value-type="float" office:value="140357" table:style-name="ce5">
            <text:p>140.357</text:p>
          </table:table-cell>
          <table:table-cell office:value-type="float" office:value="1164" table:style-name="ce5">
            <text:p>1.164</text:p>
          </table:table-cell>
          <table:table-cell office:value-type="float" office:value="186" table:style-name="ce5">
            <text:p>186</text:p>
          </table:table-cell>
          <table:table-cell office:value-type="float" office:value="297401" table:style-name="ce5">
            <text:p>297.401</text:p>
          </table:table-cell>
          <table:table-cell office:value-type="float" office:value="115954" table:style-name="ce5">
            <text:p>115.954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196436" table:style-name="ce5">
            <text:p>196.436</text:p>
          </table:table-cell>
          <table:table-cell office:value-type="float" office:value="218314" table:style-name="ce5">
            <text:p>218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921" table:style-name="ce5">
            <text:p>225.921</text:p>
          </table:table-cell>
          <table:table-cell office:value-type="float" office:value="187002" table:style-name="ce5">
            <text:p>187.002</text:p>
          </table:table-cell>
          <table:table-cell office:value-type="float" office:value="1045" table:style-name="ce5">
            <text:p>1.045</text:p>
          </table:table-cell>
          <table:table-cell office:value-type="float" office:value="186" table:style-name="ce5">
            <text:p>186</text:p>
          </table:table-cell>
          <table:table-cell office:value-type="float" office:value="206645" table:style-name="ce5">
            <text:p>206.645</text:p>
          </table:table-cell>
          <table:table-cell office:value-type="float" office:value="211348" table:style-name="ce5">
            <text:p>211.3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426" table:style-name="ce5">
            <text:p>311.426</text:p>
          </table:table-cell>
          <table:table-cell office:value-type="float" office:value="132938" table:style-name="ce5">
            <text:p>132.938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30364" table:style-name="ce5">
            <text:p>330.364</text:p>
          </table:table-cell>
          <table:table-cell office:value-type="float" office:value="111239" table:style-name="ce5">
            <text:p>111.239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128508" table:style-name="ce5">
            <text:p>128.508</text:p>
          </table:table-cell>
          <table:table-cell office:value-type="float" office:value="287022" table:style-name="ce5">
            <text:p>287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382" table:style-name="ce5">
            <text:p>331.382</text:p>
          </table:table-cell>
          <table:table-cell office:value-type="float" office:value="97580" table:style-name="ce5">
            <text:p>97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636" table:style-name="ce5">
            <text:p>301.636</text:p>
          </table:table-cell>
          <table:table-cell office:value-type="float" office:value="105215" table:style-name="ce5">
            <text:p>105.2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295" table:style-name="ce5">
            <text:p>120.295</text:p>
          </table:table-cell>
          <table:table-cell office:value-type="float" office:value="284946" table:style-name="ce5">
            <text:p>284.9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955" table:style-name="ce5">
            <text:p>53.955</text:p>
          </table:table-cell>
          <table:table-cell office:value-type="float" office:value="387503" table:style-name="ce5">
            <text:p>387.5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6639" table:style-name="ce5">
            <text:p>276.639</text:p>
          </table:table-cell>
          <table:table-cell office:value-type="float" office:value="137176" table:style-name="ce5">
            <text:p>137.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1075" table:style-name="ce5">
            <text:p>91.075</text:p>
          </table:table-cell>
          <table:table-cell office:value-type="float" office:value="34836" table:style-name="ce5">
            <text:p>34.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137" table:style-name="ce5">
            <text:p>71.137</text:p>
          </table:table-cell>
          <table:table-cell office:value-type="float" office:value="43159" table:style-name="ce5">
            <text:p>43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03" table:style-name="ce5">
            <text:p>89.903</text:p>
          </table:table-cell>
          <table:table-cell office:value-type="float" office:value="24518" table:style-name="ce5">
            <text:p>2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86" table:style-name="ce5">
            <text:p>56.686</text:p>
          </table:table-cell>
          <table:table-cell office:value-type="float" office:value="64508" table:style-name="ce5">
            <text:p>64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740" table:style-name="ce5">
            <text:p>68.740</text:p>
          </table:table-cell>
          <table:table-cell office:value-type="float" office:value="48644" table:style-name="ce5">
            <text:p>48.644</text:p>
          </table:table-cell>
          <table:table-cell office:value-type="float" office:value="870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float" office:value="37498" table:style-name="ce5">
            <text:p>37.498</text:p>
          </table:table-cell>
          <table:table-cell office:value-type="float" office:value="81781" table:style-name="ce5">
            <text:p>81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08" table:style-name="ce5">
            <text:p>70.708</text:p>
          </table:table-cell>
          <table:table-cell office:value-type="float" office:value="58829" table:style-name="ce5">
            <text:p>58.829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62911" table:style-name="ce5">
            <text:p>62.911</text:p>
          </table:table-cell>
          <table:table-cell office:value-type="float" office:value="61253" table:style-name="ce5">
            <text:p>61.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73" table:style-name="ce5">
            <text:p>28.873</text:p>
          </table:table-cell>
          <table:table-cell office:value-type="float" office:value="82250" table:style-name="ce5">
            <text:p>82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152" table:style-name="ce5">
            <text:p>75.152</text:p>
          </table:table-cell>
          <table:table-cell office:value-type="float" office:value="47529" table:style-name="ce5">
            <text:p>47.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55" table:style-name="ce5">
            <text:p>79.255</text:p>
          </table:table-cell>
          <table:table-cell office:value-type="float" office:value="33217" table:style-name="ce5">
            <text:p>33.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67" table:style-name="ce5">
            <text:p>31.167</text:p>
          </table:table-cell>
          <table:table-cell office:value-type="float" office:value="79266" table:style-name="ce5">
            <text:p>79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669" table:style-name="ce5">
            <text:p>50.669</text:p>
          </table:table-cell>
          <table:table-cell office:value-type="float" office:value="72906" table:style-name="ce5">
            <text:p>72.906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58304" table:style-name="ce5">
            <text:p>58.304</text:p>
          </table:table-cell>
          <table:table-cell office:value-type="float" office:value="52177" table:style-name="ce5">
            <text:p>52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99297" table:style-name="ce5">
            <text:p>499.297</text:p>
          </table:table-cell>
          <table:table-cell office:value-type="float" office:value="126050" table:style-name="ce5">
            <text:p>126.0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542" table:style-name="ce5">
            <text:p>412.542</text:p>
          </table:table-cell>
          <table:table-cell office:value-type="float" office:value="167365" table:style-name="ce5">
            <text:p>167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1642" table:style-name="ce5">
            <text:p>451.642</text:p>
          </table:table-cell>
          <table:table-cell office:value-type="float" office:value="105887" table:style-name="ce5">
            <text:p>105.887</text:p>
          </table:table-cell>
          <table:table-cell office:value-type="float" office:value="4000" table:style-name="ce5">
            <text:p>4.000</text:p>
          </table:table-cell>
          <table:table-cell office:value-type="string" table:style-name="ce5">
            <text:p>-</text:p>
          </table:table-cell>
          <table:table-cell office:value-type="float" office:value="183286" table:style-name="ce5">
            <text:p>183.286</text:p>
          </table:table-cell>
          <table:table-cell office:value-type="float" office:value="376907" table:style-name="ce5">
            <text:p>376.9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194" table:style-name="ce5">
            <text:p>305.194</text:p>
          </table:table-cell>
          <table:table-cell office:value-type="float" office:value="249434" table:style-name="ce5">
            <text:p>249.434</text:p>
          </table:table-cell>
          <table:table-cell office:value-type="float" office:value="5779" table:style-name="ce5">
            <text:p>5.779</text:p>
          </table:table-cell>
          <table:table-cell office:value-type="float" office:value="0" table:style-name="ce5">
            <text:p>0</text:p>
          </table:table-cell>
          <table:table-cell office:value-type="float" office:value="141318" table:style-name="ce5">
            <text:p>141.318</text:p>
          </table:table-cell>
          <table:table-cell office:value-type="float" office:value="430939" table:style-name="ce5">
            <text:p>430.939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497465" table:style-name="ce5">
            <text:p>497.465</text:p>
          </table:table-cell>
          <table:table-cell office:value-type="float" office:value="109847" table:style-name="ce5">
            <text:p>109.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5150" table:style-name="ce5">
            <text:p>375.150</text:p>
          </table:table-cell>
          <table:table-cell office:value-type="float" office:value="196040" table:style-name="ce5">
            <text:p>196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427" table:style-name="ce5">
            <text:p>117.427</text:p>
          </table:table-cell>
          <table:table-cell office:value-type="float" office:value="416862" table:style-name="ce5">
            <text:p>416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815" table:style-name="ce5">
            <text:p>439.815</text:p>
          </table:table-cell>
          <table:table-cell office:value-type="float" office:value="153538" table:style-name="ce5">
            <text:p>153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970" table:style-name="ce5">
            <text:p>402.970</text:p>
          </table:table-cell>
          <table:table-cell office:value-type="float" office:value="166448" table:style-name="ce5">
            <text:p>166.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007" table:style-name="ce5">
            <text:p>165.007</text:p>
          </table:table-cell>
          <table:table-cell office:value-type="float" office:value="391358" table:style-name="ce5">
            <text:p>391.358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398942" table:style-name="ce5">
            <text:p>398.942</text:p>
          </table:table-cell>
          <table:table-cell office:value-type="float" office:value="296911" table:style-name="ce5">
            <text:p>296.911</text:p>
          </table:table-cell>
          <table:table-cell office:value-type="float" office:value="1925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343801" table:style-name="ce5">
            <text:p>343.801</text:p>
          </table:table-cell>
          <table:table-cell office:value-type="float" office:value="218448" table:style-name="ce5">
            <text:p>218.4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907" table:style-name="ce5">
            <text:p>70.907</text:p>
          </table:table-cell>
          <table:table-cell office:value-type="float" office:value="16276" table:style-name="ce5">
            <text:p>16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604" table:style-name="ce5">
            <text:p>53.604</text:p>
          </table:table-cell>
          <table:table-cell office:value-type="float" office:value="29260" table:style-name="ce5">
            <text:p>29.260</text:p>
          </table:table-cell>
          <table:table-cell office:value-type="float" office:value="846" table:style-name="ce5">
            <text:p>846</text:p>
          </table:table-cell>
          <table:table-cell office:value-type="float" office:value="146" table:style-name="ce5">
            <text:p>146</text:p>
          </table:table-cell>
          <table:table-cell office:value-type="float" office:value="66452" table:style-name="ce5">
            <text:p>66.452</text:p>
          </table:table-cell>
          <table:table-cell office:value-type="float" office:value="17210" table:style-name="ce5">
            <text:p>17.210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48427" table:style-name="ce5">
            <text:p>48.427</text:p>
          </table:table-cell>
          <table:table-cell office:value-type="float" office:value="42233" table:style-name="ce5">
            <text:p>42.233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47064" table:style-name="ce5">
            <text:p>47.064</text:p>
          </table:table-cell>
          <table:table-cell office:value-type="float" office:value="41358" table:style-name="ce5">
            <text:p>41.358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4653" table:style-name="ce5">
            <text:p>24.653</text:p>
          </table:table-cell>
          <table:table-cell office:value-type="float" office:value="57311" table:style-name="ce5">
            <text:p>57.3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63" table:style-name="ce5">
            <text:p>66.863</text:p>
          </table:table-cell>
          <table:table-cell office:value-type="float" office:value="23872" table:style-name="ce5">
            <text:p>23.872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65234" table:style-name="ce5">
            <text:p>65.234</text:p>
          </table:table-cell>
          <table:table-cell office:value-type="float" office:value="25020" table:style-name="ce5">
            <text:p>25.020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7348" table:style-name="ce5">
            <text:p>17.348</text:p>
          </table:table-cell>
          <table:table-cell office:value-type="float" office:value="64167" table:style-name="ce5">
            <text:p>64.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05" table:style-name="ce5">
            <text:p>68.505</text:p>
          </table:table-cell>
          <table:table-cell office:value-type="float" office:value="21706" table:style-name="ce5">
            <text:p>21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5" table:style-name="ce5">
            <text:p>60.715</text:p>
          </table:table-cell>
          <table:table-cell office:value-type="float" office:value="20065" table:style-name="ce5">
            <text:p>20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9" table:style-name="ce5">
            <text:p>23.309</text:p>
          </table:table-cell>
          <table:table-cell office:value-type="float" office:value="56878" table:style-name="ce5">
            <text:p>56.878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27253" table:style-name="ce5">
            <text:p>27.253</text:p>
          </table:table-cell>
          <table:table-cell office:value-type="float" office:value="62798" table:style-name="ce5">
            <text:p>62.798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float" office:value="47953" table:style-name="ce5">
            <text:p>47.953</text:p>
          </table:table-cell>
          <table:table-cell office:value-type="float" office:value="35279" table:style-name="ce5">
            <text:p>35.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3877" table:style-name="ce5">
            <text:p>343.877</text:p>
          </table:table-cell>
          <table:table-cell office:value-type="float" office:value="148872" table:style-name="ce5">
            <text:p>148.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304" table:style-name="ce5">
            <text:p>310.304</text:p>
          </table:table-cell>
          <table:table-cell office:value-type="float" office:value="188844" table:style-name="ce5">
            <text:p>188.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4590" table:style-name="ce5">
            <text:p>354.590</text:p>
          </table:table-cell>
          <table:table-cell office:value-type="float" office:value="117238" table:style-name="ce5">
            <text:p>117.238</text:p>
          </table:table-cell>
          <table:table-cell office:value-type="float" office:value="4225" table:style-name="ce5">
            <text:p>4.225</text:p>
          </table:table-cell>
          <table:table-cell office:value-type="string" table:style-name="ce5">
            <text:p>-</text:p>
          </table:table-cell>
          <table:table-cell office:value-type="float" office:value="171564" table:style-name="ce5">
            <text:p>171.564</text:p>
          </table:table-cell>
          <table:table-cell office:value-type="float" office:value="306215" table:style-name="ce5">
            <text:p>306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7101" table:style-name="ce5">
            <text:p>317.101</text:p>
          </table:table-cell>
          <table:table-cell office:value-type="float" office:value="145047" table:style-name="ce5">
            <text:p>145.047</text:p>
          </table:table-cell>
          <table:table-cell office:value-type="float" office:value="4446" table:style-name="ce5">
            <text:p>4.446</text:p>
          </table:table-cell>
          <table:table-cell office:value-type="float" office:value="0" table:style-name="ce5">
            <text:p>0</text:p>
          </table:table-cell>
          <table:table-cell office:value-type="float" office:value="176477" table:style-name="ce5">
            <text:p>176.477</text:p>
          </table:table-cell>
          <table:table-cell office:value-type="float" office:value="338902" table:style-name="ce5">
            <text:p>338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7715" table:style-name="ce5">
            <text:p>337.715</text:p>
          </table:table-cell>
          <table:table-cell office:value-type="float" office:value="167932" table:style-name="ce5">
            <text:p>167.932</text:p>
          </table:table-cell>
          <table:table-cell office:value-type="float" office:value="932" table:style-name="ce5">
            <text:p>932</text:p>
          </table:table-cell>
          <table:table-cell office:value-type="float" office:value="480" table:style-name="ce5">
            <text:p>480</text:p>
          </table:table-cell>
          <table:table-cell office:value-type="float" office:value="310392" table:style-name="ce5">
            <text:p>310.392</text:p>
          </table:table-cell>
          <table:table-cell office:value-type="float" office:value="187309" table:style-name="ce5">
            <text:p>187.30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5115" table:style-name="ce5">
            <text:p>85.115</text:p>
          </table:table-cell>
          <table:table-cell office:value-type="float" office:value="372092" table:style-name="ce5">
            <text:p>372.0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750" table:style-name="ce5">
            <text:p>281.750</text:p>
          </table:table-cell>
          <table:table-cell office:value-type="float" office:value="183061" table:style-name="ce5">
            <text:p>183.0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518" table:style-name="ce5">
            <text:p>316.518</text:p>
          </table:table-cell>
          <table:table-cell office:value-type="float" office:value="165919" table:style-name="ce5">
            <text:p>165.9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91" table:style-name="ce5">
            <text:p>105.591</text:p>
          </table:table-cell>
          <table:table-cell office:value-type="float" office:value="365433" table:style-name="ce5">
            <text:p>365.433</text:p>
          </table:table-cell>
          <table:table-cell office:value-type="float" office:value="1116" table:style-name="ce5">
            <text:p>1.116</text:p>
          </table:table-cell>
          <table:table-cell office:value-type="string" table:style-name="ce5">
            <text:p>-</text:p>
          </table:table-cell>
          <table:table-cell office:value-type="float" office:value="79666" table:style-name="ce5">
            <text:p>79.666</text:p>
          </table:table-cell>
          <table:table-cell office:value-type="float" office:value="416576" table:style-name="ce5">
            <text:p>416.576</text:p>
          </table:table-cell>
          <table:table-cell office:value-type="float" office:value="2360" table:style-name="ce5">
            <text:p>2.360</text:p>
          </table:table-cell>
          <table:table-cell office:value-type="string" table:style-name="ce5">
            <text:p>-</text:p>
          </table:table-cell>
          <table:table-cell office:value-type="float" office:value="254342" table:style-name="ce5">
            <text:p>254.342</text:p>
          </table:table-cell>
          <table:table-cell office:value-type="float" office:value="226023" table:style-name="ce5">
            <text:p>226.0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26642" table:style-name="ce5">
            <text:p>426.642</text:p>
          </table:table-cell>
          <table:table-cell office:value-type="float" office:value="60104" table:style-name="ce5">
            <text:p>60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5151" table:style-name="ce5">
            <text:p>335.151</text:p>
          </table:table-cell>
          <table:table-cell office:value-type="float" office:value="136484" table:style-name="ce5">
            <text:p>136.484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363357" table:style-name="ce5">
            <text:p>363.357</text:p>
          </table:table-cell>
          <table:table-cell office:value-type="float" office:value="116388" table:style-name="ce5">
            <text:p>116.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307" table:style-name="ce5">
            <text:p>238.307</text:p>
          </table:table-cell>
          <table:table-cell office:value-type="float" office:value="237749" table:style-name="ce5">
            <text:p>237.749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43937" table:style-name="ce5">
            <text:p>243.937</text:p>
          </table:table-cell>
          <table:table-cell office:value-type="float" office:value="226161" table:style-name="ce5">
            <text:p>226.161</text:p>
          </table:table-cell>
          <table:table-cell office:value-type="float" office:value="3804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6263" table:style-name="ce5">
            <text:p>186.263</text:p>
          </table:table-cell>
          <table:table-cell office:value-type="float" office:value="294712" table:style-name="ce5">
            <text:p>294.712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93253" table:style-name="ce5">
            <text:p>393.253</text:p>
          </table:table-cell>
          <table:table-cell office:value-type="float" office:value="86143" table:style-name="ce5">
            <text:p>86.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699" table:style-name="ce5">
            <text:p>374.699</text:p>
          </table:table-cell>
          <table:table-cell office:value-type="float" office:value="120708" table:style-name="ce5">
            <text:p>120.7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405" table:style-name="ce5">
            <text:p>145.405</text:p>
          </table:table-cell>
          <table:table-cell office:value-type="float" office:value="329984" table:style-name="ce5">
            <text:p>329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046" table:style-name="ce5">
            <text:p>399.046</text:p>
          </table:table-cell>
          <table:table-cell office:value-type="float" office:value="82702" table:style-name="ce5">
            <text:p>8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904" table:style-name="ce5">
            <text:p>353.904</text:p>
          </table:table-cell>
          <table:table-cell office:value-type="float" office:value="117057" table:style-name="ce5">
            <text:p>117.057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49259" table:style-name="ce5">
            <text:p>149.259</text:p>
          </table:table-cell>
          <table:table-cell office:value-type="float" office:value="321713" table:style-name="ce5">
            <text:p>321.713</text:p>
          </table:table-cell>
          <table:table-cell office:value-type="float" office:value="2521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138747" table:style-name="ce5">
            <text:p>138.747</text:p>
          </table:table-cell>
          <table:table-cell office:value-type="float" office:value="389605" table:style-name="ce5">
            <text:p>389.605</text:p>
          </table:table-cell>
          <table:table-cell office:value-type="float" office:value="1458" table:style-name="ce5">
            <text:p>1.458</text:p>
          </table:table-cell>
          <table:table-cell office:value-type="string" table:style-name="ce5">
            <text:p>-</text:p>
          </table:table-cell>
          <table:table-cell office:value-type="float" office:value="298061" table:style-name="ce5">
            <text:p>298.061</text:p>
          </table:table-cell>
          <table:table-cell office:value-type="float" office:value="171881" table:style-name="ce5">
            <text:p>171.881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2265" table:style-name="ce5">
            <text:p>492.265</text:p>
          </table:table-cell>
          <table:table-cell office:value-type="float" office:value="153221" table:style-name="ce5">
            <text:p>153.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514" table:style-name="ce5">
            <text:p>405.514</text:p>
          </table:table-cell>
          <table:table-cell office:value-type="float" office:value="217335" table:style-name="ce5">
            <text:p>217.335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442622" table:style-name="ce5">
            <text:p>442.622</text:p>
          </table:table-cell>
          <table:table-cell office:value-type="float" office:value="158636" table:style-name="ce5">
            <text:p>158.636</text:p>
          </table:table-cell>
          <table:table-cell office:value-type="float" office:value="4225" table:style-name="ce5">
            <text:p>4.225</text:p>
          </table:table-cell>
          <table:table-cell office:value-type="string" table:style-name="ce5">
            <text:p>-</text:p>
          </table:table-cell>
          <table:table-cell office:value-type="float" office:value="265149" table:style-name="ce5">
            <text:p>265.149</text:p>
          </table:table-cell>
          <table:table-cell office:value-type="float" office:value="351394" table:style-name="ce5">
            <text:p>351.394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357678" table:style-name="ce5">
            <text:p>357.678</text:p>
          </table:table-cell>
          <table:table-cell office:value-type="float" office:value="244757" table:style-name="ce5">
            <text:p>244.757</text:p>
          </table:table-cell>
          <table:table-cell office:value-type="float" office:value="5851" table:style-name="ce5">
            <text:p>5.851</text:p>
          </table:table-cell>
          <table:table-cell office:value-type="float" office:value="0" table:style-name="ce5">
            <text:p>0</text:p>
          </table:table-cell>
          <table:table-cell office:value-type="float" office:value="241393" table:style-name="ce5">
            <text:p>241.393</text:p>
          </table:table-cell>
          <table:table-cell office:value-type="float" office:value="392917" table:style-name="ce5">
            <text:p>392.917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458507" table:style-name="ce5">
            <text:p>458.507</text:p>
          </table:table-cell>
          <table:table-cell office:value-type="float" office:value="181166" table:style-name="ce5">
            <text:p>181.166</text:p>
          </table:table-cell>
          <table:table-cell office:value-type="float" office:value="932" table:style-name="ce5">
            <text:p>932</text:p>
          </table:table-cell>
          <table:table-cell office:value-type="float" office:value="480" table:style-name="ce5">
            <text:p>480</text:p>
          </table:table-cell>
          <table:table-cell office:value-type="float" office:value="442461" table:style-name="ce5">
            <text:p>442.461</text:p>
          </table:table-cell>
          <table:table-cell office:value-type="float" office:value="203394" table:style-name="ce5">
            <text:p>203.39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60361" table:style-name="ce5">
            <text:p>160.361</text:p>
          </table:table-cell>
          <table:table-cell office:value-type="float" office:value="432556" table:style-name="ce5">
            <text:p>432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964" table:style-name="ce5">
            <text:p>436.964</text:p>
          </table:table-cell>
          <table:table-cell office:value-type="float" office:value="188191" table:style-name="ce5">
            <text:p>188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63" table:style-name="ce5">
            <text:p>418.463</text:p>
          </table:table-cell>
          <table:table-cell office:value-type="float" office:value="192643" table:style-name="ce5">
            <text:p>192.643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67880" table:style-name="ce5">
            <text:p>167.880</text:p>
          </table:table-cell>
          <table:table-cell office:value-type="float" office:value="435773" table:style-name="ce5">
            <text:p>435.773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149605" table:style-name="ce5">
            <text:p>149.605</text:p>
          </table:table-cell>
          <table:table-cell office:value-type="float" office:value="515370" table:style-name="ce5">
            <text:p>515.370</text:p>
          </table:table-cell>
          <table:table-cell office:value-type="float" office:value="2774" table:style-name="ce5">
            <text:p>2.774</text:p>
          </table:table-cell>
          <table:table-cell office:value-type="string" table:style-name="ce5">
            <text:p>-</text:p>
          </table:table-cell>
          <table:table-cell office:value-type="float" office:value="351176" table:style-name="ce5">
            <text:p>351.176</text:p>
          </table:table-cell>
          <table:table-cell office:value-type="float" office:value="256971" table:style-name="ce5">
            <text:p>256.971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0600" table:style-name="ce5">
            <text:p>500.600</text:p>
          </table:table-cell>
          <table:table-cell office:value-type="float" office:value="34962" table:style-name="ce5">
            <text:p>34.962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400692" table:style-name="ce5">
            <text:p>400.692</text:p>
          </table:table-cell>
          <table:table-cell office:value-type="float" office:value="114418" table:style-name="ce5">
            <text:p>114.418</text:p>
          </table:table-cell>
          <table:table-cell office:value-type="float" office:value="1439" table:style-name="ce5">
            <text:p>1.439</text:p>
          </table:table-cell>
          <table:table-cell office:value-type="float" office:value="186" table:style-name="ce5">
            <text:p>186</text:p>
          </table:table-cell>
          <table:table-cell office:value-type="float" office:value="455713" table:style-name="ce5">
            <text:p>455.713</text:p>
          </table:table-cell>
          <table:table-cell office:value-type="float" office:value="53902" table:style-name="ce5">
            <text:p>53.902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168423" table:style-name="ce5">
            <text:p>168.423</text:p>
          </table:table-cell>
          <table:table-cell office:value-type="float" office:value="349223" table:style-name="ce5">
            <text:p>349.223</text:p>
          </table:table-cell>
          <table:table-cell office:value-type="float" office:value="1396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264965" table:style-name="ce5">
            <text:p>264.965</text:p>
          </table:table-cell>
          <table:table-cell office:value-type="float" office:value="248743" table:style-name="ce5">
            <text:p>248.743</text:p>
          </table:table-cell>
          <table:table-cell office:value-type="float" office:value="1059" table:style-name="ce5">
            <text:p>1.059</text:p>
          </table:table-cell>
          <table:table-cell office:value-type="float" office:value="186" table:style-name="ce5">
            <text:p>186</text:p>
          </table:table-cell>
          <table:table-cell office:value-type="float" office:value="122927" table:style-name="ce5">
            <text:p>122.927</text:p>
          </table:table-cell>
          <table:table-cell office:value-type="float" office:value="399642" table:style-name="ce5">
            <text:p>399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144" table:style-name="ce5">
            <text:p>496.144</text:p>
          </table:table-cell>
          <table:table-cell office:value-type="float" office:value="65224" table:style-name="ce5">
            <text:p>65.224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52148" table:style-name="ce5">
            <text:p>352.148</text:p>
          </table:table-cell>
          <table:table-cell office:value-type="float" office:value="165145" table:style-name="ce5">
            <text:p>165.145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102295" table:style-name="ce5">
            <text:p>102.295</text:p>
          </table:table-cell>
          <table:table-cell office:value-type="float" office:value="407830" table:style-name="ce5">
            <text:p>407.8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915" table:style-name="ce5">
            <text:p>447.915</text:p>
          </table:table-cell>
          <table:table-cell office:value-type="float" office:value="85418" table:style-name="ce5">
            <text:p>85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650" table:style-name="ce5">
            <text:p>403.650</text:p>
          </table:table-cell>
          <table:table-cell office:value-type="float" office:value="106136" table:style-name="ce5">
            <text:p>106.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586" table:style-name="ce5">
            <text:p>153.586</text:p>
          </table:table-cell>
          <table:table-cell office:value-type="float" office:value="356147" table:style-name="ce5">
            <text:p>356.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943" table:style-name="ce5">
            <text:p>391.943</text:p>
          </table:table-cell>
          <table:table-cell office:value-type="float" office:value="159859" table:style-name="ce5">
            <text:p>159.8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504" table:style-name="ce5">
            <text:p>354.504</text:p>
          </table:table-cell>
          <table:table-cell office:value-type="float" office:value="155807" table:style-name="ce5">
            <text:p>155.8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71690" table:style-name="ce5">
            <text:p>271.690</text:p>
          </table:table-cell>
          <table:table-cell office:value-type="float" office:value="153924" table:style-name="ce5">
            <text:p>153.924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250592" table:style-name="ce5">
            <text:p>250.592</text:p>
          </table:table-cell>
          <table:table-cell office:value-type="float" office:value="167486" table:style-name="ce5">
            <text:p>167.486</text:p>
          </table:table-cell>
          <table:table-cell office:value-type="float" office:value="1428" table:style-name="ce5">
            <text:p>1.428</text:p>
          </table:table-cell>
          <table:table-cell office:value-type="float" office:value="186" table:style-name="ce5">
            <text:p>186</text:p>
          </table:table-cell>
          <table:table-cell office:value-type="float" office:value="316922" table:style-name="ce5">
            <text:p>316.922</text:p>
          </table:table-cell>
          <table:table-cell office:value-type="float" office:value="95113" table:style-name="ce5">
            <text:p>95.113</text:p>
          </table:table-cell>
          <table:table-cell office:value-type="float" office:value="428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152768" table:style-name="ce5">
            <text:p>152.768</text:p>
          </table:table-cell>
          <table:table-cell office:value-type="float" office:value="261183" table:style-name="ce5">
            <text:p>261.183</text:p>
          </table:table-cell>
          <table:table-cell office:value-type="float" office:value="1396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300644" table:style-name="ce5">
            <text:p>300.644</text:p>
          </table:table-cell>
          <table:table-cell office:value-type="float" office:value="100452" table:style-name="ce5">
            <text:p>100.452</text:p>
          </table:table-cell>
          <table:table-cell office:value-type="float" office:value="3555" table:style-name="ce5">
            <text:p>3.555</text:p>
          </table:table-cell>
          <table:table-cell office:value-type="float" office:value="186" table:style-name="ce5">
            <text:p>186</text:p>
          </table:table-cell>
          <table:table-cell office:value-type="float" office:value="183960" table:style-name="ce5">
            <text:p>183.960</text:p>
          </table:table-cell>
          <table:table-cell office:value-type="float" office:value="240982" table:style-name="ce5">
            <text:p>240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389" table:style-name="ce5">
            <text:p>248.389</text:p>
          </table:table-cell>
          <table:table-cell office:value-type="float" office:value="183162" table:style-name="ce5">
            <text:p>183.162</text:p>
          </table:table-cell>
          <table:table-cell office:value-type="float" office:value="2244" table:style-name="ce5">
            <text:p>2.244</text:p>
          </table:table-cell>
          <table:table-cell office:value-type="float" office:value="462" table:style-name="ce5">
            <text:p>462</text:p>
          </table:table-cell>
          <table:table-cell office:value-type="float" office:value="233981" table:style-name="ce5">
            <text:p>233.981</text:p>
          </table:table-cell>
          <table:table-cell office:value-type="float" office:value="204788" table:style-name="ce5">
            <text:p>204.788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53367" table:style-name="ce5">
            <text:p>53.367</text:p>
          </table:table-cell>
          <table:table-cell office:value-type="float" office:value="339190" table:style-name="ce5">
            <text:p>339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609" table:style-name="ce5">
            <text:p>248.609</text:p>
          </table:table-cell>
          <table:table-cell office:value-type="float" office:value="159278" table:style-name="ce5">
            <text:p>159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684" table:style-name="ce5">
            <text:p>286.684</text:p>
          </table:table-cell>
          <table:table-cell office:value-type="float" office:value="119772" table:style-name="ce5">
            <text:p>119.7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076" table:style-name="ce5">
            <text:p>107.076</text:p>
          </table:table-cell>
          <table:table-cell office:value-type="float" office:value="297067" table:style-name="ce5">
            <text:p>297.067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72205" table:style-name="ce5">
            <text:p>72.205</text:p>
          </table:table-cell>
          <table:table-cell office:value-type="float" office:value="360765" table:style-name="ce5">
            <text:p>360.765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float" office:value="240826" table:style-name="ce5">
            <text:p>240.826</text:p>
          </table:table-cell>
          <table:table-cell office:value-type="float" office:value="176769" table:style-name="ce5">
            <text:p>176.769</text:p>
          </table:table-cell>
          <table:table-cell office:value-type="float" office:value="510" table:style-name="ce5">
            <text:p>51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47397" table:style-name="ce5">
            <text:p>547.397</text:p>
          </table:table-cell>
          <table:table-cell office:value-type="float" office:value="55075" table:style-name="ce5">
            <text:p>55.0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6935" table:style-name="ce5">
            <text:p>446.935</text:p>
          </table:table-cell>
          <table:table-cell office:value-type="float" office:value="164245" table:style-name="ce5">
            <text:p>164.245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499993" table:style-name="ce5">
            <text:p>499.993</text:p>
          </table:table-cell>
          <table:table-cell office:value-type="float" office:value="93705" table:style-name="ce5">
            <text:p>93.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8017" table:style-name="ce5">
            <text:p>198.017</text:p>
          </table:table-cell>
          <table:table-cell office:value-type="float" office:value="394201" table:style-name="ce5">
            <text:p>394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604" table:style-name="ce5">
            <text:p>312.604</text:p>
          </table:table-cell>
          <table:table-cell office:value-type="float" office:value="268382" table:style-name="ce5">
            <text:p>268.382</text:p>
          </table:table-cell>
          <table:table-cell office:value-type="float" office:value="2872" table:style-name="ce5">
            <text:p>2.872</text:p>
          </table:table-cell>
          <table:table-cell office:value-type="float" office:value="0" table:style-name="ce5">
            <text:p>0</text:p>
          </table:table-cell>
          <table:table-cell office:value-type="float" office:value="120189" table:style-name="ce5">
            <text:p>120.189</text:p>
          </table:table-cell>
          <table:table-cell office:value-type="float" office:value="478002" table:style-name="ce5">
            <text:p>478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0117" table:style-name="ce5">
            <text:p>550.117</text:p>
          </table:table-cell>
          <table:table-cell office:value-type="float" office:value="54624" table:style-name="ce5">
            <text:p>54.624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415695" table:style-name="ce5">
            <text:p>415.695</text:p>
          </table:table-cell>
          <table:table-cell office:value-type="float" office:value="164818" table:style-name="ce5">
            <text:p>164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089" table:style-name="ce5">
            <text:p>120.089</text:p>
          </table:table-cell>
          <table:table-cell office:value-type="float" office:value="459353" table:style-name="ce5">
            <text:p>459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779" table:style-name="ce5">
            <text:p>477.779</text:p>
          </table:table-cell>
          <table:table-cell office:value-type="float" office:value="142158" table:style-name="ce5">
            <text:p>142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986" table:style-name="ce5">
            <text:p>441.986</text:p>
          </table:table-cell>
          <table:table-cell office:value-type="float" office:value="162486" table:style-name="ce5">
            <text:p>162.486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57271" table:style-name="ce5">
            <text:p>157.271</text:p>
          </table:table-cell>
          <table:table-cell office:value-type="float" office:value="431671" table:style-name="ce5">
            <text:p>431.671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394114" table:style-name="ce5">
            <text:p>394.114</text:p>
          </table:table-cell>
          <table:table-cell office:value-type="float" office:value="318695" table:style-name="ce5">
            <text:p>318.695</text:p>
          </table:table-cell>
          <table:table-cell office:value-type="float" office:value="1928" table:style-name="ce5">
            <text:p>1.928</text:p>
          </table:table-cell>
          <table:table-cell office:value-type="string" table:style-name="ce5">
            <text:p>-</text:p>
          </table:table-cell>
          <table:table-cell office:value-type="float" office:value="369772" table:style-name="ce5">
            <text:p>369.772</text:p>
          </table:table-cell>
          <table:table-cell office:value-type="float" office:value="229063" table:style-name="ce5">
            <text:p>229.063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08991" table:style-name="ce5">
            <text:p>408.991</text:p>
          </table:table-cell>
          <table:table-cell office:value-type="float" office:value="35777" table:style-name="ce5">
            <text:p>35.7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3241" table:style-name="ce5">
            <text:p>323.241</text:p>
          </table:table-cell>
          <table:table-cell office:value-type="float" office:value="112849" table:style-name="ce5">
            <text:p>112.849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338736" table:style-name="ce5">
            <text:p>338.736</text:p>
          </table:table-cell>
          <table:table-cell office:value-type="float" office:value="110815" table:style-name="ce5">
            <text:p>110.8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151" table:style-name="ce5">
            <text:p>229.151</text:p>
          </table:table-cell>
          <table:table-cell office:value-type="float" office:value="217474" table:style-name="ce5">
            <text:p>217.474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12917" table:style-name="ce5">
            <text:p>212.917</text:p>
          </table:table-cell>
          <table:table-cell office:value-type="float" office:value="221552" table:style-name="ce5">
            <text:p>221.552</text:p>
          </table:table-cell>
          <table:table-cell office:value-type="float" office:value="3804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1426" table:style-name="ce5">
            <text:p>181.426</text:p>
          </table:table-cell>
          <table:table-cell office:value-type="float" office:value="265289" table:style-name="ce5">
            <text:p>265.289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78514" table:style-name="ce5">
            <text:p>378.514</text:p>
          </table:table-cell>
          <table:table-cell office:value-type="float" office:value="58204" table:style-name="ce5">
            <text:p>58.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22" table:style-name="ce5">
            <text:p>358.422</text:p>
          </table:table-cell>
          <table:table-cell office:value-type="float" office:value="89640" table:style-name="ce5">
            <text:p>89.6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271" table:style-name="ce5">
            <text:p>144.271</text:p>
          </table:table-cell>
          <table:table-cell office:value-type="float" office:value="298827" table:style-name="ce5">
            <text:p>298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31" table:style-name="ce5">
            <text:p>384.131</text:p>
          </table:table-cell>
          <table:table-cell office:value-type="float" office:value="52685" table:style-name="ce5">
            <text:p>52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369" table:style-name="ce5">
            <text:p>333.369</text:p>
          </table:table-cell>
          <table:table-cell office:value-type="float" office:value="109427" table:style-name="ce5">
            <text:p>109.4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664" table:style-name="ce5">
            <text:p>144.664</text:p>
          </table:table-cell>
          <table:table-cell office:value-type="float" office:value="299455" table:style-name="ce5">
            <text:p>299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39" table:style-name="ce5">
            <text:p>133.739</text:p>
          </table:table-cell>
          <table:table-cell office:value-type="float" office:value="367044" table:style-name="ce5">
            <text:p>367.0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479" table:style-name="ce5">
            <text:p>288.479</text:p>
          </table:table-cell>
          <table:table-cell office:value-type="float" office:value="150873" table:style-name="ce5">
            <text:p>150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ALUMNOS DE ESCUELAS URBANAS, POR LUGAR EN LA ESCUELA PARA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En el 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ala de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biblioteca</text:p>
          </table:table-cell>
          <table:covered-table-cell table:number-columns-repeated="4"/>
          <table:table-cell office:value-type="string" table:number-columns-spanned="5" table:number-rows-spanned="1" table:style-name="ce8">
            <text:p>En el laboratorio o sal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ecretaría o en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4688" table:style-name="ce5">
            <text:p>164.688</text:p>
          </table:table-cell>
          <table:table-cell office:value-type="float" office:value="190849" table:style-name="ce5">
            <text:p>190.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37475" table:style-name="ce5">
            <text:p>37.475</text:p>
          </table:table-cell>
          <table:table-cell office:value-type="float" office:value="268321" table:style-name="ce5">
            <text:p>268.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111375" table:style-name="ce5">
            <text:p>111.375</text:p>
          </table:table-cell>
          <table:table-cell office:value-type="float" office:value="212555" table:style-name="ce5">
            <text:p>212.555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199379" table:style-name="ce5">
            <text:p>199.379</text:p>
          </table:table-cell>
          <table:table-cell office:value-type="float" office:value="170015" table:style-name="ce5">
            <text:p>170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67745" table:style-name="ce5">
            <text:p>67.745</text:p>
          </table:table-cell>
          <table:table-cell office:value-type="float" office:value="237658" table:style-name="ce5">
            <text:p>237.658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499024" table:style-name="ce5">
            <text:p>499.02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01634" table:style-name="ce5">
            <text:p>101.634</text:p>
          </table:table-cell>
          <table:table-cell office:value-type="float" office:value="159000" table:style-name="ce5">
            <text:p>159.0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23293" table:style-name="ce5">
            <text:p>23.293</text:p>
          </table:table-cell>
          <table:table-cell office:value-type="float" office:value="179087" table:style-name="ce5">
            <text:p>179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66121" table:style-name="ce5">
            <text:p>66.121</text:p>
          </table:table-cell>
          <table:table-cell office:value-type="float" office:value="164707" table:style-name="ce5">
            <text:p>164.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130795" table:style-name="ce5">
            <text:p>130.795</text:p>
          </table:table-cell>
          <table:table-cell office:value-type="float" office:value="101969" table:style-name="ce5">
            <text:p>101.9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57003" table:style-name="ce5">
            <text:p>57.003</text:p>
          </table:table-cell>
          <table:table-cell office:value-type="float" office:value="144196" table:style-name="ce5">
            <text:p>144.196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263222" table:style-name="ce5">
            <text:p>263.22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9613" table:style-name="ce5">
            <text:p>89.613</text:p>
          </table:table-cell>
          <table:table-cell office:value-type="float" office:value="93604" table:style-name="ce5">
            <text:p>93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18914" table:style-name="ce5">
            <text:p>18.914</text:p>
          </table:table-cell>
          <table:table-cell office:value-type="float" office:value="128613" table:style-name="ce5">
            <text:p>128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75253" table:style-name="ce5">
            <text:p>75.253</text:p>
          </table:table-cell>
          <table:table-cell office:value-type="float" office:value="110513" table:style-name="ce5">
            <text:p>110.513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84302" table:style-name="ce5">
            <text:p>84.302</text:p>
          </table:table-cell>
          <table:table-cell office:value-type="float" office:value="98658" table:style-name="ce5">
            <text:p>98.6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30229" table:style-name="ce5">
            <text:p>30.229</text:p>
          </table:table-cell>
          <table:table-cell office:value-type="float" office:value="124075" table:style-name="ce5">
            <text:p>124.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4200" table:style-name="ce5">
            <text:p>274.20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062" table:style-name="ce5">
            <text:p>33.062</text:p>
          </table:table-cell>
          <table:table-cell office:value-type="float" office:value="15688" table:style-name="ce5">
            <text:p>15.6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8372" table:style-name="ce5">
            <text:p>8.372</text:p>
          </table:table-cell>
          <table:table-cell office:value-type="float" office:value="38877" table:style-name="ce5">
            <text:p>38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24221" table:style-name="ce5">
            <text:p>24.221</text:p>
          </table:table-cell>
          <table:table-cell office:value-type="float" office:value="27011" table:style-name="ce5">
            <text:p>27.0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16163" table:style-name="ce5">
            <text:p>16.163</text:p>
          </table:table-cell>
          <table:table-cell office:value-type="float" office:value="36613" table:style-name="ce5">
            <text:p>36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8316" table:style-name="ce5">
            <text:p>8.316</text:p>
          </table:table-cell>
          <table:table-cell office:value-type="float" office:value="38359" table:style-name="ce5">
            <text:p>38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73" table:style-name="ce5">
            <text:p>58.6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0216" table:style-name="ce5">
            <text:p>60.216</text:p>
          </table:table-cell>
          <table:table-cell office:value-type="float" office:value="78831" table:style-name="ce5">
            <text:p>78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13510" table:style-name="ce5">
            <text:p>13.510</text:p>
          </table:table-cell>
          <table:table-cell office:value-type="float" office:value="103379" table:style-name="ce5">
            <text:p>103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57407" table:style-name="ce5">
            <text:p>57.407</text:p>
          </table:table-cell>
          <table:table-cell office:value-type="float" office:value="90840" table:style-name="ce5">
            <text:p>90.8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42435" table:style-name="ce5">
            <text:p>42.435</text:p>
          </table:table-cell>
          <table:table-cell office:value-type="float" office:value="93015" table:style-name="ce5">
            <text:p>93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18726" table:style-name="ce5">
            <text:p>18.726</text:p>
          </table:table-cell>
          <table:table-cell office:value-type="float" office:value="100789" table:style-name="ce5">
            <text:p>100.7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2071" table:style-name="ce5">
            <text:p>332.07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508" table:style-name="ce5">
            <text:p>50.508</text:p>
          </table:table-cell>
          <table:table-cell office:value-type="float" office:value="44605" table:style-name="ce5">
            <text:p>44.6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23192" table:style-name="ce5">
            <text:p>23.192</text:p>
          </table:table-cell>
          <table:table-cell office:value-type="float" office:value="63594" table:style-name="ce5">
            <text:p>63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38783" table:style-name="ce5">
            <text:p>38.783</text:p>
          </table:table-cell>
          <table:table-cell office:value-type="float" office:value="50923" table:style-name="ce5">
            <text:p>50.923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63380" table:style-name="ce5">
            <text:p>63.380</text:p>
          </table:table-cell>
          <table:table-cell office:value-type="float" office:value="26611" table:style-name="ce5">
            <text:p>26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24130" table:style-name="ce5">
            <text:p>24.130</text:p>
          </table:table-cell>
          <table:table-cell office:value-type="float" office:value="59580" table:style-name="ce5">
            <text:p>59.580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69456" table:style-name="ce5">
            <text:p>69.4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7729" table:style-name="ce5">
            <text:p>137.729</text:p>
          </table:table-cell>
          <table:table-cell office:value-type="float" office:value="164435" table:style-name="ce5">
            <text:p>164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24404" table:style-name="ce5">
            <text:p>24.404</text:p>
          </table:table-cell>
          <table:table-cell office:value-type="float" office:value="230789" table:style-name="ce5">
            <text:p>230.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79227" table:style-name="ce5">
            <text:p>79.227</text:p>
          </table:table-cell>
          <table:table-cell office:value-type="float" office:value="179106" table:style-name="ce5">
            <text:p>179.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180109" table:style-name="ce5">
            <text:p>180.109</text:p>
          </table:table-cell>
          <table:table-cell office:value-type="float" office:value="131180" table:style-name="ce5">
            <text:p>131.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58450" table:style-name="ce5">
            <text:p>58.450</text:p>
          </table:table-cell>
          <table:table-cell office:value-type="float" office:value="198787" table:style-name="ce5">
            <text:p>198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44" table:style-name="ce5">
            <text:p>358.44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710" table:style-name="ce5">
            <text:p>29.710</text:p>
          </table:table-cell>
          <table:table-cell office:value-type="float" office:value="30565" table:style-name="ce5">
            <text:p>30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4281" table:style-name="ce5">
            <text:p>4.281</text:p>
          </table:table-cell>
          <table:table-cell office:value-type="float" office:value="49899" table:style-name="ce5">
            <text:p>49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27224" table:style-name="ce5">
            <text:p>27.224</text:p>
          </table:table-cell>
          <table:table-cell office:value-type="float" office:value="39066" table:style-name="ce5">
            <text:p>39.0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35127" table:style-name="ce5">
            <text:p>35.127</text:p>
          </table:table-cell>
          <table:table-cell office:value-type="float" office:value="31566" table:style-name="ce5">
            <text:p>31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13072" table:style-name="ce5">
            <text:p>13.072</text:p>
          </table:table-cell>
          <table:table-cell office:value-type="float" office:value="42253" table:style-name="ce5">
            <text:p>42.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781" table:style-name="ce5">
            <text:p>44.78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3712" table:style-name="ce5">
            <text:p>83.712</text:p>
          </table:table-cell>
          <table:table-cell office:value-type="float" office:value="96639" table:style-name="ce5">
            <text:p>96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7266" table:style-name="ce5">
            <text:p>7.266</text:p>
          </table:table-cell>
          <table:table-cell office:value-type="float" office:value="136155" table:style-name="ce5">
            <text:p>136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50156" table:style-name="ce5">
            <text:p>50.156</text:p>
          </table:table-cell>
          <table:table-cell office:value-type="float" office:value="114486" table:style-name="ce5">
            <text:p>114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96837" table:style-name="ce5">
            <text:p>96.837</text:p>
          </table:table-cell>
          <table:table-cell office:value-type="float" office:value="92354" table:style-name="ce5">
            <text:p>92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21961" table:style-name="ce5">
            <text:p>21.961</text:p>
          </table:table-cell>
          <table:table-cell office:value-type="float" office:value="128802" table:style-name="ce5">
            <text:p>128.802</text:p>
          </table:table-cell>
          <table:table-cell office:value-type="float" office:value="0" table:style-name="ce5">
            <text:p>0</text:p>
          </table:table-cell>
          <table:table-cell office:value-type="float" office:value="88" table:style-name="ce5">
            <text:p>88</text:p>
          </table:table-cell>
          <table:table-cell office:value-type="float" office:value="367232" table:style-name="ce5">
            <text:p>367.23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0337" table:style-name="ce5">
            <text:p>150.337</text:p>
          </table:table-cell>
          <table:table-cell office:value-type="float" office:value="106609" table:style-name="ce5">
            <text:p>106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34345" table:style-name="ce5">
            <text:p>34.345</text:p>
          </table:table-cell>
          <table:table-cell office:value-type="float" office:value="202520" table:style-name="ce5">
            <text:p>202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80700" table:style-name="ce5">
            <text:p>80.700</text:p>
          </table:table-cell>
          <table:table-cell office:value-type="float" office:value="160669" table:style-name="ce5">
            <text:p>160.669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115836" table:style-name="ce5">
            <text:p>115.836</text:p>
          </table:table-cell>
          <table:table-cell office:value-type="float" office:value="157338" table:style-name="ce5">
            <text:p>157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36688" table:style-name="ce5">
            <text:p>36.688</text:p>
          </table:table-cell>
          <table:table-cell office:value-type="float" office:value="197141" table:style-name="ce5">
            <text:p>197.141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04809" table:style-name="ce5">
            <text:p>304.80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2043" table:style-name="ce5">
            <text:p>162.043</text:p>
          </table:table-cell>
          <table:table-cell office:value-type="float" office:value="135529" table:style-name="ce5">
            <text:p>135.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35046" table:style-name="ce5">
            <text:p>35.046</text:p>
          </table:table-cell>
          <table:table-cell office:value-type="float" office:value="219944" table:style-name="ce5">
            <text:p>219.9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90936" table:style-name="ce5">
            <text:p>90.936</text:p>
          </table:table-cell>
          <table:table-cell office:value-type="float" office:value="180301" table:style-name="ce5">
            <text:p>180.301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141784" table:style-name="ce5">
            <text:p>141.784</text:p>
          </table:table-cell>
          <table:table-cell office:value-type="float" office:value="171186" table:style-name="ce5">
            <text:p>17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41982" table:style-name="ce5">
            <text:p>41.982</text:p>
          </table:table-cell>
          <table:table-cell office:value-type="float" office:value="213323" table:style-name="ce5">
            <text:p>213.323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442450" table:style-name="ce5">
            <text:p>442.45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5466" table:style-name="ce5">
            <text:p>75.466</text:p>
          </table:table-cell>
          <table:table-cell office:value-type="float" office:value="153642" table:style-name="ce5">
            <text:p>153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13775" table:style-name="ce5">
            <text:p>13.775</text:p>
          </table:table-cell>
          <table:table-cell office:value-type="float" office:value="210572" table:style-name="ce5">
            <text:p>210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75207" table:style-name="ce5">
            <text:p>75.207</text:p>
          </table:table-cell>
          <table:table-cell office:value-type="float" office:value="156194" table:style-name="ce5">
            <text:p>156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157283" table:style-name="ce5">
            <text:p>157.283</text:p>
          </table:table-cell>
          <table:table-cell office:value-type="float" office:value="68058" table:style-name="ce5">
            <text:p>68.0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57064" table:style-name="ce5">
            <text:p>57.064</text:p>
          </table:table-cell>
          <table:table-cell office:value-type="float" office:value="161855" table:style-name="ce5">
            <text:p>161.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737" table:style-name="ce5">
            <text:p>308.737</text:p>
          </table:table-cell>
          <table:table-cell table:number-columns-repeated="1635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7933" table:style-name="ce5">
            <text:p>17.933</text:p>
          </table:table-cell>
          <table:table-cell office:value-type="float" office:value="92758" table:style-name="ce5">
            <text:p>92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4487" table:style-name="ce5">
            <text:p>4.487</text:p>
          </table:table-cell>
          <table:table-cell office:value-type="float" office:value="96138" table:style-name="ce5">
            <text:p>96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10074" table:style-name="ce5">
            <text:p>10.074</text:p>
          </table:table-cell>
          <table:table-cell office:value-type="float" office:value="94915" table:style-name="ce5">
            <text:p>94.9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92328" table:style-name="ce5">
            <text:p>92.328</text:p>
          </table:table-cell>
          <table:table-cell office:value-type="float" office:value="24133" table:style-name="ce5">
            <text:p>24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8730" table:style-name="ce5">
            <text:p>8.730</text:p>
          </table:table-cell>
          <table:table-cell office:value-type="float" office:value="94335" table:style-name="ce5">
            <text:p>94.33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9951" table:style-name="ce5">
            <text:p>349.951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05314" table:style-name="ce5">
            <text:p>105.314</text:p>
          </table:table-cell>
          <table:table-cell office:value-type="float" office:value="156275" table:style-name="ce5">
            <text:p>156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12330" table:style-name="ce5">
            <text:p>12.330</text:p>
          </table:table-cell>
          <table:table-cell office:value-type="float" office:value="228574" table:style-name="ce5">
            <text:p>228.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77182" table:style-name="ce5">
            <text:p>77.182</text:p>
          </table:table-cell>
          <table:table-cell office:value-type="float" office:value="171961" table:style-name="ce5">
            <text:p>171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160678" table:style-name="ce5">
            <text:p>160.678</text:p>
          </table:table-cell>
          <table:table-cell office:value-type="float" office:value="114642" table:style-name="ce5">
            <text:p>114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55504" table:style-name="ce5">
            <text:p>55.504</text:p>
          </table:table-cell>
          <table:table-cell office:value-type="float" office:value="186099" table:style-name="ce5">
            <text:p>186.099</text:p>
          </table:table-cell>
          <table:table-cell office:value-type="float" office:value="0" table:style-name="ce5">
            <text:p>0</text:p>
          </table:table-cell>
          <table:table-cell office:value-type="float" office:value="88" table:style-name="ce5">
            <text:p>88</text:p>
          </table:table-cell>
          <table:table-cell office:value-type="float" office:value="356387" table:style-name="ce5">
            <text:p>356.387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51508" table:style-name="ce5">
            <text:p>151.508</text:p>
          </table:table-cell>
          <table:table-cell office:value-type="float" office:value="103256" table:style-name="ce5">
            <text:p>103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35261" table:style-name="ce5">
            <text:p>35.261</text:p>
          </table:table-cell>
          <table:table-cell office:value-type="float" office:value="199414" table:style-name="ce5">
            <text:p>199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89231" table:style-name="ce5">
            <text:p>89.231</text:p>
          </table:table-cell>
          <table:table-cell office:value-type="float" office:value="155620" table:style-name="ce5">
            <text:p>155.620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114044" table:style-name="ce5">
            <text:p>114.044</text:p>
          </table:table-cell>
          <table:table-cell office:value-type="float" office:value="151734" table:style-name="ce5">
            <text:p>151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41263" table:style-name="ce5">
            <text:p>41.263</text:p>
          </table:table-cell>
          <table:table-cell office:value-type="float" office:value="192560" table:style-name="ce5">
            <text:p>192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843" table:style-name="ce5">
            <text:p>275.843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ALUMNOS DE ESCUELAS URBANAS, POR REDES SOCIALES UTILIZ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ra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2615" table:style-name="ce5">
            <text:p>582.615</text:p>
          </table:table-cell>
          <table:table-cell office:value-type="float" office:value="199617" table:style-name="ce5">
            <text:p>199.617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23632" table:style-name="ce5">
            <text:p>523.632</text:p>
          </table:table-cell>
          <table:table-cell office:value-type="float" office:value="272810" table:style-name="ce5">
            <text:p>272.81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340035" table:style-name="ce5">
            <text:p>340.035</text:p>
          </table:table-cell>
          <table:table-cell office:value-type="float" office:value="422523" table:style-name="ce5">
            <text:p>422.523</text:p>
          </table:table-cell>
          <table:table-cell office:value-type="float" office:value="10190" table:style-name="ce5">
            <text:p>10.190</text:p>
          </table:table-cell>
          <table:table-cell office:value-type="float" office:value="882" table:style-name="ce5">
            <text:p>882</text:p>
          </table:table-cell>
          <table:table-cell office:value-type="float" office:value="582711" table:style-name="ce5">
            <text:p>582.711</text:p>
          </table:table-cell>
          <table:table-cell office:value-type="float" office:value="141136" table:style-name="ce5">
            <text:p>141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929" table:style-name="ce5">
            <text:p>281.929</text:p>
          </table:table-cell>
          <table:table-cell office:value-type="float" office:value="426571" table:style-name="ce5">
            <text:p>426.571</text:p>
          </table:table-cell>
          <table:table-cell office:value-type="float" office:value="1734" table:style-name="ce5">
            <text:p>1.734</text:p>
          </table:table-cell>
          <table:table-cell office:value-type="float" office:value="248" table:style-name="ce5">
            <text:p>248</text:p>
          </table:table-cell>
          <table:table-cell office:value-type="float" office:value="244852" table:style-name="ce5">
            <text:p>244.852</text:p>
          </table:table-cell>
          <table:table-cell office:value-type="float" office:value="520743" table:style-name="ce5">
            <text:p>520.74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93601" table:style-name="ce5">
            <text:p>293.601</text:p>
          </table:table-cell>
          <table:table-cell office:value-type="float" office:value="141158" table:style-name="ce5">
            <text:p>141.158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325920" table:style-name="ce5">
            <text:p>325.920</text:p>
          </table:table-cell>
          <table:table-cell office:value-type="float" office:value="163849" table:style-name="ce5">
            <text:p>16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562" table:style-name="ce5">
            <text:p>213.562</text:p>
          </table:table-cell>
          <table:table-cell office:value-type="float" office:value="250863" table:style-name="ce5">
            <text:p>250.863</text:p>
          </table:table-cell>
          <table:table-cell office:value-type="float" office:value="6100" table:style-name="ce5">
            <text:p>6.100</text:p>
          </table:table-cell>
          <table:table-cell office:value-type="float" office:value="882" table:style-name="ce5">
            <text:p>882</text:p>
          </table:table-cell>
          <table:table-cell office:value-type="float" office:value="320394" table:style-name="ce5">
            <text:p>320.394</text:p>
          </table:table-cell>
          <table:table-cell office:value-type="float" office:value="80963" table:style-name="ce5">
            <text:p>80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413" table:style-name="ce5">
            <text:p>222.413</text:p>
          </table:table-cell>
          <table:table-cell office:value-type="float" office:value="222158" table:style-name="ce5">
            <text:p>222.158</text:p>
          </table:table-cell>
          <table:table-cell office:value-type="float" office:value="1500" table:style-name="ce5">
            <text:p>1.500</text:p>
          </table:table-cell>
          <table:table-cell office:value-type="float" office:value="0" table:style-name="ce5">
            <text:p>0</text:p>
          </table:table-cell>
          <table:table-cell office:value-type="float" office:value="147786" table:style-name="ce5">
            <text:p>147.786</text:p>
          </table:table-cell>
          <table:table-cell office:value-type="float" office:value="283408" table:style-name="ce5">
            <text:p>283.40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1959" table:style-name="ce5">
            <text:p>331.959</text:p>
          </table:table-cell>
          <table:table-cell office:value-type="float" office:value="100553" table:style-name="ce5">
            <text:p>100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056" table:style-name="ce5">
            <text:p>265.056</text:p>
          </table:table-cell>
          <table:table-cell office:value-type="float" office:value="163923" table:style-name="ce5">
            <text:p>163.923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59106" table:style-name="ce5">
            <text:p>159.106</text:p>
          </table:table-cell>
          <table:table-cell office:value-type="float" office:value="228014" table:style-name="ce5">
            <text:p>228.014</text:p>
          </table:table-cell>
          <table:table-cell office:value-type="float" office:value="8162" table:style-name="ce5">
            <text:p>8.162</text:p>
          </table:table-cell>
          <table:table-cell office:value-type="float" office:value="0" table:style-name="ce5">
            <text:p>0</text:p>
          </table:table-cell>
          <table:table-cell office:value-type="float" office:value="310772" table:style-name="ce5">
            <text:p>310.772</text:p>
          </table:table-cell>
          <table:table-cell office:value-type="float" office:value="92684" table:style-name="ce5">
            <text:p>92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207" table:style-name="ce5">
            <text:p>123.207</text:p>
          </table:table-cell>
          <table:table-cell office:value-type="float" office:value="279667" table:style-name="ce5">
            <text:p>279.667</text:p>
          </table:table-cell>
          <table:table-cell office:value-type="float" office:value="787" table:style-name="ce5">
            <text:p>787</text:p>
          </table:table-cell>
          <table:table-cell office:value-type="float" office:value="248" table:style-name="ce5">
            <text:p>248</text:p>
          </table:table-cell>
          <table:table-cell office:value-type="float" office:value="107322" table:style-name="ce5">
            <text:p>107.322</text:p>
          </table:table-cell>
          <table:table-cell office:value-type="float" office:value="289258" table:style-name="ce5">
            <text:p>289.258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094" table:style-name="ce5">
            <text:p>67.094</text:p>
          </table:table-cell>
          <table:table-cell office:value-type="float" office:value="37433" table:style-name="ce5">
            <text:p>37.433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8112" table:style-name="ce5">
            <text:p>58.112</text:p>
          </table:table-cell>
          <table:table-cell office:value-type="float" office:value="51268" table:style-name="ce5">
            <text:p>51.268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2062" table:style-name="ce5">
            <text:p>22.062</text:p>
          </table:table-cell>
          <table:table-cell office:value-type="float" office:value="67643" table:style-name="ce5">
            <text:p>67.643</text:p>
          </table:table-cell>
          <table:table-cell office:value-type="float" office:value="1144" table:style-name="ce5">
            <text:p>1.144</text:p>
          </table:table-cell>
          <table:table-cell office:value-type="float" office:value="0" table:style-name="ce5">
            <text:p>0</text:p>
          </table:table-cell>
          <table:table-cell office:value-type="float" office:value="66165" table:style-name="ce5">
            <text:p>66.165</text:p>
          </table:table-cell>
          <table:table-cell office:value-type="float" office:value="36454" table:style-name="ce5">
            <text:p>36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68" table:style-name="ce5">
            <text:p>24.268</text:p>
          </table:table-cell>
          <table:table-cell office:value-type="float" office:value="65350" table:style-name="ce5">
            <text:p>65.350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float" office:value="11162" table:style-name="ce5">
            <text:p>11.162</text:p>
          </table:table-cell>
          <table:table-cell office:value-type="float" office:value="74932" table:style-name="ce5">
            <text:p>74.93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2768" table:style-name="ce5">
            <text:p>352.768</text:p>
          </table:table-cell>
          <table:table-cell office:value-type="float" office:value="110986" table:style-name="ce5">
            <text:p>110.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951" table:style-name="ce5">
            <text:p>318.951</text:p>
          </table:table-cell>
          <table:table-cell office:value-type="float" office:value="153844" table:style-name="ce5">
            <text:p>153.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818" table:style-name="ce5">
            <text:p>133.818</text:p>
          </table:table-cell>
          <table:table-cell office:value-type="float" office:value="276872" table:style-name="ce5">
            <text:p>276.872</text:p>
          </table:table-cell>
          <table:table-cell office:value-type="float" office:value="8084" table:style-name="ce5">
            <text:p>8.084</text:p>
          </table:table-cell>
          <table:table-cell office:value-type="float" office:value="882" table:style-name="ce5">
            <text:p>882</text:p>
          </table:table-cell>
          <table:table-cell office:value-type="float" office:value="351929" table:style-name="ce5">
            <text:p>351.929</text:p>
          </table:table-cell>
          <table:table-cell office:value-type="float" office:value="62862" table:style-name="ce5">
            <text:p>62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488" table:style-name="ce5">
            <text:p>172.488</text:p>
          </table:table-cell>
          <table:table-cell office:value-type="float" office:value="246844" table:style-name="ce5">
            <text:p>246.844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48046" table:style-name="ce5">
            <text:p>48.046</text:p>
          </table:table-cell>
          <table:table-cell office:value-type="float" office:value="354976" table:style-name="ce5">
            <text:p>354.97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089" table:style-name="ce5">
            <text:p>72.089</text:p>
          </table:table-cell>
          <table:table-cell office:value-type="float" office:value="54431" table:style-name="ce5">
            <text:p>54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476" table:style-name="ce5">
            <text:p>68.476</text:p>
          </table:table-cell>
          <table:table-cell office:value-type="float" office:value="63225" table:style-name="ce5">
            <text:p>63.2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984" table:style-name="ce5">
            <text:p>44.984</text:p>
          </table:table-cell>
          <table:table-cell office:value-type="float" office:value="80011" table:style-name="ce5">
            <text:p>80.011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82720" table:style-name="ce5">
            <text:p>82.720</text:p>
          </table:table-cell>
          <table:table-cell office:value-type="float" office:value="35100" table:style-name="ce5">
            <text:p>35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06" table:style-name="ce5">
            <text:p>49.406</text:p>
          </table:table-cell>
          <table:table-cell office:value-type="float" office:value="72507" table:style-name="ce5">
            <text:p>72.507</text:p>
          </table:table-cell>
          <table:table-cell office:value-type="float" office:value="1479" table:style-name="ce5">
            <text:p>1.479</text:p>
          </table:table-cell>
          <table:table-cell office:value-type="float" office:value="248" table:style-name="ce5">
            <text:p>248</text:p>
          </table:table-cell>
          <table:table-cell office:value-type="float" office:value="13577" table:style-name="ce5">
            <text:p>13.577</text:p>
          </table:table-cell>
          <table:table-cell office:value-type="float" office:value="92966" table:style-name="ce5">
            <text:p>92.96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9554" table:style-name="ce5">
            <text:p>449.554</text:p>
          </table:table-cell>
          <table:table-cell office:value-type="float" office:value="149024" table:style-name="ce5">
            <text:p>149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466" table:style-name="ce5">
            <text:p>400.466</text:p>
          </table:table-cell>
          <table:table-cell office:value-type="float" office:value="207833" table:style-name="ce5">
            <text:p>207.8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6359" table:style-name="ce5">
            <text:p>306.359</text:p>
          </table:table-cell>
          <table:table-cell office:value-type="float" office:value="297524" table:style-name="ce5">
            <text:p>297.524</text:p>
          </table:table-cell>
          <table:table-cell office:value-type="float" office:value="6090" table:style-name="ce5">
            <text:p>6.090</text:p>
          </table:table-cell>
          <table:table-cell office:value-type="float" office:value="0" table:style-name="ce5">
            <text:p>0</text:p>
          </table:table-cell>
          <table:table-cell office:value-type="float" office:value="446559" table:style-name="ce5">
            <text:p>446.559</text:p>
          </table:table-cell>
          <table:table-cell office:value-type="float" office:value="114859" table:style-name="ce5">
            <text:p>114.8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14" table:style-name="ce5">
            <text:p>211.914</text:p>
          </table:table-cell>
          <table:table-cell office:value-type="float" office:value="330902" table:style-name="ce5">
            <text:p>330.9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037" table:style-name="ce5">
            <text:p>239.037</text:p>
          </table:table-cell>
          <table:table-cell office:value-type="float" office:value="355653" table:style-name="ce5">
            <text:p>355.65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544" table:style-name="ce5">
            <text:p>56.544</text:p>
          </table:table-cell>
          <table:table-cell office:value-type="float" office:value="30938" table:style-name="ce5">
            <text:p>30.9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13" table:style-name="ce5">
            <text:p>63.413</text:p>
          </table:table-cell>
          <table:table-cell office:value-type="float" office:value="30610" table:style-name="ce5">
            <text:p>30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53" table:style-name="ce5">
            <text:p>36.753</text:p>
          </table:table-cell>
          <table:table-cell office:value-type="float" office:value="48674" table:style-name="ce5">
            <text:p>48.674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float" office:value="71152" table:style-name="ce5">
            <text:p>71.152</text:p>
          </table:table-cell>
          <table:table-cell office:value-type="float" office:value="14632" table:style-name="ce5">
            <text:p>14.6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60" table:style-name="ce5">
            <text:p>42.360</text:p>
          </table:table-cell>
          <table:table-cell office:value-type="float" office:value="44797" table:style-name="ce5">
            <text:p>44.797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14013" table:style-name="ce5">
            <text:p>14.013</text:p>
          </table:table-cell>
          <table:table-cell office:value-type="float" office:value="66477" table:style-name="ce5">
            <text:p>66.477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9028" table:style-name="ce5">
            <text:p>319.028</text:p>
          </table:table-cell>
          <table:table-cell office:value-type="float" office:value="172339" table:style-name="ce5">
            <text:p>172.339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230673" table:style-name="ce5">
            <text:p>230.673</text:p>
          </table:table-cell>
          <table:table-cell office:value-type="float" office:value="258877" table:style-name="ce5">
            <text:p>258.877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33754" table:style-name="ce5">
            <text:p>133.754</text:p>
          </table:table-cell>
          <table:table-cell office:value-type="float" office:value="348518" table:style-name="ce5">
            <text:p>348.518</text:p>
          </table:table-cell>
          <table:table-cell office:value-type="float" office:value="6203" table:style-name="ce5">
            <text:p>6.203</text:p>
          </table:table-cell>
          <table:table-cell office:value-type="float" office:value="882" table:style-name="ce5">
            <text:p>882</text:p>
          </table:table-cell>
          <table:table-cell office:value-type="float" office:value="349301" table:style-name="ce5">
            <text:p>349.301</text:p>
          </table:table-cell>
          <table:table-cell office:value-type="float" office:value="124146" table:style-name="ce5">
            <text:p>124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245" table:style-name="ce5">
            <text:p>132.245</text:p>
          </table:table-cell>
          <table:table-cell office:value-type="float" office:value="331431" table:style-name="ce5">
            <text:p>331.431</text:p>
          </table:table-cell>
          <table:table-cell office:value-type="float" office:value="1565" table:style-name="ce5">
            <text:p>1.565</text:p>
          </table:table-cell>
          <table:table-cell office:value-type="float" office:value="0" table:style-name="ce5">
            <text:p>0</text:p>
          </table:table-cell>
          <table:table-cell office:value-type="float" office:value="27789" table:style-name="ce5">
            <text:p>27.789</text:p>
          </table:table-cell>
          <table:table-cell office:value-type="float" office:value="428350" table:style-name="ce5">
            <text:p>428.350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18853" table:style-name="ce5">
            <text:p>418.853</text:p>
          </table:table-cell>
          <table:table-cell office:value-type="float" office:value="90244" table:style-name="ce5">
            <text:p>90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911" table:style-name="ce5">
            <text:p>399.911</text:p>
          </table:table-cell>
          <table:table-cell office:value-type="float" office:value="86698" table:style-name="ce5">
            <text:p>86.6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673" table:style-name="ce5">
            <text:p>219.673</text:p>
          </table:table-cell>
          <table:table-cell office:value-type="float" office:value="282477" table:style-name="ce5">
            <text:p>282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8989" table:style-name="ce5">
            <text:p>408.989</text:p>
          </table:table-cell>
          <table:table-cell office:value-type="float" office:value="65323" table:style-name="ce5">
            <text:p>6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96" table:style-name="ce5">
            <text:p>219.696</text:p>
          </table:table-cell>
          <table:table-cell office:value-type="float" office:value="247646" table:style-name="ce5">
            <text:p>247.646</text:p>
          </table:table-cell>
          <table:table-cell office:value-type="float" office:value="729" table:style-name="ce5">
            <text:p>729</text:p>
          </table:table-cell>
          <table:table-cell office:value-type="float" office:value="248" table:style-name="ce5">
            <text:p>248</text:p>
          </table:table-cell>
          <table:table-cell office:value-type="float" office:value="65374" table:style-name="ce5">
            <text:p>65.374</text:p>
          </table:table-cell>
          <table:table-cell office:value-type="float" office:value="395482" table:style-name="ce5">
            <text:p>395.48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1913" table:style-name="ce5">
            <text:p>471.913</text:p>
          </table:table-cell>
          <table:table-cell office:value-type="float" office:value="187202" table:style-name="ce5">
            <text:p>187.202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419380" table:style-name="ce5">
            <text:p>419.380</text:p>
          </table:table-cell>
          <table:table-cell office:value-type="float" office:value="260170" table:style-name="ce5">
            <text:p>260.17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35694" table:style-name="ce5">
            <text:p>235.694</text:p>
          </table:table-cell>
          <table:table-cell office:value-type="float" office:value="405612" table:style-name="ce5">
            <text:p>405.612</text:p>
          </table:table-cell>
          <table:table-cell office:value-type="float" office:value="6203" table:style-name="ce5">
            <text:p>6.203</text:p>
          </table:table-cell>
          <table:table-cell office:value-type="float" office:value="882" table:style-name="ce5">
            <text:p>882</text:p>
          </table:table-cell>
          <table:table-cell office:value-type="float" office:value="474338" table:style-name="ce5">
            <text:p>474.338</text:p>
          </table:table-cell>
          <table:table-cell office:value-type="float" office:value="137482" table:style-name="ce5">
            <text:p>137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075" table:style-name="ce5">
            <text:p>236.075</text:p>
          </table:table-cell>
          <table:table-cell office:value-type="float" office:value="366322" table:style-name="ce5">
            <text:p>366.322</text:p>
          </table:table-cell>
          <table:table-cell office:value-type="float" office:value="1726" table:style-name="ce5">
            <text:p>1.726</text:p>
          </table:table-cell>
          <table:table-cell office:value-type="float" office:value="248" table:style-name="ce5">
            <text:p>248</text:p>
          </table:table-cell>
          <table:table-cell office:value-type="float" office:value="69012" table:style-name="ce5">
            <text:p>69.012</text:p>
          </table:table-cell>
          <table:table-cell office:value-type="float" office:value="516161" table:style-name="ce5">
            <text:p>516.16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42112" table:style-name="ce5">
            <text:p>442.112</text:p>
          </table:table-cell>
          <table:table-cell office:value-type="float" office:value="103234" table:style-name="ce5">
            <text:p>103.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519" table:style-name="ce5">
            <text:p>398.519</text:p>
          </table:table-cell>
          <table:table-cell office:value-type="float" office:value="127121" table:style-name="ce5">
            <text:p>127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092" table:style-name="ce5">
            <text:p>294.092</text:p>
          </table:table-cell>
          <table:table-cell office:value-type="float" office:value="227738" table:style-name="ce5">
            <text:p>227.738</text:p>
          </table:table-cell>
          <table:table-cell office:value-type="float" office:value="8084" table:style-name="ce5">
            <text:p>8.084</text:p>
          </table:table-cell>
          <table:table-cell office:value-type="float" office:value="0" table:style-name="ce5">
            <text:p>0</text:p>
          </table:table-cell>
          <table:table-cell office:value-type="float" office:value="455201" table:style-name="ce5">
            <text:p>455.201</text:p>
          </table:table-cell>
          <table:table-cell office:value-type="float" office:value="54885" table:style-name="ce5">
            <text:p>54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673" table:style-name="ce5">
            <text:p>203.673</text:p>
          </table:table-cell>
          <table:table-cell office:value-type="float" office:value="309544" table:style-name="ce5">
            <text:p>309.544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41812" table:style-name="ce5">
            <text:p>241.812</text:p>
          </table:table-cell>
          <table:table-cell office:value-type="float" office:value="281825" table:style-name="ce5">
            <text:p>281.825</text:p>
          </table:table-cell>
          <table:table-cell table:number-columns-repeated="1636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14686" table:style-name="ce5">
            <text:p>214.686</text:p>
          </table:table-cell>
          <table:table-cell office:value-type="float" office:value="200271" table:style-name="ce5">
            <text:p>200.271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141608" table:style-name="ce5">
            <text:p>141.608</text:p>
          </table:table-cell>
          <table:table-cell office:value-type="float" office:value="257047" table:style-name="ce5">
            <text:p>257.047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58185" table:style-name="ce5">
            <text:p>58.185</text:p>
          </table:table-cell>
          <table:table-cell office:value-type="float" office:value="330680" table:style-name="ce5">
            <text:p>330.680</text:p>
          </table:table-cell>
          <table:table-cell office:value-type="float" office:value="10190" table:style-name="ce5">
            <text:p>10.190</text:p>
          </table:table-cell>
          <table:table-cell office:value-type="float" office:value="0" table:style-name="ce5">
            <text:p>0</text:p>
          </table:table-cell>
          <table:table-cell office:value-type="float" office:value="301779" table:style-name="ce5">
            <text:p>301.779</text:p>
          </table:table-cell>
          <table:table-cell office:value-type="float" office:value="118286" table:style-name="ce5">
            <text:p>118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120" table:style-name="ce5">
            <text:p>81.120</text:p>
          </table:table-cell>
          <table:table-cell office:value-type="float" office:value="309342" table:style-name="ce5">
            <text:p>309.342</text:p>
          </table:table-cell>
          <table:table-cell office:value-type="float" office:value="1538" table:style-name="ce5">
            <text:p>1.538</text:p>
          </table:table-cell>
          <table:table-cell office:value-type="float" office:value="248" table:style-name="ce5">
            <text:p>248</text:p>
          </table:table-cell>
          <table:table-cell office:value-type="float" office:value="23931" table:style-name="ce5">
            <text:p>23.931</text:p>
          </table:table-cell>
          <table:table-cell office:value-type="float" office:value="372729" table:style-name="ce5">
            <text:p>372.729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03966" table:style-name="ce5">
            <text:p>503.966</text:p>
          </table:table-cell>
          <table:table-cell office:value-type="float" office:value="75621" table:style-name="ce5">
            <text:p>75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911" table:style-name="ce5">
            <text:p>441.911</text:p>
          </table:table-cell>
          <table:table-cell office:value-type="float" office:value="154591" table:style-name="ce5">
            <text:p>154.5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002" table:style-name="ce5">
            <text:p>310.002</text:p>
          </table:table-cell>
          <table:table-cell office:value-type="float" office:value="295106" table:style-name="ce5">
            <text:p>295.106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498630" table:style-name="ce5">
            <text:p>498.630</text:p>
          </table:table-cell>
          <table:table-cell office:value-type="float" office:value="87419" table:style-name="ce5">
            <text:p>87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82" table:style-name="ce5">
            <text:p>232.682</text:p>
          </table:table-cell>
          <table:table-cell office:value-type="float" office:value="349594" table:style-name="ce5">
            <text:p>349.59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43186" table:style-name="ce5">
            <text:p>243.186</text:p>
          </table:table-cell>
          <table:table-cell office:value-type="float" office:value="391847" table:style-name="ce5">
            <text:p>391.847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06202" table:style-name="ce5">
            <text:p>406.202</text:p>
          </table:table-cell>
          <table:table-cell office:value-type="float" office:value="41939" table:style-name="ce5">
            <text:p>41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750" table:style-name="ce5">
            <text:p>386.750</text:p>
          </table:table-cell>
          <table:table-cell office:value-type="float" office:value="52109" table:style-name="ce5">
            <text:p>52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61" table:style-name="ce5">
            <text:p>214.661</text:p>
          </table:table-cell>
          <table:table-cell office:value-type="float" office:value="252691" table:style-name="ce5">
            <text:p>252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564" table:style-name="ce5">
            <text:p>390.564</text:p>
          </table:table-cell>
          <table:table-cell office:value-type="float" office:value="43542" table:style-name="ce5">
            <text:p>43.5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282" table:style-name="ce5">
            <text:p>211.282</text:p>
          </table:table-cell>
          <table:table-cell office:value-type="float" office:value="225515" table:style-name="ce5">
            <text:p>225.515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62182" table:style-name="ce5">
            <text:p>62.182</text:p>
          </table:table-cell>
          <table:table-cell office:value-type="float" office:value="371381" table:style-name="ce5">
            <text:p>371.381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ALUMNOS DE ESCUELAS URBANAS, POR REDES SOCIALES UTILIZADAS PARA TAREA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ra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7350" table:style-name="ce5">
            <text:p>107.350</text:p>
          </table:table-cell>
          <table:table-cell office:value-type="float" office:value="550525" table:style-name="ce5">
            <text:p>550.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617" table:style-name="ce5">
            <text:p>199.617</text:p>
          </table:table-cell>
          <table:table-cell office:value-type="float" office:value="101019" table:style-name="ce5">
            <text:p>101.019</text:p>
          </table:table-cell>
          <table:table-cell office:value-type="float" office:value="463540" table:style-name="ce5">
            <text:p>463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809" table:style-name="ce5">
            <text:p>272.809</text:p>
          </table:table-cell>
          <table:table-cell office:value-type="float" office:value="65216" table:style-name="ce5">
            <text:p>65.216</text:p>
          </table:table-cell>
          <table:table-cell office:value-type="float" office:value="325162" table:style-name="ce5">
            <text:p>325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2995" table:style-name="ce5">
            <text:p>422.995</text:p>
          </table:table-cell>
          <table:table-cell office:value-type="float" office:value="507835" table:style-name="ce5">
            <text:p>507.835</text:p>
          </table:table-cell>
          <table:table-cell office:value-type="float" office:value="178814" table:style-name="ce5">
            <text:p>178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36" table:style-name="ce5">
            <text:p>141.136</text:p>
          </table:table-cell>
          <table:table-cell office:value-type="float" office:value="31737" table:style-name="ce5">
            <text:p>31.737</text:p>
          </table:table-cell>
          <table:table-cell office:value-type="float" office:value="280717" table:style-name="ce5">
            <text:p>280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595" table:style-name="ce5">
            <text:p>426.595</text:p>
          </table:table-cell>
          <table:table-cell office:value-type="float" office:value="99718" table:style-name="ce5">
            <text:p>99.718</text:p>
          </table:table-cell>
          <table:table-cell office:value-type="float" office:value="151261" table:style-name="ce5">
            <text:p>151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743" table:style-name="ce5">
            <text:p>520.74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6837" table:style-name="ce5">
            <text:p>56.837</text:p>
          </table:table-cell>
          <table:table-cell office:value-type="float" office:value="282914" table:style-name="ce5">
            <text:p>282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58" table:style-name="ce5">
            <text:p>141.158</text:p>
          </table:table-cell>
          <table:table-cell office:value-type="float" office:value="86378" table:style-name="ce5">
            <text:p>86.378</text:p>
          </table:table-cell>
          <table:table-cell office:value-type="float" office:value="270095" table:style-name="ce5">
            <text:p>270.0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49" table:style-name="ce5">
            <text:p>163.849</text:p>
          </table:table-cell>
          <table:table-cell office:value-type="float" office:value="35084" table:style-name="ce5">
            <text:p>35.084</text:p>
          </table:table-cell>
          <table:table-cell office:value-type="float" office:value="205636" table:style-name="ce5">
            <text:p>205.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22" table:style-name="ce5">
            <text:p>251.222</text:p>
          </table:table-cell>
          <table:table-cell office:value-type="float" office:value="305913" table:style-name="ce5">
            <text:p>305.913</text:p>
          </table:table-cell>
          <table:table-cell office:value-type="float" office:value="99167" table:style-name="ce5">
            <text:p>99.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63" table:style-name="ce5">
            <text:p>80.963</text:p>
          </table:table-cell>
          <table:table-cell office:value-type="float" office:value="23691" table:style-name="ce5">
            <text:p>23.691</text:p>
          </table:table-cell>
          <table:table-cell office:value-type="float" office:value="220369" table:style-name="ce5">
            <text:p>220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65" table:style-name="ce5">
            <text:p>222.165</text:p>
          </table:table-cell>
          <table:table-cell office:value-type="float" office:value="52654" table:style-name="ce5">
            <text:p>52.654</text:p>
          </table:table-cell>
          <table:table-cell office:value-type="float" office:value="99169" table:style-name="ce5">
            <text:p>99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408" table:style-name="ce5">
            <text:p>283.40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5558" table:style-name="ce5">
            <text:p>85.558</text:p>
          </table:table-cell>
          <table:table-cell office:value-type="float" office:value="306904" table:style-name="ce5">
            <text:p>306.9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553" table:style-name="ce5">
            <text:p>100.553</text:p>
          </table:table-cell>
          <table:table-cell office:value-type="float" office:value="35855" table:style-name="ce5">
            <text:p>35.855</text:p>
          </table:table-cell>
          <table:table-cell office:value-type="float" office:value="260967" table:style-name="ce5">
            <text:p>260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922" table:style-name="ce5">
            <text:p>163.922</text:p>
          </table:table-cell>
          <table:table-cell office:value-type="float" office:value="50374" table:style-name="ce5">
            <text:p>50.374</text:p>
          </table:table-cell>
          <table:table-cell office:value-type="float" office:value="147235" table:style-name="ce5">
            <text:p>147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8781" table:style-name="ce5">
            <text:p>228.781</text:p>
          </table:table-cell>
          <table:table-cell office:value-type="float" office:value="255970" table:style-name="ce5">
            <text:p>255.970</text:p>
          </table:table-cell>
          <table:table-cell office:value-type="float" office:value="117776" table:style-name="ce5">
            <text:p>117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84" table:style-name="ce5">
            <text:p>92.684</text:p>
          </table:table-cell>
          <table:table-cell office:value-type="float" office:value="21747" table:style-name="ce5">
            <text:p>21.747</text:p>
          </table:table-cell>
          <table:table-cell office:value-type="float" office:value="122018" table:style-name="ce5">
            <text:p>12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670" table:style-name="ce5">
            <text:p>279.670</text:p>
          </table:table-cell>
          <table:table-cell office:value-type="float" office:value="51608" table:style-name="ce5">
            <text:p>51.608</text:p>
          </table:table-cell>
          <table:table-cell office:value-type="float" office:value="66719" table:style-name="ce5">
            <text:p>66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258" table:style-name="ce5">
            <text:p>289.258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848" table:style-name="ce5">
            <text:p>15.848</text:p>
          </table:table-cell>
          <table:table-cell office:value-type="float" office:value="59115" table:style-name="ce5">
            <text:p>59.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33" table:style-name="ce5">
            <text:p>37.433</text:p>
          </table:table-cell>
          <table:table-cell office:value-type="float" office:value="11559" table:style-name="ce5">
            <text:p>11.559</text:p>
          </table:table-cell>
          <table:table-cell office:value-type="float" office:value="50428" table:style-name="ce5">
            <text:p>50.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62" table:style-name="ce5">
            <text:p>51.262</text:p>
          </table:table-cell>
          <table:table-cell office:value-type="float" office:value="5576" table:style-name="ce5">
            <text:p>5.576</text:p>
          </table:table-cell>
          <table:table-cell office:value-type="float" office:value="19967" table:style-name="ce5">
            <text:p>19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703" table:style-name="ce5">
            <text:p>67.703</text:p>
          </table:table-cell>
          <table:table-cell office:value-type="float" office:value="54063" table:style-name="ce5">
            <text:p>54.063</text:p>
          </table:table-cell>
          <table:table-cell office:value-type="float" office:value="22863" table:style-name="ce5">
            <text:p>22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54" table:style-name="ce5">
            <text:p>36.454</text:p>
          </table:table-cell>
          <table:table-cell office:value-type="float" office:value="2541" table:style-name="ce5">
            <text:p>2.541</text:p>
          </table:table-cell>
          <table:table-cell office:value-type="float" office:value="24323" table:style-name="ce5">
            <text:p>24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44" table:style-name="ce5">
            <text:p>65.344</text:p>
          </table:table-cell>
          <table:table-cell office:value-type="float" office:value="5388" table:style-name="ce5">
            <text:p>5.388</text:p>
          </table:table-cell>
          <table:table-cell office:value-type="float" office:value="9377" table:style-name="ce5">
            <text:p>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32" table:style-name="ce5">
            <text:p>74.93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2174" table:style-name="ce5">
            <text:p>82.174</text:p>
          </table:table-cell>
          <table:table-cell office:value-type="float" office:value="304541" table:style-name="ce5">
            <text:p>304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986" table:style-name="ce5">
            <text:p>110.986</text:p>
          </table:table-cell>
          <table:table-cell office:value-type="float" office:value="62124" table:style-name="ce5">
            <text:p>62.124</text:p>
          </table:table-cell>
          <table:table-cell office:value-type="float" office:value="283159" table:style-name="ce5">
            <text:p>28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44" table:style-name="ce5">
            <text:p>153.844</text:p>
          </table:table-cell>
          <table:table-cell office:value-type="float" office:value="39611" table:style-name="ce5">
            <text:p>39.611</text:p>
          </table:table-cell>
          <table:table-cell office:value-type="float" office:value="127773" table:style-name="ce5">
            <text:p>127.7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22" table:style-name="ce5">
            <text:p>277.122</text:p>
          </table:table-cell>
          <table:table-cell office:value-type="float" office:value="237805" table:style-name="ce5">
            <text:p>237.805</text:p>
          </table:table-cell>
          <table:table-cell office:value-type="float" office:value="135433" table:style-name="ce5">
            <text:p>135.4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62" table:style-name="ce5">
            <text:p>62.862</text:p>
          </table:table-cell>
          <table:table-cell office:value-type="float" office:value="16598" table:style-name="ce5">
            <text:p>16.598</text:p>
          </table:table-cell>
          <table:table-cell office:value-type="float" office:value="170452" table:style-name="ce5">
            <text:p>170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843" table:style-name="ce5">
            <text:p>246.843</text:p>
          </table:table-cell>
          <table:table-cell office:value-type="float" office:value="14380" table:style-name="ce5">
            <text:p>14.380</text:p>
          </table:table-cell>
          <table:table-cell office:value-type="float" office:value="44428" table:style-name="ce5">
            <text:p>44.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976" table:style-name="ce5">
            <text:p>354.97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6253" table:style-name="ce5">
            <text:p>26.253</text:p>
          </table:table-cell>
          <table:table-cell office:value-type="float" office:value="57482" table:style-name="ce5">
            <text:p>57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31" table:style-name="ce5">
            <text:p>54.431</text:p>
          </table:table-cell>
          <table:table-cell office:value-type="float" office:value="15636" table:style-name="ce5">
            <text:p>15.636</text:p>
          </table:table-cell>
          <table:table-cell office:value-type="float" office:value="59378" table:style-name="ce5">
            <text:p>59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225" table:style-name="ce5">
            <text:p>63.225</text:p>
          </table:table-cell>
          <table:table-cell office:value-type="float" office:value="11070" table:style-name="ce5">
            <text:p>11.070</text:p>
          </table:table-cell>
          <table:table-cell office:value-type="float" office:value="39596" table:style-name="ce5">
            <text:p>39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07" table:style-name="ce5">
            <text:p>80.007</text:p>
          </table:table-cell>
          <table:table-cell office:value-type="float" office:value="65214" table:style-name="ce5">
            <text:p>65.214</text:p>
          </table:table-cell>
          <table:table-cell office:value-type="float" office:value="38725" table:style-name="ce5">
            <text:p>38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00" table:style-name="ce5">
            <text:p>35.100</text:p>
          </table:table-cell>
          <table:table-cell office:value-type="float" office:value="6515" table:style-name="ce5">
            <text:p>6.515</text:p>
          </table:table-cell>
          <table:table-cell office:value-type="float" office:value="48367" table:style-name="ce5">
            <text:p>48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649" table:style-name="ce5">
            <text:p>72.649</text:p>
          </table:table-cell>
          <table:table-cell office:value-type="float" office:value="8205" table:style-name="ce5">
            <text:p>8.205</text:p>
          </table:table-cell>
          <table:table-cell office:value-type="float" office:value="9957" table:style-name="ce5">
            <text:p>9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966" table:style-name="ce5">
            <text:p>92.96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0594" table:style-name="ce5">
            <text:p>60.594</text:p>
          </table:table-cell>
          <table:table-cell office:value-type="float" office:value="448213" table:style-name="ce5">
            <text:p>448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24" table:style-name="ce5">
            <text:p>149.024</text:p>
          </table:table-cell>
          <table:table-cell office:value-type="float" office:value="73531" table:style-name="ce5">
            <text:p>73.531</text:p>
          </table:table-cell>
          <table:table-cell office:value-type="float" office:value="354908" table:style-name="ce5">
            <text:p>354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833" table:style-name="ce5">
            <text:p>207.833</text:p>
          </table:table-cell>
          <table:table-cell office:value-type="float" office:value="49730" table:style-name="ce5">
            <text:p>49.730</text:p>
          </table:table-cell>
          <table:table-cell office:value-type="float" office:value="293739" table:style-name="ce5">
            <text:p>29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952" table:style-name="ce5">
            <text:p>297.952</text:p>
          </table:table-cell>
          <table:table-cell office:value-type="float" office:value="436969" table:style-name="ce5">
            <text:p>436.969</text:p>
          </table:table-cell>
          <table:table-cell office:value-type="float" office:value="105103" table:style-name="ce5">
            <text:p>105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9" table:style-name="ce5">
            <text:p>114.859</text:p>
          </table:table-cell>
          <table:table-cell office:value-type="float" office:value="25920" table:style-name="ce5">
            <text:p>25.920</text:p>
          </table:table-cell>
          <table:table-cell office:value-type="float" office:value="212331" table:style-name="ce5">
            <text:p>212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902" table:style-name="ce5">
            <text:p>330.902</text:p>
          </table:table-cell>
          <table:table-cell office:value-type="float" office:value="97926" table:style-name="ce5">
            <text:p>97.926</text:p>
          </table:table-cell>
          <table:table-cell office:value-type="float" office:value="143665" table:style-name="ce5">
            <text:p>143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653" table:style-name="ce5">
            <text:p>355.65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624" table:style-name="ce5">
            <text:p>12.624</text:p>
          </table:table-cell>
          <table:table-cell office:value-type="float" office:value="51376" table:style-name="ce5">
            <text:p>51.3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8" table:style-name="ce5">
            <text:p>30.938</text:p>
          </table:table-cell>
          <table:table-cell office:value-type="float" office:value="23675" table:style-name="ce5">
            <text:p>23.675</text:p>
          </table:table-cell>
          <table:table-cell office:value-type="float" office:value="51589" table:style-name="ce5">
            <text:p>5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10" table:style-name="ce5">
            <text:p>30.610</text:p>
          </table:table-cell>
          <table:table-cell office:value-type="float" office:value="7579" table:style-name="ce5">
            <text:p>7.579</text:p>
          </table:table-cell>
          <table:table-cell office:value-type="float" office:value="33983" table:style-name="ce5">
            <text:p>33.9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7" table:style-name="ce5">
            <text:p>48.667</text:p>
          </table:table-cell>
          <table:table-cell office:value-type="float" office:value="56813" table:style-name="ce5">
            <text:p>56.813</text:p>
          </table:table-cell>
          <table:table-cell office:value-type="float" office:value="23728" table:style-name="ce5">
            <text:p>23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2" table:style-name="ce5">
            <text:p>14.632</text:p>
          </table:table-cell>
          <table:table-cell office:value-type="float" office:value="3318" table:style-name="ce5">
            <text:p>3.318</text:p>
          </table:table-cell>
          <table:table-cell office:value-type="float" office:value="41629" table:style-name="ce5">
            <text:p>41.6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2" table:style-name="ce5">
            <text:p>44.812</text:p>
          </table:table-cell>
          <table:table-cell office:value-type="float" office:value="7140" table:style-name="ce5">
            <text:p>7.140</text:p>
          </table:table-cell>
          <table:table-cell office:value-type="float" office:value="8901" table:style-name="ce5">
            <text:p>8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77" table:style-name="ce5">
            <text:p>66.47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3428" table:style-name="ce5">
            <text:p>83.428</text:p>
          </table:table-cell>
          <table:table-cell office:value-type="float" office:value="280100" table:style-name="ce5">
            <text:p>280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339" table:style-name="ce5">
            <text:p>172.339</text:p>
          </table:table-cell>
          <table:table-cell office:value-type="float" office:value="40223" table:style-name="ce5">
            <text:p>40.223</text:p>
          </table:table-cell>
          <table:table-cell office:value-type="float" office:value="216143" table:style-name="ce5">
            <text:p>216.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877" table:style-name="ce5">
            <text:p>258.877</text:p>
          </table:table-cell>
          <table:table-cell office:value-type="float" office:value="46603" table:style-name="ce5">
            <text:p>46.603</text:p>
          </table:table-cell>
          <table:table-cell office:value-type="float" office:value="109711" table:style-name="ce5">
            <text:p>109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018" table:style-name="ce5">
            <text:p>349.018</text:p>
          </table:table-cell>
          <table:table-cell office:value-type="float" office:value="238567" table:style-name="ce5">
            <text:p>238.567</text:p>
          </table:table-cell>
          <table:table-cell office:value-type="float" office:value="136050" table:style-name="ce5">
            <text:p>136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146" table:style-name="ce5">
            <text:p>124.146</text:p>
          </table:table-cell>
          <table:table-cell office:value-type="float" office:value="17957" table:style-name="ce5">
            <text:p>17.957</text:p>
          </table:table-cell>
          <table:table-cell office:value-type="float" office:value="130839" table:style-name="ce5">
            <text:p>130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470" table:style-name="ce5">
            <text:p>331.470</text:p>
          </table:table-cell>
          <table:table-cell office:value-type="float" office:value="12928" table:style-name="ce5">
            <text:p>12.928</text:p>
          </table:table-cell>
          <table:table-cell office:value-type="float" office:value="22712" table:style-name="ce5">
            <text:p>22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50" table:style-name="ce5">
            <text:p>428.35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6346" table:style-name="ce5">
            <text:p>76.346</text:p>
          </table:table-cell>
          <table:table-cell office:value-type="float" office:value="364378" table:style-name="ce5">
            <text:p>36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244" table:style-name="ce5">
            <text:p>90.244</text:p>
          </table:table-cell>
          <table:table-cell office:value-type="float" office:value="79447" table:style-name="ce5">
            <text:p>79.447</text:p>
          </table:table-cell>
          <table:table-cell office:value-type="float" office:value="347625" table:style-name="ce5">
            <text:p>347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698" table:style-name="ce5">
            <text:p>86.698</text:p>
          </table:table-cell>
          <table:table-cell office:value-type="float" office:value="47823" table:style-name="ce5">
            <text:p>47.823</text:p>
          </table:table-cell>
          <table:table-cell office:value-type="float" office:value="188061" table:style-name="ce5">
            <text:p>188.0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477" table:style-name="ce5">
            <text:p>282.477</text:p>
          </table:table-cell>
          <table:table-cell office:value-type="float" office:value="308170" table:style-name="ce5">
            <text:p>308.170</text:p>
          </table:table-cell>
          <table:table-cell office:value-type="float" office:value="136209" table:style-name="ce5">
            <text:p>136.2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23" table:style-name="ce5">
            <text:p>65.323</text:p>
          </table:table-cell>
          <table:table-cell office:value-type="float" office:value="24506" table:style-name="ce5">
            <text:p>24.506</text:p>
          </table:table-cell>
          <table:table-cell office:value-type="float" office:value="212951" table:style-name="ce5">
            <text:p>212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653" table:style-name="ce5">
            <text:p>247.653</text:p>
          </table:table-cell>
          <table:table-cell office:value-type="float" office:value="27427" table:style-name="ce5">
            <text:p>27.427</text:p>
          </table:table-cell>
          <table:table-cell office:value-type="float" office:value="53587" table:style-name="ce5">
            <text:p>53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482" table:style-name="ce5">
            <text:p>395.48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7409" table:style-name="ce5">
            <text:p>107.409</text:p>
          </table:table-cell>
          <table:table-cell office:value-type="float" office:value="418248" table:style-name="ce5">
            <text:p>418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7203" table:style-name="ce5">
            <text:p>187.203</text:p>
          </table:table-cell>
          <table:table-cell office:value-type="float" office:value="85521" table:style-name="ce5">
            <text:p>85.521</text:p>
          </table:table-cell>
          <table:table-cell office:value-type="float" office:value="374164" table:style-name="ce5">
            <text:p>374.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169" table:style-name="ce5">
            <text:p>260.169</text:p>
          </table:table-cell>
          <table:table-cell office:value-type="float" office:value="64829" table:style-name="ce5">
            <text:p>64.829</text:p>
          </table:table-cell>
          <table:table-cell office:value-type="float" office:value="201346" table:style-name="ce5">
            <text:p>201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937" table:style-name="ce5">
            <text:p>405.937</text:p>
          </table:table-cell>
          <table:table-cell office:value-type="float" office:value="346875" table:style-name="ce5">
            <text:p>346.875</text:p>
          </table:table-cell>
          <table:table-cell office:value-type="float" office:value="178043" table:style-name="ce5">
            <text:p>178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482" table:style-name="ce5">
            <text:p>137.482</text:p>
          </table:table-cell>
          <table:table-cell office:value-type="float" office:value="29399" table:style-name="ce5">
            <text:p>29.399</text:p>
          </table:table-cell>
          <table:table-cell office:value-type="float" office:value="232120" table:style-name="ce5">
            <text:p>23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54" table:style-name="ce5">
            <text:p>366.354</text:p>
          </table:table-cell>
          <table:table-cell office:value-type="float" office:value="29996" table:style-name="ce5">
            <text:p>29.996</text:p>
          </table:table-cell>
          <table:table-cell office:value-type="float" office:value="57048" table:style-name="ce5">
            <text:p>57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161" table:style-name="ce5">
            <text:p>516.16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408" table:style-name="ce5">
            <text:p>20.408</text:p>
          </table:table-cell>
          <table:table-cell office:value-type="float" office:value="439960" table:style-name="ce5">
            <text:p>439.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234" table:style-name="ce5">
            <text:p>103.234</text:p>
          </table:table-cell>
          <table:table-cell office:value-type="float" office:value="64171" table:style-name="ce5">
            <text:p>64.171</text:p>
          </table:table-cell>
          <table:table-cell office:value-type="float" office:value="345758" table:style-name="ce5">
            <text:p>345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21" table:style-name="ce5">
            <text:p>127.121</text:p>
          </table:table-cell>
          <table:table-cell office:value-type="float" office:value="13744" table:style-name="ce5">
            <text:p>13.744</text:p>
          </table:table-cell>
          <table:table-cell office:value-type="float" office:value="293308" table:style-name="ce5">
            <text:p>29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001" table:style-name="ce5">
            <text:p>229.001</text:p>
          </table:table-cell>
          <table:table-cell office:value-type="float" office:value="446525" table:style-name="ce5">
            <text:p>446.525</text:p>
          </table:table-cell>
          <table:table-cell office:value-type="float" office:value="51627" table:style-name="ce5">
            <text:p>51.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885" table:style-name="ce5">
            <text:p>54.885</text:p>
          </table:table-cell>
          <table:table-cell office:value-type="float" office:value="13536" table:style-name="ce5">
            <text:p>13.536</text:p>
          </table:table-cell>
          <table:table-cell office:value-type="float" office:value="201457" table:style-name="ce5">
            <text:p>201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44" table:style-name="ce5">
            <text:p>309.544</text:p>
          </table:table-cell>
          <table:table-cell office:value-type="float" office:value="96852" table:style-name="ce5">
            <text:p>96.852</text:p>
          </table:table-cell>
          <table:table-cell office:value-type="float" office:value="145271" table:style-name="ce5">
            <text:p>145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825" table:style-name="ce5">
            <text:p>281.825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6879" table:style-name="ce5">
            <text:p>76.879</text:p>
          </table:table-cell>
          <table:table-cell office:value-type="float" office:value="160564" table:style-name="ce5">
            <text:p>160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271" table:style-name="ce5">
            <text:p>200.271</text:p>
          </table:table-cell>
          <table:table-cell office:value-type="float" office:value="26679" table:style-name="ce5">
            <text:p>26.679</text:p>
          </table:table-cell>
          <table:table-cell office:value-type="float" office:value="129532" table:style-name="ce5">
            <text:p>129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046" table:style-name="ce5">
            <text:p>257.046</text:p>
          </table:table-cell>
          <table:table-cell office:value-type="float" office:value="41225" table:style-name="ce5">
            <text:p>41.225</text:p>
          </table:table-cell>
          <table:table-cell office:value-type="float" office:value="40726" table:style-name="ce5">
            <text:p>40.7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105" table:style-name="ce5">
            <text:p>332.105</text:p>
          </table:table-cell>
          <table:table-cell office:value-type="float" office:value="196482" table:style-name="ce5">
            <text:p>196.482</text:p>
          </table:table-cell>
          <table:table-cell office:value-type="float" office:value="125460" table:style-name="ce5">
            <text:p>125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286" table:style-name="ce5">
            <text:p>118.286</text:p>
          </table:table-cell>
          <table:table-cell office:value-type="float" office:value="19407" table:style-name="ce5">
            <text:p>19.407</text:p>
          </table:table-cell>
          <table:table-cell office:value-type="float" office:value="75880" table:style-name="ce5">
            <text:p>75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83" table:style-name="ce5">
            <text:p>309.383</text:p>
          </table:table-cell>
          <table:table-cell office:value-type="float" office:value="14263" table:style-name="ce5">
            <text:p>14.263</text:p>
          </table:table-cell>
          <table:table-cell office:value-type="float" office:value="18346" table:style-name="ce5">
            <text:p>18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2729" table:style-name="ce5">
            <text:p>372.729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6078" table:style-name="ce5">
            <text:p>46.078</text:p>
          </table:table-cell>
          <table:table-cell office:value-type="float" office:value="493815" table:style-name="ce5">
            <text:p>493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21" table:style-name="ce5">
            <text:p>75.621</text:p>
          </table:table-cell>
          <table:table-cell office:value-type="float" office:value="70952" table:style-name="ce5">
            <text:p>70.952</text:p>
          </table:table-cell>
          <table:table-cell office:value-type="float" office:value="388762" table:style-name="ce5">
            <text:p>388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591" table:style-name="ce5">
            <text:p>154.591</text:p>
          </table:table-cell>
          <table:table-cell office:value-type="float" office:value="27825" table:style-name="ce5">
            <text:p>27.825</text:p>
          </table:table-cell>
          <table:table-cell office:value-type="float" office:value="303447" table:style-name="ce5">
            <text:p>303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117" table:style-name="ce5">
            <text:p>295.117</text:p>
          </table:table-cell>
          <table:table-cell office:value-type="float" office:value="465253" table:style-name="ce5">
            <text:p>465.253</text:p>
          </table:table-cell>
          <table:table-cell office:value-type="float" office:value="103010" table:style-name="ce5">
            <text:p>103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19" table:style-name="ce5">
            <text:p>87.419</text:p>
          </table:table-cell>
          <table:table-cell office:value-type="float" office:value="14651" table:style-name="ce5">
            <text:p>14.651</text:p>
          </table:table-cell>
          <table:table-cell office:value-type="float" office:value="231232" table:style-name="ce5">
            <text:p>231.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600" table:style-name="ce5">
            <text:p>349.600</text:p>
          </table:table-cell>
          <table:table-cell office:value-type="float" office:value="97962" table:style-name="ce5">
            <text:p>97.962</text:p>
          </table:table-cell>
          <table:table-cell office:value-type="float" office:value="146547" table:style-name="ce5">
            <text:p>146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47" table:style-name="ce5">
            <text:p>391.847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2580" table:style-name="ce5">
            <text:p>72.580</text:p>
          </table:table-cell>
          <table:table-cell office:value-type="float" office:value="353223" table:style-name="ce5">
            <text:p>353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39" table:style-name="ce5">
            <text:p>41.939</text:p>
          </table:table-cell>
          <table:table-cell office:value-type="float" office:value="79415" table:style-name="ce5">
            <text:p>79.415</text:p>
          </table:table-cell>
          <table:table-cell office:value-type="float" office:value="336552" table:style-name="ce5">
            <text:p>336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09" table:style-name="ce5">
            <text:p>52.109</text:p>
          </table:table-cell>
          <table:table-cell office:value-type="float" office:value="46407" table:style-name="ce5">
            <text:p>46.407</text:p>
          </table:table-cell>
          <table:table-cell office:value-type="float" office:value="183641" table:style-name="ce5">
            <text:p>183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91" table:style-name="ce5">
            <text:p>252.691</text:p>
          </table:table-cell>
          <table:table-cell office:value-type="float" office:value="299308" table:style-name="ce5">
            <text:p>299.308</text:p>
          </table:table-cell>
          <table:table-cell office:value-type="float" office:value="121699" table:style-name="ce5">
            <text:p>121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42" table:style-name="ce5">
            <text:p>43.542</text:p>
          </table:table-cell>
          <table:table-cell office:value-type="float" office:value="22746" table:style-name="ce5">
            <text:p>22.746</text:p>
          </table:table-cell>
          <table:table-cell office:value-type="float" office:value="203974" table:style-name="ce5">
            <text:p>203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518" table:style-name="ce5">
            <text:p>225.518</text:p>
          </table:table-cell>
          <table:table-cell office:value-type="float" office:value="22787" table:style-name="ce5">
            <text:p>22.787</text:p>
          </table:table-cell>
          <table:table-cell office:value-type="float" office:value="51885" table:style-name="ce5">
            <text:p>51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81" table:style-name="ce5">
            <text:p>371.38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ALUMNOS DE ESCUELAS URBANAS, POR PERMISO PARA USO DEL WIFI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, los alumnos pueden utilizarla</text:p>
          </table:table-cell>
          <table:table-cell office:value-type="string" table:number-columns-spanned="1" table:number-rows-spanned="2" table:style-name="ce8">
            <text:p>No, el acceso está prohibido para los alumn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Según los alumnos, la escuela no cuenta con Wi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9249" table:style-name="ce5">
            <text:p>229.249</text:p>
          </table:table-cell>
          <table:table-cell office:value-type="float" office:value="502838" table:style-name="ce5">
            <text:p>502.838</text:p>
          </table:table-cell>
          <table:table-cell office:value-type="float" office:value="38558" table:style-name="ce5">
            <text:p>38.558</text:p>
          </table:table-cell>
          <table:table-cell office:value-type="float" office:value="499" table:style-name="ce5">
            <text:p>499</text:p>
          </table:table-cell>
          <table:table-cell office:value-type="float" office:value="371508" table:style-name="ce5">
            <text:p>371.50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50396" table:style-name="ce5">
            <text:p>150.396</text:p>
          </table:table-cell>
          <table:table-cell office:value-type="float" office:value="296311" table:style-name="ce5">
            <text:p>296.311</text:p>
          </table:table-cell>
          <table:table-cell office:value-type="float" office:value="30351" table:style-name="ce5">
            <text:p>30.351</text:p>
          </table:table-cell>
          <table:table-cell office:value-type="float" office:value="499" table:style-name="ce5">
            <text:p>499</text:p>
          </table:table-cell>
          <table:table-cell office:value-type="float" office:value="169938" table:style-name="ce5">
            <text:p>169.9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9054" table:style-name="ce5">
            <text:p>99.054</text:p>
          </table:table-cell>
          <table:table-cell office:value-type="float" office:value="253677" table:style-name="ce5">
            <text:p>253.677</text:p>
          </table:table-cell>
          <table:table-cell office:value-type="float" office:value="25399" table:style-name="ce5">
            <text:p>25.399</text:p>
          </table:table-cell>
          <table:table-cell office:value-type="float" office:value="0" table:style-name="ce5">
            <text:p>0</text:p>
          </table:table-cell>
          <table:table-cell office:value-type="float" office:value="219767" table:style-name="ce5">
            <text:p>219.76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635" table:style-name="ce5">
            <text:p>33.635</text:p>
          </table:table-cell>
          <table:table-cell office:value-type="float" office:value="76963" table:style-name="ce5">
            <text:p>76.963</text:p>
          </table:table-cell>
          <table:table-cell office:value-type="float" office:value="4713" table:style-name="ce5">
            <text:p>4.713</text:p>
          </table:table-cell>
          <table:table-cell office:value-type="float" office:value="499" table:style-name="ce5">
            <text:p>499</text:p>
          </table:table-cell>
          <table:table-cell office:value-type="float" office:value="53806" table:style-name="ce5">
            <text:p>53.8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7650" table:style-name="ce5">
            <text:p>97.650</text:p>
          </table:table-cell>
          <table:table-cell office:value-type="float" office:value="387953" table:style-name="ce5">
            <text:p>387.953</text:p>
          </table:table-cell>
          <table:table-cell office:value-type="float" office:value="17293" table:style-name="ce5">
            <text:p>17.293</text:p>
          </table:table-cell>
          <table:table-cell office:value-type="float" office:value="0" table:style-name="ce5">
            <text:p>0</text:p>
          </table:table-cell>
          <table:table-cell office:value-type="float" office:value="207284" table:style-name="ce5">
            <text:p>207.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0794" table:style-name="ce5">
            <text:p>60.794</text:p>
          </table:table-cell>
          <table:table-cell office:value-type="float" office:value="56817" table:style-name="ce5">
            <text:p>56.817</text:p>
          </table:table-cell>
          <table:table-cell office:value-type="float" office:value="8744" table:style-name="ce5">
            <text:p>8.744</text:p>
          </table:table-cell>
          <table:table-cell office:value-type="float" office:value="0" table:style-name="ce5">
            <text:p>0</text:p>
          </table:table-cell>
          <table:table-cell office:value-type="float" office:value="51093" table:style-name="ce5">
            <text:p>51.09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3299" table:style-name="ce5">
            <text:p>193.299</text:p>
          </table:table-cell>
          <table:table-cell office:value-type="float" office:value="300001" table:style-name="ce5">
            <text:p>300.001</text:p>
          </table:table-cell>
          <table:table-cell office:value-type="float" office:value="32434" table:style-name="ce5">
            <text:p>32.434</text:p>
          </table:table-cell>
          <table:table-cell office:value-type="float" office:value="0" table:style-name="ce5">
            <text:p>0</text:p>
          </table:table-cell>
          <table:table-cell office:value-type="float" office:value="297115" table:style-name="ce5">
            <text:p>297.11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770" table:style-name="ce5">
            <text:p>28.770</text:p>
          </table:table-cell>
          <table:table-cell office:value-type="float" office:value="56453" table:style-name="ce5">
            <text:p>56.453</text:p>
          </table:table-cell>
          <table:table-cell office:value-type="float" office:value="6087" table:style-name="ce5">
            <text:p>6.087</text:p>
          </table:table-cell>
          <table:table-cell office:value-type="float" office:value="0" table:style-name="ce5">
            <text:p>0</text:p>
          </table:table-cell>
          <table:table-cell office:value-type="float" office:value="35621" table:style-name="ce5">
            <text:p>35.62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1406" table:style-name="ce5">
            <text:p>141.406</text:p>
          </table:table-cell>
          <table:table-cell office:value-type="float" office:value="430505" table:style-name="ce5">
            <text:p>430.505</text:p>
          </table:table-cell>
          <table:table-cell office:value-type="float" office:value="36508" table:style-name="ce5">
            <text:p>36.508</text:p>
          </table:table-cell>
          <table:table-cell office:value-type="float" office:value="0" table:style-name="ce5">
            <text:p>0</text:p>
          </table:table-cell>
          <table:table-cell office:value-type="float" office:value="200051" table:style-name="ce5">
            <text:p>200.05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8849" table:style-name="ce5">
            <text:p>168.849</text:p>
          </table:table-cell>
          <table:table-cell office:value-type="float" office:value="253670" table:style-name="ce5">
            <text:p>253.670</text:p>
          </table:table-cell>
          <table:table-cell office:value-type="float" office:value="10773" table:style-name="ce5">
            <text:p>10.773</text:p>
          </table:table-cell>
          <table:table-cell office:value-type="float" office:value="0" table:style-name="ce5">
            <text:p>0</text:p>
          </table:table-cell>
          <table:table-cell office:value-type="float" office:value="245105" table:style-name="ce5">
            <text:p>245.1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2771" table:style-name="ce5">
            <text:p>212.771</text:p>
          </table:table-cell>
          <table:table-cell office:value-type="float" office:value="465603" table:style-name="ce5">
            <text:p>465.603</text:p>
          </table:table-cell>
          <table:table-cell office:value-type="float" office:value="37916" table:style-name="ce5">
            <text:p>37.916</text:p>
          </table:table-cell>
          <table:table-cell office:value-type="float" office:value="0" table:style-name="ce5">
            <text:p>0</text:p>
          </table:table-cell>
          <table:table-cell office:value-type="float" office:value="300255" table:style-name="ce5">
            <text:p>300.2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9653" table:style-name="ce5">
            <text:p>109.653</text:p>
          </table:table-cell>
          <table:table-cell office:value-type="float" office:value="258233" table:style-name="ce5">
            <text:p>258.233</text:p>
          </table:table-cell>
          <table:table-cell office:value-type="float" office:value="8217" table:style-name="ce5">
            <text:p>8.217</text:p>
          </table:table-cell>
          <table:table-cell office:value-type="float" office:value="499" table:style-name="ce5">
            <text:p>499</text:p>
          </table:table-cell>
          <table:table-cell office:value-type="float" office:value="257028" table:style-name="ce5">
            <text:p>257.028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88918" table:style-name="ce5">
            <text:p>188.918</text:p>
          </table:table-cell>
          <table:table-cell office:value-type="float" office:value="414714" table:style-name="ce5">
            <text:p>414.714</text:p>
          </table:table-cell>
          <table:table-cell office:value-type="float" office:value="35015" table:style-name="ce5">
            <text:p>35.015</text:p>
          </table:table-cell>
          <table:table-cell office:value-type="float" office:value="0" table:style-name="ce5">
            <text:p>0</text:p>
          </table:table-cell>
          <table:table-cell office:value-type="float" office:value="141771" table:style-name="ce5">
            <text:p>141.771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5494" table:style-name="ce5">
            <text:p>95.494</text:p>
          </table:table-cell>
          <table:table-cell office:value-type="float" office:value="304638" table:style-name="ce5">
            <text:p>304.638</text:p>
          </table:table-cell>
          <table:table-cell office:value-type="float" office:value="15809" table:style-name="ce5">
            <text:p>15.809</text:p>
          </table:table-cell>
          <table:table-cell office:value-type="float" office:value="499" table:style-name="ce5">
            <text:p>499</text:p>
          </table:table-cell>
          <table:table-cell office:value-type="float" office:value="291492" table:style-name="ce5">
            <text:p>291.492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26953" table:style-name="ce5">
            <text:p>126.953</text:p>
          </table:table-cell>
          <table:table-cell office:value-type="float" office:value="229172" table:style-name="ce5">
            <text:p>229.172</text:p>
          </table:table-cell>
          <table:table-cell office:value-type="float" office:value="5960" table:style-name="ce5">
            <text:p>5.960</text:p>
          </table:table-cell>
          <table:table-cell office:value-type="float" office:value="0" table:style-name="ce5">
            <text:p>0</text:p>
          </table:table-cell>
          <table:table-cell office:value-type="float" office:value="234469" table:style-name="ce5">
            <text:p>234.46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ALUMNOS DE ESCUELAS URBANAS, POR PERMISO PARA UTILIZAR EL CELULAR EN 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3803" table:style-name="ce5">
            <text:p>233.803</text:p>
          </table:table-cell>
          <table:table-cell office:value-type="float" office:value="743174" table:style-name="ce5">
            <text:p>743.174</text:p>
          </table:table-cell>
          <table:table-cell office:value-type="float" office:value="13728" table:style-name="ce5">
            <text:p>13.728</text:p>
          </table:table-cell>
          <table:table-cell office:value-type="float" office:value="2346" table:style-name="ce5">
            <text:p>2.34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18245" table:style-name="ce5">
            <text:p>118.245</text:p>
          </table:table-cell>
          <table:table-cell office:value-type="float" office:value="402046" table:style-name="ce5">
            <text:p>402.046</text:p>
          </table:table-cell>
          <table:table-cell office:value-type="float" office:value="10547" table:style-name="ce5">
            <text:p>10.547</text:p>
          </table:table-cell>
          <table:table-cell office:value-type="float" office:value="907" table:style-name="ce5">
            <text:p>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2176" table:style-name="ce5">
            <text:p>122.176</text:p>
          </table:table-cell>
          <table:table-cell office:value-type="float" office:value="385661" table:style-name="ce5">
            <text:p>385.661</text:p>
          </table:table-cell>
          <table:table-cell office:value-type="float" office:value="4360" table:style-name="ce5">
            <text:p>4.360</text:p>
          </table:table-cell>
          <table:table-cell office:value-type="float" office:value="2164" table:style-name="ce5">
            <text:p>2.1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883" table:style-name="ce5">
            <text:p>16.883</text:p>
          </table:table-cell>
          <table:table-cell office:value-type="float" office:value="123910" table:style-name="ce5">
            <text:p>123.910</text:p>
          </table:table-cell>
          <table:table-cell office:value-type="float" office:value="1227" table:style-name="ce5">
            <text:p>1.227</text:p>
          </table:table-cell>
          <table:table-cell office:value-type="float" office:value="159" table:style-name="ce5">
            <text:p>1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7013" table:style-name="ce5">
            <text:p>47.013</text:p>
          </table:table-cell>
          <table:table-cell office:value-type="float" office:value="484024" table:style-name="ce5">
            <text:p>484.024</text:p>
          </table:table-cell>
          <table:table-cell office:value-type="float" office:value="4252" table:style-name="ce5">
            <text:p>4.252</text:p>
          </table:table-cell>
          <table:table-cell office:value-type="float" office:value="2158" table:style-name="ce5">
            <text:p>2.15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472" table:style-name="ce5">
            <text:p>24.472</text:p>
          </table:table-cell>
          <table:table-cell office:value-type="float" office:value="102432" table:style-name="ce5">
            <text:p>102.432</text:p>
          </table:table-cell>
          <table:table-cell office:value-type="float" office:value="1769" table:style-name="ce5">
            <text:p>1.769</text:p>
          </table:table-cell>
          <table:table-cell office:value-type="float" office:value="907" table:style-name="ce5">
            <text:p>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6901" table:style-name="ce5">
            <text:p>226.901</text:p>
          </table:table-cell>
          <table:table-cell office:value-type="float" office:value="534343" table:style-name="ce5">
            <text:p>534.343</text:p>
          </table:table-cell>
          <table:table-cell office:value-type="float" office:value="12839" table:style-name="ce5">
            <text:p>12.8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262" table:style-name="ce5">
            <text:p>9.262</text:p>
          </table:table-cell>
          <table:table-cell office:value-type="float" office:value="81604" table:style-name="ce5">
            <text:p>81.604</text:p>
          </table:table-cell>
          <table:table-cell office:value-type="float" office:value="959" table:style-name="ce5">
            <text:p>9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4005" table:style-name="ce5">
            <text:p>224.005</text:p>
          </table:table-cell>
          <table:table-cell office:value-type="float" office:value="537880" table:style-name="ce5">
            <text:p>537.880</text:p>
          </table:table-cell>
          <table:table-cell office:value-type="float" office:value="3990" table:style-name="ce5">
            <text:p>3.990</text:p>
          </table:table-cell>
          <table:table-cell office:value-type="float" office:value="2183" table:style-name="ce5">
            <text:p>2.18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2008" table:style-name="ce5">
            <text:p>82.008</text:p>
          </table:table-cell>
          <table:table-cell office:value-type="float" office:value="448746" table:style-name="ce5">
            <text:p>448.746</text:p>
          </table:table-cell>
          <table:table-cell office:value-type="float" office:value="12878" table:style-name="ce5">
            <text:p>12.87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31986" table:style-name="ce5">
            <text:p>231.986</text:p>
          </table:table-cell>
          <table:table-cell office:value-type="float" office:value="632400" table:style-name="ce5">
            <text:p>632.400</text:p>
          </table:table-cell>
          <table:table-cell office:value-type="float" office:value="13480" table:style-name="ce5">
            <text:p>13.480</text:p>
          </table:table-cell>
          <table:table-cell office:value-type="float" office:value="2183" table:style-name="ce5">
            <text:p>2.18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7763" table:style-name="ce5">
            <text:p>37.763</text:p>
          </table:table-cell>
          <table:table-cell office:value-type="float" office:value="510572" table:style-name="ce5">
            <text:p>510.572</text:p>
          </table:table-cell>
          <table:table-cell office:value-type="float" office:value="2674" table:style-name="ce5">
            <text:p>2.674</text:p>
          </table:table-cell>
          <table:table-cell office:value-type="float" office:value="858" table:style-name="ce5">
            <text:p>858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1946" table:style-name="ce5">
            <text:p>51.946</text:p>
          </table:table-cell>
          <table:table-cell office:value-type="float" office:value="532147" table:style-name="ce5">
            <text:p>532.147</text:p>
          </table:table-cell>
          <table:table-cell office:value-type="float" office:value="4727" table:style-name="ce5">
            <text:p>4.727</text:p>
          </table:table-cell>
          <table:table-cell office:value-type="float" office:value="921" table:style-name="ce5">
            <text:p>92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24024" table:style-name="ce5">
            <text:p>224.024</text:p>
          </table:table-cell>
          <table:table-cell office:value-type="float" office:value="558730" table:style-name="ce5">
            <text:p>558.730</text:p>
          </table:table-cell>
          <table:table-cell office:value-type="float" office:value="481" table:style-name="ce5">
            <text:p>481</text:p>
          </table:table-cell>
          <table:table-cell office:value-type="float" office:value="2158" table:style-name="ce5">
            <text:p>2.15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81347" table:style-name="ce5">
            <text:p>81.347</text:p>
          </table:table-cell>
          <table:table-cell office:value-type="float" office:value="400121" table:style-name="ce5">
            <text:p>400.121</text:p>
          </table:table-cell>
          <table:table-cell office:value-type="float" office:value="12898" table:style-name="ce5">
            <text:p>12.89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ALUMNOS DE ESCUELAS URBANAS, POR PERMISO PARA UTILIZAR EL CELULAR FUERA D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4835" table:style-name="ce5">
            <text:p>724.835</text:p>
          </table:table-cell>
          <table:table-cell office:value-type="float" office:value="349476" table:style-name="ce5">
            <text:p>349.476</text:p>
          </table:table-cell>
          <table:table-cell office:value-type="float" office:value="30786" table:style-name="ce5">
            <text:p>30.786</text:p>
          </table:table-cell>
          <table:table-cell office:value-type="float" office:value="2042" table:style-name="ce5">
            <text:p>2.0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83736" table:style-name="ce5">
            <text:p>383.736</text:p>
          </table:table-cell>
          <table:table-cell office:value-type="float" office:value="210793" table:style-name="ce5">
            <text:p>210.793</text:p>
          </table:table-cell>
          <table:table-cell office:value-type="float" office:value="15005" table:style-name="ce5">
            <text:p>15.0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74715" table:style-name="ce5">
            <text:p>374.715</text:p>
          </table:table-cell>
          <table:table-cell office:value-type="float" office:value="166572" table:style-name="ce5">
            <text:p>166.572</text:p>
          </table:table-cell>
          <table:table-cell office:value-type="float" office:value="26940" table:style-name="ce5">
            <text:p>26.940</text:p>
          </table:table-cell>
          <table:table-cell office:value-type="float" office:value="2042" table:style-name="ce5">
            <text:p>2.0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0152" table:style-name="ce5">
            <text:p>80.152</text:p>
          </table:table-cell>
          <table:table-cell office:value-type="float" office:value="68624" table:style-name="ce5">
            <text:p>68.624</text:p>
          </table:table-cell>
          <table:table-cell office:value-type="float" office:value="5806" table:style-name="ce5">
            <text:p>5.806</text:p>
          </table:table-cell>
          <table:table-cell office:value-type="float" office:value="499" table:style-name="ce5">
            <text:p>4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69183" table:style-name="ce5">
            <text:p>469.183</text:p>
          </table:table-cell>
          <table:table-cell office:value-type="float" office:value="156225" table:style-name="ce5">
            <text:p>156.225</text:p>
          </table:table-cell>
          <table:table-cell office:value-type="float" office:value="26922" table:style-name="ce5">
            <text:p>26.922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1017" table:style-name="ce5">
            <text:p>81.017</text:p>
          </table:table-cell>
          <table:table-cell office:value-type="float" office:value="87388" table:style-name="ce5">
            <text:p>87.388</text:p>
          </table:table-cell>
          <table:table-cell office:value-type="float" office:value="4882" table:style-name="ce5">
            <text:p>4.88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6853" table:style-name="ce5">
            <text:p>536.853</text:p>
          </table:table-cell>
          <table:table-cell office:value-type="float" office:value="286600" table:style-name="ce5">
            <text:p>286.600</text:p>
          </table:table-cell>
          <table:table-cell office:value-type="float" office:value="12619" table:style-name="ce5">
            <text:p>12.61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3673" table:style-name="ce5">
            <text:p>63.673</text:p>
          </table:table-cell>
          <table:table-cell office:value-type="float" office:value="56941" table:style-name="ce5">
            <text:p>56.941</text:p>
          </table:table-cell>
          <table:table-cell office:value-type="float" office:value="2495" table:style-name="ce5">
            <text:p>2.4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7580" table:style-name="ce5">
            <text:p>477.580</text:p>
          </table:table-cell>
          <table:table-cell office:value-type="float" office:value="321397" table:style-name="ce5">
            <text:p>321.397</text:p>
          </table:table-cell>
          <table:table-cell office:value-type="float" office:value="8934" table:style-name="ce5">
            <text:p>8.934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34694" table:style-name="ce5">
            <text:p>434.694</text:p>
          </table:table-cell>
          <table:table-cell office:value-type="float" office:value="154645" table:style-name="ce5">
            <text:p>154.645</text:p>
          </table:table-cell>
          <table:table-cell office:value-type="float" office:value="29253" table:style-name="ce5">
            <text:p>29.25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97974" table:style-name="ce5">
            <text:p>597.974</text:p>
          </table:table-cell>
          <table:table-cell office:value-type="float" office:value="344575" table:style-name="ce5">
            <text:p>344.575</text:p>
          </table:table-cell>
          <table:table-cell office:value-type="float" office:value="30468" table:style-name="ce5">
            <text:p>30.468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8264" table:style-name="ce5">
            <text:p>498.264</text:p>
          </table:table-cell>
          <table:table-cell office:value-type="float" office:value="102613" table:style-name="ce5">
            <text:p>102.613</text:p>
          </table:table-cell>
          <table:table-cell office:value-type="float" office:value="4677" table:style-name="ce5">
            <text:p>4.677</text:p>
          </table:table-cell>
          <table:table-cell office:value-type="float" office:value="499" table:style-name="ce5">
            <text:p>499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85819" table:style-name="ce5">
            <text:p>385.819</text:p>
          </table:table-cell>
          <table:table-cell office:value-type="float" office:value="331183" table:style-name="ce5">
            <text:p>331.183</text:p>
          </table:table-cell>
          <table:table-cell office:value-type="float" office:value="14644" table:style-name="ce5">
            <text:p>14.64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68709" table:style-name="ce5">
            <text:p>568.709</text:p>
          </table:table-cell>
          <table:table-cell office:value-type="float" office:value="128447" table:style-name="ce5">
            <text:p>128.447</text:p>
          </table:table-cell>
          <table:table-cell office:value-type="float" office:value="7044" table:style-name="ce5">
            <text:p>7.044</text:p>
          </table:table-cell>
          <table:table-cell office:value-type="float" office:value="2042" table:style-name="ce5">
            <text:p>2.04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12762" table:style-name="ce5">
            <text:p>412.762</text:p>
          </table:table-cell>
          <table:table-cell office:value-type="float" office:value="105640" table:style-name="ce5">
            <text:p>105.640</text:p>
          </table:table-cell>
          <table:table-cell office:value-type="float" office:value="26363" table:style-name="ce5">
            <text:p>26.3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ALUMNOS DE ESCUELAS URBANAS QUE ACCEDEN A INTERNET A TRAVÉS DEL CELULAR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utiliza Internet a través del celular ni en l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8436" table:style-name="ce5">
            <text:p>268.436</text:p>
          </table:table-cell>
          <table:table-cell office:value-type="float" office:value="97508" table:style-name="ce5">
            <text:p>9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180" table:style-name="ce5">
            <text:p>499.18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77934" table:style-name="ce5">
            <text:p>177.934</text:p>
          </table:table-cell>
          <table:table-cell office:value-type="float" office:value="61176" table:style-name="ce5">
            <text:p>61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10" table:style-name="ce5">
            <text:p>263.2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8014" table:style-name="ce5">
            <text:p>128.014</text:p>
          </table:table-cell>
          <table:table-cell office:value-type="float" office:value="49600" table:style-name="ce5">
            <text:p>49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335" table:style-name="ce5">
            <text:p>274.33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1202" table:style-name="ce5">
            <text:p>41.202</text:p>
          </table:table-cell>
          <table:table-cell office:value-type="float" office:value="8233" table:style-name="ce5">
            <text:p>8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38" table:style-name="ce5">
            <text:p>58.6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0604" table:style-name="ce5">
            <text:p>100.604</text:p>
          </table:table-cell>
          <table:table-cell office:value-type="float" office:value="25237" table:style-name="ce5">
            <text:p>25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48" table:style-name="ce5">
            <text:p>332.0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9801" table:style-name="ce5">
            <text:p>59.801</text:p>
          </table:table-cell>
          <table:table-cell office:value-type="float" office:value="36203" table:style-name="ce5">
            <text:p>36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89" table:style-name="ce5">
            <text:p>69.7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2696" table:style-name="ce5">
            <text:p>232.696</text:p>
          </table:table-cell>
          <table:table-cell office:value-type="float" office:value="85795" table:style-name="ce5">
            <text:p>85.7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601" table:style-name="ce5">
            <text:p>358.60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154" table:style-name="ce5">
            <text:p>50.154</text:p>
          </table:table-cell>
          <table:table-cell office:value-type="float" office:value="11477" table:style-name="ce5">
            <text:p>11.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56" table:style-name="ce5">
            <text:p>44.9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1339" table:style-name="ce5">
            <text:p>91.339</text:p>
          </table:table-cell>
          <table:table-cell office:value-type="float" office:value="92121" table:style-name="ce5">
            <text:p>92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74" table:style-name="ce5">
            <text:p>367.57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0294" table:style-name="ce5">
            <text:p>200.294</text:p>
          </table:table-cell>
          <table:table-cell office:value-type="float" office:value="35867" table:style-name="ce5">
            <text:p>35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25" table:style-name="ce5">
            <text:p>304.82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7471" table:style-name="ce5">
            <text:p>207.471</text:p>
          </table:table-cell>
          <table:table-cell office:value-type="float" office:value="96272" table:style-name="ce5">
            <text:p>96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688" table:style-name="ce5">
            <text:p>442.6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1012" table:style-name="ce5">
            <text:p>211.012</text:p>
          </table:table-cell>
          <table:table-cell office:value-type="float" office:value="21156" table:style-name="ce5">
            <text:p>21.1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67" table:style-name="ce5">
            <text:p>308.767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7538" table:style-name="ce5">
            <text:p>27.538</text:p>
          </table:table-cell>
          <table:table-cell office:value-type="float" office:value="90673" table:style-name="ce5">
            <text:p>90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0312" table:style-name="ce5">
            <text:p>350.312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19942" table:style-name="ce5">
            <text:p>219.942</text:p>
          </table:table-cell>
          <table:table-cell office:value-type="float" office:value="37431" table:style-name="ce5">
            <text:p>37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401" table:style-name="ce5">
            <text:p>356.401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00484" table:style-name="ce5">
            <text:p>200.484</text:p>
          </table:table-cell>
          <table:table-cell office:value-type="float" office:value="28087" table:style-name="ce5">
            <text:p>28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57" table:style-name="ce5">
            <text:p>275.85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ALUMNOS DE ESCUELAS URBANAS, POR USO DEL CELULAR EN ACTIVIDADES PAR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4257" table:style-name="ce5">
            <text:p>464.257</text:p>
          </table:table-cell>
          <table:table-cell office:value-type="float" office:value="464861" table:style-name="ce5">
            <text:p>464.861</text:p>
          </table:table-cell>
          <table:table-cell office:value-type="float" office:value="12357" table:style-name="ce5">
            <text:p>12.357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76846" table:style-name="ce5">
            <text:p>276.846</text:p>
          </table:table-cell>
          <table:table-cell office:value-type="float" office:value="238453" table:style-name="ce5">
            <text:p>238.453</text:p>
          </table:table-cell>
          <table:table-cell office:value-type="float" office:value="4446" table:style-name="ce5">
            <text:p>4.446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27765" table:style-name="ce5">
            <text:p>227.765</text:p>
          </table:table-cell>
          <table:table-cell office:value-type="float" office:value="254880" table:style-name="ce5">
            <text:p>254.880</text:p>
          </table:table-cell>
          <table:table-cell office:value-type="float" office:value="11534" table:style-name="ce5">
            <text:p>11.5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9636" table:style-name="ce5">
            <text:p>59.636</text:p>
          </table:table-cell>
          <table:table-cell office:value-type="float" office:value="99558" table:style-name="ce5">
            <text:p>99.558</text:p>
          </table:table-cell>
          <table:table-cell office:value-type="float" office:value="2038" table:style-name="ce5">
            <text:p>2.038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6091" table:style-name="ce5">
            <text:p>186.091</text:p>
          </table:table-cell>
          <table:table-cell office:value-type="float" office:value="364976" table:style-name="ce5">
            <text:p>364.976</text:p>
          </table:table-cell>
          <table:table-cell office:value-type="float" office:value="3859" table:style-name="ce5">
            <text:p>3.8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6780" table:style-name="ce5">
            <text:p>76.780</text:p>
          </table:table-cell>
          <table:table-cell office:value-type="float" office:value="80706" table:style-name="ce5">
            <text:p>80.706</text:p>
          </table:table-cell>
          <table:table-cell office:value-type="float" office:value="2931" table:style-name="ce5">
            <text:p>2.93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08701" table:style-name="ce5">
            <text:p>408.701</text:p>
          </table:table-cell>
          <table:table-cell office:value-type="float" office:value="254223" table:style-name="ce5">
            <text:p>254.223</text:p>
          </table:table-cell>
          <table:table-cell office:value-type="float" office:value="11096" table:style-name="ce5">
            <text:p>11.0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6457" table:style-name="ce5">
            <text:p>66.457</text:p>
          </table:table-cell>
          <table:table-cell office:value-type="float" office:value="42825" table:style-name="ce5">
            <text:p>42.825</text:p>
          </table:table-cell>
          <table:table-cell office:value-type="float" office:value="1389" table:style-name="ce5">
            <text:p>1.38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5282" table:style-name="ce5">
            <text:p>245.282</text:p>
          </table:table-cell>
          <table:table-cell office:value-type="float" office:value="402451" table:style-name="ce5">
            <text:p>402.451</text:p>
          </table:table-cell>
          <table:table-cell office:value-type="float" office:value="5201" table:style-name="ce5">
            <text:p>5.2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1144" table:style-name="ce5">
            <text:p>281.144</text:p>
          </table:table-cell>
          <table:table-cell office:value-type="float" office:value="277310" table:style-name="ce5">
            <text:p>277.310</text:p>
          </table:table-cell>
          <table:table-cell office:value-type="float" office:value="11209" table:style-name="ce5">
            <text:p>11.209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4469" table:style-name="ce5">
            <text:p>324.469</text:p>
          </table:table-cell>
          <table:table-cell office:value-type="float" office:value="461111" table:style-name="ce5">
            <text:p>461.111</text:p>
          </table:table-cell>
          <table:table-cell office:value-type="float" office:value="12354" table:style-name="ce5">
            <text:p>12.354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8524" table:style-name="ce5">
            <text:p>408.524</text:p>
          </table:table-cell>
          <table:table-cell office:value-type="float" office:value="146906" table:style-name="ce5">
            <text:p>146.906</text:p>
          </table:table-cell>
          <table:table-cell office:value-type="float" office:value="275" table:style-name="ce5">
            <text:p>27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11462" table:style-name="ce5">
            <text:p>211.462</text:p>
          </table:table-cell>
          <table:table-cell office:value-type="float" office:value="403542" table:style-name="ce5">
            <text:p>403.542</text:p>
          </table:table-cell>
          <table:table-cell office:value-type="float" office:value="12101" table:style-name="ce5">
            <text:p>12.10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35886" table:style-name="ce5">
            <text:p>435.886</text:p>
          </table:table-cell>
          <table:table-cell office:value-type="float" office:value="205199" table:style-name="ce5">
            <text:p>205.199</text:p>
          </table:table-cell>
          <table:table-cell office:value-type="float" office:value="1981" table:style-name="ce5">
            <text:p>1.981</text:p>
          </table:table-cell>
          <table:table-cell office:value-type="float" office:value="659" table:style-name="ce5">
            <text:p>65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65545" table:style-name="ce5">
            <text:p>265.545</text:p>
          </table:table-cell>
          <table:table-cell office:value-type="float" office:value="239703" table:style-name="ce5">
            <text:p>239.703</text:p>
          </table:table-cell>
          <table:table-cell office:value-type="float" office:value="1563" table:style-name="ce5">
            <text:p>1.5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6:05Z</meta:creation-date>
    <dc:date>2021-03-03T15:00:19Z</dc:date>
  </office:meta>
</office:document-meta>
</file>